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72.5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f819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069a2e"/>
    </style:style>
    <style:style style:name="ce11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&lt;TICKER&gt;</text:p>
          </table:table-cell>
          <table:table-cell office:value-type="string" calcext:value-type="string">
            <text:p>&lt;DTYYYYMMDD&gt;</text:p>
          </table:table-cell>
          <table:table-cell office:value-type="string" calcext:value-type="string">
            <text:p>&lt;OPEN&gt;</text:p>
          </table:table-cell>
          <table:table-cell office:value-type="string" calcext:value-type="string">
            <text:p>&lt;HIGH&gt;</text:p>
          </table:table-cell>
          <table:table-cell office:value-type="string" calcext:value-type="string">
            <text:p>&lt;LOW&gt;</text:p>
          </table:table-cell>
          <table:table-cell office:value-type="string" calcext:value-type="string">
            <text:p>&lt;CLOSE&gt;</text:p>
          </table:table-cell>
          <table:table-cell office:value-type="string" calcext:value-type="string">
            <text:p>&lt;VOL&gt;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-L</text:p>
          </table:table-cell>
          <table:table-cell office:value-type="string" calcext:value-type="string">
            <text:p>H-pc</text:p>
          </table:table-cell>
          <table:table-cell office:value-type="string" calcext:value-type="string">
            <text:p>L-PC</text:p>
          </table:table-cell>
          <table:table-cell office:value-type="string" calcext:value-type="string">
            <text:p>TRUE RANGE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PL-L</text:p>
          </table:table-cell>
          <table:table-cell office:value-type="string" calcext:value-type="string">
            <text:p>+DM</text:p>
          </table:table-cell>
          <table:table-cell office:value-type="string" calcext:value-type="string">
            <text:p>-dM</text:p>
          </table:table-cell>
          <table:table-cell office:value-type="string" calcext:value-type="string">
            <text:p>smoothed +dm</text:p>
          </table:table-cell>
          <table:table-cell office:value-type="string" calcext:value-type="string">
            <text:p>smoothed -dm</text:p>
          </table:table-cell>
          <table:table-cell office:value-type="string" calcext:value-type="string">
            <text:p>+DI</text:p>
          </table:table-cell>
          <table:table-cell office:value-type="string" calcext:value-type="string">
            <text:p>-DI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DX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2" calcext:value-type="float">
            <text:p>20191022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office:value-type="float" office:value="380.4" calcext:value-type="float">
            <text:p>380.4</text:p>
          </table:table-cell>
          <table:table-cell office:value-type="float" office:value="24620" calcext:value-type="float">
            <text:p>24620</text:p>
          </table:table-cell>
          <table:table-cell office:value-type="float" office:value="14" calcext:value-type="float">
            <text:p>14</text:p>
          </table:table-cell>
          <table:table-cell table:formula="of:=[.D2]-[.E2]"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3" calcext:value-type="float">
            <text:p>20191023</text:p>
          </table:table-cell>
          <table:table-cell table:number-columns-repeated="2" office:value-type="float" office:value="382.8" calcext:value-type="float">
            <text:p>382.8</text:p>
          </table:table-cell>
          <table:table-cell office:value-type="float" office:value="376.6" calcext:value-type="float">
            <text:p>376.6</text:p>
          </table:table-cell>
          <table:table-cell office:value-type="float" office:value="380.2" calcext:value-type="float">
            <text:p>380.2</text:p>
          </table:table-cell>
          <table:table-cell office:value-type="float" office:value="32679" calcext:value-type="float">
            <text:p>32679</text:p>
          </table:table-cell>
          <table:table-cell/>
          <table:table-cell table:formula="of:=[.D3]-[.E3]" office:value-type="float" office:value="6.19999999999999" calcext:value-type="float">
            <text:p>6.19999999999999</text:p>
          </table:table-cell>
          <table:table-cell table:formula="of:=ABS([.D3]-[.F2])" office:value-type="float" office:value="2.40000000000003" calcext:value-type="float">
            <text:p>2.40000000000003</text:p>
          </table:table-cell>
          <table:table-cell table:formula="of:=ABS([.E3]-[.F2])" office:value-type="float" office:value="3.79999999999995" calcext:value-type="float">
            <text:p>3.79999999999995</text:p>
          </table:table-cell>
          <table:table-cell table:formula="of:=MAX([.I3:.K3])" office:value-type="float" office:value="6.19999999999999" calcext:value-type="float">
            <text:p>6.19999999999999</text:p>
          </table:table-cell>
          <table:table-cell/>
          <table:table-cell table:formula="of:=[.D3]-[.D2]" office:value-type="float" office:value="0.800000000000011" calcext:value-type="float">
            <text:p>0.800000000000011</text:p>
          </table:table-cell>
          <table:table-cell table:formula="of:=[.E2]-[.E3]" office:value-type="float" office:value="-3.60000000000002" calcext:value-type="float">
            <text:p>-3.60000000000002</text:p>
          </table:table-cell>
          <table:table-cell table:formula="of:=IF(AND([.N3]&gt;[.O3];[.N3]&gt;0);[.N3];)" office:value-type="float" office:value="0.800000000000011" calcext:value-type="float">
            <text:p>0.800000000000011</text:p>
          </table:table-cell>
          <table:table-cell table:formula="of:=IF(AND([.O3]&gt;[.N3];[.O3]&gt;0);[.O3];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4" calcext:value-type="float">
            <text:p>20191024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73.6" calcext:value-type="float">
            <text:p>373.6</text:p>
          </table:table-cell>
          <table:table-cell office:value-type="float" office:value="376.8" calcext:value-type="float">
            <text:p>376.8</text:p>
          </table:table-cell>
          <table:table-cell office:value-type="float" office:value="27312" calcext:value-type="float">
            <text:p>27312</text:p>
          </table:table-cell>
          <table:table-cell/>
          <table:table-cell table:formula="of:=[.D4]-[.E4]" office:value-type="float" office:value="8.39999999999998" calcext:value-type="float">
            <text:p>8.39999999999998</text:p>
          </table:table-cell>
          <table:table-cell table:formula="of:=ABS([.D4]-[.F3])" office:value-type="float" office:value="1.80000000000001" calcext:value-type="float">
            <text:p>1.80000000000001</text:p>
          </table:table-cell>
          <table:table-cell table:formula="of:=ABS([.E4]-[.F3])" office:value-type="float" office:value="6.59999999999997" calcext:value-type="float">
            <text:p>6.59999999999997</text:p>
          </table:table-cell>
          <table:table-cell table:formula="of:=MAX([.I4:.K4])" office:value-type="float" office:value="8.39999999999998" calcext:value-type="float">
            <text:p>8.39999999999998</text:p>
          </table:table-cell>
          <table:table-cell/>
          <table:table-cell table:formula="of:=[.D4]-[.D3]" office:value-type="float" office:value="-0.800000000000011" calcext:value-type="float">
            <text:p>-0.800000000000011</text:p>
          </table:table-cell>
          <table:table-cell table:formula="of:=[.E3]-[.E4]" office:value-type="float" office:value="3" calcext:value-type="float">
            <text:p>3</text:p>
          </table:table-cell>
          <table:table-cell table:formula="of:=IF(AND([.N4]&gt;[.O4];[.N4]&gt;0);[.N4];)" office:value-type="float" office:value="0" calcext:value-type="float">
            <text:p>0</text:p>
          </table:table-cell>
          <table:table-cell table:formula="of:=IF(AND([.O4]&gt;[.N4];[.O4]&gt;0);[.O4];)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5" calcext:value-type="float">
            <text:p>20191025</text:p>
          </table:table-cell>
          <table:table-cell office:value-type="float" office:value="373.8" calcext:value-type="float">
            <text:p>373.8</text:p>
          </table:table-cell>
          <table:table-cell office:value-type="float" office:value="378.6" calcext:value-type="float">
            <text:p>378.6</text:p>
          </table:table-cell>
          <table:table-cell office:value-type="float" office:value="367.4" calcext:value-type="float">
            <text:p>367.4</text:p>
          </table:table-cell>
          <table:table-cell office:value-type="float" office:value="367.6" calcext:value-type="float">
            <text:p>367.6</text:p>
          </table:table-cell>
          <table:table-cell office:value-type="float" office:value="15058" calcext:value-type="float">
            <text:p>15058</text:p>
          </table:table-cell>
          <table:table-cell/>
          <table:table-cell table:formula="of:=[.D5]-[.E5]" office:value-type="float" office:value="11.2" calcext:value-type="float">
            <text:p>11.2</text:p>
          </table:table-cell>
          <table:table-cell table:formula="of:=ABS([.D5]-[.F4])" office:value-type="float" office:value="1.80000000000001" calcext:value-type="float">
            <text:p>1.80000000000001</text:p>
          </table:table-cell>
          <table:table-cell table:formula="of:=ABS([.E5]-[.F4])" office:value-type="float" office:value="9.40000000000003" calcext:value-type="float">
            <text:p>9.40000000000003</text:p>
          </table:table-cell>
          <table:table-cell table:formula="of:=MAX([.I5:.K5])" office:value-type="float" office:value="11.2" calcext:value-type="float">
            <text:p>11.2</text:p>
          </table:table-cell>
          <table:table-cell/>
          <table:table-cell table:formula="of:=[.D5]-[.D4]" office:value-type="float" office:value="-3.39999999999998" calcext:value-type="float">
            <text:p>-3.39999999999998</text:p>
          </table:table-cell>
          <table:table-cell table:formula="of:=[.E4]-[.E5]" office:value-type="float" office:value="6.20000000000005" calcext:value-type="float">
            <text:p>6.20000000000005</text:p>
          </table:table-cell>
          <table:table-cell table:formula="of:=IF(AND([.N5]&gt;[.O5];[.N5]&gt;0);[.N5];)" office:value-type="float" office:value="0" calcext:value-type="float">
            <text:p>0</text:p>
          </table:table-cell>
          <table:table-cell table:formula="of:=IF(AND([.O5]&gt;[.N5];[.O5]&gt;0);[.O5];)" office:value-type="float" office:value="6.20000000000005" calcext:value-type="float">
            <text:p>6.20000000000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8" calcext:value-type="float">
            <text:p>20191028</text:p>
          </table:table-cell>
          <table:table-cell office:value-type="float" office:value="369.8" calcext:value-type="float">
            <text:p>369.8</text:p>
          </table:table-cell>
          <table:table-cell office:value-type="float" office:value="378.8" calcext:value-type="float">
            <text:p>378.8</text:p>
          </table:table-cell>
          <table:table-cell office:value-type="float" office:value="365" calcext:value-type="float">
            <text:p>365</text:p>
          </table:table-cell>
          <table:table-cell office:value-type="float" office:value="378.4" calcext:value-type="float">
            <text:p>378.4</text:p>
          </table:table-cell>
          <table:table-cell office:value-type="float" office:value="18023" calcext:value-type="float">
            <text:p>18023</text:p>
          </table:table-cell>
          <table:table-cell/>
          <table:table-cell table:formula="of:=[.D6]-[.E6]" office:value-type="float" office:value="13.8" calcext:value-type="float">
            <text:p>13.8</text:p>
          </table:table-cell>
          <table:table-cell table:formula="of:=ABS([.D6]-[.F5])" office:value-type="float" office:value="11.2" calcext:value-type="float">
            <text:p>11.2</text:p>
          </table:table-cell>
          <table:table-cell table:formula="of:=ABS([.E6]-[.F5])" office:value-type="float" office:value="2.60000000000002" calcext:value-type="float">
            <text:p>2.60000000000002</text:p>
          </table:table-cell>
          <table:table-cell table:formula="of:=MAX([.I6:.K6])" office:value-type="float" office:value="13.8" calcext:value-type="float">
            <text:p>13.8</text:p>
          </table:table-cell>
          <table:table-cell/>
          <table:table-cell table:formula="of:=[.D6]-[.D5]" office:value-type="float" office:value="0.199999999999989" calcext:value-type="float">
            <text:p>0.199999999999989</text:p>
          </table:table-cell>
          <table:table-cell table:formula="of:=[.E5]-[.E6]" office:value-type="float" office:value="2.39999999999998" calcext:value-type="float">
            <text:p>2.39999999999998</text:p>
          </table:table-cell>
          <table:table-cell table:formula="of:=IF(AND([.N6]&gt;[.O6];[.N6]&gt;0);[.N6];)" office:value-type="float" office:value="0" calcext:value-type="float">
            <text:p>0</text:p>
          </table:table-cell>
          <table:table-cell table:formula="of:=IF(AND([.O6]&gt;[.N6];[.O6]&gt;0);[.O6];)" office:value-type="float" office:value="2.39999999999998" calcext:value-type="float">
            <text:p>2.399999999999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9" calcext:value-type="float">
            <text:p>20191029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69.8" calcext:value-type="float">
            <text:p>369.8</text:p>
          </table:table-cell>
          <table:table-cell office:value-type="float" office:value="370.2" calcext:value-type="float">
            <text:p>370.2</text:p>
          </table:table-cell>
          <table:table-cell office:value-type="float" office:value="18944" calcext:value-type="float">
            <text:p>18944</text:p>
          </table:table-cell>
          <table:table-cell/>
          <table:table-cell table:formula="of:=[.D7]-[.E7]" office:value-type="float" office:value="10.2" calcext:value-type="float">
            <text:p>10.2</text:p>
          </table:table-cell>
          <table:table-cell table:formula="of:=ABS([.D7]-[.F6])" office:value-type="float" office:value="1.60000000000002" calcext:value-type="float">
            <text:p>1.60000000000002</text:p>
          </table:table-cell>
          <table:table-cell table:formula="of:=ABS([.E7]-[.F6])" office:value-type="float" office:value="8.59999999999997" calcext:value-type="float">
            <text:p>8.59999999999997</text:p>
          </table:table-cell>
          <table:table-cell table:formula="of:=MAX([.I7:.K7])" office:value-type="float" office:value="10.2" calcext:value-type="float">
            <text:p>10.2</text:p>
          </table:table-cell>
          <table:table-cell/>
          <table:table-cell table:formula="of:=[.D7]-[.D6]" office:value-type="float" office:value="1.19999999999999" calcext:value-type="float">
            <text:p>1.19999999999999</text:p>
          </table:table-cell>
          <table:table-cell table:formula="of:=[.E6]-[.E7]" office:value-type="float" office:value="-4.80000000000001" calcext:value-type="float">
            <text:p>-4.80000000000001</text:p>
          </table:table-cell>
          <table:table-cell table:formula="of:=IF(AND([.N7]&gt;[.O7];[.N7]&gt;0);[.N7];)" office:value-type="float" office:value="1.19999999999999" calcext:value-type="float">
            <text:p>1.19999999999999</text:p>
          </table:table-cell>
          <table:table-cell table:formula="of:=IF(AND([.O7]&gt;[.N7];[.O7]&gt;0);[.O7];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30" calcext:value-type="float">
            <text:p>20191030</text:p>
          </table:table-cell>
          <table:table-cell office:value-type="float" office:value="373" calcext:value-type="float">
            <text:p>373</text:p>
          </table:table-cell>
          <table:table-cell office:value-type="float" office:value="379.4" calcext:value-type="float">
            <text:p>379.4</text:p>
          </table:table-cell>
          <table:table-cell office:value-type="float" office:value="370" calcext:value-type="float">
            <text:p>370</text:p>
          </table:table-cell>
          <table:table-cell office:value-type="float" office:value="378.8" calcext:value-type="float">
            <text:p>378.8</text:p>
          </table:table-cell>
          <table:table-cell office:value-type="float" office:value="15680" calcext:value-type="float">
            <text:p>15680</text:p>
          </table:table-cell>
          <table:table-cell/>
          <table:table-cell table:formula="of:=[.D8]-[.E8]" office:value-type="float" office:value="9.39999999999998" calcext:value-type="float">
            <text:p>9.39999999999998</text:p>
          </table:table-cell>
          <table:table-cell table:formula="of:=ABS([.D8]-[.F7])" office:value-type="float" office:value="9.19999999999999" calcext:value-type="float">
            <text:p>9.19999999999999</text:p>
          </table:table-cell>
          <table:table-cell table:formula="of:=ABS([.E8]-[.F7])" office:value-type="float" office:value="0.199999999999989" calcext:value-type="float">
            <text:p>0.199999999999989</text:p>
          </table:table-cell>
          <table:table-cell table:formula="of:=MAX([.I8:.K8])" office:value-type="float" office:value="9.39999999999998" calcext:value-type="float">
            <text:p>9.39999999999998</text:p>
          </table:table-cell>
          <table:table-cell/>
          <table:table-cell table:formula="of:=[.D8]-[.D7]" office:value-type="float" office:value="-0.600000000000023" calcext:value-type="float">
            <text:p>-0.600000000000023</text:p>
          </table:table-cell>
          <table:table-cell table:formula="of:=[.E7]-[.E8]" office:value-type="float" office:value="-0.199999999999989" calcext:value-type="float">
            <text:p>-0.199999999999989</text:p>
          </table:table-cell>
          <table:table-cell table:formula="of:=IF(AND([.N8]&gt;[.O8];[.N8]&gt;0);[.N8];)" office:value-type="float" office:value="0" calcext:value-type="float">
            <text:p>0</text:p>
          </table:table-cell>
          <table:table-cell table:formula="of:=IF(AND([.O8]&gt;[.N8];[.O8]&gt;0);[.O8];)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o do: warunek dla +/-DM → implementacja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31" calcext:value-type="float">
            <text:p>20191031</text:p>
          </table:table-cell>
          <table:table-cell office:value-type="float" office:value="384.2" calcext:value-type="float">
            <text:p>384.2</text:p>
          </table:table-cell>
          <table:table-cell office:value-type="float" office:value="384.8" calcext:value-type="float">
            <text:p>384.8</text:p>
          </table:table-cell>
          <table:table-cell office:value-type="float" office:value="380" calcext:value-type="float">
            <text:p>380</text:p>
          </table:table-cell>
          <table:table-cell office:value-type="float" office:value="381.8" calcext:value-type="float">
            <text:p>381.8</text:p>
          </table:table-cell>
          <table:table-cell office:value-type="float" office:value="36255" calcext:value-type="float">
            <text:p>36255</text:p>
          </table:table-cell>
          <table:table-cell/>
          <table:table-cell table:formula="of:=[.D9]-[.E9]" office:value-type="float" office:value="4.80000000000001" calcext:value-type="float">
            <text:p>4.80000000000001</text:p>
          </table:table-cell>
          <table:table-cell table:formula="of:=ABS([.D9]-[.F8])" office:value-type="float" office:value="6" calcext:value-type="float">
            <text:p>6</text:p>
          </table:table-cell>
          <table:table-cell table:formula="of:=ABS([.E9]-[.F8])" office:value-type="float" office:value="1.19999999999999" calcext:value-type="float">
            <text:p>1.19999999999999</text:p>
          </table:table-cell>
          <table:table-cell table:formula="of:=MAX([.I9:.K9])" office:value-type="float" office:value="6" calcext:value-type="float">
            <text:p>6</text:p>
          </table:table-cell>
          <table:table-cell/>
          <table:table-cell table:formula="of:=[.D9]-[.D8]" office:value-type="float" office:value="5.40000000000003" calcext:value-type="float">
            <text:p>5.40000000000003</text:p>
          </table:table-cell>
          <table:table-cell table:formula="of:=[.E8]-[.E9]" office:value-type="float" office:value="-10" calcext:value-type="float">
            <text:p>-10</text:p>
          </table:table-cell>
          <table:table-cell table:formula="of:=IF(AND([.N9]&gt;[.O9];[.N9]&gt;0);[.N9];)" office:value-type="float" office:value="5.40000000000003" calcext:value-type="float">
            <text:p>5.40000000000003</text:p>
          </table:table-cell>
          <table:table-cell table:formula="of:=IF(AND([.O9]&gt;[.N9];[.O9]&gt;0);[.O9];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4" calcext:value-type="float">
            <text:p>20191104</text:p>
          </table:table-cell>
          <table:table-cell office:value-type="float" office:value="385" calcext:value-type="float">
            <text:p>385</text:p>
          </table:table-cell>
          <table:table-cell office:value-type="float" office:value="398.4" calcext:value-type="float">
            <text:p>398.4</text:p>
          </table:table-cell>
          <table:table-cell office:value-type="float" office:value="385" calcext:value-type="float">
            <text:p>385</text:p>
          </table:table-cell>
          <table:table-cell office:value-type="float" office:value="394.4" calcext:value-type="float">
            <text:p>394.4</text:p>
          </table:table-cell>
          <table:table-cell office:value-type="float" office:value="41228" calcext:value-type="float">
            <text:p>41228</text:p>
          </table:table-cell>
          <table:table-cell/>
          <table:table-cell table:formula="of:=[.D10]-[.E10]" office:value-type="float" office:value="13.4" calcext:value-type="float">
            <text:p>13.4</text:p>
          </table:table-cell>
          <table:table-cell table:formula="of:=ABS([.D10]-[.F9])" office:value-type="float" office:value="16.6" calcext:value-type="float">
            <text:p>16.6</text:p>
          </table:table-cell>
          <table:table-cell table:formula="of:=ABS([.E10]-[.F9])" office:value-type="float" office:value="3.19999999999999" calcext:value-type="float">
            <text:p>3.19999999999999</text:p>
          </table:table-cell>
          <table:table-cell table:formula="of:=MAX([.I10:.K10])" office:value-type="float" office:value="16.6" calcext:value-type="float">
            <text:p>16.6</text:p>
          </table:table-cell>
          <table:table-cell/>
          <table:table-cell table:formula="of:=[.D10]-[.D9]" office:value-type="float" office:value="13.6" calcext:value-type="float">
            <text:p>13.6</text:p>
          </table:table-cell>
          <table:table-cell table:formula="of:=[.E9]-[.E10]" office:value-type="float" office:value="-5" calcext:value-type="float">
            <text:p>-5</text:p>
          </table:table-cell>
          <table:table-cell table:formula="of:=IF(AND([.N10]&gt;[.O10];[.N10]&gt;0);[.N10];)" office:value-type="float" office:value="13.6" calcext:value-type="float">
            <text:p>13.6</text:p>
          </table:table-cell>
          <table:table-cell table:formula="of:=IF(AND([.O10]&gt;[.N10];[.O10]&gt;0);[.O10];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5" calcext:value-type="float">
            <text:p>20191105</text:p>
          </table:table-cell>
          <table:table-cell office:value-type="float" office:value="394.4" calcext:value-type="float">
            <text:p>394.4</text:p>
          </table:table-cell>
          <table:table-cell office:value-type="float" office:value="399" calcext:value-type="float">
            <text:p>399</text:p>
          </table:table-cell>
          <table:table-cell office:value-type="float" office:value="390.4" calcext:value-type="float">
            <text:p>390.4</text:p>
          </table:table-cell>
          <table:table-cell office:value-type="float" office:value="399" calcext:value-type="float">
            <text:p>399</text:p>
          </table:table-cell>
          <table:table-cell office:value-type="float" office:value="36216" calcext:value-type="float">
            <text:p>36216</text:p>
          </table:table-cell>
          <table:table-cell/>
          <table:table-cell table:formula="of:=[.D11]-[.E11]" office:value-type="float" office:value="8.60000000000002" calcext:value-type="float">
            <text:p>8.60000000000002</text:p>
          </table:table-cell>
          <table:table-cell table:formula="of:=ABS([.D11]-[.F10])" office:value-type="float" office:value="4.60000000000002" calcext:value-type="float">
            <text:p>4.60000000000002</text:p>
          </table:table-cell>
          <table:table-cell table:formula="of:=ABS([.E11]-[.F10])" office:value-type="float" office:value="4" calcext:value-type="float">
            <text:p>4</text:p>
          </table:table-cell>
          <table:table-cell table:formula="of:=MAX([.I11:.K11])" office:value-type="float" office:value="8.60000000000002" calcext:value-type="float">
            <text:p>8.60000000000002</text:p>
          </table:table-cell>
          <table:table-cell/>
          <table:table-cell table:formula="of:=[.D11]-[.D10]" office:value-type="float" office:value="0.600000000000023" calcext:value-type="float">
            <text:p>0.600000000000023</text:p>
          </table:table-cell>
          <table:table-cell table:formula="of:=[.E10]-[.E11]" office:value-type="float" office:value="-5.39999999999998" calcext:value-type="float">
            <text:p>-5.39999999999998</text:p>
          </table:table-cell>
          <table:table-cell table:formula="of:=IF(AND([.N11]&gt;[.O11];[.N11]&gt;0);[.N11];)" office:value-type="float" office:value="0.600000000000023" calcext:value-type="float">
            <text:p>0.600000000000023</text:p>
          </table:table-cell>
          <table:table-cell table:formula="of:=IF(AND([.O11]&gt;[.N11];[.O11]&gt;0);[.O11];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6" calcext:value-type="float">
            <text:p>20191106</text:p>
          </table:table-cell>
          <table:table-cell table:number-columns-repeated="2" office:value-type="float" office:value="398.8" calcext:value-type="float">
            <text:p>398.8</text:p>
          </table:table-cell>
          <table:table-cell office:value-type="float" office:value="392.2" calcext:value-type="float">
            <text:p>392.2</text:p>
          </table:table-cell>
          <table:table-cell office:value-type="float" office:value="392.4" calcext:value-type="float">
            <text:p>392.4</text:p>
          </table:table-cell>
          <table:table-cell office:value-type="float" office:value="30098" calcext:value-type="float">
            <text:p>30098</text:p>
          </table:table-cell>
          <table:table-cell/>
          <table:table-cell table:formula="of:=[.D12]-[.E12]" office:value-type="float" office:value="6.60000000000002" calcext:value-type="float">
            <text:p>6.60000000000002</text:p>
          </table:table-cell>
          <table:table-cell table:formula="of:=ABS([.D12]-[.F11])" office:value-type="float" office:value="0.199999999999989" calcext:value-type="float">
            <text:p>0.199999999999989</text:p>
          </table:table-cell>
          <table:table-cell table:formula="of:=ABS([.E12]-[.F11])" office:value-type="float" office:value="6.80000000000001" calcext:value-type="float">
            <text:p>6.80000000000001</text:p>
          </table:table-cell>
          <table:table-cell table:formula="of:=MAX([.I12:.K12])" office:value-type="float" office:value="6.80000000000001" calcext:value-type="float">
            <text:p>6.80000000000001</text:p>
          </table:table-cell>
          <table:table-cell/>
          <table:table-cell table:formula="of:=[.D12]-[.D11]" office:value-type="float" office:value="-0.199999999999989" calcext:value-type="float">
            <text:p>-0.199999999999989</text:p>
          </table:table-cell>
          <table:table-cell table:formula="of:=[.E11]-[.E12]" office:value-type="float" office:value="-1.80000000000001" calcext:value-type="float">
            <text:p>-1.80000000000001</text:p>
          </table:table-cell>
          <table:table-cell table:formula="of:=IF(AND([.N12]&gt;[.O12];[.N12]&gt;0);[.N12];)" office:value-type="float" office:value="0" calcext:value-type="float">
            <text:p>0</text:p>
          </table:table-cell>
          <table:table-cell table:formula="of:=IF(AND([.O12]&gt;[.N12];[.O12]&gt;0);[.O12];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395.4" calcext:value-type="float">
            <text:p>395.4</text:p>
          </table:table-cell>
          <table:table-cell office:value-type="float" office:value="397.2" calcext:value-type="float">
            <text:p>397.2</text:p>
          </table:table-cell>
          <table:table-cell office:value-type="float" office:value="388.4" calcext:value-type="float">
            <text:p>388.4</text:p>
          </table:table-cell>
          <table:table-cell office:value-type="float" office:value="390.8" calcext:value-type="float">
            <text:p>390.8</text:p>
          </table:table-cell>
          <table:table-cell office:value-type="float" office:value="37989" calcext:value-type="float">
            <text:p>37989</text:p>
          </table:table-cell>
          <table:table-cell/>
          <table:table-cell table:formula="of:=[.D13]-[.E13]" office:value-type="float" office:value="8.80000000000001" calcext:value-type="float">
            <text:p>8.80000000000001</text:p>
          </table:table-cell>
          <table:table-cell table:formula="of:=ABS([.D13]-[.F12])" office:value-type="float" office:value="4.80000000000001" calcext:value-type="float">
            <text:p>4.80000000000001</text:p>
          </table:table-cell>
          <table:table-cell table:formula="of:=ABS([.E13]-[.F12])" office:value-type="float" office:value="4" calcext:value-type="float">
            <text:p>4</text:p>
          </table:table-cell>
          <table:table-cell table:formula="of:=MAX([.I13:.K13])" office:value-type="float" office:value="8.80000000000001" calcext:value-type="float">
            <text:p>8.80000000000001</text:p>
          </table:table-cell>
          <table:table-cell/>
          <table:table-cell table:formula="of:=[.D13]-[.D12]" office:value-type="float" office:value="-1.60000000000002" calcext:value-type="float">
            <text:p>-1.60000000000002</text:p>
          </table:table-cell>
          <table:table-cell table:formula="of:=[.E12]-[.E13]" office:value-type="float" office:value="3.80000000000001" calcext:value-type="float">
            <text:p>3.80000000000001</text:p>
          </table:table-cell>
          <table:table-cell table:formula="of:=IF(AND([.N13]&gt;[.O13];[.N13]&gt;0);[.N13];)" office:value-type="float" office:value="0" calcext:value-type="float">
            <text:p>0</text:p>
          </table:table-cell>
          <table:table-cell table:formula="of:=IF(AND([.O13]&gt;[.N13];[.O13]&gt;0);[.O13];)" office:value-type="float" office:value="3.80000000000001" calcext:value-type="float">
            <text:p>3.800000000000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8" calcext:value-type="float">
            <text:p>20191108</text:p>
          </table:table-cell>
          <table:table-cell table:number-columns-repeated="2" office:value-type="float" office:value="390.8" calcext:value-type="float">
            <text:p>390.8</text:p>
          </table:table-cell>
          <table:table-cell office:value-type="float" office:value="381.4" calcext:value-type="float">
            <text:p>381.4</text:p>
          </table:table-cell>
          <table:table-cell office:value-type="float" office:value="382.8" calcext:value-type="float">
            <text:p>382.8</text:p>
          </table:table-cell>
          <table:table-cell office:value-type="float" office:value="20738" calcext:value-type="float">
            <text:p>20738</text:p>
          </table:table-cell>
          <table:table-cell/>
          <table:table-cell table:formula="of:=[.D14]-[.E14]" office:value-type="float" office:value="9.40000000000003" calcext:value-type="float">
            <text:p>9.40000000000003</text:p>
          </table:table-cell>
          <table:table-cell table:formula="of:=ABS([.D14]-[.F13])" office:value-type="float" office:value="0" calcext:value-type="float">
            <text:p>0</text:p>
          </table:table-cell>
          <table:table-cell table:formula="of:=ABS([.E14]-[.F13])" office:value-type="float" office:value="9.40000000000003" calcext:value-type="float">
            <text:p>9.40000000000003</text:p>
          </table:table-cell>
          <table:table-cell table:formula="of:=MAX([.I14:.K14])" office:value-type="float" office:value="9.40000000000003" calcext:value-type="float">
            <text:p>9.40000000000003</text:p>
          </table:table-cell>
          <table:table-cell/>
          <table:table-cell table:formula="of:=[.D14]-[.D13]" office:value-type="float" office:value="-6.39999999999998" calcext:value-type="float">
            <text:p>-6.39999999999998</text:p>
          </table:table-cell>
          <table:table-cell table:formula="of:=[.E13]-[.E14]" office:value-type="float" office:value="7" calcext:value-type="float">
            <text:p>7</text:p>
          </table:table-cell>
          <table:table-cell table:formula="of:=IF(AND([.N14]&gt;[.O14];[.N14]&gt;0);[.N14];)" office:value-type="float" office:value="0" calcext:value-type="float">
            <text:p>0</text:p>
          </table:table-cell>
          <table:table-cell table:formula="of:=IF(AND([.O14]&gt;[.N14];[.O14]&gt;0);[.O14];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2" calcext:value-type="float">
            <text:p>20191112</text:p>
          </table:table-cell>
          <table:table-cell office:value-type="float" office:value="380.2" calcext:value-type="float">
            <text:p>380.2</text:p>
          </table:table-cell>
          <table:table-cell office:value-type="float" office:value="393.6" calcext:value-type="float">
            <text:p>393.6</text:p>
          </table:table-cell>
          <table:table-cell office:value-type="float" office:value="378" calcext:value-type="float">
            <text:p>378</text:p>
          </table:table-cell>
          <table:table-cell office:value-type="float" office:value="386.6" calcext:value-type="float">
            <text:p>386.6</text:p>
          </table:table-cell>
          <table:table-cell office:value-type="float" office:value="31207" calcext:value-type="float">
            <text:p>31207</text:p>
          </table:table-cell>
          <table:table-cell/>
          <table:table-cell table:formula="of:=[.D15]-[.E15]" office:value-type="float" office:value="15.6" calcext:value-type="float">
            <text:p>15.6</text:p>
          </table:table-cell>
          <table:table-cell table:formula="of:=ABS([.D15]-[.F14])" office:value-type="float" office:value="10.8" calcext:value-type="float">
            <text:p>10.8</text:p>
          </table:table-cell>
          <table:table-cell table:formula="of:=ABS([.E15]-[.F14])" office:value-type="float" office:value="4.80000000000001" calcext:value-type="float">
            <text:p>4.80000000000001</text:p>
          </table:table-cell>
          <table:table-cell table:formula="of:=MAX([.I15:.K15])" office:value-type="float" office:value="15.6" calcext:value-type="float">
            <text:p>15.6</text:p>
          </table:table-cell>
          <table:table-cell/>
          <table:table-cell table:formula="of:=[.D15]-[.D14]" office:value-type="float" office:value="2.80000000000001" calcext:value-type="float">
            <text:p>2.80000000000001</text:p>
          </table:table-cell>
          <table:table-cell table:formula="of:=[.E14]-[.E15]" office:value-type="float" office:value="3.39999999999998" calcext:value-type="float">
            <text:p>3.39999999999998</text:p>
          </table:table-cell>
          <table:table-cell table:formula="of:=IF(AND([.N15]&gt;[.O15];[.N15]&gt;0);[.N15];)" office:value-type="float" office:value="0" calcext:value-type="float">
            <text:p>0</text:p>
          </table:table-cell>
          <table:table-cell table:formula="of:=IF(AND([.O15]&gt;[.N15];[.O15]&gt;0);[.O15];)" office:value-type="float" office:value="3.39999999999998" calcext:value-type="float">
            <text:p>3.3999999999999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3" calcext:value-type="float">
            <text:p>20191113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85.2" calcext:value-type="float">
            <text:p>385.2</text:p>
          </table:table-cell>
          <table:table-cell office:value-type="float" office:value="387.6" calcext:value-type="float">
            <text:p>387.6</text:p>
          </table:table-cell>
          <table:table-cell office:value-type="float" office:value="17792" calcext:value-type="float">
            <text:p>17792</text:p>
          </table:table-cell>
          <table:table-cell/>
          <table:table-cell table:formula="of:=[.D16]-[.E16]" office:value-type="float" office:value="8.80000000000001" calcext:value-type="float">
            <text:p>8.80000000000001</text:p>
          </table:table-cell>
          <table:table-cell table:formula="of:=ABS([.D16]-[.F15])" office:value-type="float" office:value="7.39999999999998" calcext:value-type="float">
            <text:p>7.39999999999998</text:p>
          </table:table-cell>
          <table:table-cell table:formula="of:=ABS([.E16]-[.F15])" office:value-type="float" office:value="1.40000000000003" calcext:value-type="float">
            <text:p>1.40000000000003</text:p>
          </table:table-cell>
          <table:table-cell table:formula="of:=MAX([.I16:.K16])" office:value-type="float" office:value="8.80000000000001" calcext:value-type="float">
            <text:p>8.80000000000001</text:p>
          </table:table-cell>
          <table:table-cell table:formula="of:=AVERAGE([.L3:.L16])" office:value-type="float" office:value="9.98571428571429" calcext:value-type="float">
            <text:p>9.98571428571429</text:p>
          </table:table-cell>
          <table:table-cell table:formula="of:=[.D16]-[.D15]" office:value-type="float" office:value="0.399999999999977" calcext:value-type="float">
            <text:p>0.399999999999977</text:p>
          </table:table-cell>
          <table:table-cell table:formula="of:=[.E15]-[.E16]" office:value-type="float" office:value="-7.19999999999999" calcext:value-type="float">
            <text:p>-7.19999999999999</text:p>
          </table:table-cell>
          <table:table-cell table:formula="of:=IF(AND([.N16]&gt;[.O16];[.N16]&gt;0);[.N16];)" office:value-type="float" office:value="0.399999999999977" calcext:value-type="float">
            <text:p>0.399999999999977</text:p>
          </table:table-cell>
          <table:table-cell table:formula="of:=IF(AND([.O16]&gt;[.N16];[.O16]&gt;0);[.O16];)" office:value-type="float" office:value="0" calcext:value-type="float">
            <text:p>0</text:p>
          </table:table-cell>
          <table:table-cell table:formula="of:=AVERAGE([.P3:.P16])" office:value-type="float" office:value="1.57142857142857" calcext:value-type="float">
            <text:p>1.57142857142857</text:p>
          </table:table-cell>
          <table:table-cell table:formula="of:=AVERAGE([.Q3:.Q16])" office:value-type="float" office:value="1.84285714285714" calcext:value-type="float">
            <text:p>1.84285714285714</text:p>
          </table:table-cell>
          <table:table-cell table:formula="of:=([.R16]/[.M16])*100" office:value-type="float" office:value="15.7367668097282" calcext:value-type="float">
            <text:p>15.7367668097282</text:p>
          </table:table-cell>
          <table:table-cell table:formula="of:=([.S16]/[.M16])*100" office:value-type="float" office:value="18.4549356223176" calcext:value-type="float">
            <text:p>18.4549356223176</text:p>
          </table:table-cell>
          <table:table-cell table:formula="of:=(ABS([.T16]-[.U16])/SUM([.T16:.U16]))*100" office:value-type="float" office:value="7.9497907949791" calcext:value-type="float">
            <text:p>7.94979079497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393.6" calcext:value-type="float">
            <text:p>393.6</text:p>
          </table:table-cell>
          <table:table-cell office:value-type="float" office:value="395" calcext:value-type="float">
            <text:p>395</text:p>
          </table:table-cell>
          <table:table-cell office:value-type="float" office:value="381.2" calcext:value-type="float">
            <text:p>381.2</text:p>
          </table:table-cell>
          <table:table-cell office:value-type="float" office:value="382.8" calcext:value-type="float">
            <text:p>382.8</text:p>
          </table:table-cell>
          <table:table-cell office:value-type="float" office:value="20065" calcext:value-type="float">
            <text:p>20065</text:p>
          </table:table-cell>
          <table:table-cell/>
          <table:table-cell table:formula="of:=[.D17]-[.E17]" office:value-type="float" office:value="13.8" calcext:value-type="float">
            <text:p>13.8</text:p>
          </table:table-cell>
          <table:table-cell table:formula="of:=ABS([.D17]-[.F16])" office:value-type="float" office:value="7.39999999999998" calcext:value-type="float">
            <text:p>7.39999999999998</text:p>
          </table:table-cell>
          <table:table-cell table:formula="of:=ABS([.E17]-[.F16])" office:value-type="float" office:value="6.40000000000003" calcext:value-type="float">
            <text:p>6.40000000000003</text:p>
          </table:table-cell>
          <table:table-cell table:formula="of:=MAX([.I17:.K17])" office:value-type="float" office:value="13.8" calcext:value-type="float">
            <text:p>13.8</text:p>
          </table:table-cell>
          <table:table-cell table:formula="of:=(([.M16]*([.$H$2]-1))+[.L17])/[.$H$2]" office:value-type="float" office:value="10.2581632653061" calcext:value-type="float">
            <text:p>10.2581632653061</text:p>
          </table:table-cell>
          <table:table-cell table:formula="of:=[.D17]-[.D16]" office:value-type="float" office:value="1" calcext:value-type="float">
            <text:p>1</text:p>
          </table:table-cell>
          <table:table-cell table:formula="of:=[.E16]-[.E17]" office:value-type="float" office:value="4" calcext:value-type="float">
            <text:p>4</text:p>
          </table:table-cell>
          <table:table-cell table:formula="of:=IF(AND([.N17]&gt;[.O17];[.N17]&gt;0);[.N17];)" office:value-type="float" office:value="0" calcext:value-type="float">
            <text:p>0</text:p>
          </table:table-cell>
          <table:table-cell table:formula="of:=IF(AND([.O17]&gt;[.N17];[.O17]&gt;0);[.O17];)" office:value-type="float" office:value="4" calcext:value-type="float">
            <text:p>4</text:p>
          </table:table-cell>
          <table:table-cell table:formula="of:=(([.R16]*([.$H$2]-1))+[.P17])/[.$H$2]" office:value-type="float" office:value="1.45918367346939" calcext:value-type="float">
            <text:p>1.45918367346939</text:p>
          </table:table-cell>
          <table:table-cell table:formula="of:=(([.S16]*([.$H$2]-1))+[.Q17])/[.$H$2]" office:value-type="float" office:value="1.9969387755102" calcext:value-type="float">
            <text:p>1.9969387755102</text:p>
          </table:table-cell>
          <table:table-cell table:formula="of:=([.R17]/[.M17])*100" office:value-type="float" office:value="14.2246095692828" calcext:value-type="float">
            <text:p>14.2246095692828</text:p>
          </table:table-cell>
          <table:table-cell table:formula="of:=([.S17]/[.M17])*100" office:value-type="float" office:value="19.4668258231374" calcext:value-type="float">
            <text:p>19.4668258231374</text:p>
          </table:table-cell>
          <table:table-cell table:formula="of:=(ABS([.T17]-[.U17])/SUM([.T17:.U17]))*100" office:value-type="float" office:value="15.559492175967" calcext:value-type="float">
            <text:p>15.5594921759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5" calcext:value-type="float">
            <text:p>20191115</text:p>
          </table:table-cell>
          <table:table-cell office:value-type="float" office:value="381.8" calcext:value-type="float">
            <text:p>381.8</text:p>
          </table:table-cell>
          <table:table-cell office:value-type="float" office:value="388.4" calcext:value-type="float">
            <text:p>388.4</text:p>
          </table:table-cell>
          <table:table-cell office:value-type="float" office:value="380" calcext:value-type="float">
            <text:p>380</text:p>
          </table:table-cell>
          <table:table-cell office:value-type="float" office:value="388.4" calcext:value-type="float">
            <text:p>388.4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[.D18]-[.E18]" office:value-type="float" office:value="8.39999999999998" calcext:value-type="float">
            <text:p>8.39999999999998</text:p>
          </table:table-cell>
          <table:table-cell table:formula="of:=ABS([.D18]-[.F17])" office:value-type="float" office:value="5.59999999999997" calcext:value-type="float">
            <text:p>5.59999999999997</text:p>
          </table:table-cell>
          <table:table-cell table:formula="of:=ABS([.E18]-[.F17])" office:value-type="float" office:value="2.80000000000001" calcext:value-type="float">
            <text:p>2.80000000000001</text:p>
          </table:table-cell>
          <table:table-cell table:formula="of:=MAX([.I18:.K18])" office:value-type="float" office:value="8.39999999999998" calcext:value-type="float">
            <text:p>8.39999999999998</text:p>
          </table:table-cell>
          <table:table-cell table:formula="of:=(([.M17]*([.$H$2]-1))+[.L18])/[.$H$2]" office:value-type="float" office:value="10.1254373177843" calcext:value-type="float">
            <text:p>10.1254373177843</text:p>
          </table:table-cell>
          <table:table-cell table:formula="of:=[.D18]-[.D17]" office:value-type="float" office:value="-6.60000000000002" calcext:value-type="float">
            <text:p>-6.60000000000002</text:p>
          </table:table-cell>
          <table:table-cell table:formula="of:=[.E17]-[.E18]" office:value-type="float" office:value="1.19999999999999" calcext:value-type="float">
            <text:p>1.19999999999999</text:p>
          </table:table-cell>
          <table:table-cell table:formula="of:=IF(AND([.N18]&gt;[.O18];[.N18]&gt;0);[.N18];)" office:value-type="float" office:value="0" calcext:value-type="float">
            <text:p>0</text:p>
          </table:table-cell>
          <table:table-cell table:formula="of:=IF(AND([.O18]&gt;[.N18];[.O18]&gt;0);[.O18];)" office:value-type="float" office:value="1.19999999999999" calcext:value-type="float">
            <text:p>1.19999999999999</text:p>
          </table:table-cell>
          <table:table-cell table:formula="of:=AVERAGE([.P5:.P18])" office:value-type="float" office:value="1.51428571428571" calcext:value-type="float">
            <text:p>1.51428571428571</text:p>
          </table:table-cell>
          <table:table-cell table:formula="of:=AVERAGE([.Q5:.Q18])" office:value-type="float" office:value="2" calcext:value-type="float">
            <text:p>2</text:p>
          </table:table-cell>
          <table:table-cell table:formula="of:=([.R18]/[.M18])*100" office:value-type="float" office:value="14.9552623433462" calcext:value-type="float">
            <text:p>14.9552623433462</text:p>
          </table:table-cell>
          <table:table-cell table:formula="of:=([.S18]/[.M18])*100" office:value-type="float" office:value="19.7522332836648" calcext:value-type="float">
            <text:p>19.7522332836648</text:p>
          </table:table-cell>
          <table:table-cell table:formula="of:=(ABS([.T18]-[.U18])/SUM([.T18:.U18]))*100" office:value-type="float" office:value="13.8211382113821" calcext:value-type="float">
            <text:p>13.82113821138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8" calcext:value-type="float">
            <text:p>20191118</text:p>
          </table:table-cell>
          <table:table-cell office:value-type="float" office:value="389" calcext:value-type="float">
            <text:p>389</text:p>
          </table:table-cell>
          <table:table-cell office:value-type="float" office:value="390.4" calcext:value-type="float">
            <text:p>390.4</text:p>
          </table:table-cell>
          <table:table-cell office:value-type="float" office:value="385.8" calcext:value-type="float">
            <text:p>385.8</text:p>
          </table:table-cell>
          <table:table-cell office:value-type="float" office:value="390.2" calcext:value-type="float">
            <text:p>390.2</text:p>
          </table:table-cell>
          <table:table-cell office:value-type="float" office:value="15406" calcext:value-type="float">
            <text:p>15406</text:p>
          </table:table-cell>
          <table:table-cell/>
          <table:table-cell table:formula="of:=[.D19]-[.E19]" office:value-type="float" office:value="4.59999999999997" calcext:value-type="float">
            <text:p>4.59999999999997</text:p>
          </table:table-cell>
          <table:table-cell table:formula="of:=ABS([.D19]-[.F18])" office:value-type="float" office:value="2" calcext:value-type="float">
            <text:p>2</text:p>
          </table:table-cell>
          <table:table-cell table:formula="of:=ABS([.E19]-[.F18])" office:value-type="float" office:value="2.59999999999997" calcext:value-type="float">
            <text:p>2.59999999999997</text:p>
          </table:table-cell>
          <table:table-cell table:formula="of:=MAX([.I19:.K19])" office:value-type="float" office:value="4.59999999999997" calcext:value-type="float">
            <text:p>4.59999999999997</text:p>
          </table:table-cell>
          <table:table-cell table:formula="of:=(([.M18]*([.$H$2]-1))+[.L19])/[.$H$2]" office:value-type="float" office:value="9.73076322365681" calcext:value-type="float">
            <text:p>9.73076322365681</text:p>
          </table:table-cell>
          <table:table-cell table:formula="of:=[.D19]-[.D18]" office:value-type="float" office:value="2" calcext:value-type="float">
            <text:p>2</text:p>
          </table:table-cell>
          <table:table-cell table:formula="of:=[.E18]-[.E19]" office:value-type="float" office:value="-5.80000000000001" calcext:value-type="float">
            <text:p>-5.80000000000001</text:p>
          </table:table-cell>
          <table:table-cell table:formula="of:=IF(AND([.N19]&gt;[.O19];[.N19]&gt;0);[.N19];)" office:value-type="float" office:value="2" calcext:value-type="float">
            <text:p>2</text:p>
          </table:table-cell>
          <table:table-cell table:formula="of:=IF(AND([.O19]&gt;[.N19];[.O19]&gt;0);[.O19];)" office:value-type="float" office:value="0" calcext:value-type="float">
            <text:p>0</text:p>
          </table:table-cell>
          <table:table-cell table:formula="of:=(([.R18]*([.$H$2]-1))+[.P19])/[.$H$2]" office:value-type="float" office:value="1.54897959183673" calcext:value-type="float">
            <text:p>1.54897959183673</text:p>
          </table:table-cell>
          <table:table-cell table:formula="of:=(([.S18]*([.$H$2]-1))+[.Q19])/[.$H$2]" office:value-type="float" office:value="1.85714285714286" calcext:value-type="float">
            <text:p>1.85714285714286</text:p>
          </table:table-cell>
          <table:table-cell table:formula="of:=([.R19]/[.M19])*100" office:value-type="float" office:value="15.9183771738578" calcext:value-type="float">
            <text:p>15.9183771738578</text:p>
          </table:table-cell>
          <table:table-cell table:formula="of:=([.S19]/[.M19])*100" office:value-type="float" office:value="19.0852743454685" calcext:value-type="float">
            <text:p>19.0852743454685</text:p>
          </table:table-cell>
          <table:table-cell table:formula="of:=(ABS([.T19]-[.U19])/SUM([.T19:.U19]))*100" office:value-type="float" office:value="9.04733373277414" calcext:value-type="float">
            <text:p>9.047333732774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9" calcext:value-type="float">
            <text:p>20191119</text:p>
          </table:table-cell>
          <table:table-cell office:value-type="float" office:value="389" calcext:value-type="float">
            <text:p>389</text:p>
          </table:table-cell>
          <table:table-cell office:value-type="float" office:value="392.6" calcext:value-type="float">
            <text:p>392.6</text:p>
          </table:table-cell>
          <table:table-cell office:value-type="float" office:value="379.8" calcext:value-type="float">
            <text:p>379.8</text:p>
          </table:table-cell>
          <table:table-cell office:value-type="float" office:value="381.4" calcext:value-type="float">
            <text:p>381.4</text:p>
          </table:table-cell>
          <table:table-cell office:value-type="float" office:value="11682" calcext:value-type="float">
            <text:p>11682</text:p>
          </table:table-cell>
          <table:table-cell/>
          <table:table-cell table:formula="of:=[.D20]-[.E20]" office:value-type="float" office:value="12.8" calcext:value-type="float">
            <text:p>12.8</text:p>
          </table:table-cell>
          <table:table-cell table:formula="of:=ABS([.D20]-[.F19])" office:value-type="float" office:value="2.40000000000003" calcext:value-type="float">
            <text:p>2.40000000000003</text:p>
          </table:table-cell>
          <table:table-cell table:formula="of:=ABS([.E20]-[.F19])" office:value-type="float" office:value="10.4" calcext:value-type="float">
            <text:p>10.4</text:p>
          </table:table-cell>
          <table:table-cell table:formula="of:=MAX([.I20:.K20])" office:value-type="float" office:value="12.8" calcext:value-type="float">
            <text:p>12.8</text:p>
          </table:table-cell>
          <table:table-cell table:formula="of:=(([.M19]*([.$H$2]-1))+[.L20])/[.$H$2]" office:value-type="float" office:value="9.94999442196704" calcext:value-type="float">
            <text:p>9.94999442196704</text:p>
          </table:table-cell>
          <table:table-cell table:formula="of:=[.D20]-[.D19]" office:value-type="float" office:value="2.20000000000005" calcext:value-type="float">
            <text:p>2.20000000000005</text:p>
          </table:table-cell>
          <table:table-cell table:formula="of:=[.E19]-[.E20]" office:value-type="float" office:value="6" calcext:value-type="float">
            <text:p>6</text:p>
          </table:table-cell>
          <table:table-cell table:formula="of:=IF(AND([.N20]&gt;[.O20];[.N20]&gt;0);[.N20];)" office:value-type="float" office:value="0" calcext:value-type="float">
            <text:p>0</text:p>
          </table:table-cell>
          <table:table-cell table:formula="of:=IF(AND([.O20]&gt;[.N20];[.O20]&gt;0);[.O20];)" office:value-type="float" office:value="6" calcext:value-type="float">
            <text:p>6</text:p>
          </table:table-cell>
          <table:table-cell table:formula="of:=AVERAGE([.P7:.P20])" office:value-type="float" office:value="1.65714285714286" calcext:value-type="float">
            <text:p>1.65714285714286</text:p>
          </table:table-cell>
          <table:table-cell table:formula="of:=AVERAGE([.Q7:.Q20])" office:value-type="float" office:value="1.81428571428571" calcext:value-type="float">
            <text:p>1.81428571428571</text:p>
          </table:table-cell>
          <table:table-cell table:formula="of:=([.R20]/[.M20])*100" office:value-type="float" office:value="16.6547114185744" calcext:value-type="float">
            <text:p>16.6547114185744</text:p>
          </table:table-cell>
          <table:table-cell table:formula="of:=([.S20]/[.M20])*100" office:value-type="float" office:value="18.2340375013702" calcext:value-type="float">
            <text:p>18.2340375013702</text:p>
          </table:table-cell>
          <table:table-cell table:formula="of:=(ABS([.T20]-[.U20])/SUM([.T20:.U20]))*100" office:value-type="float" office:value="4.52674897119339" calcext:value-type="float">
            <text:p>4.52674897119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0" calcext:value-type="float">
            <text:p>20191120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11972" calcext:value-type="float">
            <text:p>11972</text:p>
          </table:table-cell>
          <table:table-cell/>
          <table:table-cell table:formula="of:=[.D21]-[.E21]" office:value-type="float" office:value="6" calcext:value-type="float">
            <text:p>6</text:p>
          </table:table-cell>
          <table:table-cell table:formula="of:=ABS([.D21]-[.F20])" office:value-type="float" office:value="5.60000000000002" calcext:value-type="float">
            <text:p>5.60000000000002</text:p>
          </table:table-cell>
          <table:table-cell table:formula="of:=ABS([.E21]-[.F20])" office:value-type="float" office:value="0.399999999999977" calcext:value-type="float">
            <text:p>0.399999999999977</text:p>
          </table:table-cell>
          <table:table-cell table:formula="of:=MAX([.I21:.K21])" office:value-type="float" office:value="6" calcext:value-type="float">
            <text:p>6</text:p>
          </table:table-cell>
          <table:table-cell table:formula="of:=(([.M20]*([.$H$2]-1))+[.L21])/[.$H$2]" office:value-type="float" office:value="9.66785196325511" calcext:value-type="float">
            <text:p>9.66785196325511</text:p>
          </table:table-cell>
          <table:table-cell table:formula="of:=[.D21]-[.D20]" office:value-type="float" office:value="-5.60000000000002" calcext:value-type="float">
            <text:p>-5.60000000000002</text:p>
          </table:table-cell>
          <table:table-cell table:formula="of:=[.E20]-[.E21]" office:value-type="float" office:value="-1.19999999999999" calcext:value-type="float">
            <text:p>-1.19999999999999</text:p>
          </table:table-cell>
          <table:table-cell table:formula="of:=IF(AND([.N21]&gt;[.O21];[.N21]&gt;0);[.N21];)" office:value-type="float" office:value="0" calcext:value-type="float">
            <text:p>0</text:p>
          </table:table-cell>
          <table:table-cell table:formula="of:=IF(AND([.O21]&gt;[.N21];[.O21]&gt;0);[.O21];)" office:value-type="float" office:value="0" calcext:value-type="float">
            <text:p>0</text:p>
          </table:table-cell>
          <table:table-cell table:formula="of:=(([.R20]*([.$H$2]-1))+[.P21])/[.$H$2]" office:value-type="float" office:value="1.53877551020408" calcext:value-type="float">
            <text:p>1.53877551020408</text:p>
          </table:table-cell>
          <table:table-cell table:formula="of:=(([.S20]*([.$H$2]-1))+[.Q21])/[.$H$2]" office:value-type="float" office:value="1.68469387755102" calcext:value-type="float">
            <text:p>1.68469387755102</text:p>
          </table:table-cell>
          <table:table-cell table:formula="of:=([.R21]/[.M21])*100" office:value-type="float" office:value="15.9164157255671" calcext:value-type="float">
            <text:p>15.9164157255671</text:p>
          </table:table-cell>
          <table:table-cell table:formula="of:=([.S21]/[.M21])*100" office:value-type="float" office:value="17.4257310098881" calcext:value-type="float">
            <text:p>17.4257310098881</text:p>
          </table:table-cell>
          <table:table-cell table:formula="of:=(ABS([.T21]-[.U21])/SUM([.T21:.U21]))*100" office:value-type="float" office:value="4.52674897119339" calcext:value-type="float">
            <text:p>4.52674897119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1" calcext:value-type="float">
            <text:p>20191121</text:p>
          </table:table-cell>
          <table:table-cell office:value-type="float" office:value="379" calcext:value-type="float">
            <text:p>379</text:p>
          </table:table-cell>
          <table:table-cell office:value-type="float" office:value="387.4" calcext:value-type="float">
            <text:p>387.4</text:p>
          </table:table-cell>
          <table:table-cell office:value-type="float" office:value="379" calcext:value-type="float">
            <text:p>379</text:p>
          </table:table-cell>
          <table:table-cell office:value-type="float" office:value="384.4" calcext:value-type="float">
            <text:p>384.4</text:p>
          </table:table-cell>
          <table:table-cell office:value-type="float" office:value="23669" calcext:value-type="float">
            <text:p>23669</text:p>
          </table:table-cell>
          <table:table-cell/>
          <table:table-cell table:formula="of:=[.D22]-[.E22]" office:value-type="float" office:value="8.39999999999998" calcext:value-type="float">
            <text:p>8.39999999999998</text:p>
          </table:table-cell>
          <table:table-cell table:formula="of:=ABS([.D22]-[.F21])" office:value-type="float" office:value="0.399999999999977" calcext:value-type="float">
            <text:p>0.399999999999977</text:p>
          </table:table-cell>
          <table:table-cell table:formula="of:=ABS([.E22]-[.F21])" office:value-type="float" office:value="8" calcext:value-type="float">
            <text:p>8</text:p>
          </table:table-cell>
          <table:table-cell table:formula="of:=MAX([.I22:.K22])" office:value-type="float" office:value="8.39999999999998" calcext:value-type="float">
            <text:p>8.39999999999998</text:p>
          </table:table-cell>
          <table:table-cell table:formula="of:=(([.M21]*([.$H$2]-1))+[.L22])/[.$H$2]" office:value-type="float" office:value="9.57729110873688" calcext:value-type="float">
            <text:p>9.57729110873688</text:p>
          </table:table-cell>
          <table:table-cell table:formula="of:=[.D22]-[.D21]" office:value-type="float" office:value="0.399999999999977" calcext:value-type="float">
            <text:p>0.399999999999977</text:p>
          </table:table-cell>
          <table:table-cell table:formula="of:=[.E21]-[.E22]" office:value-type="float" office:value="2" calcext:value-type="float">
            <text:p>2</text:p>
          </table:table-cell>
          <table:table-cell table:formula="of:=IF(AND([.N22]&gt;[.O22];[.N22]&gt;0);[.N22];)" office:value-type="float" office:value="0" calcext:value-type="float">
            <text:p>0</text:p>
          </table:table-cell>
          <table:table-cell table:formula="of:=IF(AND([.O22]&gt;[.N22];[.O22]&gt;0);[.O22];)" office:value-type="float" office:value="2" calcext:value-type="float">
            <text:p>2</text:p>
          </table:table-cell>
          <table:table-cell table:formula="of:=AVERAGE([.P9:.P22])" office:value-type="float" office:value="1.57142857142857" calcext:value-type="float">
            <text:p>1.57142857142857</text:p>
          </table:table-cell>
          <table:table-cell table:formula="of:=AVERAGE([.Q9:.Q22])" office:value-type="float" office:value="1.95714285714286" calcext:value-type="float">
            <text:p>1.95714285714286</text:p>
          </table:table-cell>
          <table:table-cell table:formula="of:=([.R22]/[.M22])*100" office:value-type="float" office:value="16.4078605692066" calcext:value-type="float">
            <text:p>16.4078605692066</text:p>
          </table:table-cell>
          <table:table-cell table:formula="of:=([.S22]/[.M22])*100" office:value-type="float" office:value="20.4352445271028" calcext:value-type="float">
            <text:p>20.4352445271028</text:p>
          </table:table-cell>
          <table:table-cell table:formula="of:=(ABS([.T22]-[.U22])/SUM([.T22:.U22]))*100" office:value-type="float" office:value="10.9311740890688" calcext:value-type="float">
            <text:p>10.93117408906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2" calcext:value-type="float">
            <text:p>20191122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office:value-type="float" office:value="389.2" calcext:value-type="float">
            <text:p>389.2</text:p>
          </table:table-cell>
          <table:table-cell office:value-type="float" office:value="15900" calcext:value-type="float">
            <text:p>15900</text:p>
          </table:table-cell>
          <table:table-cell/>
          <table:table-cell table:formula="of:=[.D23]-[.E23]" office:value-type="float" office:value="10" calcext:value-type="float">
            <text:p>10</text:p>
          </table:table-cell>
          <table:table-cell table:formula="of:=ABS([.D23]-[.F22])" office:value-type="float" office:value="5.60000000000002" calcext:value-type="float">
            <text:p>5.60000000000002</text:p>
          </table:table-cell>
          <table:table-cell table:formula="of:=ABS([.E23]-[.F22])" office:value-type="float" office:value="4.39999999999998" calcext:value-type="float">
            <text:p>4.39999999999998</text:p>
          </table:table-cell>
          <table:table-cell table:formula="of:=MAX([.I23:.K23])" office:value-type="float" office:value="10" calcext:value-type="float">
            <text:p>10</text:p>
          </table:table-cell>
          <table:table-cell table:formula="of:=(([.M22]*([.$H$2]-1))+[.L23])/[.$H$2]" office:value-type="float" office:value="9.60748460096997" calcext:value-type="float">
            <text:p>9.60748460096997</text:p>
          </table:table-cell>
          <table:table-cell table:formula="of:=[.D23]-[.D22]" office:value-type="float" office:value="2.60000000000002" calcext:value-type="float">
            <text:p>2.60000000000002</text:p>
          </table:table-cell>
          <table:table-cell table:formula="of:=[.E22]-[.E23]" office:value-type="float" office:value="-1" calcext:value-type="float">
            <text:p>-1</text:p>
          </table:table-cell>
          <table:table-cell table:formula="of:=IF(AND([.N23]&gt;[.O23];[.N23]&gt;0);[.N23];)" office:value-type="float" office:value="2.60000000000002" calcext:value-type="float">
            <text:p>2.60000000000002</text:p>
          </table:table-cell>
          <table:table-cell table:formula="of:=IF(AND([.O23]&gt;[.N23];[.O23]&gt;0);[.O23];)" office:value-type="float" office:value="0" calcext:value-type="float">
            <text:p>0</text:p>
          </table:table-cell>
          <table:table-cell table:formula="of:=(([.R22]*([.$H$2]-1))+[.P23])/[.$H$2]" office:value-type="float" office:value="1.64489795918368" calcext:value-type="float">
            <text:p>1.64489795918368</text:p>
          </table:table-cell>
          <table:table-cell table:formula="of:=(([.S22]*([.$H$2]-1))+[.Q23])/[.$H$2]" office:value-type="float" office:value="1.81734693877551" calcext:value-type="float">
            <text:p>1.81734693877551</text:p>
          </table:table-cell>
          <table:table-cell table:formula="of:=([.R23]/[.M23])*100" office:value-type="float" office:value="17.1210054192292" calcext:value-type="float">
            <text:p>17.1210054192292</text:p>
          </table:table-cell>
          <table:table-cell table:formula="of:=([.S23]/[.M23])*100" office:value-type="float" office:value="18.9159495357612" calcext:value-type="float">
            <text:p>18.9159495357612</text:p>
          </table:table-cell>
          <table:table-cell table:formula="of:=(ABS([.T23]-[.U23])/SUM([.T23:.U23]))*100" office:value-type="float" office:value="4.98084291187731" calcext:value-type="float">
            <text:p>4.980842911877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5" calcext:value-type="float">
            <text:p>20191125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5.6" calcext:value-type="float">
            <text:p>385.6</text:p>
          </table:table-cell>
          <table:table-cell office:value-type="float" office:value="388" calcext:value-type="float">
            <text:p>388</text:p>
          </table:table-cell>
          <table:table-cell office:value-type="float" office:value="11078" calcext:value-type="float">
            <text:p>11078</text:p>
          </table:table-cell>
          <table:table-cell/>
          <table:table-cell table:formula="of:=[.D24]-[.E24]" office:value-type="float" office:value="4.39999999999998" calcext:value-type="float">
            <text:p>4.39999999999998</text:p>
          </table:table-cell>
          <table:table-cell table:formula="of:=ABS([.D24]-[.F23])" office:value-type="float" office:value="0.800000000000011" calcext:value-type="float">
            <text:p>0.800000000000011</text:p>
          </table:table-cell>
          <table:table-cell table:formula="of:=ABS([.E24]-[.F23])" office:value-type="float" office:value="3.59999999999997" calcext:value-type="float">
            <text:p>3.59999999999997</text:p>
          </table:table-cell>
          <table:table-cell table:formula="of:=MAX([.I24:.K24])" office:value-type="float" office:value="4.39999999999998" calcext:value-type="float">
            <text:p>4.39999999999998</text:p>
          </table:table-cell>
          <table:table-cell table:formula="of:=(([.M23]*([.$H$2]-1))+[.L24])/[.$H$2]" office:value-type="float" office:value="9.2355214151864" calcext:value-type="float">
            <text:p>9.2355214151864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[.E23]-[.E24]" office:value-type="float" office:value="-5.60000000000002" calcext:value-type="float">
            <text:p>-5.60000000000002</text:p>
          </table:table-cell>
          <table:table-cell table:formula="of:=IF(AND([.N24]&gt;[.O24];[.N24]&gt;0);[.N24];)" office:value-type="float" office:value="0" calcext:value-type="float">
            <text:p>0</text:p>
          </table:table-cell>
          <table:table-cell table:formula="of:=IF(AND([.O24]&gt;[.N24];[.O24]&gt;0);[.O24];)" office:value-type="float" office:value="0" calcext:value-type="float">
            <text:p>0</text:p>
          </table:table-cell>
          <table:table-cell table:formula="of:=AVERAGE([.P11:.P24])" office:value-type="float" office:value="0.400000000000002" calcext:value-type="float">
            <text:p>0.400000000000002</text:p>
          </table:table-cell>
          <table:table-cell table:formula="of:=AVERAGE([.Q11:.Q24])" office:value-type="float" office:value="1.95714285714286" calcext:value-type="float">
            <text:p>1.95714285714286</text:p>
          </table:table-cell>
          <table:table-cell table:formula="of:=([.R24]/[.M24])*100" office:value-type="float" office:value="4.33110359467375" calcext:value-type="float">
            <text:p>4.33110359467375</text:p>
          </table:table-cell>
          <table:table-cell table:formula="of:=([.S24]/[.M24])*100" office:value-type="float" office:value="21.1914711596536" calcext:value-type="float">
            <text:p>21.1914711596536</text:p>
          </table:table-cell>
          <table:table-cell table:formula="of:=(ABS([.T24]-[.U24])/SUM([.T24:.U24]))*100" office:value-type="float" office:value="66.0606060606059" calcext:value-type="float">
            <text:p>66.06060606060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6" calcext:value-type="float">
            <text:p>20191126</text:p>
          </table:table-cell>
          <table:table-cell office:value-type="float" office:value="383.8" calcext:value-type="float">
            <text:p>383.8</text:p>
          </table:table-cell>
          <table:table-cell office:value-type="float" office:value="388.2" calcext:value-type="float">
            <text:p>388.2</text:p>
          </table:table-cell>
          <table:table-cell office:value-type="float" office:value="378.6" calcext:value-type="float">
            <text:p>378.6</text:p>
          </table:table-cell>
          <table:table-cell office:value-type="float" office:value="381.2" calcext:value-type="float">
            <text:p>381.2</text:p>
          </table:table-cell>
          <table:table-cell office:value-type="float" office:value="57348" calcext:value-type="float">
            <text:p>57348</text:p>
          </table:table-cell>
          <table:table-cell/>
          <table:table-cell table:formula="of:=[.D25]-[.E25]" office:value-type="float" office:value="9.59999999999997" calcext:value-type="float">
            <text:p>9.59999999999997</text:p>
          </table:table-cell>
          <table:table-cell table:formula="of:=ABS([.D25]-[.F24])" office:value-type="float" office:value="0.199999999999989" calcext:value-type="float">
            <text:p>0.199999999999989</text:p>
          </table:table-cell>
          <table:table-cell table:formula="of:=ABS([.E25]-[.F24])" office:value-type="float" office:value="9.39999999999998" calcext:value-type="float">
            <text:p>9.39999999999998</text:p>
          </table:table-cell>
          <table:table-cell table:formula="of:=MAX([.I25:.K25])" office:value-type="float" office:value="9.59999999999997" calcext:value-type="float">
            <text:p>9.59999999999997</text:p>
          </table:table-cell>
          <table:table-cell table:formula="of:=(([.M24]*([.$H$2]-1))+[.L25])/[.$H$2]" office:value-type="float" office:value="9.26155559981594" calcext:value-type="float">
            <text:p>9.26155559981594</text:p>
          </table:table-cell>
          <table:table-cell table:formula="of:=[.D25]-[.D24]" office:value-type="float" office:value="-1.80000000000001" calcext:value-type="float">
            <text:p>-1.80000000000001</text:p>
          </table:table-cell>
          <table:table-cell table:formula="of:=[.E24]-[.E25]" office:value-type="float" office:value="7" calcext:value-type="float">
            <text:p>7</text:p>
          </table:table-cell>
          <table:table-cell table:formula="of:=IF(AND([.N25]&gt;[.O25];[.N25]&gt;0);[.N25];)" office:value-type="float" office:value="0" calcext:value-type="float">
            <text:p>0</text:p>
          </table:table-cell>
          <table:table-cell table:formula="of:=IF(AND([.O25]&gt;[.N25];[.O25]&gt;0);[.O25];)" office:value-type="float" office:value="7" calcext:value-type="float">
            <text:p>7</text:p>
          </table:table-cell>
          <table:table-cell table:formula="of:=(([.R24]*([.$H$2]-1))+[.P25])/[.$H$2]" office:value-type="float" office:value="0.371428571428573" calcext:value-type="float">
            <text:p>0.371428571428573</text:p>
          </table:table-cell>
          <table:table-cell table:formula="of:=(([.S24]*([.$H$2]-1))+[.Q25])/[.$H$2]" office:value-type="float" office:value="2.31734693877551" calcext:value-type="float">
            <text:p>2.31734693877551</text:p>
          </table:table-cell>
          <table:table-cell table:formula="of:=([.R25]/[.M25])*100" office:value-type="float" office:value="4.010433964635" calcext:value-type="float">
            <text:p>4.010433964635</text:p>
          </table:table-cell>
          <table:table-cell table:formula="of:=([.S25]/[.M25])*100" office:value-type="float" office:value="25.0211415760605" calcext:value-type="float">
            <text:p>25.0211415760605</text:p>
          </table:table-cell>
          <table:table-cell table:formula="of:=(ABS([.T25]-[.U25])/SUM([.T25:.U25]))*100" office:value-type="float" office:value="72.3719165085388" calcext:value-type="float">
            <text:p>72.37191650853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7" calcext:value-type="float">
            <text:p>20191127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71.4" calcext:value-type="float">
            <text:p>371.4</text:p>
          </table:table-cell>
          <table:table-cell office:value-type="float" office:value="374.4" calcext:value-type="float">
            <text:p>374.4</text:p>
          </table:table-cell>
          <table:table-cell office:value-type="float" office:value="14309" calcext:value-type="float">
            <text:p>14309</text:p>
          </table:table-cell>
          <table:table-cell/>
          <table:table-cell table:formula="of:=[.D26]-[.E26]" office:value-type="float" office:value="13.6" calcext:value-type="float">
            <text:p>13.6</text:p>
          </table:table-cell>
          <table:table-cell table:formula="of:=ABS([.D26]-[.F25])" office:value-type="float" office:value="3.80000000000001" calcext:value-type="float">
            <text:p>3.80000000000001</text:p>
          </table:table-cell>
          <table:table-cell table:formula="of:=ABS([.E26]-[.F25])" office:value-type="float" office:value="9.80000000000001" calcext:value-type="float">
            <text:p>9.80000000000001</text:p>
          </table:table-cell>
          <table:table-cell table:formula="of:=MAX([.I26:.K26])" office:value-type="float" office:value="13.6" calcext:value-type="float">
            <text:p>13.6</text:p>
          </table:table-cell>
          <table:table-cell table:formula="of:=(([.M25]*([.$H$2]-1))+[.L26])/[.$H$2]" office:value-type="float" office:value="9.57144448554337" calcext:value-type="float">
            <text:p>9.57144448554337</text:p>
          </table:table-cell>
          <table:table-cell table:formula="of:=[.D26]-[.D25]" office:value-type="float" office:value="-3.19999999999999" calcext:value-type="float">
            <text:p>-3.19999999999999</text:p>
          </table:table-cell>
          <table:table-cell table:formula="of:=[.E25]-[.E26]" office:value-type="float" office:value="7.20000000000005" calcext:value-type="float">
            <text:p>7.20000000000005</text:p>
          </table:table-cell>
          <table:table-cell table:formula="of:=IF(AND([.N26]&gt;[.O26];[.N26]&gt;0);[.N26];)" office:value-type="float" office:value="0" calcext:value-type="float">
            <text:p>0</text:p>
          </table:table-cell>
          <table:table-cell table:formula="of:=IF(AND([.O26]&gt;[.N26];[.O26]&gt;0);[.O26];)" office:value-type="float" office:value="7.20000000000005" calcext:value-type="float">
            <text:p>7.20000000000005</text:p>
          </table:table-cell>
          <table:table-cell table:formula="of:=AVERAGE([.P13:.P26])" office:value-type="float" office:value="0.357142857142857" calcext:value-type="float">
            <text:p>0.357142857142857</text:p>
          </table:table-cell>
          <table:table-cell table:formula="of:=AVERAGE([.Q13:.Q26])" office:value-type="float" office:value="2.97142857142857" calcext:value-type="float">
            <text:p>2.97142857142857</text:p>
          </table:table-cell>
          <table:table-cell table:formula="of:=([.R26]/[.M26])*100" office:value-type="float" office:value="3.73133707960468" calcext:value-type="float">
            <text:p>3.73133707960468</text:p>
          </table:table-cell>
          <table:table-cell table:formula="of:=([.S26]/[.M26])*100" office:value-type="float" office:value="31.0447245023109" calcext:value-type="float">
            <text:p>31.0447245023109</text:p>
          </table:table-cell>
          <table:table-cell table:formula="of:=(ABS([.T26]-[.U26])/SUM([.T26:.U26]))*100" office:value-type="float" office:value="78.5407725321889" calcext:value-type="float">
            <text:p>78.54077253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8" calcext:value-type="float">
            <text:p>20191128</text:p>
          </table:table-cell>
          <table:table-cell office:value-type="float" office:value="372.2" calcext:value-type="float">
            <text:p>372.2</text:p>
          </table:table-cell>
          <table:table-cell office:value-type="float" office:value="379" calcext:value-type="float">
            <text:p>379</text:p>
          </table:table-cell>
          <table:table-cell office:value-type="float" office:value="370.2" calcext:value-type="float">
            <text:p>370.2</text:p>
          </table:table-cell>
          <table:table-cell office:value-type="float" office:value="373.8" calcext:value-type="float">
            <text:p>373.8</text:p>
          </table:table-cell>
          <table:table-cell office:value-type="float" office:value="9584" calcext:value-type="float">
            <text:p>9584</text:p>
          </table:table-cell>
          <table:table-cell/>
          <table:table-cell table:formula="of:=[.D27]-[.E27]" office:value-type="float" office:value="8.80000000000001" calcext:value-type="float">
            <text:p>8.80000000000001</text:p>
          </table:table-cell>
          <table:table-cell table:formula="of:=ABS([.D27]-[.F26])" office:value-type="float" office:value="4.60000000000002" calcext:value-type="float">
            <text:p>4.60000000000002</text:p>
          </table:table-cell>
          <table:table-cell table:formula="of:=ABS([.E27]-[.F26])" office:value-type="float" office:value="4.19999999999999" calcext:value-type="float">
            <text:p>4.19999999999999</text:p>
          </table:table-cell>
          <table:table-cell table:formula="of:=MAX([.I27:.K27])" office:value-type="float" office:value="8.80000000000001" calcext:value-type="float">
            <text:p>8.80000000000001</text:p>
          </table:table-cell>
          <table:table-cell table:formula="of:=(([.M26]*([.$H$2]-1))+[.L27])/[.$H$2]" office:value-type="float" office:value="9.51634130800456" calcext:value-type="float">
            <text:p>9.51634130800456</text:p>
          </table:table-cell>
          <table:table-cell table:formula="of:=[.D27]-[.D26]" office:value-type="float" office:value="-6" calcext:value-type="float">
            <text:p>-6</text:p>
          </table:table-cell>
          <table:table-cell table:formula="of:=[.E26]-[.E27]" office:value-type="float" office:value="1.19999999999999" calcext:value-type="float">
            <text:p>1.19999999999999</text:p>
          </table:table-cell>
          <table:table-cell table:formula="of:=IF(AND([.N27]&gt;[.O27];[.N27]&gt;0);[.N27];)" office:value-type="float" office:value="0" calcext:value-type="float">
            <text:p>0</text:p>
          </table:table-cell>
          <table:table-cell table:formula="of:=IF(AND([.O27]&gt;[.N27];[.O27]&gt;0);[.O27];)" office:value-type="float" office:value="1.19999999999999" calcext:value-type="float">
            <text:p>1.19999999999999</text:p>
          </table:table-cell>
          <table:table-cell table:formula="of:=(([.R26]*([.$H$2]-1))+[.P27])/[.$H$2]" office:value-type="float" office:value="0.331632653061224" calcext:value-type="float">
            <text:p>0.331632653061224</text:p>
          </table:table-cell>
          <table:table-cell table:formula="of:=(([.S26]*([.$H$2]-1))+[.Q27])/[.$H$2]" office:value-type="float" office:value="2.84489795918367" calcext:value-type="float">
            <text:p>2.84489795918367</text:p>
          </table:table-cell>
          <table:table-cell table:formula="of:=([.R27]/[.M27])*100" office:value-type="float" office:value="3.48487556643513" calcext:value-type="float">
            <text:p>3.48487556643513</text:p>
          </table:table-cell>
          <table:table-cell table:formula="of:=([.S27]/[.M27])*100" office:value-type="float" office:value="29.8948710129882" calcext:value-type="float">
            <text:p>29.8948710129882</text:p>
          </table:table-cell>
          <table:table-cell table:formula="of:=(ABS([.T27]-[.U27])/SUM([.T27:.U27]))*100" office:value-type="float" office:value="79.1198201092194" calcext:value-type="float">
            <text:p>79.1198201092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9" calcext:value-type="float">
            <text:p>20191129</text:p>
          </table:table-cell>
          <table:table-cell office:value-type="float" office:value="368" calcext:value-type="float">
            <text:p>368</text:p>
          </table:table-cell>
          <table:table-cell office:value-type="float" office:value="376.4" calcext:value-type="float">
            <text:p>376.4</text:p>
          </table:table-cell>
          <table:table-cell office:value-type="float" office:value="367" calcext:value-type="float">
            <text:p>367</text:p>
          </table:table-cell>
          <table:table-cell office:value-type="float" office:value="372.2" calcext:value-type="float">
            <text:p>372.2</text:p>
          </table:table-cell>
          <table:table-cell office:value-type="float" office:value="11171" calcext:value-type="float">
            <text:p>11171</text:p>
          </table:table-cell>
          <table:table-cell/>
          <table:table-cell table:formula="of:=[.D28]-[.E28]" office:value-type="float" office:value="9.39999999999998" calcext:value-type="float">
            <text:p>9.39999999999998</text:p>
          </table:table-cell>
          <table:table-cell table:formula="of:=ABS([.D28]-[.F27])" office:value-type="float" office:value="2.59999999999997" calcext:value-type="float">
            <text:p>2.59999999999997</text:p>
          </table:table-cell>
          <table:table-cell table:formula="of:=ABS([.E28]-[.F27])" office:value-type="float" office:value="6.80000000000001" calcext:value-type="float">
            <text:p>6.80000000000001</text:p>
          </table:table-cell>
          <table:table-cell table:formula="of:=MAX([.I28:.K28])" office:value-type="float" office:value="9.39999999999998" calcext:value-type="float">
            <text:p>9.39999999999998</text:p>
          </table:table-cell>
          <table:table-cell table:formula="of:=(([.M27]*([.$H$2]-1))+[.L28])/[.$H$2]" office:value-type="float" office:value="9.50803121457566" calcext:value-type="float">
            <text:p>9.50803121457566</text:p>
          </table:table-cell>
          <table:table-cell table:formula="of:=[.D28]-[.D27]" office:value-type="float" office:value="-2.60000000000002" calcext:value-type="float">
            <text:p>-2.60000000000002</text:p>
          </table:table-cell>
          <table:table-cell table:formula="of:=[.E27]-[.E28]" office:value-type="float" office:value="3.19999999999999" calcext:value-type="float">
            <text:p>3.19999999999999</text:p>
          </table:table-cell>
          <table:table-cell table:formula="of:=IF(AND([.N28]&gt;[.O28];[.N28]&gt;0);[.N28];)" office:value-type="float" office:value="0" calcext:value-type="float">
            <text:p>0</text:p>
          </table:table-cell>
          <table:table-cell table:formula="of:=IF(AND([.O28]&gt;[.N28];[.O28]&gt;0);[.O28];)" office:value-type="float" office:value="3.19999999999999" calcext:value-type="float">
            <text:p>3.19999999999999</text:p>
          </table:table-cell>
          <table:table-cell table:formula="of:=AVERAGE([.P15:.P28])" office:value-type="float" office:value="0.357142857142857" calcext:value-type="float">
            <text:p>0.357142857142857</text:p>
          </table:table-cell>
          <table:table-cell table:formula="of:=AVERAGE([.Q15:.Q28])" office:value-type="float" office:value="2.51428571428571" calcext:value-type="float">
            <text:p>2.51428571428571</text:p>
          </table:table-cell>
          <table:table-cell table:formula="of:=([.R28]/[.M28])*100" office:value-type="float" office:value="3.75622301907637" calcext:value-type="float">
            <text:p>3.75622301907637</text:p>
          </table:table-cell>
          <table:table-cell table:formula="of:=([.S28]/[.M28])*100" office:value-type="float" office:value="26.4438100542976" calcext:value-type="float">
            <text:p>26.4438100542976</text:p>
          </table:table-cell>
          <table:table-cell table:formula="of:=(ABS([.T28]-[.U28])/SUM([.T28:.U28]))*100" office:value-type="float" office:value="75.1243781094527" calcext:value-type="float">
            <text:p>75.12437810945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2" calcext:value-type="float">
            <text:p>20191202</text:p>
          </table:table-cell>
          <table:table-cell table:number-columns-repeated="2" office:value-type="float" office:value="379.4" calcext:value-type="float">
            <text:p>379.4</text:p>
          </table:table-cell>
          <table:table-cell office:value-type="float" office:value="359.8" calcext:value-type="float">
            <text:p>359.8</text:p>
          </table:table-cell>
          <table:table-cell office:value-type="float" office:value="362" calcext:value-type="float">
            <text:p>362</text:p>
          </table:table-cell>
          <table:table-cell office:value-type="float" office:value="14088" calcext:value-type="float">
            <text:p>14088</text:p>
          </table:table-cell>
          <table:table-cell/>
          <table:table-cell table:formula="of:=[.D29]-[.E29]" office:value-type="float" office:value="19.6" calcext:value-type="float">
            <text:p>19.6</text:p>
          </table:table-cell>
          <table:table-cell table:formula="of:=ABS([.D29]-[.F28])" office:value-type="float" office:value="7.19999999999999" calcext:value-type="float">
            <text:p>7.19999999999999</text:p>
          </table:table-cell>
          <table:table-cell table:formula="of:=ABS([.E29]-[.F28])" office:value-type="float" office:value="12.4" calcext:value-type="float">
            <text:p>12.4</text:p>
          </table:table-cell>
          <table:table-cell table:formula="of:=MAX([.I29:.K29])" office:value-type="float" office:value="19.6" calcext:value-type="float">
            <text:p>19.6</text:p>
          </table:table-cell>
          <table:table-cell table:formula="of:=(([.M28]*([.$H$2]-1))+[.L29])/[.$H$2]" office:value-type="float" office:value="10.2288861278203" calcext:value-type="float">
            <text:p>10.2288861278203</text:p>
          </table:table-cell>
          <table:table-cell table:formula="of:=[.D29]-[.D28]" office:value-type="float" office:value="3" calcext:value-type="float">
            <text:p>3</text:p>
          </table:table-cell>
          <table:table-cell table:formula="of:=[.E28]-[.E29]" office:value-type="float" office:value="7.19999999999999" calcext:value-type="float">
            <text:p>7.19999999999999</text:p>
          </table:table-cell>
          <table:table-cell table:formula="of:=IF(AND([.N29]&gt;[.O29];[.N29]&gt;0);[.N29];)" office:value-type="float" office:value="0" calcext:value-type="float">
            <text:p>0</text:p>
          </table:table-cell>
          <table:table-cell table:formula="of:=IF(AND([.O29]&gt;[.N29];[.O29]&gt;0);[.O29];)" office:value-type="float" office:value="7.19999999999999" calcext:value-type="float">
            <text:p>7.19999999999999</text:p>
          </table:table-cell>
          <table:table-cell table:formula="of:=(([.R28]*([.$H$2]-1))+[.P29])/[.$H$2]" office:value-type="float" office:value="0.331632653061224" calcext:value-type="float">
            <text:p>0.331632653061224</text:p>
          </table:table-cell>
          <table:table-cell table:formula="of:=(([.S28]*([.$H$2]-1))+[.Q29])/[.$H$2]" office:value-type="float" office:value="2.84897959183673" calcext:value-type="float">
            <text:p>2.84897959183673</text:p>
          </table:table-cell>
          <table:table-cell table:formula="of:=([.R29]/[.M29])*100" office:value-type="float" office:value="3.24211892592351" calcext:value-type="float">
            <text:p>3.24211892592351</text:p>
          </table:table-cell>
          <table:table-cell table:formula="of:=([.S29]/[.M29])*100" office:value-type="float" office:value="27.8522955113182" calcext:value-type="float">
            <text:p>27.8522955113182</text:p>
          </table:table-cell>
          <table:table-cell table:formula="of:=(ABS([.T29]-[.U29])/SUM([.T29:.U29]))*100" office:value-type="float" office:value="79.1466153352583" calcext:value-type="float">
            <text:p>79.1466153352583</text:p>
          </table:table-cell>
          <table:table-cell table:formula="of:=AVERAGE([.V16:.V29])" office:value-type="float" office:value="37.2648127509785" calcext:value-type="float">
            <text:p>37.2648127509785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3" calcext:value-type="float">
            <text:p>20191203</text:p>
          </table:table-cell>
          <table:table-cell office:value-type="float" office:value="361" calcext:value-type="float">
            <text:p>361</text:p>
          </table:table-cell>
          <table:table-cell office:value-type="float" office:value="369.4" calcext:value-type="float">
            <text:p>369.4</text:p>
          </table:table-cell>
          <table:table-cell office:value-type="float" office:value="357.4" calcext:value-type="float">
            <text:p>357.4</text:p>
          </table:table-cell>
          <table:table-cell office:value-type="float" office:value="358" calcext:value-type="float">
            <text:p>358</text:p>
          </table:table-cell>
          <table:table-cell office:value-type="float" office:value="10369" calcext:value-type="float">
            <text:p>10369</text:p>
          </table:table-cell>
          <table:table-cell/>
          <table:table-cell table:formula="of:=[.D30]-[.E30]" office:value-type="float" office:value="12" calcext:value-type="float">
            <text:p>12</text:p>
          </table:table-cell>
          <table:table-cell table:formula="of:=ABS([.D30]-[.F29])" office:value-type="float" office:value="7.39999999999998" calcext:value-type="float">
            <text:p>7.39999999999998</text:p>
          </table:table-cell>
          <table:table-cell table:formula="of:=ABS([.E30]-[.F29])" office:value-type="float" office:value="4.60000000000002" calcext:value-type="float">
            <text:p>4.60000000000002</text:p>
          </table:table-cell>
          <table:table-cell table:formula="of:=MAX([.I30:.K30])" office:value-type="float" office:value="12" calcext:value-type="float">
            <text:p>12</text:p>
          </table:table-cell>
          <table:table-cell table:formula="of:=(([.M29]*([.$H$2]-1))+[.L30])/[.$H$2]" office:value-type="float" office:value="10.3553942615474" calcext:value-type="float">
            <text:p>10.3553942615474</text:p>
          </table:table-cell>
          <table:table-cell table:formula="of:=[.D30]-[.D29]" office:value-type="float" office:value="-10" calcext:value-type="float">
            <text:p>-10</text:p>
          </table:table-cell>
          <table:table-cell table:formula="of:=[.E29]-[.E30]" office:value-type="float" office:value="2.40000000000003" calcext:value-type="float">
            <text:p>2.40000000000003</text:p>
          </table:table-cell>
          <table:table-cell table:formula="of:=IF(AND([.N30]&gt;[.O30];[.N30]&gt;0);[.N30];)" office:value-type="float" office:value="0" calcext:value-type="float">
            <text:p>0</text:p>
          </table:table-cell>
          <table:table-cell table:formula="of:=IF(AND([.O30]&gt;[.N30];[.O30]&gt;0);[.O30];)" office:value-type="float" office:value="2.40000000000003" calcext:value-type="float">
            <text:p>2.40000000000003</text:p>
          </table:table-cell>
          <table:table-cell table:formula="of:=AVERAGE([.P17:.P30])" office:value-type="float" office:value="0.32857142857143" calcext:value-type="float">
            <text:p>0.32857142857143</text:p>
          </table:table-cell>
          <table:table-cell table:formula="of:=AVERAGE([.Q17:.Q30])" office:value-type="float" office:value="2.95714285714286" calcext:value-type="float">
            <text:p>2.95714285714286</text:p>
          </table:table-cell>
          <table:table-cell table:formula="of:=([.R30]/[.M30])*100" office:value-type="float" office:value="3.17294948190927" calcext:value-type="float">
            <text:p>3.17294948190927</text:p>
          </table:table-cell>
          <table:table-cell table:formula="of:=([.S30]/[.M30])*100" office:value-type="float" office:value="28.5565453371833" calcext:value-type="float">
            <text:p>28.5565453371833</text:p>
          </table:table-cell>
          <table:table-cell table:formula="of:=(ABS([.T30]-[.U30])/SUM([.T30:.U30]))*100" office:value-type="float" office:value="79.9999999999999" calcext:value-type="float">
            <text:p>79.9999999999999</text:p>
          </table:table-cell>
          <table:table-cell table:formula="of:=([.W29]*([.$H$2]-1)+[.V30])/[.$H$2]" office:value-type="float" office:value="40.3173261259086" calcext:value-type="float">
            <text:p>40.3173261259086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4" calcext:value-type="float">
            <text:p>20191204</text:p>
          </table:table-cell>
          <table:table-cell office:value-type="float" office:value="355.4" calcext:value-type="float">
            <text:p>355.4</text:p>
          </table:table-cell>
          <table:table-cell office:value-type="float" office:value="368.4" calcext:value-type="float">
            <text:p>368.4</text:p>
          </table:table-cell>
          <table:table-cell office:value-type="float" office:value="355.4" calcext:value-type="float">
            <text:p>355.4</text:p>
          </table:table-cell>
          <table:table-cell office:value-type="float" office:value="358.2" calcext:value-type="float">
            <text:p>358.2</text:p>
          </table:table-cell>
          <table:table-cell office:value-type="float" office:value="14983" calcext:value-type="float">
            <text:p>14983</text:p>
          </table:table-cell>
          <table:table-cell/>
          <table:table-cell table:formula="of:=[.D31]-[.E31]" office:value-type="float" office:value="13" calcext:value-type="float">
            <text:p>13</text:p>
          </table:table-cell>
          <table:table-cell table:formula="of:=ABS([.D31]-[.F30])" office:value-type="float" office:value="10.4" calcext:value-type="float">
            <text:p>10.4</text:p>
          </table:table-cell>
          <table:table-cell table:formula="of:=ABS([.E31]-[.F30])" office:value-type="float" office:value="2.60000000000002" calcext:value-type="float">
            <text:p>2.60000000000002</text:p>
          </table:table-cell>
          <table:table-cell table:formula="of:=MAX([.I31:.K31])" office:value-type="float" office:value="13" calcext:value-type="float">
            <text:p>13</text:p>
          </table:table-cell>
          <table:table-cell table:formula="of:=(([.M30]*([.$H$2]-1))+[.L31])/[.$H$2]" office:value-type="float" office:value="10.5442946714369" calcext:value-type="float">
            <text:p>10.5442946714369</text:p>
          </table:table-cell>
          <table:table-cell table:formula="of:=[.D31]-[.D30]" office:value-type="float" office:value="-1" calcext:value-type="float">
            <text:p>-1</text:p>
          </table:table-cell>
          <table:table-cell table:formula="of:=[.E30]-[.E31]" office:value-type="float" office:value="2" calcext:value-type="float">
            <text:p>2</text:p>
          </table:table-cell>
          <table:table-cell table:formula="of:=IF(AND([.N31]&gt;[.O31];[.N31]&gt;0);[.N31];)" office:value-type="float" office:value="0" calcext:value-type="float">
            <text:p>0</text:p>
          </table:table-cell>
          <table:table-cell table:formula="of:=IF(AND([.O31]&gt;[.N31];[.O31]&gt;0);[.O31];)" office:value-type="float" office:value="2" calcext:value-type="float">
            <text:p>2</text:p>
          </table:table-cell>
          <table:table-cell table:formula="of:=(([.R30]*([.$H$2]-1))+[.P31])/[.$H$2]" office:value-type="float" office:value="0.305102040816328" calcext:value-type="float">
            <text:p>0.305102040816328</text:p>
          </table:table-cell>
          <table:table-cell table:formula="of:=(([.S30]*([.$H$2]-1))+[.Q31])/[.$H$2]" office:value-type="float" office:value="2.88877551020408" calcext:value-type="float">
            <text:p>2.88877551020408</text:p>
          </table:table-cell>
          <table:table-cell table:formula="of:=([.R31]/[.M31])*100" office:value-type="float" office:value="2.89352726117196" calcext:value-type="float">
            <text:p>2.89352726117196</text:p>
          </table:table-cell>
          <table:table-cell table:formula="of:=([.S31]/[.M31])*100" office:value-type="float" office:value="27.3965741684876" calcext:value-type="float">
            <text:p>27.3965741684876</text:p>
          </table:table-cell>
          <table:table-cell table:formula="of:=(ABS([.T31]-[.U31])/SUM([.T31:.U31]))*100" office:value-type="float" office:value="80.8945686900958" calcext:value-type="float">
            <text:p>80.8945686900958</text:p>
          </table:table-cell>
          <table:table-cell table:formula="of:=([.W30]*([.$H$2]-1)+[.V31])/[.$H$2]" office:value-type="float" office:value="43.2157005947791" calcext:value-type="float">
            <text:p>43.215700594779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5" calcext:value-type="float">
            <text:p>20191205</text:p>
          </table:table-cell>
          <table:table-cell office:value-type="float" office:value="358.2" calcext:value-type="float">
            <text:p>358.2</text:p>
          </table:table-cell>
          <table:table-cell office:value-type="float" office:value="362.4" calcext:value-type="float">
            <text:p>362.4</text:p>
          </table:table-cell>
          <table:table-cell office:value-type="float" office:value="352.6" calcext:value-type="float">
            <text:p>352.6</text:p>
          </table:table-cell>
          <table:table-cell office:value-type="float" office:value="354.8" calcext:value-type="float">
            <text:p>354.8</text:p>
          </table:table-cell>
          <table:table-cell office:value-type="float" office:value="16811" calcext:value-type="float">
            <text:p>16811</text:p>
          </table:table-cell>
          <table:table-cell/>
          <table:table-cell table:formula="of:=[.D32]-[.E32]" office:value-type="float" office:value="9.79999999999995" calcext:value-type="float">
            <text:p>9.79999999999995</text:p>
          </table:table-cell>
          <table:table-cell table:formula="of:=ABS([.D32]-[.F31])" office:value-type="float" office:value="4.19999999999999" calcext:value-type="float">
            <text:p>4.19999999999999</text:p>
          </table:table-cell>
          <table:table-cell table:formula="of:=ABS([.E32]-[.F31])" office:value-type="float" office:value="5.59999999999997" calcext:value-type="float">
            <text:p>5.59999999999997</text:p>
          </table:table-cell>
          <table:table-cell table:formula="of:=MAX([.I32:.K32])" office:value-type="float" office:value="9.79999999999995" calcext:value-type="float">
            <text:p>9.79999999999995</text:p>
          </table:table-cell>
          <table:table-cell table:formula="of:=(([.M31]*([.$H$2]-1))+[.L32])/[.$H$2]" office:value-type="float" office:value="10.4911307663342" calcext:value-type="float">
            <text:p>10.4911307663342</text:p>
          </table:table-cell>
          <table:table-cell table:formula="of:=[.D32]-[.D31]" office:value-type="float" office:value="-6" calcext:value-type="float">
            <text:p>-6</text:p>
          </table:table-cell>
          <table:table-cell table:formula="of:=[.E31]-[.E32]" office:value-type="float" office:value="2.79999999999995" calcext:value-type="float">
            <text:p>2.79999999999995</text:p>
          </table:table-cell>
          <table:table-cell table:formula="of:=IF(AND([.N32]&gt;[.O32];[.N32]&gt;0);[.N32];)" office:value-type="float" office:value="0" calcext:value-type="float">
            <text:p>0</text:p>
          </table:table-cell>
          <table:table-cell table:formula="of:=IF(AND([.O32]&gt;[.N32];[.O32]&gt;0);[.O32];)" office:value-type="float" office:value="2.79999999999995" calcext:value-type="float">
            <text:p>2.79999999999995</text:p>
          </table:table-cell>
          <table:table-cell table:formula="of:=AVERAGE([.P19:.P32])" office:value-type="float" office:value="0.32857142857143" calcext:value-type="float">
            <text:p>0.32857142857143</text:p>
          </table:table-cell>
          <table:table-cell table:formula="of:=AVERAGE([.Q19:.Q32])" office:value-type="float" office:value="2.92857142857143" calcext:value-type="float">
            <text:p>2.92857142857143</text:p>
          </table:table-cell>
          <table:table-cell table:formula="of:=([.R32]/[.M32])*100" office:value-type="float" office:value="3.13189717952814" calcext:value-type="float">
            <text:p>3.13189717952814</text:p>
          </table:table-cell>
          <table:table-cell table:formula="of:=([.S32]/[.M32])*100" office:value-type="float" office:value="27.9147357305767" calcext:value-type="float">
            <text:p>27.9147357305767</text:p>
          </table:table-cell>
          <table:table-cell table:formula="of:=(ABS([.T32]-[.U32])/SUM([.T32:.U32]))*100" office:value-type="float" office:value="79.8245614035087" calcext:value-type="float">
            <text:p>79.8245614035087</text:p>
          </table:table-cell>
          <table:table-cell table:formula="of:=([.W31]*([.$H$2]-1)+[.V32])/[.$H$2]" office:value-type="float" office:value="45.8306192239741" calcext:value-type="float">
            <text:p>45.830619223974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357.6" calcext:value-type="float">
            <text:p>357.6</text:p>
          </table:table-cell>
          <table:table-cell office:value-type="float" office:value="364.4" calcext:value-type="float">
            <text:p>364.4</text:p>
          </table:table-cell>
          <table:table-cell office:value-type="float" office:value="353.2" calcext:value-type="float">
            <text:p>353.2</text:p>
          </table:table-cell>
          <table:table-cell office:value-type="float" office:value="353.4" calcext:value-type="float">
            <text:p>353.4</text:p>
          </table:table-cell>
          <table:table-cell office:value-type="float" office:value="12644" calcext:value-type="float">
            <text:p>12644</text:p>
          </table:table-cell>
          <table:table-cell/>
          <table:table-cell table:formula="of:=[.D33]-[.E33]" office:value-type="float" office:value="11.2" calcext:value-type="float">
            <text:p>11.2</text:p>
          </table:table-cell>
          <table:table-cell table:formula="of:=ABS([.D33]-[.F32])" office:value-type="float" office:value="9.59999999999997" calcext:value-type="float">
            <text:p>9.59999999999997</text:p>
          </table:table-cell>
          <table:table-cell table:formula="of:=ABS([.E33]-[.F32])" office:value-type="float" office:value="1.60000000000002" calcext:value-type="float">
            <text:p>1.60000000000002</text:p>
          </table:table-cell>
          <table:table-cell table:formula="of:=MAX([.I33:.K33])" office:value-type="float" office:value="11.2" calcext:value-type="float">
            <text:p>11.2</text:p>
          </table:table-cell>
          <table:table-cell table:formula="of:=(([.M32]*([.$H$2]-1))+[.L33])/[.$H$2]" office:value-type="float" office:value="10.5417642830246" calcext:value-type="float">
            <text:p>10.5417642830246</text:p>
          </table:table-cell>
          <table:table-cell table:formula="of:=[.D33]-[.D32]" office:value-type="float" office:value="2" calcext:value-type="float">
            <text:p>2</text:p>
          </table:table-cell>
          <table:table-cell table:formula="of:=[.E32]-[.E33]" office:value-type="float" office:value="-0.599999999999966" calcext:value-type="float">
            <text:p>-0.599999999999966</text:p>
          </table:table-cell>
          <table:table-cell table:formula="of:=IF(AND([.N33]&gt;[.O33];[.N33]&gt;0);[.N33];)" office:value-type="float" office:value="2" calcext:value-type="float">
            <text:p>2</text:p>
          </table:table-cell>
          <table:table-cell table:formula="of:=IF(AND([.O33]&gt;[.N33];[.O33]&gt;0);[.O33];)" office:value-type="float" office:value="0" calcext:value-type="float">
            <text:p>0</text:p>
          </table:table-cell>
          <table:table-cell table:formula="of:=(([.R32]*([.$H$2]-1))+[.P33])/[.$H$2]" office:value-type="float" office:value="0.447959183673471" calcext:value-type="float">
            <text:p>0.447959183673471</text:p>
          </table:table-cell>
          <table:table-cell table:formula="of:=(([.S32]*([.$H$2]-1))+[.Q33])/[.$H$2]" office:value-type="float" office:value="2.71938775510204" calcext:value-type="float">
            <text:p>2.71938775510204</text:p>
          </table:table-cell>
          <table:table-cell table:formula="of:=([.R33]/[.M33])*100" office:value-type="float" office:value="4.24937583166053" calcext:value-type="float">
            <text:p>4.24937583166053</text:p>
          </table:table-cell>
          <table:table-cell table:formula="of:=([.S33]/[.M33])*100" office:value-type="float" office:value="25.7963248095109" calcext:value-type="float">
            <text:p>25.7963248095109</text:p>
          </table:table-cell>
          <table:table-cell table:formula="of:=(ABS([.T33]-[.U33])/SUM([.T33:.U33]))*100" office:value-type="float" office:value="71.7139175257731" calcext:value-type="float">
            <text:p>71.7139175257731</text:p>
          </table:table-cell>
          <table:table-cell table:formula="of:=([.W32]*([.$H$2]-1)+[.V33])/[.$H$2]" office:value-type="float" office:value="47.6794262455312" calcext:value-type="float">
            <text:p>47.6794262455312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table:style-name="ce4" office:value-type="float" office:value="20191209" calcext:value-type="float">
            <text:p>20191209</text:p>
          </table:table-cell>
          <table:table-cell table:style-name="ce4" office:value-type="float" office:value="351" calcext:value-type="float">
            <text:p>351</text:p>
          </table:table-cell>
          <table:table-cell table:style-name="ce14" office:value-type="float" office:value="358.6" calcext:value-type="float">
            <text:p>358.6</text:p>
          </table:table-cell>
          <table:table-cell table:style-name="ce4" office:value-type="float" office:value="347.2" calcext:value-type="float">
            <text:p>347.2</text:p>
          </table:table-cell>
          <table:table-cell table:style-name="ce5" office:value-type="float" office:value="355" calcext:value-type="float">
            <text:p>355</text:p>
          </table:table-cell>
          <table:table-cell table:style-name="ce4" office:value-type="float" office:value="11470" calcext:value-type="float">
            <text:p>11470</text:p>
          </table:table-cell>
          <table:table-cell table:style-name="ce6"/>
          <table:table-cell table:style-name="ce6" table:formula="of:=[.D34]-[.E34]" office:value-type="float" office:value="11.4" calcext:value-type="float">
            <text:p>11.4</text:p>
          </table:table-cell>
          <table:table-cell table:style-name="ce6" table:formula="of:=ABS([.D34]-[.F33])" office:value-type="float" office:value="5.20000000000005" calcext:value-type="float">
            <text:p>5.20000000000005</text:p>
          </table:table-cell>
          <table:table-cell table:style-name="ce6" table:formula="of:=ABS([.E34]-[.F33])" office:value-type="float" office:value="6.19999999999999" calcext:value-type="float">
            <text:p>6.19999999999999</text:p>
          </table:table-cell>
          <table:table-cell table:style-name="ce6" table:formula="of:=MAX([.I34:.K34])" office:value-type="float" office:value="11.4" calcext:value-type="float">
            <text:p>11.4</text:p>
          </table:table-cell>
          <table:table-cell table:style-name="ce8" table:formula="of:=AVERAGE([.L21:.L34])" office:value-type="float" office:value="10.5142857142857" calcext:value-type="float">
            <text:p>10.5142857142857</text:p>
          </table:table-cell>
          <table:table-cell table:style-name="ce6" table:formula="of:=[.D34]-[.D33]" office:value-type="float" office:value="-5.79999999999995" calcext:value-type="float">
            <text:p>-5.79999999999995</text:p>
          </table:table-cell>
          <table:table-cell table:style-name="ce6" table:formula="of:=[.E33]-[.E34]" office:value-type="float" office:value="6" calcext:value-type="float">
            <text:p>6</text:p>
          </table:table-cell>
          <table:table-cell table:formula="of:=IF(AND([.N34]&gt;[.O34];[.N34]&gt;0);[.N34];)" office:value-type="float" office:value="0" calcext:value-type="float">
            <text:p>0</text:p>
          </table:table-cell>
          <table:table-cell table:style-name="ce6" table:formula="of:=IF(AND([.O34]&gt;[.N34];[.O34]&gt;0);[.O34];)" office:value-type="float" office:value="6" calcext:value-type="float">
            <text:p>6</text:p>
          </table:table-cell>
          <table:table-cell table:style-name="ce6" table:formula="of:=AVERAGE([.P21:.P34])" office:value-type="float" office:value="0.32857142857143" calcext:value-type="float">
            <text:p>0.32857142857143</text:p>
          </table:table-cell>
          <table:table-cell table:style-name="ce6" table:formula="of:=AVERAGE([.Q21:.Q34])" office:value-type="float" office:value="2.92857142857143" calcext:value-type="float">
            <text:p>2.92857142857143</text:p>
          </table:table-cell>
          <table:table-cell table:style-name="ce6" table:formula="of:=([.R34]/[.M34])*100" office:value-type="float" office:value="3.12500000000002" calcext:value-type="float">
            <text:p>3.12500000000002</text:p>
          </table:table-cell>
          <table:table-cell table:style-name="ce6" table:formula="of:=([.S34]/[.M34])*100" office:value-type="float" office:value="27.8532608695652" calcext:value-type="float">
            <text:p>27.8532608695652</text:p>
          </table:table-cell>
          <table:table-cell table:style-name="ce6" table:formula="of:=(ABS([.T34]-[.U34])/SUM([.T34:.U34]))*100" office:value-type="float" office:value="79.8245614035087" calcext:value-type="float">
            <text:p>79.8245614035087</text:p>
          </table:table-cell>
          <table:table-cell table:style-name="ce6" table:formula="of:=([.W33]*([.$H$2]-1)+[.V34])/[.$H$2]" office:value-type="float" office:value="49.9755073282439" calcext:value-type="float">
            <text:p>49.9755073282439</text:p>
          </table:table-cell>
          <table:table-cell table:formula="of:=AVERAGE([.P21:.P34])" office:value-type="float" office:value="0.32857142857143" calcext:value-type="float">
            <text:p>0.32857142857143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0" calcext:value-type="float">
            <text:p>20191210</text:p>
          </table:table-cell>
          <table:table-cell office:value-type="float" office:value="361.4" calcext:value-type="float">
            <text:p>361.4</text:p>
          </table:table-cell>
          <table:table-cell office:value-type="float" office:value="368" calcext:value-type="float">
            <text:p>368</text:p>
          </table:table-cell>
          <table:table-cell office:value-type="float" office:value="353.6" calcext:value-type="float">
            <text:p>353.6</text:p>
          </table:table-cell>
          <table:table-cell office:value-type="float" office:value="367.8" calcext:value-type="float">
            <text:p>367.8</text:p>
          </table:table-cell>
          <table:table-cell office:value-type="float" office:value="8209" calcext:value-type="float">
            <text:p>8209</text:p>
          </table:table-cell>
          <table:table-cell/>
          <table:table-cell table:formula="of:=[.D35]-[.E35]" office:value-type="float" office:value="14.4" calcext:value-type="float">
            <text:p>14.4</text:p>
          </table:table-cell>
          <table:table-cell table:formula="of:=ABS([.D35]-[.F34])" office:value-type="float" office:value="13" calcext:value-type="float">
            <text:p>13</text:p>
          </table:table-cell>
          <table:table-cell table:formula="of:=ABS([.E35]-[.F34])" office:value-type="float" office:value="1.39999999999998" calcext:value-type="float">
            <text:p>1.39999999999998</text:p>
          </table:table-cell>
          <table:table-cell table:formula="of:=MAX([.I35:.K35])" office:value-type="float" office:value="14.4" calcext:value-type="float">
            <text:p>14.4</text:p>
          </table:table-cell>
          <table:table-cell table:formula="of:=(([.M34]*([.$H$2]-1))+[.L35])/[.$H$2]" office:value-type="float" office:value="10.7918367346939" calcext:value-type="float">
            <text:p>10.7918367346939</text:p>
          </table:table-cell>
          <table:table-cell table:formula="of:=[.D35]-[.D34]" office:value-type="float" office:value="9.39999999999998" calcext:value-type="float">
            <text:p>9.39999999999998</text:p>
          </table:table-cell>
          <table:table-cell table:formula="of:=[.E34]-[.E35]" office:value-type="float" office:value="-6.40000000000003" calcext:value-type="float">
            <text:p>-6.40000000000003</text:p>
          </table:table-cell>
          <table:table-cell table:formula="of:=IF(AND([.N35]&gt;[.O35];[.N35]&gt;0);[.N35];)" office:value-type="float" office:value="9.39999999999998" calcext:value-type="float">
            <text:p>9.39999999999998</text:p>
          </table:table-cell>
          <table:table-cell table:formula="of:=IF(AND([.O35]&gt;[.N35];[.O35]&gt;0);[.O35];)" office:value-type="float" office:value="0" calcext:value-type="float">
            <text:p>0</text:p>
          </table:table-cell>
          <table:table-cell table:formula="of:=(([.R34]*([.$H$2]-1))+[.P35])/[.$H$2]" office:value-type="float" office:value="0.976530612244898" calcext:value-type="float">
            <text:p>0.976530612244898</text:p>
          </table:table-cell>
          <table:table-cell table:formula="of:=(([.S34]*([.$H$2]-1))+[.Q35])/[.$H$2]" office:value-type="float" office:value="2.71938775510204" calcext:value-type="float">
            <text:p>2.71938775510204</text:p>
          </table:table-cell>
          <table:table-cell table:formula="of:=([.R35]/[.M35])*100" office:value-type="float" office:value="9.04878971255674" calcext:value-type="float">
            <text:p>9.04878971255674</text:p>
          </table:table-cell>
          <table:table-cell table:formula="of:=([.S35]/[.M35])*100" office:value-type="float" office:value="25.1985627836612" calcext:value-type="float">
            <text:p>25.1985627836612</text:p>
          </table:table-cell>
          <table:table-cell table:formula="of:=(ABS([.T35]-[.U35])/SUM([.T35:.U35]))*100" office:value-type="float" office:value="47.1562672556599" calcext:value-type="float">
            <text:p>47.1562672556599</text:p>
          </table:table-cell>
          <table:table-cell table:formula="of:=([.W34]*([.$H$2]-1)+[.V35])/[.$H$2]" office:value-type="float" office:value="49.774133037345" calcext:value-type="float">
            <text:p>49.774133037345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1" calcext:value-type="float">
            <text:p>20191211</text:p>
          </table:table-cell>
          <table:table-cell office:value-type="float" office:value="365.6" calcext:value-type="float">
            <text:p>365.6</text:p>
          </table:table-cell>
          <table:table-cell office:value-type="float" office:value="371" calcext:value-type="float">
            <text:p>371</text:p>
          </table:table-cell>
          <table:table-cell office:value-type="float" office:value="359.8" calcext:value-type="float">
            <text:p>359.8</text:p>
          </table:table-cell>
          <table:table-cell office:value-type="float" office:value="360" calcext:value-type="float">
            <text:p>360</text:p>
          </table:table-cell>
          <table:table-cell office:value-type="float" office:value="8636" calcext:value-type="float">
            <text:p>8636</text:p>
          </table:table-cell>
          <table:table-cell/>
          <table:table-cell table:formula="of:=[.D36]-[.E36]" office:value-type="float" office:value="11.2" calcext:value-type="float">
            <text:p>11.2</text:p>
          </table:table-cell>
          <table:table-cell table:formula="of:=ABS([.D36]-[.F35])" office:value-type="float" office:value="3.19999999999999" calcext:value-type="float">
            <text:p>3.19999999999999</text:p>
          </table:table-cell>
          <table:table-cell table:formula="of:=ABS([.E36]-[.F35])" office:value-type="float" office:value="8" calcext:value-type="float">
            <text:p>8</text:p>
          </table:table-cell>
          <table:table-cell table:formula="of:=MAX([.I36:.K36])" office:value-type="float" office:value="11.2" calcext:value-type="float">
            <text:p>11.2</text:p>
          </table:table-cell>
          <table:table-cell table:formula="of:=(([.M35]*([.$H$2]-1))+[.L36])/[.$H$2]" office:value-type="float" office:value="10.8209912536443" calcext:value-type="float">
            <text:p>10.8209912536443</text:p>
          </table:table-cell>
          <table:table-cell table:formula="of:=[.D36]-[.D35]" office:value-type="float" office:value="3" calcext:value-type="float">
            <text:p>3</text:p>
          </table:table-cell>
          <table:table-cell table:formula="of:=[.E35]-[.E36]" office:value-type="float" office:value="-6.19999999999999" calcext:value-type="float">
            <text:p>-6.19999999999999</text:p>
          </table:table-cell>
          <table:table-cell table:formula="of:=IF(AND([.N36]&gt;[.O36];[.N36]&gt;0);[.N36];)" office:value-type="float" office:value="3" calcext:value-type="float">
            <text:p>3</text:p>
          </table:table-cell>
          <table:table-cell table:formula="of:=IF(AND([.O36]&gt;[.N36];[.O36]&gt;0);[.O36];)" office:value-type="float" office:value="0" calcext:value-type="float">
            <text:p>0</text:p>
          </table:table-cell>
          <table:table-cell table:formula="of:=(([.R35]*([.$H$2]-1))+[.P36])/[.$H$2]" office:value-type="float" office:value="1.12106413994169" calcext:value-type="float">
            <text:p>1.12106413994169</text:p>
          </table:table-cell>
          <table:table-cell table:formula="of:=AVERAGE([.Q23:.Q36])" office:value-type="float" office:value="2.78571428571429" calcext:value-type="float">
            <text:p>2.78571428571429</text:p>
          </table:table-cell>
          <table:table-cell table:formula="of:=([.R36]/[.M36])*100" office:value-type="float" office:value="10.3600872938894" calcext:value-type="float">
            <text:p>10.3600872938894</text:p>
          </table:table-cell>
          <table:table-cell table:formula="of:=([.S36]/[.M36])*100" office:value-type="float" office:value="25.7436146136437" calcext:value-type="float">
            <text:p>25.7436146136437</text:p>
          </table:table-cell>
          <table:table-cell table:formula="of:=(ABS([.T36]-[.U36])/SUM([.T36:.U36]))*100" office:value-type="float" office:value="42.609279677618" calcext:value-type="float">
            <text:p>42.609279677618</text:p>
          </table:table-cell>
          <table:table-cell table:formula="of:=([.W35]*([.$H$2]-1)+[.V36])/[.$H$2]" office:value-type="float" office:value="49.2623577973645" calcext:value-type="float">
            <text:p>49.2623577973645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2" calcext:value-type="float">
            <text:p>20191212</text:p>
          </table:table-cell>
          <table:table-cell office:value-type="float" office:value="358.4" calcext:value-type="float">
            <text:p>358.4</text:p>
          </table:table-cell>
          <table:table-cell office:value-type="float" office:value="371.6" calcext:value-type="float">
            <text:p>371.6</text:p>
          </table:table-cell>
          <table:table-cell office:value-type="float" office:value="358.4" calcext:value-type="float">
            <text:p>358.4</text:p>
          </table:table-cell>
          <table:table-cell office:value-type="float" office:value="371" calcext:value-type="float">
            <text:p>371</text:p>
          </table:table-cell>
          <table:table-cell office:value-type="float" office:value="15483" calcext:value-type="float">
            <text:p>15483</text:p>
          </table:table-cell>
          <table:table-cell/>
          <table:table-cell table:formula="of:=[.D37]-[.E37]" office:value-type="float" office:value="13.2" calcext:value-type="float">
            <text:p>13.2</text:p>
          </table:table-cell>
          <table:table-cell table:formula="of:=ABS([.D37]-[.F36])" office:value-type="float" office:value="11.6" calcext:value-type="float">
            <text:p>11.6</text:p>
          </table:table-cell>
          <table:table-cell table:formula="of:=ABS([.E37]-[.F36])" office:value-type="float" office:value="1.60000000000002" calcext:value-type="float">
            <text:p>1.60000000000002</text:p>
          </table:table-cell>
          <table:table-cell table:formula="of:=MAX([.I37:.K37])" office:value-type="float" office:value="13.2" calcext:value-type="float">
            <text:p>13.2</text:p>
          </table:table-cell>
          <table:table-cell table:formula="of:=(([.M36]*([.$H$2]-1))+[.L37])/[.$H$2]" office:value-type="float" office:value="10.9909204498126" calcext:value-type="float">
            <text:p>10.9909204498126</text:p>
          </table:table-cell>
          <table:table-cell table:formula="of:=[.D37]-[.D36]" office:value-type="float" office:value="0.600000000000023" calcext:value-type="float">
            <text:p>0.600000000000023</text:p>
          </table:table-cell>
          <table:table-cell table:formula="of:=[.E36]-[.E37]" office:value-type="float" office:value="1.40000000000003" calcext:value-type="float">
            <text:p>1.40000000000003</text:p>
          </table:table-cell>
          <table:table-cell table:formula="of:=IF(AND([.N37]&gt;[.O37];[.N37]&gt;0);[.N37];)" office:value-type="float" office:value="0" calcext:value-type="float">
            <text:p>0</text:p>
          </table:table-cell>
          <table:table-cell table:formula="of:=IF(AND([.O37]&gt;[.N37];[.O37]&gt;0);[.O37];)" office:value-type="float" office:value="1.40000000000003" calcext:value-type="float">
            <text:p>1.40000000000003</text:p>
          </table:table-cell>
          <table:table-cell table:formula="of:=(([.R36]*([.$H$2]-1))+[.P37])/[.$H$2]" office:value-type="float" office:value="1.04098812994586" calcext:value-type="float">
            <text:p>1.04098812994586</text:p>
          </table:table-cell>
          <table:table-cell table:formula="of:=(([.S36]*([.$H$2]-1))+[.Q37])/[.$H$2]" office:value-type="float" office:value="2.68673469387755" calcext:value-type="float">
            <text:p>2.68673469387755</text:p>
          </table:table-cell>
          <table:table-cell table:formula="of:=([.R37]/[.M37])*100" office:value-type="float" office:value="9.47134623254969" calcext:value-type="float">
            <text:p>9.47134623254969</text:p>
          </table:table-cell>
          <table:table-cell table:formula="of:=([.S37]/[.M37])*100" office:value-type="float" office:value="24.4450381216559" calcext:value-type="float">
            <text:p>24.4450381216559</text:p>
          </table:table-cell>
          <table:table-cell table:formula="of:=(ABS([.T37]-[.U37])/SUM([.T37:.U37]))*100" office:value-type="float" office:value="44.1488447964516" calcext:value-type="float">
            <text:p>44.1488447964516</text:p>
          </table:table-cell>
          <table:table-cell table:formula="of:=([.W36]*([.$H$2]-1)+[.V37])/[.$H$2]" office:value-type="float" office:value="48.8971068687279" calcext:value-type="float">
            <text:p>48.897106868727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3" calcext:value-type="float">
            <text:p>20191213</text:p>
          </table:table-cell>
          <table:table-cell office:value-type="float" office:value="375" calcext:value-type="float">
            <text:p>375</text:p>
          </table:table-cell>
          <table:table-cell office:value-type="float" office:value="381.8" calcext:value-type="float">
            <text:p>381.8</text:p>
          </table:table-cell>
          <table:table-cell office:value-type="float" office:value="372" calcext:value-type="float">
            <text:p>372</text:p>
          </table:table-cell>
          <table:table-cell office:value-type="float" office:value="380.8" calcext:value-type="float">
            <text:p>380.8</text:p>
          </table:table-cell>
          <table:table-cell office:value-type="float" office:value="14670" calcext:value-type="float">
            <text:p>14670</text:p>
          </table:table-cell>
          <table:table-cell/>
          <table:table-cell table:formula="of:=[.D38]-[.E38]" office:value-type="float" office:value="9.80000000000001" calcext:value-type="float">
            <text:p>9.80000000000001</text:p>
          </table:table-cell>
          <table:table-cell table:formula="of:=ABS([.D38]-[.F37])" office:value-type="float" office:value="10.8" calcext:value-type="float">
            <text:p>10.8</text:p>
          </table:table-cell>
          <table:table-cell table:formula="of:=ABS([.E38]-[.F37])" office:value-type="float" office:value="1" calcext:value-type="float">
            <text:p>1</text:p>
          </table:table-cell>
          <table:table-cell table:formula="of:=MAX([.I38:.K38])" office:value-type="float" office:value="10.8" calcext:value-type="float">
            <text:p>10.8</text:p>
          </table:table-cell>
          <table:table-cell table:formula="of:=(([.M37]*([.$H$2]-1))+[.L38])/[.$H$2]" office:value-type="float" office:value="10.977283274826" calcext:value-type="float">
            <text:p>10.977283274826</text:p>
          </table:table-cell>
          <table:table-cell table:formula="of:=[.D38]-[.D37]" office:value-type="float" office:value="10.2" calcext:value-type="float">
            <text:p>10.2</text:p>
          </table:table-cell>
          <table:table-cell table:formula="of:=[.E37]-[.E38]" office:value-type="float" office:value="-13.6" calcext:value-type="float">
            <text:p>-13.6</text:p>
          </table:table-cell>
          <table:table-cell table:formula="of:=IF(AND([.N38]&gt;[.O38];[.N38]&gt;0);[.N38];)" office:value-type="float" office:value="10.2" calcext:value-type="float">
            <text:p>10.2</text:p>
          </table:table-cell>
          <table:table-cell table:formula="of:=IF(AND([.O38]&gt;[.N38];[.O38]&gt;0);[.O38];)" office:value-type="float" office:value="0" calcext:value-type="float">
            <text:p>0</text:p>
          </table:table-cell>
          <table:table-cell table:formula="of:=(([.R37]*([.$H$2]-1))+[.P38])/[.$H$2]" office:value-type="float" office:value="1.69520326352115" calcext:value-type="float">
            <text:p>1.69520326352115</text:p>
          </table:table-cell>
          <table:table-cell table:formula="of:=AVERAGE([.Q25:.Q38])" office:value-type="float" office:value="2.88571428571429" calcext:value-type="float">
            <text:p>2.88571428571429</text:p>
          </table:table-cell>
          <table:table-cell table:formula="of:=([.R38]/[.M38])*100" office:value-type="float" office:value="15.4428306264879" calcext:value-type="float">
            <text:p>15.4428306264879</text:p>
          </table:table-cell>
          <table:table-cell table:formula="of:=([.S38]/[.M38])*100" office:value-type="float" office:value="26.2880551905958" calcext:value-type="float">
            <text:p>26.2880551905958</text:p>
          </table:table-cell>
          <table:table-cell table:formula="of:=(ABS([.T38]-[.U38])/SUM([.T38:.U38]))*100" office:value-type="float" office:value="25.9884839532166" calcext:value-type="float">
            <text:p>25.9884839532166</text:p>
          </table:table-cell>
          <table:table-cell table:formula="of:=([.W37]*([.$H$2]-1)+[.V38])/[.$H$2]" office:value-type="float" office:value="47.2607766604771" calcext:value-type="float">
            <text:p>47.260776660477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6" calcext:value-type="float">
            <text:p>20191216</text:p>
          </table:table-cell>
          <table:table-cell office:value-type="float" office:value="383" calcext:value-type="float">
            <text:p>383</text:p>
          </table:table-cell>
          <table:table-cell office:value-type="float" office:value="384.8" calcext:value-type="float">
            <text:p>384.8</text:p>
          </table:table-cell>
          <table:table-cell office:value-type="float" office:value="363.6" calcext:value-type="float">
            <text:p>363.6</text:p>
          </table:table-cell>
          <table:table-cell office:value-type="float" office:value="367.4" calcext:value-type="float">
            <text:p>367.4</text:p>
          </table:table-cell>
          <table:table-cell office:value-type="float" office:value="13670" calcext:value-type="float">
            <text:p>13670</text:p>
          </table:table-cell>
          <table:table-cell/>
          <table:table-cell table:formula="of:=[.D39]-[.E39]" office:value-type="float" office:value="21.2" calcext:value-type="float">
            <text:p>21.2</text:p>
          </table:table-cell>
          <table:table-cell table:formula="of:=ABS([.D39]-[.F38])" office:value-type="float" office:value="4" calcext:value-type="float">
            <text:p>4</text:p>
          </table:table-cell>
          <table:table-cell table:formula="of:=ABS([.E39]-[.F38])" office:value-type="float" office:value="17.2" calcext:value-type="float">
            <text:p>17.2</text:p>
          </table:table-cell>
          <table:table-cell table:formula="of:=MAX([.I39:.K39])" office:value-type="float" office:value="21.2" calcext:value-type="float">
            <text:p>21.2</text:p>
          </table:table-cell>
          <table:table-cell table:formula="of:=(([.M38]*([.$H$2]-1))+[.L39])/[.$H$2]" office:value-type="float" office:value="11.7074773266241" calcext:value-type="float">
            <text:p>11.7074773266241</text:p>
          </table:table-cell>
          <table:table-cell table:formula="of:=[.D39]-[.D38]" office:value-type="float" office:value="3" calcext:value-type="float">
            <text:p>3</text:p>
          </table:table-cell>
          <table:table-cell table:formula="of:=[.E38]-[.E39]" office:value-type="float" office:value="8.39999999999998" calcext:value-type="float">
            <text:p>8.39999999999998</text:p>
          </table:table-cell>
          <table:table-cell table:formula="of:=IF(AND([.N39]&gt;[.O39];[.N39]&gt;0);[.N39];)" office:value-type="float" office:value="0" calcext:value-type="float">
            <text:p>0</text:p>
          </table:table-cell>
          <table:table-cell table:formula="of:=IF(AND([.O39]&gt;[.N39];[.O39]&gt;0);[.O39];)" office:value-type="float" office:value="8.39999999999998" calcext:value-type="float">
            <text:p>8.39999999999998</text:p>
          </table:table-cell>
          <table:table-cell table:formula="of:=(([.R38]*([.$H$2]-1))+[.P39])/[.$H$2]" office:value-type="float" office:value="1.57411731612678" calcext:value-type="float">
            <text:p>1.57411731612678</text:p>
          </table:table-cell>
          <table:table-cell table:formula="of:=(([.S38]*([.$H$2]-1))+[.Q39])/[.$H$2]" office:value-type="float" office:value="3.27959183673469" calcext:value-type="float">
            <text:p>3.27959183673469</text:p>
          </table:table-cell>
          <table:table-cell table:formula="of:=([.R39]/[.M39])*100" office:value-type="float" office:value="13.4454013636829" calcext:value-type="float">
            <text:p>13.4454013636829</text:p>
          </table:table-cell>
          <table:table-cell table:formula="of:=([.S39]/[.M39])*100" office:value-type="float" office:value="28.0127968240992" calcext:value-type="float">
            <text:p>28.0127968240992</text:p>
          </table:table-cell>
          <table:table-cell table:formula="of:=(ABS([.T39]-[.U39])/SUM([.T39:.U39]))*100" office:value-type="float" office:value="35.1375508275451" calcext:value-type="float">
            <text:p>35.1375508275451</text:p>
          </table:table-cell>
          <table:table-cell table:formula="of:=([.W38]*([.$H$2]-1)+[.V39])/[.$H$2]" office:value-type="float" office:value="46.3948319581248" calcext:value-type="float">
            <text:p>46.3948319581248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7" calcext:value-type="float">
            <text:p>20191217</text:p>
          </table:table-cell>
          <table:table-cell office:value-type="float" office:value="373.8" calcext:value-type="float">
            <text:p>373.8</text:p>
          </table:table-cell>
          <table:table-cell office:value-type="float" office:value="374.2" calcext:value-type="float">
            <text:p>374.2</text:p>
          </table:table-cell>
          <table:table-cell office:value-type="float" office:value="364.4" calcext:value-type="float">
            <text:p>364.4</text:p>
          </table:table-cell>
          <table:table-cell office:value-type="float" office:value="368.2" calcext:value-type="float">
            <text:p>368.2</text:p>
          </table:table-cell>
          <table:table-cell office:value-type="float" office:value="20976" calcext:value-type="float">
            <text:p>20976</text:p>
          </table:table-cell>
          <table:table-cell/>
          <table:table-cell table:formula="of:=[.D40]-[.E40]" office:value-type="float" office:value="9.80000000000001" calcext:value-type="float">
            <text:p>9.80000000000001</text:p>
          </table:table-cell>
          <table:table-cell table:formula="of:=ABS([.D40]-[.F39])" office:value-type="float" office:value="6.80000000000001" calcext:value-type="float">
            <text:p>6.80000000000001</text:p>
          </table:table-cell>
          <table:table-cell table:formula="of:=ABS([.E40]-[.F39])" office:value-type="float" office:value="3" calcext:value-type="float">
            <text:p>3</text:p>
          </table:table-cell>
          <table:table-cell table:formula="of:=MAX([.I40:.K40])" office:value-type="float" office:value="9.80000000000001" calcext:value-type="float">
            <text:p>9.80000000000001</text:p>
          </table:table-cell>
          <table:table-cell table:formula="of:=(([.M39]*([.$H$2]-1))+[.L40])/[.$H$2]" office:value-type="float" office:value="11.571228946151" calcext:value-type="float">
            <text:p>11.571228946151</text:p>
          </table:table-cell>
          <table:table-cell table:formula="of:=[.D40]-[.D39]" office:value-type="float" office:value="-10.6" calcext:value-type="float">
            <text:p>-10.6</text:p>
          </table:table-cell>
          <table:table-cell table:formula="of:=[.E39]-[.E40]" office:value-type="float" office:value="-0.799999999999955" calcext:value-type="float">
            <text:p>-0.799999999999955</text:p>
          </table:table-cell>
          <table:table-cell table:formula="of:=IF(AND([.N40]&gt;[.O40];[.N40]&gt;0);[.N40];)" office:value-type="float" office:value="0" calcext:value-type="float">
            <text:p>0</text:p>
          </table:table-cell>
          <table:table-cell table:formula="of:=IF(AND([.O40]&gt;[.N40];[.O40]&gt;0);[.O40];)" office:value-type="float" office:value="0" calcext:value-type="float">
            <text:p>0</text:p>
          </table:table-cell>
          <table:table-cell table:formula="of:=(([.R39]*([.$H$2]-1))+[.P40])/[.$H$2]" office:value-type="float" office:value="1.46168036497487" calcext:value-type="float">
            <text:p>1.46168036497487</text:p>
          </table:table-cell>
          <table:table-cell table:formula="of:=AVERAGE([.Q27:.Q40])" office:value-type="float" office:value="2.47142857142857" calcext:value-type="float">
            <text:p>2.47142857142857</text:p>
          </table:table-cell>
          <table:table-cell table:formula="of:=([.R40]/[.M40])*100" office:value-type="float" office:value="12.6320235454427" calcext:value-type="float">
            <text:p>12.6320235454427</text:p>
          </table:table-cell>
          <table:table-cell table:formula="of:=([.S40]/[.M40])*100" office:value-type="float" office:value="21.3583931571129" calcext:value-type="float">
            <text:p>21.3583931571129</text:p>
          </table:table-cell>
          <table:table-cell table:formula="of:=(ABS([.T40]-[.U40])/SUM([.T40:.U40]))*100" office:value-type="float" office:value="25.6730292188918" calcext:value-type="float">
            <text:p>25.6730292188918</text:p>
          </table:table-cell>
          <table:table-cell table:formula="of:=([.W39]*([.$H$2]-1)+[.V40])/[.$H$2]" office:value-type="float" office:value="44.9147031910368" calcext:value-type="float">
            <text:p>44.9147031910368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8" calcext:value-type="float">
            <text:p>20191218</text:p>
          </table:table-cell>
          <table:table-cell office:value-type="float" office:value="369.6" calcext:value-type="float">
            <text:p>369.6</text:p>
          </table:table-cell>
          <table:table-cell office:value-type="float" office:value="371.8" calcext:value-type="float">
            <text:p>371.8</text:p>
          </table:table-cell>
          <table:table-cell office:value-type="float" office:value="363.2" calcext:value-type="float">
            <text:p>363.2</text:p>
          </table:table-cell>
          <table:table-cell office:value-type="float" office:value="371.8" calcext:value-type="float">
            <text:p>371.8</text:p>
          </table:table-cell>
          <table:table-cell office:value-type="float" office:value="17778" calcext:value-type="float">
            <text:p>17778</text:p>
          </table:table-cell>
          <table:table-cell/>
          <table:table-cell table:formula="of:=[.D41]-[.E41]" office:value-type="float" office:value="8.60000000000002" calcext:value-type="float">
            <text:p>8.60000000000002</text:p>
          </table:table-cell>
          <table:table-cell table:formula="of:=ABS([.D41]-[.F40])" office:value-type="float" office:value="3.60000000000002" calcext:value-type="float">
            <text:p>3.60000000000002</text:p>
          </table:table-cell>
          <table:table-cell table:formula="of:=ABS([.E41]-[.F40])" office:value-type="float" office:value="5" calcext:value-type="float">
            <text:p>5</text:p>
          </table:table-cell>
          <table:table-cell table:formula="of:=MAX([.I41:.K41])" office:value-type="float" office:value="8.60000000000002" calcext:value-type="float">
            <text:p>8.60000000000002</text:p>
          </table:table-cell>
          <table:table-cell table:formula="of:=(([.M40]*([.$H$2]-1))+[.L41])/[.$H$2]" office:value-type="float" office:value="11.3589983071402" calcext:value-type="float">
            <text:p>11.3589983071402</text:p>
          </table:table-cell>
          <table:table-cell table:formula="of:=[.D41]-[.D40]" office:value-type="float" office:value="-2.39999999999998" calcext:value-type="float">
            <text:p>-2.39999999999998</text:p>
          </table:table-cell>
          <table:table-cell table:formula="of:=[.E40]-[.E41]" office:value-type="float" office:value="1.19999999999999" calcext:value-type="float">
            <text:p>1.19999999999999</text:p>
          </table:table-cell>
          <table:table-cell table:formula="of:=IF(AND([.N41]&gt;[.O41];[.N41]&gt;0);[.N41];)" office:value-type="float" office:value="0" calcext:value-type="float">
            <text:p>0</text:p>
          </table:table-cell>
          <table:table-cell table:formula="of:=IF(AND([.O41]&gt;[.N41];[.O41]&gt;0);[.O41];)" office:value-type="float" office:value="1.19999999999999" calcext:value-type="float">
            <text:p>1.19999999999999</text:p>
          </table:table-cell>
          <table:table-cell table:formula="of:=(([.R40]*([.$H$2]-1))+[.P41])/[.$H$2]" office:value-type="float" office:value="1.35727462461952" calcext:value-type="float">
            <text:p>1.35727462461952</text:p>
          </table:table-cell>
          <table:table-cell table:formula="of:=(([.S40]*([.$H$2]-1))+[.Q41])/[.$H$2]" office:value-type="float" office:value="2.38061224489796" calcext:value-type="float">
            <text:p>2.38061224489796</text:p>
          </table:table-cell>
          <table:table-cell table:formula="of:=([.R41]/[.M41])*100" office:value-type="float" office:value="11.9488936252975" calcext:value-type="float">
            <text:p>11.9488936252975</text:p>
          </table:table-cell>
          <table:table-cell table:formula="of:=([.S41]/[.M41])*100" office:value-type="float" office:value="20.9579417174622" calcext:value-type="float">
            <text:p>20.9579417174622</text:p>
          </table:table-cell>
          <table:table-cell table:formula="of:=(ABS([.T41]-[.U41])/SUM([.T41:.U41]))*100" office:value-type="float" office:value="27.3774369316463" calcext:value-type="float">
            <text:p>27.3774369316463</text:p>
          </table:table-cell>
          <table:table-cell table:formula="of:=([.W40]*([.$H$2]-1)+[.V41])/[.$H$2]" office:value-type="float" office:value="43.662041315366" calcext:value-type="float">
            <text:p>43.662041315366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9" calcext:value-type="float">
            <text:p>20191219</text:p>
          </table:table-cell>
          <table:table-cell office:value-type="float" office:value="371.8" calcext:value-type="float">
            <text:p>371.8</text:p>
          </table:table-cell>
          <table:table-cell office:value-type="float" office:value="376" calcext:value-type="float">
            <text:p>376</text:p>
          </table:table-cell>
          <table:table-cell office:value-type="float" office:value="370.6" calcext:value-type="float">
            <text:p>370.6</text:p>
          </table:table-cell>
          <table:table-cell office:value-type="float" office:value="376" calcext:value-type="float">
            <text:p>376</text:p>
          </table:table-cell>
          <table:table-cell office:value-type="float" office:value="13748" calcext:value-type="float">
            <text:p>13748</text:p>
          </table:table-cell>
          <table:table-cell/>
          <table:table-cell table:formula="of:=[.D42]-[.E42]" office:value-type="float" office:value="5.39999999999998" calcext:value-type="float">
            <text:p>5.39999999999998</text:p>
          </table:table-cell>
          <table:table-cell table:formula="of:=ABS([.D42]-[.F41])" office:value-type="float" office:value="4.19999999999999" calcext:value-type="float">
            <text:p>4.19999999999999</text:p>
          </table:table-cell>
          <table:table-cell table:formula="of:=ABS([.E42]-[.F41])" office:value-type="float" office:value="1.19999999999999" calcext:value-type="float">
            <text:p>1.19999999999999</text:p>
          </table:table-cell>
          <table:table-cell table:formula="of:=MAX([.I42:.K42])" office:value-type="float" office:value="5.39999999999998" calcext:value-type="float">
            <text:p>5.39999999999998</text:p>
          </table:table-cell>
          <table:table-cell table:formula="of:=(([.M41]*([.$H$2]-1))+[.L42])/[.$H$2]" office:value-type="float" office:value="10.9333555709159" calcext:value-type="float">
            <text:p>10.9333555709159</text:p>
          </table:table-cell>
          <table:table-cell table:formula="of:=[.D42]-[.D41]" office:value-type="float" office:value="4.19999999999999" calcext:value-type="float">
            <text:p>4.19999999999999</text:p>
          </table:table-cell>
          <table:table-cell table:formula="of:=[.E41]-[.E42]" office:value-type="float" office:value="-7.40000000000003" calcext:value-type="float">
            <text:p>-7.40000000000003</text:p>
          </table:table-cell>
          <table:table-cell table:formula="of:=IF(AND([.N42]&gt;[.O42];[.N42]&gt;0);[.N42];)" office:value-type="float" office:value="4.19999999999999" calcext:value-type="float">
            <text:p>4.19999999999999</text:p>
          </table:table-cell>
          <table:table-cell table:formula="of:=IF(AND([.O42]&gt;[.N42];[.O42]&gt;0);[.O42];)" office:value-type="float" office:value="0" calcext:value-type="float">
            <text:p>0</text:p>
          </table:table-cell>
          <table:table-cell table:formula="of:=(([.R41]*([.$H$2]-1))+[.P42])/[.$H$2]" office:value-type="float" office:value="1.5603264371467" calcext:value-type="float">
            <text:p>1.5603264371467</text:p>
          </table:table-cell>
          <table:table-cell table:formula="of:=AVERAGE([.Q29:.Q42])" office:value-type="float" office:value="2.24285714285714" calcext:value-type="float">
            <text:p>2.24285714285714</text:p>
          </table:table-cell>
          <table:table-cell table:formula="of:=([.R42]/[.M42])*100" office:value-type="float" office:value="14.2712493618827" calcext:value-type="float">
            <text:p>14.2712493618827</text:p>
          </table:table-cell>
          <table:table-cell table:formula="of:=([.S42]/[.M42])*100" office:value-type="float" office:value="20.5138955585002" calcext:value-type="float">
            <text:p>20.5138955585002</text:p>
          </table:table-cell>
          <table:table-cell table:formula="of:=(ABS([.T42]-[.U42])/SUM([.T42:.U42]))*100" office:value-type="float" office:value="17.9462992346468" calcext:value-type="float">
            <text:p>17.9462992346468</text:p>
          </table:table-cell>
          <table:table-cell table:formula="of:=([.W41]*([.$H$2]-1)+[.V42])/[.$H$2]" office:value-type="float" office:value="41.8252025953146" calcext:value-type="float">
            <text:p>41.8252025953146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368.6" calcext:value-type="float">
            <text:p>368.6</text:p>
          </table:table-cell>
          <table:table-cell office:value-type="float" office:value="379.8" calcext:value-type="float">
            <text:p>379.8</text:p>
          </table:table-cell>
          <table:table-cell office:value-type="float" office:value="366" calcext:value-type="float">
            <text:p>366</text:p>
          </table:table-cell>
          <table:table-cell office:value-type="float" office:value="374.2" calcext:value-type="float">
            <text:p>374.2</text:p>
          </table:table-cell>
          <table:table-cell office:value-type="float" office:value="57404" calcext:value-type="float">
            <text:p>57404</text:p>
          </table:table-cell>
          <table:table-cell/>
          <table:table-cell table:formula="of:=[.D43]-[.E43]" office:value-type="float" office:value="13.8" calcext:value-type="float">
            <text:p>13.8</text:p>
          </table:table-cell>
          <table:table-cell table:formula="of:=ABS([.D43]-[.F42])" office:value-type="float" office:value="3.80000000000001" calcext:value-type="float">
            <text:p>3.80000000000001</text:p>
          </table:table-cell>
          <table:table-cell table:formula="of:=ABS([.E43]-[.F42])" office:value-type="float" office:value="10" calcext:value-type="float">
            <text:p>10</text:p>
          </table:table-cell>
          <table:table-cell table:formula="of:=MAX([.I43:.K43])" office:value-type="float" office:value="13.8" calcext:value-type="float">
            <text:p>13.8</text:p>
          </table:table-cell>
          <table:table-cell table:formula="of:=(([.M42]*([.$H$2]-1))+[.L43])/[.$H$2]" office:value-type="float" office:value="11.138115887279" calcext:value-type="float">
            <text:p>11.138115887279</text:p>
          </table:table-cell>
          <table:table-cell table:formula="of:=[.D43]-[.D42]" office:value-type="float" office:value="3.80000000000001" calcext:value-type="float">
            <text:p>3.80000000000001</text:p>
          </table:table-cell>
          <table:table-cell table:formula="of:=[.E42]-[.E43]" office:value-type="float" office:value="4.60000000000002" calcext:value-type="float">
            <text:p>4.60000000000002</text:p>
          </table:table-cell>
          <table:table-cell table:formula="of:=IF(AND([.N43]&gt;[.O43];[.N43]&gt;0);[.N43];)" office:value-type="float" office:value="0" calcext:value-type="float">
            <text:p>0</text:p>
          </table:table-cell>
          <table:table-cell table:formula="of:=IF(AND([.O43]&gt;[.N43];[.O43]&gt;0);[.O43];)" office:value-type="float" office:value="4.60000000000002" calcext:value-type="float">
            <text:p>4.60000000000002</text:p>
          </table:table-cell>
          <table:table-cell table:formula="of:=(([.R42]*([.$H$2]-1))+[.P43])/[.$H$2]" office:value-type="float" office:value="1.44887454877908" calcext:value-type="float">
            <text:p>1.44887454877908</text:p>
          </table:table-cell>
          <table:table-cell table:formula="of:=(([.S42]*([.$H$2]-1))+[.Q43])/[.$H$2]" office:value-type="float" office:value="2.41122448979592" calcext:value-type="float">
            <text:p>2.41122448979592</text:p>
          </table:table-cell>
          <table:table-cell table:formula="of:=([.R43]/[.M43])*100" office:value-type="float" office:value="13.0082552869992" calcext:value-type="float">
            <text:p>13.0082552869992</text:p>
          </table:table-cell>
          <table:table-cell table:formula="of:=([.S43]/[.M43])*100" office:value-type="float" office:value="21.648405477176" calcext:value-type="float">
            <text:p>21.648405477176</text:p>
          </table:table-cell>
          <table:table-cell table:formula="of:=(ABS([.T43]-[.U43])/SUM([.T43:.U43]))*100" office:value-type="float" office:value="24.9307059585732" calcext:value-type="float">
            <text:p>24.9307059585732</text:p>
          </table:table-cell>
          <table:table-cell table:formula="of:=([.W42]*([.$H$2]-1)+[.V43])/[.$H$2]" office:value-type="float" office:value="40.6184528355474" calcext:value-type="float">
            <text:p>40.6184528355474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23" calcext:value-type="float">
            <text:p>20191223</text:p>
          </table:table-cell>
          <table:table-cell office:value-type="float" office:value="373" calcext:value-type="float">
            <text:p>373</text:p>
          </table:table-cell>
          <table:table-cell office:value-type="float" office:value="389.8" calcext:value-type="float">
            <text:p>389.8</text:p>
          </table:table-cell>
          <table:table-cell office:value-type="float" office:value="373" calcext:value-type="float">
            <text:p>373</text:p>
          </table:table-cell>
          <table:table-cell office:value-type="float" office:value="389.8" calcext:value-type="float">
            <text:p>389.8</text:p>
          </table:table-cell>
          <table:table-cell office:value-type="float" office:value="23130" calcext:value-type="float">
            <text:p>23130</text:p>
          </table:table-cell>
          <table:table-cell/>
          <table:table-cell table:formula="of:=[.D44]-[.E44]" office:value-type="float" office:value="16.8" calcext:value-type="float">
            <text:p>16.8</text:p>
          </table:table-cell>
          <table:table-cell table:formula="of:=ABS([.D44]-[.F43])" office:value-type="float" office:value="15.6" calcext:value-type="float">
            <text:p>15.6</text:p>
          </table:table-cell>
          <table:table-cell table:formula="of:=ABS([.E44]-[.F43])" office:value-type="float" office:value="1.19999999999999" calcext:value-type="float">
            <text:p>1.19999999999999</text:p>
          </table:table-cell>
          <table:table-cell table:formula="of:=MAX([.I44:.K44])" office:value-type="float" office:value="16.8" calcext:value-type="float">
            <text:p>16.8</text:p>
          </table:table-cell>
          <table:table-cell table:formula="of:=(([.M43]*([.$H$2]-1))+[.L44])/[.$H$2]" office:value-type="float" office:value="11.5425361810448" calcext:value-type="float">
            <text:p>11.5425361810448</text:p>
          </table:table-cell>
          <table:table-cell table:formula="of:=[.D44]-[.D43]" office:value-type="float" office:value="10" calcext:value-type="float">
            <text:p>10</text:p>
          </table:table-cell>
          <table:table-cell table:formula="of:=[.E43]-[.E44]" office:value-type="float" office:value="-7" calcext:value-type="float">
            <text:p>-7</text:p>
          </table:table-cell>
          <table:table-cell table:formula="of:=IF(AND([.N44]&gt;[.O44];[.N44]&gt;0);[.N44];)" office:value-type="float" office:value="10" calcext:value-type="float">
            <text:p>10</text:p>
          </table:table-cell>
          <table:table-cell table:formula="of:=IF(AND([.O44]&gt;[.N44];[.O44]&gt;0);[.O44];)" office:value-type="float" office:value="0" calcext:value-type="float">
            <text:p>0</text:p>
          </table:table-cell>
          <table:table-cell table:formula="of:=(([.R43]*([.$H$2]-1))+[.P44])/[.$H$2]" office:value-type="float" office:value="2.05966922386629" calcext:value-type="float">
            <text:p>2.05966922386629</text:p>
          </table:table-cell>
          <table:table-cell table:formula="of:=AVERAGE([.Q31:.Q44])" office:value-type="float" office:value="1.88571428571428" calcext:value-type="float">
            <text:p>1.88571428571428</text:p>
          </table:table-cell>
          <table:table-cell table:formula="of:=([.R44]/[.M44])*100" office:value-type="float" office:value="17.8441651952426" calcext:value-type="float">
            <text:p>17.8441651952426</text:p>
          </table:table-cell>
          <table:table-cell table:formula="of:=([.S44]/[.M44])*100" office:value-type="float" office:value="16.337087934028" calcext:value-type="float">
            <text:p>16.337087934028</text:p>
          </table:table-cell>
          <table:table-cell table:formula="of:=(ABS([.T44]-[.U44])/SUM([.T44:.U44]))*100" office:value-type="float" office:value="4.40907551140686" calcext:value-type="float">
            <text:p>4.40907551140686</text:p>
          </table:table-cell>
          <table:table-cell table:formula="of:=([.W43]*([.$H$2]-1)+[.V44])/[.$H$2]" office:value-type="float" office:value="38.0320687409659" calcext:value-type="float">
            <text:p>38.032068740965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27" calcext:value-type="float">
            <text:p>20191227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88.2" calcext:value-type="float">
            <text:p>388.2</text:p>
          </table:table-cell>
          <table:table-cell office:value-type="float" office:value="8411" calcext:value-type="float">
            <text:p>8411</text:p>
          </table:table-cell>
          <table:table-cell/>
          <table:table-cell table:formula="of:=[.D45]-[.E45]" office:value-type="float" office:value="8" calcext:value-type="float">
            <text:p>8</text:p>
          </table:table-cell>
          <table:table-cell table:formula="of:=ABS([.D45]-[.F44])" office:value-type="float" office:value="2.19999999999999" calcext:value-type="float">
            <text:p>2.19999999999999</text:p>
          </table:table-cell>
          <table:table-cell table:formula="of:=ABS([.E45]-[.F44])" office:value-type="float" office:value="5.80000000000001" calcext:value-type="float">
            <text:p>5.80000000000001</text:p>
          </table:table-cell>
          <table:table-cell table:formula="of:=MAX([.I45:.K45])" office:value-type="float" office:value="8" calcext:value-type="float">
            <text:p>8</text:p>
          </table:table-cell>
          <table:table-cell table:formula="of:=(([.M44]*([.$H$2]-1))+[.L45])/[.$H$2]" office:value-type="float" office:value="11.2894978823988" calcext:value-type="float">
            <text:p>11.2894978823988</text:p>
          </table:table-cell>
          <table:table-cell table:formula="of:=[.D45]-[.D44]" office:value-type="float" office:value="2.19999999999999" calcext:value-type="float">
            <text:p>2.19999999999999</text:p>
          </table:table-cell>
          <table:table-cell table:formula="of:=[.E44]-[.E45]" office:value-type="float" office:value="-11" calcext:value-type="float">
            <text:p>-11</text:p>
          </table:table-cell>
          <table:table-cell table:formula="of:=IF(AND([.N45]&gt;[.O45];[.N45]&gt;0);[.N45];)" office:value-type="float" office:value="2.19999999999999" calcext:value-type="float">
            <text:p>2.19999999999999</text:p>
          </table:table-cell>
          <table:table-cell table:formula="of:=IF(AND([.O45]&gt;[.N45];[.O45]&gt;0);[.O45];)" office:value-type="float" office:value="0" calcext:value-type="float">
            <text:p>0</text:p>
          </table:table-cell>
          <table:table-cell table:formula="of:=(([.R44]*([.$H$2]-1))+[.P45])/[.$H$2]" office:value-type="float" office:value="2.06969285073298" calcext:value-type="float">
            <text:p>2.06969285073298</text:p>
          </table:table-cell>
          <table:table-cell table:formula="of:=(([.S44]*([.$H$2]-1))+[.Q45])/[.$H$2]" office:value-type="float" office:value="1.75102040816326" calcext:value-type="float">
            <text:p>1.75102040816326</text:p>
          </table:table-cell>
          <table:table-cell table:formula="of:=([.R45]/[.M45])*100" office:value-type="float" office:value="18.3329043708826" calcext:value-type="float">
            <text:p>18.3329043708826</text:p>
          </table:table-cell>
          <table:table-cell table:formula="of:=([.S45]/[.M45])*100" office:value-type="float" office:value="15.5101708366786" calcext:value-type="float">
            <text:p>15.5101708366786</text:p>
          </table:table-cell>
          <table:table-cell table:formula="of:=(ABS([.T45]-[.U45])/SUM([.T45:.U45]))*100" office:value-type="float" office:value="8.3406531968268" calcext:value-type="float">
            <text:p>8.3406531968268</text:p>
          </table:table-cell>
          <table:table-cell table:formula="of:=([.W44]*([.$H$2]-1)+[.V45])/[.$H$2]" office:value-type="float" office:value="35.911253344956" calcext:value-type="float">
            <text:p>35.911253344956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30" calcext:value-type="float">
            <text:p>20191230</text:p>
          </table:table-cell>
          <table:table-cell office:value-type="float" office:value="387.2" calcext:value-type="float">
            <text:p>387.2</text:p>
          </table:table-cell>
          <table:table-cell office:value-type="float" office:value="392" calcext:value-type="float">
            <text:p>392</text:p>
          </table:table-cell>
          <table:table-cell office:value-type="float" office:value="387.2" calcext:value-type="float">
            <text:p>387.2</text:p>
          </table:table-cell>
          <table:table-cell office:value-type="float" office:value="389.4" calcext:value-type="float">
            <text:p>389.4</text:p>
          </table:table-cell>
          <table:table-cell office:value-type="float" office:value="21330" calcext:value-type="float">
            <text:p>21330</text:p>
          </table:table-cell>
          <table:table-cell/>
          <table:table-cell table:formula="of:=[.D46]-[.E46]" office:value-type="float" office:value="4.80000000000001" calcext:value-type="float">
            <text:p>4.80000000000001</text:p>
          </table:table-cell>
          <table:table-cell table:formula="of:=ABS([.D46]-[.F45])" office:value-type="float" office:value="3.80000000000001" calcext:value-type="float">
            <text:p>3.80000000000001</text:p>
          </table:table-cell>
          <table:table-cell table:formula="of:=ABS([.E46]-[.F45])" office:value-type="float" office:value="1" calcext:value-type="float">
            <text:p>1</text:p>
          </table:table-cell>
          <table:table-cell table:formula="of:=MAX([.I46:.K46])" office:value-type="float" office:value="4.80000000000001" calcext:value-type="float">
            <text:p>4.80000000000001</text:p>
          </table:table-cell>
          <table:table-cell table:formula="of:=(([.M45]*([.$H$2]-1))+[.L46])/[.$H$2]" office:value-type="float" office:value="10.8259623193703" calcext:value-type="float">
            <text:p>10.8259623193703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[.E45]-[.E46]" office:value-type="float" office:value="-3.19999999999999" calcext:value-type="float">
            <text:p>-3.19999999999999</text:p>
          </table:table-cell>
          <table:table-cell table:formula="of:=IF(AND([.N46]&gt;[.O46];[.N46]&gt;0);[.N46];)" office:value-type="float" office:value="0" calcext:value-type="float">
            <text:p>0</text:p>
          </table:table-cell>
          <table:table-cell table:formula="of:=IF(AND([.O46]&gt;[.N46];[.O46]&gt;0);[.O46];)" office:value-type="float" office:value="0" calcext:value-type="float">
            <text:p>0</text:p>
          </table:table-cell>
          <table:table-cell table:formula="of:=(([.R45]*([.$H$2]-1))+[.P46])/[.$H$2]" office:value-type="float" office:value="1.92185764710919" calcext:value-type="float">
            <text:p>1.92185764710919</text:p>
          </table:table-cell>
          <table:table-cell table:formula="of:=AVERAGE([.Q33:.Q46])" office:value-type="float" office:value="1.54285714285714" calcext:value-type="float">
            <text:p>1.54285714285714</text:p>
          </table:table-cell>
          <table:table-cell table:formula="of:=([.R46]/[.M46])*100" office:value-type="float" office:value="17.7523031247811" calcext:value-type="float">
            <text:p>17.7523031247811</text:p>
          </table:table-cell>
          <table:table-cell table:formula="of:=([.S46]/[.M46])*100" office:value-type="float" office:value="14.251454950075" calcext:value-type="float">
            <text:p>14.251454950075</text:p>
          </table:table-cell>
          <table:table-cell table:formula="of:=(ABS([.T46]-[.U46])/SUM([.T46:.U46]))*100" office:value-type="float" office:value="10.9388658873053" calcext:value-type="float">
            <text:p>10.9388658873053</text:p>
          </table:table-cell>
          <table:table-cell table:formula="of:=([.W45]*([.$H$2]-1)+[.V46])/[.$H$2]" office:value-type="float" office:value="34.1275113836952" calcext:value-type="float">
            <text:p>34.1275113836952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2" calcext:value-type="float">
            <text:p>20200102</text:p>
          </table:table-cell>
          <table:table-cell office:value-type="float" office:value="385" calcext:value-type="float">
            <text:p>385</text:p>
          </table:table-cell>
          <table:table-cell office:value-type="float" office:value="397.8" calcext:value-type="float">
            <text:p>397.8</text:p>
          </table:table-cell>
          <table:table-cell office:value-type="float" office:value="385" calcext:value-type="float">
            <text:p>385</text:p>
          </table:table-cell>
          <table:table-cell office:value-type="float" office:value="394.4" calcext:value-type="float">
            <text:p>394.4</text:p>
          </table:table-cell>
          <table:table-cell office:value-type="float" office:value="12711" calcext:value-type="float">
            <text:p>12711</text:p>
          </table:table-cell>
          <table:table-cell/>
          <table:table-cell table:formula="of:=[.D47]-[.E47]" office:value-type="float" office:value="12.8" calcext:value-type="float">
            <text:p>12.8</text:p>
          </table:table-cell>
          <table:table-cell table:formula="of:=ABS([.D47]-[.F46])" office:value-type="float" office:value="8.40000000000003" calcext:value-type="float">
            <text:p>8.40000000000003</text:p>
          </table:table-cell>
          <table:table-cell table:formula="of:=ABS([.E47]-[.F46])" office:value-type="float" office:value="4.39999999999998" calcext:value-type="float">
            <text:p>4.39999999999998</text:p>
          </table:table-cell>
          <table:table-cell table:formula="of:=MAX([.I47:.K47])" office:value-type="float" office:value="12.8" calcext:value-type="float">
            <text:p>12.8</text:p>
          </table:table-cell>
          <table:table-cell table:formula="of:=(([.M46]*([.$H$2]-1))+[.L47])/[.$H$2]" office:value-type="float" office:value="10.9669650108438" calcext:value-type="float">
            <text:p>10.9669650108438</text:p>
          </table:table-cell>
          <table:table-cell table:formula="of:=[.D47]-[.D46]" office:value-type="float" office:value="5.80000000000001" calcext:value-type="float">
            <text:p>5.80000000000001</text:p>
          </table:table-cell>
          <table:table-cell table:formula="of:=[.E46]-[.E47]" office:value-type="float" office:value="2.19999999999999" calcext:value-type="float">
            <text:p>2.19999999999999</text:p>
          </table:table-cell>
          <table:table-cell table:formula="of:=IF(AND([.N47]&gt;[.O47];[.N47]&gt;0);[.N47];)" office:value-type="float" office:value="5.80000000000001" calcext:value-type="float">
            <text:p>5.80000000000001</text:p>
          </table:table-cell>
          <table:table-cell table:formula="of:=IF(AND([.O47]&gt;[.N47];[.O47]&gt;0);[.O47];)" office:value-type="float" office:value="0" calcext:value-type="float">
            <text:p>0</text:p>
          </table:table-cell>
          <table:table-cell table:formula="of:=(([.R46]*([.$H$2]-1))+[.P47])/[.$H$2]" office:value-type="float" office:value="2.19886781517282" calcext:value-type="float">
            <text:p>2.19886781517282</text:p>
          </table:table-cell>
          <table:table-cell table:formula="of:=(([.S46]*([.$H$2]-1))+[.Q47])/[.$H$2]" office:value-type="float" office:value="1.43265306122449" calcext:value-type="float">
            <text:p>1.43265306122449</text:p>
          </table:table-cell>
          <table:table-cell table:formula="of:=([.R47]/[.M47])*100" office:value-type="float" office:value="20.0499209489467" calcext:value-type="float">
            <text:p>20.0499209489467</text:p>
          </table:table-cell>
          <table:table-cell table:formula="of:=([.S47]/[.M47])*100" office:value-type="float" office:value="13.0633503417575" calcext:value-type="float">
            <text:p>13.0633503417575</text:p>
          </table:table-cell>
          <table:table-cell table:formula="of:=(ABS([.T47]-[.U47])/SUM([.T47:.U47]))*100" office:value-type="float" office:value="21.0990045225477" calcext:value-type="float">
            <text:p>21.0990045225477</text:p>
          </table:table-cell>
          <table:table-cell table:formula="of:=([.W46]*([.$H$2]-1)+[.V47])/[.$H$2]" office:value-type="float" office:value="33.1969037507561" calcext:value-type="float">
            <text:p>33.1969037507561</text:p>
          </table:table-cell>
          <table:table-cell/>
        </table:table-row>
        <table:table-row table:style-name="ro2">
          <table:table-cell table:style-name="ce3" office:value-type="string" calcext:value-type="string">
            <text:p>MBANK</text:p>
          </table:table-cell>
          <table:table-cell table:style-name="ce3" office:value-type="float" office:value="20200103" calcext:value-type="float">
            <text:p>2020010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96.4" calcext:value-type="float">
            <text:p>396.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96.4" calcext:value-type="float">
            <text:p>396.4</text:p>
          </table:table-cell>
          <table:table-cell table:style-name="ce3" office:value-type="float" office:value="17102" calcext:value-type="float">
            <text:p>17102</text:p>
          </table:table-cell>
          <table:table-cell table:style-name="ce7"/>
          <table:table-cell table:style-name="ce7" table:formula="of:=[.D48]-[.E48]" office:value-type="float" office:value="11.4" calcext:value-type="float">
            <text:p>11.4</text:p>
          </table:table-cell>
          <table:table-cell table:style-name="ce7" table:formula="of:=ABS([.D48]-[.F47])" office:value-type="float" office:value="2" calcext:value-type="float">
            <text:p>2</text:p>
          </table:table-cell>
          <table:table-cell table:style-name="ce7" table:formula="of:=ABS([.E48]-[.F47])" office:value-type="float" office:value="9.39999999999998" calcext:value-type="float">
            <text:p>9.39999999999998</text:p>
          </table:table-cell>
          <table:table-cell table:style-name="ce7" table:formula="of:=MAX([.I48:.K48])" office:value-type="float" office:value="11.4" calcext:value-type="float">
            <text:p>11.4</text:p>
          </table:table-cell>
          <table:table-cell table:style-name="ce8" table:formula="of:=AVERAGE([.L35:.L48])" office:value-type="float" office:value="11.5857142857143" calcext:value-type="float">
            <text:p>11.5857142857143</text:p>
          </table:table-cell>
          <table:table-cell table:style-name="ce7" table:formula="of:=[.D48]-[.D47]" office:value-type="float" office:value="-1.40000000000003" calcext:value-type="float">
            <text:p>-1.40000000000003</text:p>
          </table:table-cell>
          <table:table-cell table:style-name="ce7" table:formula="of:=[.E47]-[.E48]" office:value-type="float" office:value="0" calcext:value-type="float">
            <text:p>0</text:p>
          </table:table-cell>
          <table:table-cell table:formula="of:=IF(AND([.N48]&gt;[.O48];[.N48]&gt;0);[.N48];)" office:value-type="float" office:value="0" calcext:value-type="float">
            <text:p>0</text:p>
          </table:table-cell>
          <table:table-cell table:style-name="ce7" table:formula="of:=IF(AND([.O48]&gt;[.N48];[.O48]&gt;0);[.O48];)" office:value-type="float" office:value="0" calcext:value-type="float">
            <text:p>0</text:p>
          </table:table-cell>
          <table:table-cell table:style-name="ce7" table:formula="of:=AVERAGE([.P35:.P48])" office:value-type="float" office:value="3.2" calcext:value-type="float">
            <text:p>3.2</text:p>
          </table:table-cell>
          <table:table-cell table:style-name="ce7" table:formula="of:=AVERAGE([.Q35:.Q48])" office:value-type="float" office:value="1.11428571428572" calcext:value-type="float">
            <text:p>1.11428571428572</text:p>
          </table:table-cell>
          <table:table-cell table:style-name="ce7" table:formula="of:=([.R48]/[.M48])*100" office:value-type="float" office:value="27.620221948212" calcext:value-type="float">
            <text:p>27.620221948212</text:p>
          </table:table-cell>
          <table:table-cell table:style-name="ce7" table:formula="of:=([.S48]/[.M48])*100" office:value-type="float" office:value="9.61775585696672" calcext:value-type="float">
            <text:p>9.61775585696672</text:p>
          </table:table-cell>
          <table:table-cell table:style-name="ce7" table:formula="of:=(ABS([.T48]-[.U48])/SUM([.T48:.U48]))*100" office:value-type="float" office:value="48.3443708609271" calcext:value-type="float">
            <text:p>48.3443708609271</text:p>
          </table:table-cell>
          <table:table-cell table:style-name="ce7" table:formula="of:=([.W47]*([.$H$2]-1)+[.V48])/[.$H$2]" office:value-type="float" office:value="34.2788656871969" calcext:value-type="float">
            <text:p>34.278865687196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7" calcext:value-type="float">
            <text:p>20200107</text:p>
          </table:table-cell>
          <table:table-cell office:value-type="float" office:value="396" calcext:value-type="float">
            <text:p>396</text:p>
          </table:table-cell>
          <table:table-cell office:value-type="float" office:value="398.2" calcext:value-type="float">
            <text:p>398.2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13167" calcext:value-type="float">
            <text:p>13167</text:p>
          </table:table-cell>
          <table:table-cell/>
          <table:table-cell table:formula="of:=[.D49]-[.E49]" office:value-type="float" office:value="9.19999999999999" calcext:value-type="float">
            <text:p>9.19999999999999</text:p>
          </table:table-cell>
          <table:table-cell table:formula="of:=ABS([.D49]-[.F48])" office:value-type="float" office:value="1.80000000000001" calcext:value-type="float">
            <text:p>1.80000000000001</text:p>
          </table:table-cell>
          <table:table-cell table:formula="of:=ABS([.E49]-[.F48])" office:value-type="float" office:value="7.39999999999998" calcext:value-type="float">
            <text:p>7.39999999999998</text:p>
          </table:table-cell>
          <table:table-cell table:formula="of:=MAX([.I49:.K49])" office:value-type="float" office:value="9.19999999999999" calcext:value-type="float">
            <text:p>9.19999999999999</text:p>
          </table:table-cell>
          <table:table-cell table:style-name="ce8" table:formula="of:=AVERAGE([.L36:.L49])" office:value-type="float" office:value="11.2142857142857" calcext:value-type="float">
            <text:p>11.2142857142857</text:p>
          </table:table-cell>
          <table:table-cell table:formula="of:=[.D49]-[.D48]" office:value-type="float" office:value="1.80000000000001" calcext:value-type="float">
            <text:p>1.80000000000001</text:p>
          </table:table-cell>
          <table:table-cell table:formula="of:=[.E48]-[.E49]" office:value-type="float" office:value="-4" calcext:value-type="float">
            <text:p>-4</text:p>
          </table:table-cell>
          <table:table-cell table:formula="of:=IF(AND([.N49]&gt;[.O49];[.N49]&gt;0);[.N49];)" office:value-type="float" office:value="1.80000000000001" calcext:value-type="float">
            <text:p>1.80000000000001</text:p>
          </table:table-cell>
          <table:table-cell table:formula="of:=IF(AND([.O49]&gt;[.N49];[.O49]&gt;0);[.O49];)" office:value-type="float" office:value="0" calcext:value-type="float">
            <text:p>0</text:p>
          </table:table-cell>
          <table:table-cell table:formula="of:=(([.R48]*([.$H$2]-1))+[.P49])/[.$H$2]" office:value-type="float" office:value="3.1" calcext:value-type="float">
            <text:p>3.1</text:p>
          </table:table-cell>
          <table:table-cell table:formula="of:=(([.S48]*([.$H$2]-1))+[.Q49])/[.$H$2]" office:value-type="float" office:value="1.03469387755103" calcext:value-type="float">
            <text:p>1.03469387755103</text:p>
          </table:table-cell>
          <table:table-cell table:formula="of:=([.R49]/[.M49])*100" office:value-type="float" office:value="27.6433121019109" calcext:value-type="float">
            <text:p>27.6433121019109</text:p>
          </table:table-cell>
          <table:table-cell table:formula="of:=([.S49]/[.M49])*100" office:value-type="float" office:value="9.22656960873528" calcext:value-type="float">
            <text:p>9.22656960873528</text:p>
          </table:table-cell>
          <table:table-cell table:formula="of:=(ABS([.T49]-[.U49])/SUM([.T49:.U49]))*100" office:value-type="float" office:value="49.9506416584401" calcext:value-type="float">
            <text:p>49.9506416584401</text:p>
          </table:table-cell>
          <table:table-cell table:formula="of:=([.W48]*([.$H$2]-1)+[.V49])/[.$H$2]" office:value-type="float" office:value="35.3982782565714" calcext:value-type="float">
            <text:p>35.3982782565714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8" calcext:value-type="float">
            <text:p>20200108</text:p>
          </table:table-cell>
          <table:table-cell office:value-type="float" office:value="393.4" calcext:value-type="float">
            <text:p>393.4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  <table:table-cell office:value-type="float" office:value="392.4" calcext:value-type="float">
            <text:p>392.4</text:p>
          </table:table-cell>
          <table:table-cell office:value-type="float" office:value="8732" calcext:value-type="float">
            <text:p>8732</text:p>
          </table:table-cell>
          <table:table-cell/>
          <table:table-cell table:formula="of:=[.D50]-[.E50]" office:value-type="float" office:value="7" calcext:value-type="float">
            <text:p>7</text:p>
          </table:table-cell>
          <table:table-cell table:formula="of:=ABS([.D50]-[.F49])" office:value-type="float" office:value="2" calcext:value-type="float">
            <text:p>2</text:p>
          </table:table-cell>
          <table:table-cell table:formula="of:=ABS([.E50]-[.F49])" office:value-type="float" office:value="5" calcext:value-type="float">
            <text:p>5</text:p>
          </table:table-cell>
          <table:table-cell table:formula="of:=MAX([.I50:.K50])" office:value-type="float" office:value="7" calcext:value-type="float">
            <text:p>7</text:p>
          </table:table-cell>
          <table:table-cell table:style-name="ce8" table:formula="of:=AVERAGE([.L37:.L50])" office:value-type="float" office:value="10.9142857142857" calcext:value-type="float">
            <text:p>10.9142857142857</text:p>
          </table:table-cell>
          <table:table-cell table:formula="of:=[.D50]-[.D49]" office:value-type="float" office:value="-4.19999999999999" calcext:value-type="float">
            <text:p>-4.19999999999999</text:p>
          </table:table-cell>
          <table:table-cell table:formula="of:=[.E49]-[.E50]" office:value-type="float" office:value="2" calcext:value-type="float">
            <text:p>2</text:p>
          </table:table-cell>
          <table:table-cell table:formula="of:=IF(AND([.N50]&gt;[.O50];[.N50]&gt;0);[.N50];)" office:value-type="float" office:value="0" calcext:value-type="float">
            <text:p>0</text:p>
          </table:table-cell>
          <table:table-cell table:formula="of:=IF(AND([.O50]&gt;[.N50];[.O50]&gt;0);[.O50];)" office:value-type="float" office:value="2" calcext:value-type="float">
            <text:p>2</text:p>
          </table:table-cell>
          <table:table-cell table:formula="of:=(([.R49]*([.$H$2]-1))+[.P50])/[.$H$2]" office:value-type="float" office:value="2.87857142857143" calcext:value-type="float">
            <text:p>2.87857142857143</text:p>
          </table:table-cell>
          <table:table-cell table:formula="of:=AVERAGE([.Q37:.Q50])" office:value-type="float" office:value="1.25714285714286" calcext:value-type="float">
            <text:p>1.25714285714286</text:p>
          </table:table-cell>
          <table:table-cell table:formula="of:=([.R50]/[.M50])*100" office:value-type="float" office:value="26.3743455497383" calcext:value-type="float">
            <text:p>26.3743455497383</text:p>
          </table:table-cell>
          <table:table-cell table:formula="of:=([.S50]/[.M50])*100" office:value-type="float" office:value="11.5183246073299" calcext:value-type="float">
            <text:p>11.5183246073299</text:p>
          </table:table-cell>
          <table:table-cell table:formula="of:=(ABS([.T50]-[.U50])/SUM([.T50:.U50]))*100" office:value-type="float" office:value="39.2055267702936" calcext:value-type="float">
            <text:p>39.2055267702936</text:p>
          </table:table-cell>
          <table:table-cell table:formula="of:=([.W49]*([.$H$2]-1)+[.V50])/[.$H$2]" office:value-type="float" office:value="35.6702245789801" calcext:value-type="float">
            <text:p>35.670224578980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9" calcext:value-type="float">
            <text:p>20200109</text:p>
          </table:table-cell>
          <table:table-cell office:value-type="float" office:value="397.6" calcext:value-type="float">
            <text:p>397.6</text:p>
          </table:table-cell>
          <table:table-cell office:value-type="float" office:value="404.8" calcext:value-type="float">
            <text:p>404.8</text:p>
          </table:table-cell>
          <table:table-cell office:value-type="float" office:value="395.8" calcext:value-type="float">
            <text:p>395.8</text:p>
          </table:table-cell>
          <table:table-cell office:value-type="float" office:value="400" calcext:value-type="float">
            <text:p>400</text:p>
          </table:table-cell>
          <table:table-cell office:value-type="float" office:value="23232" calcext:value-type="float">
            <text:p>23232</text:p>
          </table:table-cell>
          <table:table-cell/>
          <table:table-cell table:formula="of:=[.D51]-[.E51]" office:value-type="float" office:value="9" calcext:value-type="float">
            <text:p>9</text:p>
          </table:table-cell>
          <table:table-cell table:formula="of:=ABS([.D51]-[.F50])" office:value-type="float" office:value="12.4" calcext:value-type="float">
            <text:p>12.4</text:p>
          </table:table-cell>
          <table:table-cell table:formula="of:=ABS([.E51]-[.F50])" office:value-type="float" office:value="3.40000000000003" calcext:value-type="float">
            <text:p>3.40000000000003</text:p>
          </table:table-cell>
          <table:table-cell table:formula="of:=MAX([.I51:.K51])" office:value-type="float" office:value="12.4" calcext:value-type="float">
            <text:p>12.4</text:p>
          </table:table-cell>
          <table:table-cell table:style-name="ce8" table:formula="of:=AVERAGE([.L38:.L51])" office:value-type="float" office:value="10.8571428571429" calcext:value-type="float">
            <text:p>10.8571428571429</text:p>
          </table:table-cell>
          <table:table-cell table:formula="of:=[.D51]-[.D50]" office:value-type="float" office:value="10.8" calcext:value-type="float">
            <text:p>10.8</text:p>
          </table:table-cell>
          <table:table-cell table:formula="of:=[.E50]-[.E51]" office:value-type="float" office:value="-8.80000000000001" calcext:value-type="float">
            <text:p>-8.80000000000001</text:p>
          </table:table-cell>
          <table:table-cell table:formula="of:=IF(AND([.N51]&gt;[.O51];[.N51]&gt;0);[.N51];)" office:value-type="float" office:value="10.8" calcext:value-type="float">
            <text:p>10.8</text:p>
          </table:table-cell>
          <table:table-cell table:formula="of:=IF(AND([.O51]&gt;[.N51];[.O51]&gt;0);[.O51];)" office:value-type="float" office:value="0" calcext:value-type="float">
            <text:p>0</text:p>
          </table:table-cell>
          <table:table-cell table:formula="of:=(([.R50]*([.$H$2]-1))+[.P51])/[.$H$2]" office:value-type="float" office:value="3.44438775510204" calcext:value-type="float">
            <text:p>3.44438775510204</text:p>
          </table:table-cell>
          <table:table-cell table:formula="of:=(([.S50]*([.$H$2]-1))+[.Q51])/[.$H$2]" office:value-type="float" office:value="1.16734693877551" calcext:value-type="float">
            <text:p>1.16734693877551</text:p>
          </table:table-cell>
          <table:table-cell table:formula="of:=([.R51]/[.M51])*100" office:value-type="float" office:value="31.7246240601503" calcext:value-type="float">
            <text:p>31.7246240601503</text:p>
          </table:table-cell>
          <table:table-cell table:formula="of:=([.S51]/[.M51])*100" office:value-type="float" office:value="10.7518796992481" calcext:value-type="float">
            <text:p>10.7518796992481</text:p>
          </table:table-cell>
          <table:table-cell table:formula="of:=(ABS([.T51]-[.U51])/SUM([.T51:.U51]))*100" office:value-type="float" office:value="49.3749308551831" calcext:value-type="float">
            <text:p>49.3749308551831</text:p>
          </table:table-cell>
          <table:table-cell table:formula="of:=([.W50]*([.$H$2]-1)+[.V51])/[.$H$2]" office:value-type="float" office:value="36.6491321701375" calcext:value-type="float">
            <text:p>36.6491321701375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10" calcext:value-type="float">
            <text:p>20200110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382.4" calcext:value-type="float">
            <text:p>382.4</text:p>
          </table:table-cell>
          <table:table-cell office:value-type="float" office:value="383.6" calcext:value-type="float">
            <text:p>383.6</text:p>
          </table:table-cell>
          <table:table-cell office:value-type="float" office:value="14948" calcext:value-type="float">
            <text:p>14948</text:p>
          </table:table-cell>
          <table:table-cell/>
          <table:table-cell table:formula="of:=[.D52]-[.E52]" office:value-type="float" office:value="22.6" calcext:value-type="float">
            <text:p>22.6</text:p>
          </table:table-cell>
          <table:table-cell table:formula="of:=ABS([.D52]-[.F51])" office:value-type="float" office:value="5" calcext:value-type="float">
            <text:p>5</text:p>
          </table:table-cell>
          <table:table-cell table:formula="of:=ABS([.E52]-[.F51])" office:value-type="float" office:value="17.6" calcext:value-type="float">
            <text:p>17.6</text:p>
          </table:table-cell>
          <table:table-cell table:formula="of:=MAX([.I52:.K52])" office:value-type="float" office:value="22.6" calcext:value-type="float">
            <text:p>22.6</text:p>
          </table:table-cell>
          <table:table-cell table:style-name="ce8" table:formula="of:=AVERAGE([.L39:.L52])" office:value-type="float" office:value="11.7" calcext:value-type="float">
            <text:p>11.7</text:p>
          </table:table-cell>
          <table:table-cell table:formula="of:=[.D52]-[.D51]" office:value-type="float" office:value="0.199999999999989" calcext:value-type="float">
            <text:p>0.199999999999989</text:p>
          </table:table-cell>
          <table:table-cell table:formula="of:=[.E51]-[.E52]" office:value-type="float" office:value="13.4" calcext:value-type="float">
            <text:p>13.4</text:p>
          </table:table-cell>
          <table:table-cell table:formula="of:=IF(AND([.N52]&gt;[.O52];[.N52]&gt;0);[.N52];)" office:value-type="float" office:value="0" calcext:value-type="float">
            <text:p>0</text:p>
          </table:table-cell>
          <table:table-cell table:formula="of:=IF(AND([.O52]&gt;[.N52];[.O52]&gt;0);[.O52];)" office:value-type="float" office:value="13.4" calcext:value-type="float">
            <text:p>13.4</text:p>
          </table:table-cell>
          <table:table-cell table:formula="of:=(([.R51]*([.$H$2]-1))+[.P52])/[.$H$2]" office:value-type="float" office:value="3.19836005830904" calcext:value-type="float">
            <text:p>3.19836005830904</text:p>
          </table:table-cell>
          <table:table-cell table:formula="of:=AVERAGE([.Q39:.Q52])" office:value-type="float" office:value="2.11428571428572" calcext:value-type="float">
            <text:p>2.11428571428572</text:p>
          </table:table-cell>
          <table:table-cell table:formula="of:=([.R52]/[.M52])*100" office:value-type="float" office:value="27.3364107547781" calcext:value-type="float">
            <text:p>27.3364107547781</text:p>
          </table:table-cell>
          <table:table-cell table:formula="of:=([.S52]/[.M52])*100" office:value-type="float" office:value="18.0708180708181" calcext:value-type="float">
            <text:p>18.0708180708181</text:p>
          </table:table-cell>
          <table:table-cell table:formula="of:=(ABS([.T52]-[.U52])/SUM([.T52:.U52]))*100" office:value-type="float" office:value="20.405545380336" calcext:value-type="float">
            <text:p>20.405545380336</text:p>
          </table:table-cell>
          <table:table-cell table:formula="of:=([.W51]*([.$H$2]-1)+[.V52])/[.$H$2]" office:value-type="float" office:value="35.4888759708659" calcext:value-type="float">
            <text:p>35.488875970865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13" calcext:value-type="float">
            <text:p>20200113</text:p>
          </table:table-cell>
          <table:table-cell office:value-type="float" office:value="383" calcext:value-type="float">
            <text:p>383</text:p>
          </table:table-cell>
          <table:table-cell office:value-type="float" office:value="385.8" calcext:value-type="float">
            <text:p>385.8</text:p>
          </table:table-cell>
          <table:table-cell office:value-type="float" office:value="375" calcext:value-type="float">
            <text:p>375</text:p>
          </table:table-cell>
          <table:table-cell office:value-type="float" office:value="377.6" calcext:value-type="float">
            <text:p>377.6</text:p>
          </table:table-cell>
          <table:table-cell office:value-type="float" office:value="16327" calcext:value-type="float">
            <text:p>16327</text:p>
          </table:table-cell>
          <table:table-cell/>
          <table:table-cell table:formula="of:=[.D53]-[.E53]" office:value-type="float" office:value="10.8" calcext:value-type="float">
            <text:p>10.8</text:p>
          </table:table-cell>
          <table:table-cell table:formula="of:=ABS([.D53]-[.F52])" office:value-type="float" office:value="2.19999999999999" calcext:value-type="float">
            <text:p>2.19999999999999</text:p>
          </table:table-cell>
          <table:table-cell table:formula="of:=ABS([.E53]-[.F52])" office:value-type="float" office:value="8.60000000000002" calcext:value-type="float">
            <text:p>8.60000000000002</text:p>
          </table:table-cell>
          <table:table-cell table:formula="of:=MAX([.I53:.K53])" office:value-type="float" office:value="10.8" calcext:value-type="float">
            <text:p>10.8</text:p>
          </table:table-cell>
          <table:table-cell table:style-name="ce8" table:formula="of:=AVERAGE([.L40:.L53])" office:value-type="float" office:value="10.9571428571429" calcext:value-type="float">
            <text:p>10.9571428571429</text:p>
          </table:table-cell>
          <table:table-cell table:formula="of:=[.D53]-[.D52]" office:value-type="float" office:value="-19.2" calcext:value-type="float">
            <text:p>-19.2</text:p>
          </table:table-cell>
          <table:table-cell table:formula="of:=[.E52]-[.E53]" office:value-type="float" office:value="7.39999999999998" calcext:value-type="float">
            <text:p>7.39999999999998</text:p>
          </table:table-cell>
          <table:table-cell table:formula="of:=IF(AND([.N53]&gt;[.O53];[.N53]&gt;0);[.N53];)" office:value-type="float" office:value="0" calcext:value-type="float">
            <text:p>0</text:p>
          </table:table-cell>
          <table:table-cell table:formula="of:=IF(AND([.O53]&gt;[.N53];[.O53]&gt;0);[.O53];)" office:value-type="float" office:value="7.39999999999998" calcext:value-type="float">
            <text:p>7.39999999999998</text:p>
          </table:table-cell>
          <table:table-cell table:formula="of:=(([.R52]*([.$H$2]-1))+[.P53])/[.$H$2]" office:value-type="float" office:value="2.96990576842982" calcext:value-type="float">
            <text:p>2.96990576842982</text:p>
          </table:table-cell>
          <table:table-cell table:formula="of:=(([.S52]*([.$H$2]-1))+[.Q53])/[.$H$2]" office:value-type="float" office:value="2.49183673469388" calcext:value-type="float">
            <text:p>2.49183673469388</text:p>
          </table:table-cell>
          <table:table-cell table:formula="of:=([.R53]/[.M53])*100" office:value-type="float" office:value="27.1047462568562" calcext:value-type="float">
            <text:p>27.1047462568562</text:p>
          </table:table-cell>
          <table:table-cell table:formula="of:=([.S53]/[.M53])*100" office:value-type="float" office:value="22.7416651145464" calcext:value-type="float">
            <text:p>22.7416651145464</text:p>
          </table:table-cell>
          <table:table-cell table:formula="of:=(ABS([.T53]-[.U53])/SUM([.T53:.U53]))*100" office:value-type="float" office:value="8.75304966249372" calcext:value-type="float">
            <text:p>8.75304966249372</text:p>
          </table:table-cell>
          <table:table-cell table:formula="of:=([.W52]*([.$H$2]-1)+[.V53])/[.$H$2]" office:value-type="float" office:value="33.5791740916965" calcext:value-type="float">
            <text:p>33.5791740916965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4" calcext:value-type="float">
            <text:p>20200114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386.8" calcext:value-type="float">
            <text:p>386.8</text:p>
          </table:table-cell>
          <table:table-cell table:style-name="Default" office:value-type="float" office:value="369.2" calcext:value-type="float">
            <text:p>369.2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22238" calcext:value-type="float">
            <text:p>22238</text:p>
          </table:table-cell>
          <table:table-cell/>
          <table:table-cell table:formula="of:=[.D54]-[.E54]" office:value-type="float" office:value="17.6" calcext:value-type="float">
            <text:p>17.6</text:p>
          </table:table-cell>
          <table:table-cell table:formula="of:=ABS([.D54]-[.F53])" office:value-type="float" office:value="9.19999999999999" calcext:value-type="float">
            <text:p>9.19999999999999</text:p>
          </table:table-cell>
          <table:table-cell table:formula="of:=ABS([.E54]-[.F53])" office:value-type="float" office:value="8.40000000000003" calcext:value-type="float">
            <text:p>8.40000000000003</text:p>
          </table:table-cell>
          <table:table-cell table:formula="of:=MAX([.I54:.K54])" office:value-type="float" office:value="17.6" calcext:value-type="float">
            <text:p>17.6</text:p>
          </table:table-cell>
          <table:table-cell table:style-name="ce8" table:formula="of:=AVERAGE([.L41:.L54])" office:value-type="float" office:value="11.5142857142857" calcext:value-type="float">
            <text:p>11.5142857142857</text:p>
          </table:table-cell>
          <table:table-cell table:formula="of:=[.D54]-[.D53]" office:value-type="float" office:value="1" calcext:value-type="float">
            <text:p>1</text:p>
          </table:table-cell>
          <table:table-cell table:formula="of:=[.E53]-[.E54]" office:value-type="float" office:value="5.80000000000001" calcext:value-type="float">
            <text:p>5.80000000000001</text:p>
          </table:table-cell>
          <table:table-cell table:formula="of:=IF(AND([.N54]&gt;[.O54];[.N54]&gt;0);[.N54];)" office:value-type="float" office:value="0" calcext:value-type="float">
            <text:p>0</text:p>
          </table:table-cell>
          <table:table-cell table:formula="of:=IF(AND([.O54]&gt;[.N54];[.O54]&gt;0);[.O54];)" office:value-type="float" office:value="5.80000000000001" calcext:value-type="float">
            <text:p>5.80000000000001</text:p>
          </table:table-cell>
          <table:table-cell table:formula="of:=(([.R53]*([.$H$2]-1))+[.P54])/[.$H$2]" office:value-type="float" office:value="2.75776964211341" calcext:value-type="float">
            <text:p>2.75776964211341</text:p>
          </table:table-cell>
          <table:table-cell table:formula="of:=(([.S53]*([.$H$2]-1))+[.Q54])/[.$H$2]" office:value-type="float" office:value="2.72813411078717" calcext:value-type="float">
            <text:p>2.72813411078717</text:p>
          </table:table-cell>
          <table:table-cell table:formula="of:=([.R54]/[.M54])*100" office:value-type="float" office:value="23.9508529712083" calcext:value-type="float">
            <text:p>23.9508529712083</text:p>
          </table:table-cell>
          <table:table-cell table:formula="of:=([.S54]/[.M54])*100" office:value-type="float" office:value="23.6934724261914" calcext:value-type="float">
            <text:p>23.6934724261914</text:p>
          </table:table-cell>
          <table:table-cell table:formula="of:=(ABS([.T54]-[.U54])/SUM([.T54:.U54]))*100" office:value-type="float" office:value="0.540212381789673" calcext:value-type="float">
            <text:p>0.540212381789673</text:p>
          </table:table-cell>
          <table:table-cell table:formula="of:=([.W53]*([.$H$2]-1)+[.V54])/[.$H$2]" office:value-type="float" office:value="31.2192482552746" calcext:value-type="float">
            <text:p>31.2192482552746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5" calcext:value-type="float">
            <text:p>20200115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393.6" calcext:value-type="float">
            <text:p>393.6</text:p>
          </table:table-cell>
          <table:table-cell table:style-name="Default" office:value-type="float" office:value="382.2" calcext:value-type="float">
            <text:p>382.2</text:p>
          </table:table-cell>
          <table:table-cell table:style-name="Default" office:value-type="float" office:value="390.4" calcext:value-type="float">
            <text:p>390.4</text:p>
          </table:table-cell>
          <table:table-cell table:style-name="Default" office:value-type="float" office:value="15927" calcext:value-type="float">
            <text:p>15927</text:p>
          </table:table-cell>
          <table:table-cell/>
          <table:table-cell table:formula="of:=[.D55]-[.E55]" office:value-type="float" office:value="11.4" calcext:value-type="float">
            <text:p>11.4</text:p>
          </table:table-cell>
          <table:table-cell table:formula="of:=ABS([.D55]-[.F54])" office:value-type="float" office:value="8.60000000000002" calcext:value-type="float">
            <text:p>8.60000000000002</text:p>
          </table:table-cell>
          <table:table-cell table:formula="of:=ABS([.E55]-[.F54])" office:value-type="float" office:value="2.80000000000001" calcext:value-type="float">
            <text:p>2.80000000000001</text:p>
          </table:table-cell>
          <table:table-cell table:formula="of:=MAX([.I55:.K55])" office:value-type="float" office:value="11.4" calcext:value-type="float">
            <text:p>11.4</text:p>
          </table:table-cell>
          <table:table-cell table:style-name="ce8" table:formula="of:=AVERAGE([.L42:.L55])" office:value-type="float" office:value="11.7142857142857" calcext:value-type="float">
            <text:p>11.7142857142857</text:p>
          </table:table-cell>
          <table:table-cell table:formula="of:=[.D55]-[.D54]" office:value-type="float" office:value="6.80000000000001" calcext:value-type="float">
            <text:p>6.80000000000001</text:p>
          </table:table-cell>
          <table:table-cell table:formula="of:=[.E54]-[.E55]" office:value-type="float" office:value="-13" calcext:value-type="float">
            <text:p>-13</text:p>
          </table:table-cell>
          <table:table-cell table:formula="of:=IF(AND([.N55]&gt;[.O55];[.N55]&gt;0);[.N55];)" office:value-type="float" office:value="6.80000000000001" calcext:value-type="float">
            <text:p>6.80000000000001</text:p>
          </table:table-cell>
          <table:table-cell table:formula="of:=IF(AND([.O55]&gt;[.N55];[.O55]&gt;0);[.O55];)" office:value-type="float" office:value="0" calcext:value-type="float">
            <text:p>0</text:p>
          </table:table-cell>
          <table:table-cell table:formula="of:=(([.R54]*([.$H$2]-1))+[.P55])/[.$H$2]" office:value-type="float" office:value="3.04650038196245" calcext:value-type="float">
            <text:p>3.04650038196245</text:p>
          </table:table-cell>
          <table:table-cell table:formula="of:=(([.S54]*([.$H$2]-1))+[.Q55])/[.$H$2]" office:value-type="float" office:value="2.53326738858809" calcext:value-type="float">
            <text:p>2.53326738858809</text:p>
          </table:table-cell>
          <table:table-cell table:formula="of:=([.R55]/[.M55])*100" office:value-type="float" office:value="26.0067105777283" calcext:value-type="float">
            <text:p>26.0067105777283</text:p>
          </table:table-cell>
          <table:table-cell table:formula="of:=([.S55]/[.M55])*100" office:value-type="float" office:value="21.6254533172154" calcext:value-type="float">
            <text:p>21.6254533172154</text:p>
          </table:table-cell>
          <table:table-cell table:formula="of:=(ABS([.T55]-[.U55])/SUM([.T55:.U55]))*100" office:value-type="float" office:value="9.19810670406666" calcext:value-type="float">
            <text:p>9.19810670406666</text:p>
          </table:table-cell>
          <table:table-cell table:formula="of:=([.W54]*([.$H$2]-1)+[.V55])/[.$H$2]" office:value-type="float" office:value="29.6463095730454" calcext:value-type="float">
            <text:p>29.6463095730454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6" calcext:value-type="float">
            <text:p>20200116</text:p>
          </table:table-cell>
          <table:table-cell table:number-columns-repeated="2" table:style-name="Default" office:value-type="float" office:value="390.4" calcext:value-type="float">
            <text:p>390.4</text:p>
          </table:table-cell>
          <table:table-cell table:style-name="Default" office:value-type="float" office:value="377.6" calcext:value-type="float">
            <text:p>377.6</text:p>
          </table:table-cell>
          <table:table-cell table:style-name="Default" office:value-type="float" office:value="389.4" calcext:value-type="float">
            <text:p>389.4</text:p>
          </table:table-cell>
          <table:table-cell table:style-name="Default" office:value-type="float" office:value="12355" calcext:value-type="float">
            <text:p>12355</text:p>
          </table:table-cell>
          <table:table-cell/>
          <table:table-cell table:formula="of:=[.D56]-[.E56]" office:value-type="float" office:value="12.8" calcext:value-type="float">
            <text:p>12.8</text:p>
          </table:table-cell>
          <table:table-cell table:formula="of:=ABS([.D56]-[.F55])" office:value-type="float" office:value="0" calcext:value-type="float">
            <text:p>0</text:p>
          </table:table-cell>
          <table:table-cell table:formula="of:=ABS([.E56]-[.F55])" office:value-type="float" office:value="12.8" calcext:value-type="float">
            <text:p>12.8</text:p>
          </table:table-cell>
          <table:table-cell table:formula="of:=MAX([.I56:.K56])" office:value-type="float" office:value="12.8" calcext:value-type="float">
            <text:p>12.8</text:p>
          </table:table-cell>
          <table:table-cell table:style-name="ce8" table:formula="of:=AVERAGE([.L43:.L56])" office:value-type="float" office:value="12.2428571428571" calcext:value-type="float">
            <text:p>12.2428571428571</text:p>
          </table:table-cell>
          <table:table-cell table:formula="of:=[.D56]-[.D55]" office:value-type="float" office:value="-3.20000000000005" calcext:value-type="float">
            <text:p>-3.20000000000005</text:p>
          </table:table-cell>
          <table:table-cell table:formula="of:=[.E55]-[.E56]" office:value-type="float" office:value="4.59999999999997" calcext:value-type="float">
            <text:p>4.59999999999997</text:p>
          </table:table-cell>
          <table:table-cell table:formula="of:=IF(AND([.N56]&gt;[.O56];[.N56]&gt;0);[.N56];)" office:value-type="float" office:value="0" calcext:value-type="float">
            <text:p>0</text:p>
          </table:table-cell>
          <table:table-cell table:formula="of:=IF(AND([.O56]&gt;[.N56];[.O56]&gt;0);[.O56];)" office:value-type="float" office:value="4.59999999999997" calcext:value-type="float">
            <text:p>4.59999999999997</text:p>
          </table:table-cell>
          <table:table-cell table:formula="of:=(([.R55]*([.$H$2]-1))+[.P56])/[.$H$2]" office:value-type="float" office:value="2.82889321182227" calcext:value-type="float">
            <text:p>2.82889321182227</text:p>
          </table:table-cell>
          <table:table-cell table:formula="of:=(([.S55]*([.$H$2]-1))+[.Q56])/[.$H$2]" office:value-type="float" office:value="2.68089114654608" calcext:value-type="float">
            <text:p>2.68089114654608</text:p>
          </table:table-cell>
          <table:table-cell table:formula="of:=([.R56]/[.M56])*100" office:value-type="float" office:value="23.106478976378" calcext:value-type="float">
            <text:p>23.106478976378</text:p>
          </table:table-cell>
          <table:table-cell table:formula="of:=([.S56]/[.M56])*100" office:value-type="float" office:value="21.8975939624535" calcext:value-type="float">
            <text:p>21.8975939624535</text:p>
          </table:table-cell>
          <table:table-cell table:formula="of:=(ABS([.T56]-[.U56])/SUM([.T56:.U56]))*100" office:value-type="float" office:value="2.68616801765399" calcext:value-type="float">
            <text:p>2.68616801765399</text:p>
          </table:table-cell>
          <table:table-cell table:formula="of:=([.W55]*([.$H$2]-1)+[.V56])/[.$H$2]" office:value-type="float" office:value="27.7205851762318" calcext:value-type="float">
            <text:p>27.7205851762318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7" calcext:value-type="float">
            <text:p>20200117</text:p>
          </table:table-cell>
          <table:table-cell table:style-name="Default" office:value-type="float" office:value="382.2" calcext:value-type="float">
            <text:p>382.2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382.2" calcext:value-type="float">
            <text:p>382.2</text:p>
          </table:table-cell>
          <table:table-cell table:style-name="Default" office:value-type="float" office:value="384.8" calcext:value-type="float">
            <text:p>384.8</text:p>
          </table:table-cell>
          <table:table-cell table:style-name="Default" office:value-type="float" office:value="11860" calcext:value-type="float">
            <text:p>11860</text:p>
          </table:table-cell>
          <table:table-cell/>
          <table:table-cell table:formula="of:=[.D57]-[.E57]" office:value-type="float" office:value="9.80000000000001" calcext:value-type="float">
            <text:p>9.80000000000001</text:p>
          </table:table-cell>
          <table:table-cell table:formula="of:=ABS([.D57]-[.F56])" office:value-type="float" office:value="2.60000000000002" calcext:value-type="float">
            <text:p>2.60000000000002</text:p>
          </table:table-cell>
          <table:table-cell table:formula="of:=ABS([.E57]-[.F56])" office:value-type="float" office:value="7.19999999999999" calcext:value-type="float">
            <text:p>7.19999999999999</text:p>
          </table:table-cell>
          <table:table-cell table:formula="of:=MAX([.I57:.K57])" office:value-type="float" office:value="9.80000000000001" calcext:value-type="float">
            <text:p>9.80000000000001</text:p>
          </table:table-cell>
          <table:table-cell table:style-name="ce8" table:formula="of:=AVERAGE([.L44:.L57])" office:value-type="float" office:value="11.9571428571429" calcext:value-type="float">
            <text:p>11.9571428571429</text:p>
          </table:table-cell>
          <table:table-cell table:formula="of:=[.D57]-[.D56]" office:value-type="float" office:value="1.60000000000002" calcext:value-type="float">
            <text:p>1.60000000000002</text:p>
          </table:table-cell>
          <table:table-cell table:formula="of:=[.E56]-[.E57]" office:value-type="float" office:value="-4.59999999999997" calcext:value-type="float">
            <text:p>-4.59999999999997</text:p>
          </table:table-cell>
          <table:table-cell table:formula="of:=IF(AND([.N57]&gt;[.O57];[.N57]&gt;0);[.N57];)" office:value-type="float" office:value="1.60000000000002" calcext:value-type="float">
            <text:p>1.60000000000002</text:p>
          </table:table-cell>
          <table:table-cell table:formula="of:=IF(AND([.O57]&gt;[.N57];[.O57]&gt;0);[.O57];)" office:value-type="float" office:value="0" calcext:value-type="float">
            <text:p>0</text:p>
          </table:table-cell>
          <table:table-cell table:formula="of:=(([.R56]*([.$H$2]-1))+[.P57])/[.$H$2]" office:value-type="float" office:value="2.74111512526354" calcext:value-type="float">
            <text:p>2.74111512526354</text:p>
          </table:table-cell>
          <table:table-cell table:formula="of:=(([.S56]*([.$H$2]-1))+[.Q57])/[.$H$2]" office:value-type="float" office:value="2.48939892179279" calcext:value-type="float">
            <text:p>2.48939892179279</text:p>
          </table:table-cell>
          <table:table-cell table:formula="of:=([.R57]/[.M57])*100" office:value-type="float" office:value="22.9244992554895" calcext:value-type="float">
            <text:p>22.9244992554895</text:p>
          </table:table-cell>
          <table:table-cell table:formula="of:=([.S57]/[.M57])*100" office:value-type="float" office:value="20.819345821445" calcext:value-type="float">
            <text:p>20.819345821445</text:p>
          </table:table-cell>
          <table:table-cell table:formula="of:=(ABS([.T57]-[.U57])/SUM([.T57:.U57]))*100" office:value-type="float" office:value="4.81245631320721" calcext:value-type="float">
            <text:p>4.81245631320721</text:p>
          </table:table-cell>
          <table:table-cell table:formula="of:=([.W56]*([.$H$2]-1)+[.V57])/[.$H$2]" office:value-type="float" office:value="26.0842902574443" calcext:value-type="float">
            <text:p>26.0842902574443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0" calcext:value-type="float">
            <text:p>20200120</text:p>
          </table:table-cell>
          <table:table-cell table:style-name="Default" office:value-type="float" office:value="378.6" calcext:value-type="float">
            <text:p>378.6</text:p>
          </table:table-cell>
          <table:table-cell table:style-name="Default" office:value-type="float" office:value="386.6" calcext:value-type="float">
            <text:p>386.6</text:p>
          </table:table-cell>
          <table:table-cell table:style-name="Default" office:value-type="float" office:value="378.6" calcext:value-type="float">
            <text:p>378.6</text:p>
          </table:table-cell>
          <table:table-cell table:style-name="Default" office:value-type="float" office:value="382.8" calcext:value-type="float">
            <text:p>382.8</text:p>
          </table:table-cell>
          <table:table-cell table:style-name="Default" office:value-type="float" office:value="4834" calcext:value-type="float">
            <text:p>4834</text:p>
          </table:table-cell>
          <table:table-cell/>
          <table:table-cell table:formula="of:=[.D58]-[.E58]" office:value-type="float" office:value="8" calcext:value-type="float">
            <text:p>8</text:p>
          </table:table-cell>
          <table:table-cell table:formula="of:=ABS([.D58]-[.F57])" office:value-type="float" office:value="1.80000000000001" calcext:value-type="float">
            <text:p>1.80000000000001</text:p>
          </table:table-cell>
          <table:table-cell table:formula="of:=ABS([.E58]-[.F57])" office:value-type="float" office:value="6.19999999999999" calcext:value-type="float">
            <text:p>6.19999999999999</text:p>
          </table:table-cell>
          <table:table-cell table:formula="of:=MAX([.I58:.K58])" office:value-type="float" office:value="8" calcext:value-type="float">
            <text:p>8</text:p>
          </table:table-cell>
          <table:table-cell table:style-name="ce8" table:formula="of:=AVERAGE([.L45:.L58])" office:value-type="float" office:value="11.3285714285714" calcext:value-type="float">
            <text:p>11.3285714285714</text:p>
          </table:table-cell>
          <table:table-cell table:formula="of:=[.D58]-[.D57]" office:value-type="float" office:value="-5.39999999999998" calcext:value-type="float">
            <text:p>-5.39999999999998</text:p>
          </table:table-cell>
          <table:table-cell table:formula="of:=[.E57]-[.E58]" office:value-type="float" office:value="3.59999999999997" calcext:value-type="float">
            <text:p>3.59999999999997</text:p>
          </table:table-cell>
          <table:table-cell table:formula="of:=IF(AND([.N58]&gt;[.O58];[.N58]&gt;0);[.N58];)" office:value-type="float" office:value="0" calcext:value-type="float">
            <text:p>0</text:p>
          </table:table-cell>
          <table:table-cell table:formula="of:=IF(AND([.O58]&gt;[.N58];[.O58]&gt;0);[.O58];)" office:value-type="float" office:value="3.59999999999997" calcext:value-type="float">
            <text:p>3.59999999999997</text:p>
          </table:table-cell>
          <table:table-cell table:formula="of:=(([.R57]*([.$H$2]-1))+[.P58])/[.$H$2]" office:value-type="float" office:value="2.54532118774472" calcext:value-type="float">
            <text:p>2.54532118774472</text:p>
          </table:table-cell>
          <table:table-cell table:formula="of:=(([.S57]*([.$H$2]-1))+[.Q58])/[.$H$2]" office:value-type="float" office:value="2.56872757023616" calcext:value-type="float">
            <text:p>2.56872757023616</text:p>
          </table:table-cell>
          <table:table-cell table:formula="of:=([.R58]/[.M58])*100" office:value-type="float" office:value="22.4681567644553" calcext:value-type="float">
            <text:p>22.4681567644553</text:p>
          </table:table-cell>
          <table:table-cell table:formula="of:=([.S58]/[.M58])*100" office:value-type="float" office:value="22.6747704812776" calcext:value-type="float">
            <text:p>22.6747704812776</text:p>
          </table:table-cell>
          <table:table-cell table:formula="of:=(ABS([.T58]-[.U58])/SUM([.T58:.U58]))*100" office:value-type="float" office:value="0.457687902465025" calcext:value-type="float">
            <text:p>0.457687902465025</text:p>
          </table:table-cell>
          <table:table-cell table:formula="of:=([.W57]*([.$H$2]-1)+[.V58])/[.$H$2]" office:value-type="float" office:value="24.2538186606601" calcext:value-type="float">
            <text:p>24.2538186606601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1" calcext:value-type="float">
            <text:p>20200121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389.8" calcext:value-type="float">
            <text:p>389.8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387.2" calcext:value-type="float">
            <text:p>387.2</text:p>
          </table:table-cell>
          <table:table-cell table:style-name="Default" office:value-type="float" office:value="7126" calcext:value-type="float">
            <text:p>7126</text:p>
          </table:table-cell>
          <table:table-cell/>
          <table:table-cell table:formula="of:=[.D59]-[.E59]" office:value-type="float" office:value="14.8" calcext:value-type="float">
            <text:p>14.8</text:p>
          </table:table-cell>
          <table:table-cell table:formula="of:=ABS([.D59]-[.F58])" office:value-type="float" office:value="7" calcext:value-type="float">
            <text:p>7</text:p>
          </table:table-cell>
          <table:table-cell table:formula="of:=ABS([.E59]-[.F58])" office:value-type="float" office:value="7.80000000000001" calcext:value-type="float">
            <text:p>7.80000000000001</text:p>
          </table:table-cell>
          <table:table-cell table:formula="of:=MAX([.I59:.K59])" office:value-type="float" office:value="14.8" calcext:value-type="float">
            <text:p>14.8</text:p>
          </table:table-cell>
          <table:table-cell table:style-name="ce8" table:formula="of:=AVERAGE([.L46:.L59])" office:value-type="float" office:value="11.8142857142857" calcext:value-type="float">
            <text:p>11.8142857142857</text:p>
          </table:table-cell>
          <table:table-cell table:formula="of:=[.D59]-[.D58]" office:value-type="float" office:value="3.19999999999999" calcext:value-type="float">
            <text:p>3.19999999999999</text:p>
          </table:table-cell>
          <table:table-cell table:formula="of:=[.E58]-[.E59]" office:value-type="float" office:value="3.60000000000002" calcext:value-type="float">
            <text:p>3.60000000000002</text:p>
          </table:table-cell>
          <table:table-cell table:formula="of:=IF(AND([.N59]&gt;[.O59];[.N59]&gt;0);[.N59];)" office:value-type="float" office:value="0" calcext:value-type="float">
            <text:p>0</text:p>
          </table:table-cell>
          <table:table-cell table:formula="of:=IF(AND([.O59]&gt;[.N59];[.O59]&gt;0);[.O59];)" office:value-type="float" office:value="3.60000000000002" calcext:value-type="float">
            <text:p>3.60000000000002</text:p>
          </table:table-cell>
          <table:table-cell table:formula="of:=(([.R58]*([.$H$2]-1))+[.P59])/[.$H$2]" office:value-type="float" office:value="2.36351253147724" calcext:value-type="float">
            <text:p>2.36351253147724</text:p>
          </table:table-cell>
          <table:table-cell table:formula="of:=(([.S58]*([.$H$2]-1))+[.Q59])/[.$H$2]" office:value-type="float" office:value="2.64238988664786" calcext:value-type="float">
            <text:p>2.64238988664786</text:p>
          </table:table-cell>
          <table:table-cell table:formula="of:=([.R59]/[.M59])*100" office:value-type="float" office:value="20.0055474248376" calcext:value-type="float">
            <text:p>20.0055474248376</text:p>
          </table:table-cell>
          <table:table-cell table:formula="of:=([.S59]/[.M59])*100" office:value-type="float" office:value="22.3660570816627" calcext:value-type="float">
            <text:p>22.3660570816627</text:p>
          </table:table-cell>
          <table:table-cell table:formula="of:=(ABS([.T59]-[.U59])/SUM([.T59:.U59]))*100" office:value-type="float" office:value="5.57097066376846" calcext:value-type="float">
            <text:p>5.57097066376846</text:p>
          </table:table-cell>
          <table:table-cell table:formula="of:=([.W58]*([.$H$2]-1)+[.V59])/[.$H$2]" office:value-type="float" office:value="22.9193295180249" calcext:value-type="float">
            <text:p>22.9193295180249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2" calcext:value-type="float">
            <text:p>20200122</text:p>
          </table:table-cell>
          <table:table-cell table:number-columns-repeated="2" table:style-name="Default" office:value-type="float" office:value="389.8" calcext:value-type="float">
            <text:p>389.8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380.6" calcext:value-type="float">
            <text:p>380.6</text:p>
          </table:table-cell>
          <table:table-cell table:style-name="Default" office:value-type="float" office:value="15420" calcext:value-type="float">
            <text:p>15420</text:p>
          </table:table-cell>
          <table:table-cell/>
          <table:table-cell table:formula="of:=[.D60]-[.E60]" office:value-type="float" office:value="13.8" calcext:value-type="float">
            <text:p>13.8</text:p>
          </table:table-cell>
          <table:table-cell table:formula="of:=ABS([.D60]-[.F59])" office:value-type="float" office:value="2.60000000000002" calcext:value-type="float">
            <text:p>2.60000000000002</text:p>
          </table:table-cell>
          <table:table-cell table:formula="of:=ABS([.E60]-[.F59])" office:value-type="float" office:value="11.2" calcext:value-type="float">
            <text:p>11.2</text:p>
          </table:table-cell>
          <table:table-cell table:formula="of:=MAX([.I60:.K60])" office:value-type="float" office:value="13.8" calcext:value-type="float">
            <text:p>13.8</text:p>
          </table:table-cell>
          <table:table-cell table:style-name="ce8" table:formula="of:=AVERAGE([.L47:.L60])" office:value-type="float" office:value="12.4571428571429" calcext:value-type="float">
            <text:p>12.4571428571429</text:p>
          </table:table-cell>
          <table:table-cell table:formula="of:=[.D60]-[.D59]" office:value-type="float" office:value="0" calcext:value-type="float">
            <text:p>0</text:p>
          </table:table-cell>
          <table:table-cell table:formula="of:=[.E59]-[.E60]" office:value-type="float" office:value="-1" calcext:value-type="float">
            <text:p>-1</text:p>
          </table:table-cell>
          <table:table-cell table:formula="of:=IF(AND([.N60]&gt;[.O60];[.N60]&gt;0);[.N60];)" office:value-type="float" office:value="0" calcext:value-type="float">
            <text:p>0</text:p>
          </table:table-cell>
          <table:table-cell table:formula="of:=IF(AND([.O60]&gt;[.N60];[.O60]&gt;0);[.O60];)" office:value-type="float" office:value="0" calcext:value-type="float">
            <text:p>0</text:p>
          </table:table-cell>
          <table:table-cell table:formula="of:=(([.R59]*([.$H$2]-1))+[.P60])/[.$H$2]" office:value-type="float" office:value="2.19469020780029" calcext:value-type="float">
            <text:p>2.19469020780029</text:p>
          </table:table-cell>
          <table:table-cell table:formula="of:=(([.S59]*([.$H$2]-1))+[.Q60])/[.$H$2]" office:value-type="float" office:value="2.4536477518873" calcext:value-type="float">
            <text:p>2.4536477518873</text:p>
          </table:table-cell>
          <table:table-cell table:formula="of:=([.R60]/[.M60])*100" office:value-type="float" office:value="17.6179259800482" calcext:value-type="float">
            <text:p>17.6179259800482</text:p>
          </table:table-cell>
          <table:table-cell table:formula="of:=([.S60]/[.M60])*100" office:value-type="float" office:value="19.6967136045998" calcext:value-type="float">
            <text:p>19.6967136045998</text:p>
          </table:table-cell>
          <table:table-cell table:formula="of:=(ABS([.T60]-[.U60])/SUM([.T60:.U60]))*100" office:value-type="float" office:value="5.57097066376846" calcext:value-type="float">
            <text:p>5.57097066376846</text:p>
          </table:table-cell>
          <table:table-cell table:formula="of:=([.W59]*([.$H$2]-1)+[.V60])/[.$H$2]" office:value-type="float" office:value="21.6801610284352" calcext:value-type="float">
            <text:p>21.6801610284352</text:p>
          </table:table-cell>
          <table:table-cell/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3" calcext:value-type="float">
            <text:p>20200123</text:p>
          </table:table-cell>
          <table:table-cell table:number-columns-repeated="2" table:style-name="Default" office:value-type="float" office:value="383.4" calcext:value-type="float">
            <text:p>383.4</text:p>
          </table:table-cell>
          <table:table-cell table:style-name="Default" office:value-type="float" office:value="376.2" calcext:value-type="float">
            <text:p>376.2</text:p>
          </table:table-cell>
          <table:table-cell table:style-name="Default" office:value-type="float" office:value="378.4" calcext:value-type="float">
            <text:p>378.4</text:p>
          </table:table-cell>
          <table:table-cell table:style-name="Default" office:value-type="float" office:value="8430" calcext:value-type="float">
            <text:p>8430</text:p>
          </table:table-cell>
          <table:table-cell/>
          <table:table-cell table:formula="of:=[.D61]-[.E61]" office:value-type="float" office:value="7.19999999999999" calcext:value-type="float">
            <text:p>7.19999999999999</text:p>
          </table:table-cell>
          <table:table-cell table:formula="of:=ABS([.D61]-[.F60])" office:value-type="float" office:value="2.79999999999995" calcext:value-type="float">
            <text:p>2.79999999999995</text:p>
          </table:table-cell>
          <table:table-cell table:formula="of:=ABS([.E61]-[.F60])" office:value-type="float" office:value="4.40000000000003" calcext:value-type="float">
            <text:p>4.40000000000003</text:p>
          </table:table-cell>
          <table:table-cell table:formula="of:=MAX([.I61:.K61])" office:value-type="float" office:value="7.19999999999999" calcext:value-type="float">
            <text:p>7.19999999999999</text:p>
          </table:table-cell>
          <table:table-cell table:style-name="ce8" table:formula="of:=AVERAGE([.L48:.L61])" office:value-type="float" office:value="12.0571428571429" calcext:value-type="float">
            <text:p>12.0571428571429</text:p>
          </table:table-cell>
          <table:table-cell table:formula="of:=[.D61]-[.D60]" office:value-type="float" office:value="-6.40000000000003" calcext:value-type="float">
            <text:p>-6.40000000000003</text:p>
          </table:table-cell>
          <table:table-cell table:formula="of:=[.E60]-[.E61]" office:value-type="float" office:value="-0.199999999999989" calcext:value-type="float">
            <text:p>-0.199999999999989</text:p>
          </table:table-cell>
          <table:table-cell table:formula="of:=IF(AND([.N61]&gt;[.O61];[.N61]&gt;0);[.N61];)" office:value-type="float" office:value="0" calcext:value-type="float">
            <text:p>0</text:p>
          </table:table-cell>
          <table:table-cell table:formula="of:=IF(AND([.O61]&gt;[.N61];[.O61]&gt;0);[.O61];)" office:value-type="float" office:value="0" calcext:value-type="float">
            <text:p>0</text:p>
          </table:table-cell>
          <table:table-cell table:formula="of:=(([.R60]*([.$H$2]-1))+[.P61])/[.$H$2]" office:value-type="float" office:value="2.03792662152884" calcext:value-type="float">
            <text:p>2.03792662152884</text:p>
          </table:table-cell>
          <table:table-cell table:formula="of:=(([.S60]*([.$H$2]-1))+[.Q61])/[.$H$2]" office:value-type="float" office:value="2.27838719818107" calcext:value-type="float">
            <text:p>2.27838719818107</text:p>
          </table:table-cell>
          <table:table-cell table:formula="of:=([.R61]/[.M61])*100" office:value-type="float" office:value="16.9022350126799" calcext:value-type="float">
            <text:p>16.9022350126799</text:p>
          </table:table-cell>
          <table:table-cell table:formula="of:=([.S61]/[.M61])*100" office:value-type="float" office:value="18.8965762882315" calcext:value-type="float">
            <text:p>18.8965762882315</text:p>
          </table:table-cell>
          <table:table-cell table:formula="of:=(ABS([.T61]-[.U61])/SUM([.T61:.U61]))*100" office:value-type="float" office:value="5.57097066376846" calcext:value-type="float">
            <text:p>5.57097066376846</text:p>
          </table:table-cell>
          <table:table-cell table:formula="of:=([.W60]*([.$H$2]-1)+[.V61])/[.$H$2]" office:value-type="float" office:value="20.5295045738161" calcext:value-type="float">
            <text:p>20.5295045738161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1" table:style-name="ta1">
        <table:table-column table:style-name="co1" table:number-columns-repeated="7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&lt;TICKER&gt;</text:p>
          </table:table-cell>
          <table:table-cell office:value-type="string" calcext:value-type="string">
            <text:p>&lt;DTYYYYMMDD&gt;</text:p>
          </table:table-cell>
          <table:table-cell office:value-type="string" calcext:value-type="string">
            <text:p>&lt;OPEN&gt;</text:p>
          </table:table-cell>
          <table:table-cell office:value-type="string" calcext:value-type="string">
            <text:p>&lt;HIGH&gt;</text:p>
          </table:table-cell>
          <table:table-cell office:value-type="string" calcext:value-type="string">
            <text:p>&lt;LOW&gt;</text:p>
          </table:table-cell>
          <table:table-cell office:value-type="string" calcext:value-type="string">
            <text:p>&lt;CLOSE&gt;</text:p>
          </table:table-cell>
          <table:table-cell office:value-type="string" calcext:value-type="string">
            <text:p>&lt;VOL&gt;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H-L</text:p>
          </table:table-cell>
          <table:table-cell office:value-type="string" calcext:value-type="string">
            <text:p>H-pc</text:p>
          </table:table-cell>
          <table:table-cell office:value-type="string" calcext:value-type="string">
            <text:p>L-PC</text:p>
          </table:table-cell>
          <table:table-cell office:value-type="string" calcext:value-type="string">
            <text:p>TRUE RANGE</text:p>
          </table:table-cell>
          <table:table-cell office:value-type="string" calcext:value-type="string">
            <text:p>ATR</text:p>
          </table:table-cell>
          <table:table-cell office:value-type="string" calcext:value-type="string">
            <text:p>H-pH</text:p>
          </table:table-cell>
          <table:table-cell office:value-type="string" calcext:value-type="string">
            <text:p>PL-L</text:p>
          </table:table-cell>
          <table:table-cell office:value-type="string" calcext:value-type="string">
            <text:p>+DM</text:p>
          </table:table-cell>
          <table:table-cell office:value-type="string" calcext:value-type="string">
            <text:p>-dM</text:p>
          </table:table-cell>
          <table:table-cell office:value-type="string" calcext:value-type="string">
            <text:p>smoothed +dm</text:p>
          </table:table-cell>
          <table:table-cell office:value-type="string" calcext:value-type="string">
            <text:p>smoothed -dm</text:p>
          </table:table-cell>
          <table:table-cell office:value-type="string" calcext:value-type="string">
            <text:p>+DI</text:p>
          </table:table-cell>
          <table:table-cell office:value-type="string" calcext:value-type="string">
            <text:p>-DI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ADX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2" calcext:value-type="float">
            <text:p>20191022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office:value-type="float" office:value="380.4" calcext:value-type="float">
            <text:p>380.4</text:p>
          </table:table-cell>
          <table:table-cell office:value-type="float" office:value="24620" calcext:value-type="float">
            <text:p>24620</text:p>
          </table:table-cell>
          <table:table-cell office:value-type="float" office:value="14" calcext:value-type="float">
            <text:p>14</text:p>
          </table:table-cell>
          <table:table-cell table:formula="of:=[.D2]-[.E2]" office:value-type="float" office:value="9" calcext:value-type="float">
            <text:p>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3" calcext:value-type="float">
            <text:p>20191023</text:p>
          </table:table-cell>
          <table:table-cell table:number-columns-repeated="2" office:value-type="float" office:value="382.8" calcext:value-type="float">
            <text:p>382.8</text:p>
          </table:table-cell>
          <table:table-cell office:value-type="float" office:value="376.6" calcext:value-type="float">
            <text:p>376.6</text:p>
          </table:table-cell>
          <table:table-cell office:value-type="float" office:value="380.2" calcext:value-type="float">
            <text:p>380.2</text:p>
          </table:table-cell>
          <table:table-cell office:value-type="float" office:value="32679" calcext:value-type="float">
            <text:p>32679</text:p>
          </table:table-cell>
          <table:table-cell/>
          <table:table-cell table:formula="of:=[.D3]-[.E3]" office:value-type="float" office:value="6.19999999999999" calcext:value-type="float">
            <text:p>6.19999999999999</text:p>
          </table:table-cell>
          <table:table-cell table:formula="of:=ABS([.D3]-[.F2])" office:value-type="float" office:value="2.40000000000003" calcext:value-type="float">
            <text:p>2.40000000000003</text:p>
          </table:table-cell>
          <table:table-cell table:formula="of:=ABS([.E3]-[.F2])" office:value-type="float" office:value="3.79999999999995" calcext:value-type="float">
            <text:p>3.79999999999995</text:p>
          </table:table-cell>
          <table:table-cell table:formula="of:=MAX([.I3:.K3])" office:value-type="float" office:value="6.19999999999999" calcext:value-type="float">
            <text:p>6.19999999999999</text:p>
          </table:table-cell>
          <table:table-cell/>
          <table:table-cell table:formula="of:=[.D3]-[.D2]" office:value-type="float" office:value="0.800000000000011" calcext:value-type="float">
            <text:p>0.800000000000011</text:p>
          </table:table-cell>
          <table:table-cell table:formula="of:=[.E2]-[.E3]" office:value-type="float" office:value="-3.60000000000002" calcext:value-type="float">
            <text:p>-3.60000000000002</text:p>
          </table:table-cell>
          <table:table-cell table:formula="of:=IF(AND([.N3]&gt;[.O3];[.N3]&gt;0);[.N3];)" office:value-type="float" office:value="0.800000000000011" calcext:value-type="float">
            <text:p>0.800000000000011</text:p>
          </table:table-cell>
          <table:table-cell table:formula="of:=IF(AND([.O3]&gt;[.N3];[.O3]&gt;0);[.O3]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4" calcext:value-type="float">
            <text:p>20191024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73.6" calcext:value-type="float">
            <text:p>373.6</text:p>
          </table:table-cell>
          <table:table-cell office:value-type="float" office:value="376.8" calcext:value-type="float">
            <text:p>376.8</text:p>
          </table:table-cell>
          <table:table-cell office:value-type="float" office:value="27312" calcext:value-type="float">
            <text:p>27312</text:p>
          </table:table-cell>
          <table:table-cell/>
          <table:table-cell table:formula="of:=[.D4]-[.E4]" office:value-type="float" office:value="8.39999999999998" calcext:value-type="float">
            <text:p>8.39999999999998</text:p>
          </table:table-cell>
          <table:table-cell table:formula="of:=ABS([.D4]-[.F3])" office:value-type="float" office:value="1.80000000000001" calcext:value-type="float">
            <text:p>1.80000000000001</text:p>
          </table:table-cell>
          <table:table-cell table:formula="of:=ABS([.E4]-[.F3])" office:value-type="float" office:value="6.59999999999997" calcext:value-type="float">
            <text:p>6.59999999999997</text:p>
          </table:table-cell>
          <table:table-cell table:formula="of:=MAX([.I4:.K4])" office:value-type="float" office:value="8.39999999999998" calcext:value-type="float">
            <text:p>8.39999999999998</text:p>
          </table:table-cell>
          <table:table-cell/>
          <table:table-cell table:formula="of:=[.D4]-[.D3]" office:value-type="float" office:value="-0.800000000000011" calcext:value-type="float">
            <text:p>-0.800000000000011</text:p>
          </table:table-cell>
          <table:table-cell table:formula="of:=[.E3]-[.E4]" office:value-type="float" office:value="3" calcext:value-type="float">
            <text:p>3</text:p>
          </table:table-cell>
          <table:table-cell table:formula="of:=IF(AND([.N4]&gt;[.O4];[.N4]&gt;0);[.N4];)" office:value-type="float" office:value="0" calcext:value-type="float">
            <text:p>0</text:p>
          </table:table-cell>
          <table:table-cell table:formula="of:=IF(AND([.O4]&gt;[.N4];[.O4]&gt;0);[.O4];)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5" calcext:value-type="float">
            <text:p>20191025</text:p>
          </table:table-cell>
          <table:table-cell office:value-type="float" office:value="373.8" calcext:value-type="float">
            <text:p>373.8</text:p>
          </table:table-cell>
          <table:table-cell office:value-type="float" office:value="378.6" calcext:value-type="float">
            <text:p>378.6</text:p>
          </table:table-cell>
          <table:table-cell office:value-type="float" office:value="367.4" calcext:value-type="float">
            <text:p>367.4</text:p>
          </table:table-cell>
          <table:table-cell office:value-type="float" office:value="367.6" calcext:value-type="float">
            <text:p>367.6</text:p>
          </table:table-cell>
          <table:table-cell office:value-type="float" office:value="15058" calcext:value-type="float">
            <text:p>15058</text:p>
          </table:table-cell>
          <table:table-cell/>
          <table:table-cell table:formula="of:=[.D5]-[.E5]" office:value-type="float" office:value="11.2" calcext:value-type="float">
            <text:p>11.2</text:p>
          </table:table-cell>
          <table:table-cell table:formula="of:=ABS([.D5]-[.F4])" office:value-type="float" office:value="1.80000000000001" calcext:value-type="float">
            <text:p>1.80000000000001</text:p>
          </table:table-cell>
          <table:table-cell table:formula="of:=ABS([.E5]-[.F4])" office:value-type="float" office:value="9.40000000000003" calcext:value-type="float">
            <text:p>9.40000000000003</text:p>
          </table:table-cell>
          <table:table-cell table:formula="of:=MAX([.I5:.K5])" office:value-type="float" office:value="11.2" calcext:value-type="float">
            <text:p>11.2</text:p>
          </table:table-cell>
          <table:table-cell/>
          <table:table-cell table:formula="of:=[.D5]-[.D4]" office:value-type="float" office:value="-3.39999999999998" calcext:value-type="float">
            <text:p>-3.39999999999998</text:p>
          </table:table-cell>
          <table:table-cell table:formula="of:=[.E4]-[.E5]" office:value-type="float" office:value="6.20000000000005" calcext:value-type="float">
            <text:p>6.20000000000005</text:p>
          </table:table-cell>
          <table:table-cell table:formula="of:=IF(AND([.N5]&gt;[.O5];[.N5]&gt;0);[.N5];)" office:value-type="float" office:value="0" calcext:value-type="float">
            <text:p>0</text:p>
          </table:table-cell>
          <table:table-cell table:formula="of:=IF(AND([.O5]&gt;[.N5];[.O5]&gt;0);[.O5];)" office:value-type="float" office:value="6.20000000000005" calcext:value-type="float">
            <text:p>6.200000000000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8" calcext:value-type="float">
            <text:p>20191028</text:p>
          </table:table-cell>
          <table:table-cell office:value-type="float" office:value="369.8" calcext:value-type="float">
            <text:p>369.8</text:p>
          </table:table-cell>
          <table:table-cell office:value-type="float" office:value="378.8" calcext:value-type="float">
            <text:p>378.8</text:p>
          </table:table-cell>
          <table:table-cell office:value-type="float" office:value="365" calcext:value-type="float">
            <text:p>365</text:p>
          </table:table-cell>
          <table:table-cell office:value-type="float" office:value="378.4" calcext:value-type="float">
            <text:p>378.4</text:p>
          </table:table-cell>
          <table:table-cell office:value-type="float" office:value="18023" calcext:value-type="float">
            <text:p>18023</text:p>
          </table:table-cell>
          <table:table-cell/>
          <table:table-cell table:formula="of:=[.D6]-[.E6]" office:value-type="float" office:value="13.8" calcext:value-type="float">
            <text:p>13.8</text:p>
          </table:table-cell>
          <table:table-cell table:formula="of:=ABS([.D6]-[.F5])" office:value-type="float" office:value="11.2" calcext:value-type="float">
            <text:p>11.2</text:p>
          </table:table-cell>
          <table:table-cell table:formula="of:=ABS([.E6]-[.F5])" office:value-type="float" office:value="2.60000000000002" calcext:value-type="float">
            <text:p>2.60000000000002</text:p>
          </table:table-cell>
          <table:table-cell table:formula="of:=MAX([.I6:.K6])" office:value-type="float" office:value="13.8" calcext:value-type="float">
            <text:p>13.8</text:p>
          </table:table-cell>
          <table:table-cell/>
          <table:table-cell table:formula="of:=[.D6]-[.D5]" office:value-type="float" office:value="0.199999999999989" calcext:value-type="float">
            <text:p>0.199999999999989</text:p>
          </table:table-cell>
          <table:table-cell table:formula="of:=[.E5]-[.E6]" office:value-type="float" office:value="2.39999999999998" calcext:value-type="float">
            <text:p>2.39999999999998</text:p>
          </table:table-cell>
          <table:table-cell table:formula="of:=IF(AND([.N6]&gt;[.O6];[.N6]&gt;0);[.N6];)" office:value-type="float" office:value="0" calcext:value-type="float">
            <text:p>0</text:p>
          </table:table-cell>
          <table:table-cell table:formula="of:=IF(AND([.O6]&gt;[.N6];[.O6]&gt;0);[.O6];)" office:value-type="float" office:value="2.39999999999998" calcext:value-type="float">
            <text:p>2.399999999999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29" calcext:value-type="float">
            <text:p>20191029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69.8" calcext:value-type="float">
            <text:p>369.8</text:p>
          </table:table-cell>
          <table:table-cell office:value-type="float" office:value="370.2" calcext:value-type="float">
            <text:p>370.2</text:p>
          </table:table-cell>
          <table:table-cell office:value-type="float" office:value="18944" calcext:value-type="float">
            <text:p>18944</text:p>
          </table:table-cell>
          <table:table-cell/>
          <table:table-cell table:formula="of:=[.D7]-[.E7]" office:value-type="float" office:value="10.2" calcext:value-type="float">
            <text:p>10.2</text:p>
          </table:table-cell>
          <table:table-cell table:formula="of:=ABS([.D7]-[.F6])" office:value-type="float" office:value="1.60000000000002" calcext:value-type="float">
            <text:p>1.60000000000002</text:p>
          </table:table-cell>
          <table:table-cell table:formula="of:=ABS([.E7]-[.F6])" office:value-type="float" office:value="8.59999999999997" calcext:value-type="float">
            <text:p>8.59999999999997</text:p>
          </table:table-cell>
          <table:table-cell table:formula="of:=MAX([.I7:.K7])" office:value-type="float" office:value="10.2" calcext:value-type="float">
            <text:p>10.2</text:p>
          </table:table-cell>
          <table:table-cell/>
          <table:table-cell table:formula="of:=[.D7]-[.D6]" office:value-type="float" office:value="1.19999999999999" calcext:value-type="float">
            <text:p>1.19999999999999</text:p>
          </table:table-cell>
          <table:table-cell table:formula="of:=[.E6]-[.E7]" office:value-type="float" office:value="-4.80000000000001" calcext:value-type="float">
            <text:p>-4.80000000000001</text:p>
          </table:table-cell>
          <table:table-cell table:formula="of:=IF(AND([.N7]&gt;[.O7];[.N7]&gt;0);[.N7];)" office:value-type="float" office:value="1.19999999999999" calcext:value-type="float">
            <text:p>1.19999999999999</text:p>
          </table:table-cell>
          <table:table-cell table:formula="of:=IF(AND([.O7]&gt;[.N7];[.O7]&gt;0);[.O7]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30" calcext:value-type="float">
            <text:p>20191030</text:p>
          </table:table-cell>
          <table:table-cell office:value-type="float" office:value="373" calcext:value-type="float">
            <text:p>373</text:p>
          </table:table-cell>
          <table:table-cell office:value-type="float" office:value="379.4" calcext:value-type="float">
            <text:p>379.4</text:p>
          </table:table-cell>
          <table:table-cell office:value-type="float" office:value="370" calcext:value-type="float">
            <text:p>370</text:p>
          </table:table-cell>
          <table:table-cell office:value-type="float" office:value="378.8" calcext:value-type="float">
            <text:p>378.8</text:p>
          </table:table-cell>
          <table:table-cell office:value-type="float" office:value="15680" calcext:value-type="float">
            <text:p>15680</text:p>
          </table:table-cell>
          <table:table-cell/>
          <table:table-cell table:formula="of:=[.D8]-[.E8]" office:value-type="float" office:value="9.39999999999998" calcext:value-type="float">
            <text:p>9.39999999999998</text:p>
          </table:table-cell>
          <table:table-cell table:formula="of:=ABS([.D8]-[.F7])" office:value-type="float" office:value="9.19999999999999" calcext:value-type="float">
            <text:p>9.19999999999999</text:p>
          </table:table-cell>
          <table:table-cell table:formula="of:=ABS([.E8]-[.F7])" office:value-type="float" office:value="0.199999999999989" calcext:value-type="float">
            <text:p>0.199999999999989</text:p>
          </table:table-cell>
          <table:table-cell table:formula="of:=MAX([.I8:.K8])" office:value-type="float" office:value="9.39999999999998" calcext:value-type="float">
            <text:p>9.39999999999998</text:p>
          </table:table-cell>
          <table:table-cell/>
          <table:table-cell table:formula="of:=[.D8]-[.D7]" office:value-type="float" office:value="-0.600000000000023" calcext:value-type="float">
            <text:p>-0.600000000000023</text:p>
          </table:table-cell>
          <table:table-cell table:formula="of:=[.E7]-[.E8]" office:value-type="float" office:value="-0.199999999999989" calcext:value-type="float">
            <text:p>-0.199999999999989</text:p>
          </table:table-cell>
          <table:table-cell table:formula="of:=IF(AND([.N8]&gt;[.O8];[.N8]&gt;0);[.N8];)" office:value-type="float" office:value="0" calcext:value-type="float">
            <text:p>0</text:p>
          </table:table-cell>
          <table:table-cell table:formula="of:=IF(AND([.O8]&gt;[.N8];[.O8]&gt;0);[.O8];)" office:value-type="float" office:value="0" calcext:value-type="float">
            <text:p>0</text:p>
          </table:table-cell>
          <table:table-cell/>
          <table:table-cell table:style-name="ce21" table:number-columns-repeated="5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031" calcext:value-type="float">
            <text:p>20191031</text:p>
          </table:table-cell>
          <table:table-cell office:value-type="float" office:value="384.2" calcext:value-type="float">
            <text:p>384.2</text:p>
          </table:table-cell>
          <table:table-cell office:value-type="float" office:value="384.8" calcext:value-type="float">
            <text:p>384.8</text:p>
          </table:table-cell>
          <table:table-cell office:value-type="float" office:value="380" calcext:value-type="float">
            <text:p>380</text:p>
          </table:table-cell>
          <table:table-cell office:value-type="float" office:value="381.8" calcext:value-type="float">
            <text:p>381.8</text:p>
          </table:table-cell>
          <table:table-cell office:value-type="float" office:value="36255" calcext:value-type="float">
            <text:p>36255</text:p>
          </table:table-cell>
          <table:table-cell/>
          <table:table-cell table:formula="of:=[.D9]-[.E9]" office:value-type="float" office:value="4.80000000000001" calcext:value-type="float">
            <text:p>4.80000000000001</text:p>
          </table:table-cell>
          <table:table-cell table:formula="of:=ABS([.D9]-[.F8])" office:value-type="float" office:value="6" calcext:value-type="float">
            <text:p>6</text:p>
          </table:table-cell>
          <table:table-cell table:formula="of:=ABS([.E9]-[.F8])" office:value-type="float" office:value="1.19999999999999" calcext:value-type="float">
            <text:p>1.19999999999999</text:p>
          </table:table-cell>
          <table:table-cell table:formula="of:=MAX([.I9:.K9])" office:value-type="float" office:value="6" calcext:value-type="float">
            <text:p>6</text:p>
          </table:table-cell>
          <table:table-cell/>
          <table:table-cell table:formula="of:=[.D9]-[.D8]" office:value-type="float" office:value="5.40000000000003" calcext:value-type="float">
            <text:p>5.40000000000003</text:p>
          </table:table-cell>
          <table:table-cell table:formula="of:=[.E8]-[.E9]" office:value-type="float" office:value="-10" calcext:value-type="float">
            <text:p>-10</text:p>
          </table:table-cell>
          <table:table-cell table:formula="of:=IF(AND([.N9]&gt;[.O9];[.N9]&gt;0);[.N9];)" office:value-type="float" office:value="5.40000000000003" calcext:value-type="float">
            <text:p>5.40000000000003</text:p>
          </table:table-cell>
          <table:table-cell table:formula="of:=IF(AND([.O9]&gt;[.N9];[.O9]&gt;0);[.O9]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4" calcext:value-type="float">
            <text:p>20191104</text:p>
          </table:table-cell>
          <table:table-cell office:value-type="float" office:value="385" calcext:value-type="float">
            <text:p>385</text:p>
          </table:table-cell>
          <table:table-cell office:value-type="float" office:value="398.4" calcext:value-type="float">
            <text:p>398.4</text:p>
          </table:table-cell>
          <table:table-cell office:value-type="float" office:value="385" calcext:value-type="float">
            <text:p>385</text:p>
          </table:table-cell>
          <table:table-cell office:value-type="float" office:value="394.4" calcext:value-type="float">
            <text:p>394.4</text:p>
          </table:table-cell>
          <table:table-cell office:value-type="float" office:value="41228" calcext:value-type="float">
            <text:p>41228</text:p>
          </table:table-cell>
          <table:table-cell/>
          <table:table-cell table:formula="of:=[.D10]-[.E10]" office:value-type="float" office:value="13.4" calcext:value-type="float">
            <text:p>13.4</text:p>
          </table:table-cell>
          <table:table-cell table:formula="of:=ABS([.D10]-[.F9])" office:value-type="float" office:value="16.6" calcext:value-type="float">
            <text:p>16.6</text:p>
          </table:table-cell>
          <table:table-cell table:formula="of:=ABS([.E10]-[.F9])" office:value-type="float" office:value="3.19999999999999" calcext:value-type="float">
            <text:p>3.19999999999999</text:p>
          </table:table-cell>
          <table:table-cell table:formula="of:=MAX([.I10:.K10])" office:value-type="float" office:value="16.6" calcext:value-type="float">
            <text:p>16.6</text:p>
          </table:table-cell>
          <table:table-cell/>
          <table:table-cell table:formula="of:=[.D10]-[.D9]" office:value-type="float" office:value="13.6" calcext:value-type="float">
            <text:p>13.6</text:p>
          </table:table-cell>
          <table:table-cell table:formula="of:=[.E9]-[.E10]" office:value-type="float" office:value="-5" calcext:value-type="float">
            <text:p>-5</text:p>
          </table:table-cell>
          <table:table-cell table:formula="of:=IF(AND([.N10]&gt;[.O10];[.N10]&gt;0);[.N10];)" office:value-type="float" office:value="13.6" calcext:value-type="float">
            <text:p>13.6</text:p>
          </table:table-cell>
          <table:table-cell table:formula="of:=IF(AND([.O10]&gt;[.N10];[.O10]&gt;0);[.O10]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5" calcext:value-type="float">
            <text:p>20191105</text:p>
          </table:table-cell>
          <table:table-cell office:value-type="float" office:value="394.4" calcext:value-type="float">
            <text:p>394.4</text:p>
          </table:table-cell>
          <table:table-cell office:value-type="float" office:value="399" calcext:value-type="float">
            <text:p>399</text:p>
          </table:table-cell>
          <table:table-cell office:value-type="float" office:value="390.4" calcext:value-type="float">
            <text:p>390.4</text:p>
          </table:table-cell>
          <table:table-cell office:value-type="float" office:value="399" calcext:value-type="float">
            <text:p>399</text:p>
          </table:table-cell>
          <table:table-cell office:value-type="float" office:value="36216" calcext:value-type="float">
            <text:p>36216</text:p>
          </table:table-cell>
          <table:table-cell/>
          <table:table-cell table:formula="of:=[.D11]-[.E11]" office:value-type="float" office:value="8.60000000000002" calcext:value-type="float">
            <text:p>8.60000000000002</text:p>
          </table:table-cell>
          <table:table-cell table:formula="of:=ABS([.D11]-[.F10])" office:value-type="float" office:value="4.60000000000002" calcext:value-type="float">
            <text:p>4.60000000000002</text:p>
          </table:table-cell>
          <table:table-cell table:formula="of:=ABS([.E11]-[.F10])" office:value-type="float" office:value="4" calcext:value-type="float">
            <text:p>4</text:p>
          </table:table-cell>
          <table:table-cell table:formula="of:=MAX([.I11:.K11])" office:value-type="float" office:value="8.60000000000002" calcext:value-type="float">
            <text:p>8.60000000000002</text:p>
          </table:table-cell>
          <table:table-cell/>
          <table:table-cell table:formula="of:=[.D11]-[.D10]" office:value-type="float" office:value="0.600000000000023" calcext:value-type="float">
            <text:p>0.600000000000023</text:p>
          </table:table-cell>
          <table:table-cell table:formula="of:=[.E10]-[.E11]" office:value-type="float" office:value="-5.39999999999998" calcext:value-type="float">
            <text:p>-5.39999999999998</text:p>
          </table:table-cell>
          <table:table-cell table:formula="of:=IF(AND([.N11]&gt;[.O11];[.N11]&gt;0);[.N11];)" office:value-type="float" office:value="0.600000000000023" calcext:value-type="float">
            <text:p>0.600000000000023</text:p>
          </table:table-cell>
          <table:table-cell table:formula="of:=IF(AND([.O11]&gt;[.N11];[.O11]&gt;0);[.O11]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6" calcext:value-type="float">
            <text:p>20191106</text:p>
          </table:table-cell>
          <table:table-cell table:number-columns-repeated="2" office:value-type="float" office:value="398.8" calcext:value-type="float">
            <text:p>398.8</text:p>
          </table:table-cell>
          <table:table-cell office:value-type="float" office:value="392.2" calcext:value-type="float">
            <text:p>392.2</text:p>
          </table:table-cell>
          <table:table-cell office:value-type="float" office:value="392.4" calcext:value-type="float">
            <text:p>392.4</text:p>
          </table:table-cell>
          <table:table-cell office:value-type="float" office:value="30098" calcext:value-type="float">
            <text:p>30098</text:p>
          </table:table-cell>
          <table:table-cell/>
          <table:table-cell table:formula="of:=[.D12]-[.E12]" office:value-type="float" office:value="6.60000000000002" calcext:value-type="float">
            <text:p>6.60000000000002</text:p>
          </table:table-cell>
          <table:table-cell table:formula="of:=ABS([.D12]-[.F11])" office:value-type="float" office:value="0.199999999999989" calcext:value-type="float">
            <text:p>0.199999999999989</text:p>
          </table:table-cell>
          <table:table-cell table:formula="of:=ABS([.E12]-[.F11])" office:value-type="float" office:value="6.80000000000001" calcext:value-type="float">
            <text:p>6.80000000000001</text:p>
          </table:table-cell>
          <table:table-cell table:formula="of:=MAX([.I12:.K12])" office:value-type="float" office:value="6.80000000000001" calcext:value-type="float">
            <text:p>6.80000000000001</text:p>
          </table:table-cell>
          <table:table-cell/>
          <table:table-cell table:formula="of:=[.D12]-[.D11]" office:value-type="float" office:value="-0.199999999999989" calcext:value-type="float">
            <text:p>-0.199999999999989</text:p>
          </table:table-cell>
          <table:table-cell table:formula="of:=[.E11]-[.E12]" office:value-type="float" office:value="-1.80000000000001" calcext:value-type="float">
            <text:p>-1.80000000000001</text:p>
          </table:table-cell>
          <table:table-cell table:formula="of:=IF(AND([.N12]&gt;[.O12];[.N12]&gt;0);[.N12];)" office:value-type="float" office:value="0" calcext:value-type="float">
            <text:p>0</text:p>
          </table:table-cell>
          <table:table-cell table:formula="of:=IF(AND([.O12]&gt;[.N12];[.O12]&gt;0);[.O12]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7" calcext:value-type="float">
            <text:p>20191107</text:p>
          </table:table-cell>
          <table:table-cell office:value-type="float" office:value="395.4" calcext:value-type="float">
            <text:p>395.4</text:p>
          </table:table-cell>
          <table:table-cell office:value-type="float" office:value="397.2" calcext:value-type="float">
            <text:p>397.2</text:p>
          </table:table-cell>
          <table:table-cell office:value-type="float" office:value="388.4" calcext:value-type="float">
            <text:p>388.4</text:p>
          </table:table-cell>
          <table:table-cell office:value-type="float" office:value="390.8" calcext:value-type="float">
            <text:p>390.8</text:p>
          </table:table-cell>
          <table:table-cell office:value-type="float" office:value="37989" calcext:value-type="float">
            <text:p>37989</text:p>
          </table:table-cell>
          <table:table-cell/>
          <table:table-cell table:formula="of:=[.D13]-[.E13]" office:value-type="float" office:value="8.80000000000001" calcext:value-type="float">
            <text:p>8.80000000000001</text:p>
          </table:table-cell>
          <table:table-cell table:formula="of:=ABS([.D13]-[.F12])" office:value-type="float" office:value="4.80000000000001" calcext:value-type="float">
            <text:p>4.80000000000001</text:p>
          </table:table-cell>
          <table:table-cell table:formula="of:=ABS([.E13]-[.F12])" office:value-type="float" office:value="4" calcext:value-type="float">
            <text:p>4</text:p>
          </table:table-cell>
          <table:table-cell table:formula="of:=MAX([.I13:.K13])" office:value-type="float" office:value="8.80000000000001" calcext:value-type="float">
            <text:p>8.80000000000001</text:p>
          </table:table-cell>
          <table:table-cell/>
          <table:table-cell table:formula="of:=[.D13]-[.D12]" office:value-type="float" office:value="-1.60000000000002" calcext:value-type="float">
            <text:p>-1.60000000000002</text:p>
          </table:table-cell>
          <table:table-cell table:formula="of:=[.E12]-[.E13]" office:value-type="float" office:value="3.80000000000001" calcext:value-type="float">
            <text:p>3.80000000000001</text:p>
          </table:table-cell>
          <table:table-cell table:formula="of:=IF(AND([.N13]&gt;[.O13];[.N13]&gt;0);[.N13];)" office:value-type="float" office:value="0" calcext:value-type="float">
            <text:p>0</text:p>
          </table:table-cell>
          <table:table-cell table:formula="of:=IF(AND([.O13]&gt;[.N13];[.O13]&gt;0);[.O13];)" office:value-type="float" office:value="3.80000000000001" calcext:value-type="float">
            <text:p>3.8000000000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08" calcext:value-type="float">
            <text:p>20191108</text:p>
          </table:table-cell>
          <table:table-cell table:number-columns-repeated="2" office:value-type="float" office:value="390.8" calcext:value-type="float">
            <text:p>390.8</text:p>
          </table:table-cell>
          <table:table-cell office:value-type="float" office:value="381.4" calcext:value-type="float">
            <text:p>381.4</text:p>
          </table:table-cell>
          <table:table-cell office:value-type="float" office:value="382.8" calcext:value-type="float">
            <text:p>382.8</text:p>
          </table:table-cell>
          <table:table-cell office:value-type="float" office:value="20738" calcext:value-type="float">
            <text:p>20738</text:p>
          </table:table-cell>
          <table:table-cell/>
          <table:table-cell table:formula="of:=[.D14]-[.E14]" office:value-type="float" office:value="9.40000000000003" calcext:value-type="float">
            <text:p>9.40000000000003</text:p>
          </table:table-cell>
          <table:table-cell table:formula="of:=ABS([.D14]-[.F13])" office:value-type="float" office:value="0" calcext:value-type="float">
            <text:p>0</text:p>
          </table:table-cell>
          <table:table-cell table:formula="of:=ABS([.E14]-[.F13])" office:value-type="float" office:value="9.40000000000003" calcext:value-type="float">
            <text:p>9.40000000000003</text:p>
          </table:table-cell>
          <table:table-cell table:formula="of:=MAX([.I14:.K14])" office:value-type="float" office:value="9.40000000000003" calcext:value-type="float">
            <text:p>9.40000000000003</text:p>
          </table:table-cell>
          <table:table-cell/>
          <table:table-cell table:formula="of:=[.D14]-[.D13]" office:value-type="float" office:value="-6.39999999999998" calcext:value-type="float">
            <text:p>-6.39999999999998</text:p>
          </table:table-cell>
          <table:table-cell table:formula="of:=[.E13]-[.E14]" office:value-type="float" office:value="7" calcext:value-type="float">
            <text:p>7</text:p>
          </table:table-cell>
          <table:table-cell table:formula="of:=IF(AND([.N14]&gt;[.O14];[.N14]&gt;0);[.N14];)" office:value-type="float" office:value="0" calcext:value-type="float">
            <text:p>0</text:p>
          </table:table-cell>
          <table:table-cell table:formula="of:=IF(AND([.O14]&gt;[.N14];[.O14]&gt;0);[.O14];)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2" calcext:value-type="float">
            <text:p>20191112</text:p>
          </table:table-cell>
          <table:table-cell office:value-type="float" office:value="380.2" calcext:value-type="float">
            <text:p>380.2</text:p>
          </table:table-cell>
          <table:table-cell office:value-type="float" office:value="393.6" calcext:value-type="float">
            <text:p>393.6</text:p>
          </table:table-cell>
          <table:table-cell office:value-type="float" office:value="378" calcext:value-type="float">
            <text:p>378</text:p>
          </table:table-cell>
          <table:table-cell office:value-type="float" office:value="386.6" calcext:value-type="float">
            <text:p>386.6</text:p>
          </table:table-cell>
          <table:table-cell office:value-type="float" office:value="31207" calcext:value-type="float">
            <text:p>31207</text:p>
          </table:table-cell>
          <table:table-cell/>
          <table:table-cell table:formula="of:=[.D15]-[.E15]" office:value-type="float" office:value="15.6" calcext:value-type="float">
            <text:p>15.6</text:p>
          </table:table-cell>
          <table:table-cell table:formula="of:=ABS([.D15]-[.F14])" office:value-type="float" office:value="10.8" calcext:value-type="float">
            <text:p>10.8</text:p>
          </table:table-cell>
          <table:table-cell table:formula="of:=ABS([.E15]-[.F14])" office:value-type="float" office:value="4.80000000000001" calcext:value-type="float">
            <text:p>4.80000000000001</text:p>
          </table:table-cell>
          <table:table-cell table:formula="of:=MAX([.I15:.K15])" office:value-type="float" office:value="15.6" calcext:value-type="float">
            <text:p>15.6</text:p>
          </table:table-cell>
          <table:table-cell/>
          <table:table-cell table:formula="of:=[.D15]-[.D14]" office:value-type="float" office:value="2.80000000000001" calcext:value-type="float">
            <text:p>2.80000000000001</text:p>
          </table:table-cell>
          <table:table-cell table:formula="of:=[.E14]-[.E15]" office:value-type="float" office:value="3.39999999999998" calcext:value-type="float">
            <text:p>3.39999999999998</text:p>
          </table:table-cell>
          <table:table-cell table:formula="of:=IF(AND([.N15]&gt;[.O15];[.N15]&gt;0);[.N15];)" office:value-type="float" office:value="0" calcext:value-type="float">
            <text:p>0</text:p>
          </table:table-cell>
          <table:table-cell table:formula="of:=IF(AND([.O15]&gt;[.N15];[.O15]&gt;0);[.O15];)" office:value-type="float" office:value="3.39999999999998" calcext:value-type="float">
            <text:p>3.399999999999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3" calcext:value-type="float">
            <text:p>20191113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385.2" calcext:value-type="float">
            <text:p>385.2</text:p>
          </table:table-cell>
          <table:table-cell office:value-type="float" office:value="387.6" calcext:value-type="float">
            <text:p>387.6</text:p>
          </table:table-cell>
          <table:table-cell office:value-type="float" office:value="17792" calcext:value-type="float">
            <text:p>17792</text:p>
          </table:table-cell>
          <table:table-cell/>
          <table:table-cell table:formula="of:=[.D16]-[.E16]" office:value-type="float" office:value="8.80000000000001" calcext:value-type="float">
            <text:p>8.80000000000001</text:p>
          </table:table-cell>
          <table:table-cell table:formula="of:=ABS([.D16]-[.F15])" office:value-type="float" office:value="7.39999999999998" calcext:value-type="float">
            <text:p>7.39999999999998</text:p>
          </table:table-cell>
          <table:table-cell table:formula="of:=ABS([.E16]-[.F15])" office:value-type="float" office:value="1.40000000000003" calcext:value-type="float">
            <text:p>1.40000000000003</text:p>
          </table:table-cell>
          <table:table-cell table:formula="of:=MAX([.I16:.K16])" office:value-type="float" office:value="8.80000000000001" calcext:value-type="float">
            <text:p>8.80000000000001</text:p>
          </table:table-cell>
          <table:table-cell table:formula="of:=AVERAGE([.L3:.L16])" office:value-type="float" office:value="9.98571428571429" calcext:value-type="float">
            <text:p>9.98571428571429</text:p>
          </table:table-cell>
          <table:table-cell table:formula="of:=[.D16]-[.D15]" office:value-type="float" office:value="0.399999999999977" calcext:value-type="float">
            <text:p>0.399999999999977</text:p>
          </table:table-cell>
          <table:table-cell table:formula="of:=[.E15]-[.E16]" office:value-type="float" office:value="-7.19999999999999" calcext:value-type="float">
            <text:p>-7.19999999999999</text:p>
          </table:table-cell>
          <table:table-cell table:formula="of:=IF(AND([.N16]&gt;[.O16];[.N16]&gt;0);[.N16];)" office:value-type="float" office:value="0.399999999999977" calcext:value-type="float">
            <text:p>0.399999999999977</text:p>
          </table:table-cell>
          <table:table-cell table:formula="of:=IF(AND([.O16]&gt;[.N16];[.O16]&gt;0);[.O16];)" office:value-type="float" office:value="0" calcext:value-type="float">
            <text:p>0</text:p>
          </table:table-cell>
          <table:table-cell table:formula="of:=AVERAGE([.P3:.P16])" office:value-type="float" office:value="1.57142857142857" calcext:value-type="float">
            <text:p>1.57142857142857</text:p>
          </table:table-cell>
          <table:table-cell table:formula="of:=AVERAGE([.Q3:.Q16])" office:value-type="float" office:value="1.84285714285714" calcext:value-type="float">
            <text:p>1.84285714285714</text:p>
          </table:table-cell>
          <table:table-cell table:formula="of:=([.R16]/[.M16])*100" office:value-type="float" office:value="15.7367668097282" calcext:value-type="float">
            <text:p>15.7367668097282</text:p>
          </table:table-cell>
          <table:table-cell table:formula="of:=([.S16]/[.M16])*100" office:value-type="float" office:value="18.4549356223176" calcext:value-type="float">
            <text:p>18.4549356223176</text:p>
          </table:table-cell>
          <table:table-cell table:formula="of:=(ABS([.T16]-[.U16])/SUM([.T16:.U16]))*100" office:value-type="float" office:value="7.9497907949791" calcext:value-type="float">
            <text:p>7.949790794979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4" calcext:value-type="float">
            <text:p>20191114</text:p>
          </table:table-cell>
          <table:table-cell office:value-type="float" office:value="393.6" calcext:value-type="float">
            <text:p>393.6</text:p>
          </table:table-cell>
          <table:table-cell office:value-type="float" office:value="395" calcext:value-type="float">
            <text:p>395</text:p>
          </table:table-cell>
          <table:table-cell office:value-type="float" office:value="381.2" calcext:value-type="float">
            <text:p>381.2</text:p>
          </table:table-cell>
          <table:table-cell office:value-type="float" office:value="382.8" calcext:value-type="float">
            <text:p>382.8</text:p>
          </table:table-cell>
          <table:table-cell office:value-type="float" office:value="20065" calcext:value-type="float">
            <text:p>20065</text:p>
          </table:table-cell>
          <table:table-cell/>
          <table:table-cell table:formula="of:=[.D17]-[.E17]" office:value-type="float" office:value="13.8" calcext:value-type="float">
            <text:p>13.8</text:p>
          </table:table-cell>
          <table:table-cell table:formula="of:=ABS([.D17]-[.F16])" office:value-type="float" office:value="7.39999999999998" calcext:value-type="float">
            <text:p>7.39999999999998</text:p>
          </table:table-cell>
          <table:table-cell table:formula="of:=ABS([.E17]-[.F16])" office:value-type="float" office:value="6.40000000000003" calcext:value-type="float">
            <text:p>6.40000000000003</text:p>
          </table:table-cell>
          <table:table-cell table:formula="of:=MAX([.I17:.K17])" office:value-type="float" office:value="13.8" calcext:value-type="float">
            <text:p>13.8</text:p>
          </table:table-cell>
          <table:table-cell table:formula="of:=(([.M16]*([.$H$2]-1))+[.L17])/[.$H$2]" office:value-type="float" office:value="10.2581632653061" calcext:value-type="float">
            <text:p>10.2581632653061</text:p>
          </table:table-cell>
          <table:table-cell table:formula="of:=[.D17]-[.D16]" office:value-type="float" office:value="1" calcext:value-type="float">
            <text:p>1</text:p>
          </table:table-cell>
          <table:table-cell table:formula="of:=[.E16]-[.E17]" office:value-type="float" office:value="4" calcext:value-type="float">
            <text:p>4</text:p>
          </table:table-cell>
          <table:table-cell table:formula="of:=IF(AND([.N17]&gt;[.O17];[.N17]&gt;0);[.N17];)" office:value-type="float" office:value="0" calcext:value-type="float">
            <text:p>0</text:p>
          </table:table-cell>
          <table:table-cell table:formula="of:=IF(AND([.O17]&gt;[.N17];[.O17]&gt;0);[.O17];)" office:value-type="float" office:value="4" calcext:value-type="float">
            <text:p>4</text:p>
          </table:table-cell>
          <table:table-cell table:formula="of:=(([.R16]*([.$H$2]-1))+[.P17])/[.$H$2]" office:value-type="float" office:value="1.45918367346939" calcext:value-type="float">
            <text:p>1.45918367346939</text:p>
          </table:table-cell>
          <table:table-cell table:formula="of:=(([.S16]*([.$H$2]-1))+[.Q17])/[.$H$2]" office:value-type="float" office:value="1.9969387755102" calcext:value-type="float">
            <text:p>1.9969387755102</text:p>
          </table:table-cell>
          <table:table-cell table:formula="of:=([.R17]/[.M17])*100" office:value-type="float" office:value="14.2246095692828" calcext:value-type="float">
            <text:p>14.2246095692828</text:p>
          </table:table-cell>
          <table:table-cell table:formula="of:=([.S17]/[.M17])*100" office:value-type="float" office:value="19.4668258231374" calcext:value-type="float">
            <text:p>19.4668258231374</text:p>
          </table:table-cell>
          <table:table-cell table:formula="of:=(ABS([.T17]-[.U17])/SUM([.T17:.U17]))*100" office:value-type="float" office:value="15.559492175967" calcext:value-type="float">
            <text:p>15.559492175967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5" calcext:value-type="float">
            <text:p>20191115</text:p>
          </table:table-cell>
          <table:table-cell office:value-type="float" office:value="381.8" calcext:value-type="float">
            <text:p>381.8</text:p>
          </table:table-cell>
          <table:table-cell office:value-type="float" office:value="388.4" calcext:value-type="float">
            <text:p>388.4</text:p>
          </table:table-cell>
          <table:table-cell office:value-type="float" office:value="380" calcext:value-type="float">
            <text:p>380</text:p>
          </table:table-cell>
          <table:table-cell office:value-type="float" office:value="388.4" calcext:value-type="float">
            <text:p>388.4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[.D18]-[.E18]" office:value-type="float" office:value="8.39999999999998" calcext:value-type="float">
            <text:p>8.39999999999998</text:p>
          </table:table-cell>
          <table:table-cell table:formula="of:=ABS([.D18]-[.F17])" office:value-type="float" office:value="5.59999999999997" calcext:value-type="float">
            <text:p>5.59999999999997</text:p>
          </table:table-cell>
          <table:table-cell table:formula="of:=ABS([.E18]-[.F17])" office:value-type="float" office:value="2.80000000000001" calcext:value-type="float">
            <text:p>2.80000000000001</text:p>
          </table:table-cell>
          <table:table-cell table:formula="of:=MAX([.I18:.K18])" office:value-type="float" office:value="8.39999999999998" calcext:value-type="float">
            <text:p>8.39999999999998</text:p>
          </table:table-cell>
          <table:table-cell table:formula="of:=(([.M17]*([.$H$2]-1))+[.L18])/[.$H$2]" office:value-type="float" office:value="10.1254373177843" calcext:value-type="float">
            <text:p>10.1254373177843</text:p>
          </table:table-cell>
          <table:table-cell table:formula="of:=[.D18]-[.D17]" office:value-type="float" office:value="-6.60000000000002" calcext:value-type="float">
            <text:p>-6.60000000000002</text:p>
          </table:table-cell>
          <table:table-cell table:formula="of:=[.E17]-[.E18]" office:value-type="float" office:value="1.19999999999999" calcext:value-type="float">
            <text:p>1.19999999999999</text:p>
          </table:table-cell>
          <table:table-cell table:formula="of:=IF(AND([.N18]&gt;[.O18];[.N18]&gt;0);[.N18];)" office:value-type="float" office:value="0" calcext:value-type="float">
            <text:p>0</text:p>
          </table:table-cell>
          <table:table-cell table:formula="of:=IF(AND([.O18]&gt;[.N18];[.O18]&gt;0);[.O18];)" office:value-type="float" office:value="1.19999999999999" calcext:value-type="float">
            <text:p>1.19999999999999</text:p>
          </table:table-cell>
          <table:table-cell table:formula="of:=AVERAGE([.P5:.P18])" office:value-type="float" office:value="1.51428571428571" calcext:value-type="float">
            <text:p>1.51428571428571</text:p>
          </table:table-cell>
          <table:table-cell table:formula="of:=AVERAGE([.Q5:.Q18])" office:value-type="float" office:value="2" calcext:value-type="float">
            <text:p>2</text:p>
          </table:table-cell>
          <table:table-cell table:formula="of:=([.R18]/[.M18])*100" office:value-type="float" office:value="14.9552623433462" calcext:value-type="float">
            <text:p>14.9552623433462</text:p>
          </table:table-cell>
          <table:table-cell table:formula="of:=([.S18]/[.M18])*100" office:value-type="float" office:value="19.7522332836648" calcext:value-type="float">
            <text:p>19.7522332836648</text:p>
          </table:table-cell>
          <table:table-cell table:formula="of:=(ABS([.T18]-[.U18])/SUM([.T18:.U18]))*100" office:value-type="float" office:value="13.8211382113821" calcext:value-type="float">
            <text:p>13.821138211382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8" calcext:value-type="float">
            <text:p>20191118</text:p>
          </table:table-cell>
          <table:table-cell office:value-type="float" office:value="389" calcext:value-type="float">
            <text:p>389</text:p>
          </table:table-cell>
          <table:table-cell office:value-type="float" office:value="390.4" calcext:value-type="float">
            <text:p>390.4</text:p>
          </table:table-cell>
          <table:table-cell office:value-type="float" office:value="385.8" calcext:value-type="float">
            <text:p>385.8</text:p>
          </table:table-cell>
          <table:table-cell office:value-type="float" office:value="390.2" calcext:value-type="float">
            <text:p>390.2</text:p>
          </table:table-cell>
          <table:table-cell office:value-type="float" office:value="15406" calcext:value-type="float">
            <text:p>15406</text:p>
          </table:table-cell>
          <table:table-cell/>
          <table:table-cell table:formula="of:=[.D19]-[.E19]" office:value-type="float" office:value="4.59999999999997" calcext:value-type="float">
            <text:p>4.59999999999997</text:p>
          </table:table-cell>
          <table:table-cell table:formula="of:=ABS([.D19]-[.F18])" office:value-type="float" office:value="2" calcext:value-type="float">
            <text:p>2</text:p>
          </table:table-cell>
          <table:table-cell table:formula="of:=ABS([.E19]-[.F18])" office:value-type="float" office:value="2.59999999999997" calcext:value-type="float">
            <text:p>2.59999999999997</text:p>
          </table:table-cell>
          <table:table-cell table:formula="of:=MAX([.I19:.K19])" office:value-type="float" office:value="4.59999999999997" calcext:value-type="float">
            <text:p>4.59999999999997</text:p>
          </table:table-cell>
          <table:table-cell table:formula="of:=(([.M18]*([.$H$2]-1))+[.L19])/[.$H$2]" office:value-type="float" office:value="9.73076322365681" calcext:value-type="float">
            <text:p>9.73076322365681</text:p>
          </table:table-cell>
          <table:table-cell table:formula="of:=[.D19]-[.D18]" office:value-type="float" office:value="2" calcext:value-type="float">
            <text:p>2</text:p>
          </table:table-cell>
          <table:table-cell table:formula="of:=[.E18]-[.E19]" office:value-type="float" office:value="-5.80000000000001" calcext:value-type="float">
            <text:p>-5.80000000000001</text:p>
          </table:table-cell>
          <table:table-cell table:formula="of:=IF(AND([.N19]&gt;[.O19];[.N19]&gt;0);[.N19];)" office:value-type="float" office:value="2" calcext:value-type="float">
            <text:p>2</text:p>
          </table:table-cell>
          <table:table-cell table:formula="of:=IF(AND([.O19]&gt;[.N19];[.O19]&gt;0);[.O19];)" office:value-type="float" office:value="0" calcext:value-type="float">
            <text:p>0</text:p>
          </table:table-cell>
          <table:table-cell table:formula="of:=(([.R18]*([.$H$2]-1))+[.P19])/[.$H$2]" office:value-type="float" office:value="1.54897959183673" calcext:value-type="float">
            <text:p>1.54897959183673</text:p>
          </table:table-cell>
          <table:table-cell table:formula="of:=(([.S18]*([.$H$2]-1))+[.Q19])/[.$H$2]" office:value-type="float" office:value="1.85714285714286" calcext:value-type="float">
            <text:p>1.85714285714286</text:p>
          </table:table-cell>
          <table:table-cell table:formula="of:=([.R19]/[.M19])*100" office:value-type="float" office:value="15.9183771738578" calcext:value-type="float">
            <text:p>15.9183771738578</text:p>
          </table:table-cell>
          <table:table-cell table:formula="of:=([.S19]/[.M19])*100" office:value-type="float" office:value="19.0852743454685" calcext:value-type="float">
            <text:p>19.0852743454685</text:p>
          </table:table-cell>
          <table:table-cell table:formula="of:=(ABS([.T19]-[.U19])/SUM([.T19:.U19]))*100" office:value-type="float" office:value="9.04733373277414" calcext:value-type="float">
            <text:p>9.04733373277414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19" calcext:value-type="float">
            <text:p>20191119</text:p>
          </table:table-cell>
          <table:table-cell office:value-type="float" office:value="389" calcext:value-type="float">
            <text:p>389</text:p>
          </table:table-cell>
          <table:table-cell office:value-type="float" office:value="392.6" calcext:value-type="float">
            <text:p>392.6</text:p>
          </table:table-cell>
          <table:table-cell office:value-type="float" office:value="379.8" calcext:value-type="float">
            <text:p>379.8</text:p>
          </table:table-cell>
          <table:table-cell office:value-type="float" office:value="381.4" calcext:value-type="float">
            <text:p>381.4</text:p>
          </table:table-cell>
          <table:table-cell office:value-type="float" office:value="11682" calcext:value-type="float">
            <text:p>11682</text:p>
          </table:table-cell>
          <table:table-cell/>
          <table:table-cell table:formula="of:=[.D20]-[.E20]" office:value-type="float" office:value="12.8" calcext:value-type="float">
            <text:p>12.8</text:p>
          </table:table-cell>
          <table:table-cell table:formula="of:=ABS([.D20]-[.F19])" office:value-type="float" office:value="2.40000000000003" calcext:value-type="float">
            <text:p>2.40000000000003</text:p>
          </table:table-cell>
          <table:table-cell table:formula="of:=ABS([.E20]-[.F19])" office:value-type="float" office:value="10.4" calcext:value-type="float">
            <text:p>10.4</text:p>
          </table:table-cell>
          <table:table-cell table:formula="of:=MAX([.I20:.K20])" office:value-type="float" office:value="12.8" calcext:value-type="float">
            <text:p>12.8</text:p>
          </table:table-cell>
          <table:table-cell table:formula="of:=(([.M19]*([.$H$2]-1))+[.L20])/[.$H$2]" office:value-type="float" office:value="9.94999442196704" calcext:value-type="float">
            <text:p>9.94999442196704</text:p>
          </table:table-cell>
          <table:table-cell table:formula="of:=[.D20]-[.D19]" office:value-type="float" office:value="2.20000000000005" calcext:value-type="float">
            <text:p>2.20000000000005</text:p>
          </table:table-cell>
          <table:table-cell table:formula="of:=[.E19]-[.E20]" office:value-type="float" office:value="6" calcext:value-type="float">
            <text:p>6</text:p>
          </table:table-cell>
          <table:table-cell table:formula="of:=IF(AND([.N20]&gt;[.O20];[.N20]&gt;0);[.N20];)" office:value-type="float" office:value="0" calcext:value-type="float">
            <text:p>0</text:p>
          </table:table-cell>
          <table:table-cell table:formula="of:=IF(AND([.O20]&gt;[.N20];[.O20]&gt;0);[.O20];)" office:value-type="float" office:value="6" calcext:value-type="float">
            <text:p>6</text:p>
          </table:table-cell>
          <table:table-cell table:formula="of:=AVERAGE([.P7:.P20])" office:value-type="float" office:value="1.65714285714286" calcext:value-type="float">
            <text:p>1.65714285714286</text:p>
          </table:table-cell>
          <table:table-cell table:formula="of:=AVERAGE([.Q7:.Q20])" office:value-type="float" office:value="1.81428571428571" calcext:value-type="float">
            <text:p>1.81428571428571</text:p>
          </table:table-cell>
          <table:table-cell table:formula="of:=([.R20]/[.M20])*100" office:value-type="float" office:value="16.6547114185744" calcext:value-type="float">
            <text:p>16.6547114185744</text:p>
          </table:table-cell>
          <table:table-cell table:formula="of:=([.S20]/[.M20])*100" office:value-type="float" office:value="18.2340375013702" calcext:value-type="float">
            <text:p>18.2340375013702</text:p>
          </table:table-cell>
          <table:table-cell table:formula="of:=(ABS([.T20]-[.U20])/SUM([.T20:.U20]))*100" office:value-type="float" office:value="4.52674897119339" calcext:value-type="float">
            <text:p>4.5267489711933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0" calcext:value-type="float">
            <text:p>20191120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11972" calcext:value-type="float">
            <text:p>11972</text:p>
          </table:table-cell>
          <table:table-cell/>
          <table:table-cell table:formula="of:=[.D21]-[.E21]" office:value-type="float" office:value="6" calcext:value-type="float">
            <text:p>6</text:p>
          </table:table-cell>
          <table:table-cell table:formula="of:=ABS([.D21]-[.F20])" office:value-type="float" office:value="5.60000000000002" calcext:value-type="float">
            <text:p>5.60000000000002</text:p>
          </table:table-cell>
          <table:table-cell table:formula="of:=ABS([.E21]-[.F20])" office:value-type="float" office:value="0.399999999999977" calcext:value-type="float">
            <text:p>0.399999999999977</text:p>
          </table:table-cell>
          <table:table-cell table:formula="of:=MAX([.I21:.K21])" office:value-type="float" office:value="6" calcext:value-type="float">
            <text:p>6</text:p>
          </table:table-cell>
          <table:table-cell table:formula="of:=(([.M20]*([.$H$2]-1))+[.L21])/[.$H$2]" office:value-type="float" office:value="9.66785196325511" calcext:value-type="float">
            <text:p>9.66785196325511</text:p>
          </table:table-cell>
          <table:table-cell table:formula="of:=[.D21]-[.D20]" office:value-type="float" office:value="-5.60000000000002" calcext:value-type="float">
            <text:p>-5.60000000000002</text:p>
          </table:table-cell>
          <table:table-cell table:formula="of:=[.E20]-[.E21]" office:value-type="float" office:value="-1.19999999999999" calcext:value-type="float">
            <text:p>-1.19999999999999</text:p>
          </table:table-cell>
          <table:table-cell table:formula="of:=IF(AND([.N21]&gt;[.O21];[.N21]&gt;0);[.N21];)" office:value-type="float" office:value="0" calcext:value-type="float">
            <text:p>0</text:p>
          </table:table-cell>
          <table:table-cell table:formula="of:=IF(AND([.O21]&gt;[.N21];[.O21]&gt;0);[.O21];)" office:value-type="float" office:value="0" calcext:value-type="float">
            <text:p>0</text:p>
          </table:table-cell>
          <table:table-cell table:formula="of:=(([.R20]*([.$H$2]-1))+[.P21])/[.$H$2]" office:value-type="float" office:value="1.53877551020408" calcext:value-type="float">
            <text:p>1.53877551020408</text:p>
          </table:table-cell>
          <table:table-cell table:formula="of:=(([.S20]*([.$H$2]-1))+[.Q21])/[.$H$2]" office:value-type="float" office:value="1.68469387755102" calcext:value-type="float">
            <text:p>1.68469387755102</text:p>
          </table:table-cell>
          <table:table-cell table:formula="of:=([.R21]/[.M21])*100" office:value-type="float" office:value="15.9164157255671" calcext:value-type="float">
            <text:p>15.9164157255671</text:p>
          </table:table-cell>
          <table:table-cell table:formula="of:=([.S21]/[.M21])*100" office:value-type="float" office:value="17.4257310098881" calcext:value-type="float">
            <text:p>17.4257310098881</text:p>
          </table:table-cell>
          <table:table-cell table:formula="of:=(ABS([.T21]-[.U21])/SUM([.T21:.U21]))*100" office:value-type="float" office:value="4.52674897119339" calcext:value-type="float">
            <text:p>4.5267489711933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1" calcext:value-type="float">
            <text:p>20191121</text:p>
          </table:table-cell>
          <table:table-cell office:value-type="float" office:value="379" calcext:value-type="float">
            <text:p>379</text:p>
          </table:table-cell>
          <table:table-cell office:value-type="float" office:value="387.4" calcext:value-type="float">
            <text:p>387.4</text:p>
          </table:table-cell>
          <table:table-cell office:value-type="float" office:value="379" calcext:value-type="float">
            <text:p>379</text:p>
          </table:table-cell>
          <table:table-cell office:value-type="float" office:value="384.4" calcext:value-type="float">
            <text:p>384.4</text:p>
          </table:table-cell>
          <table:table-cell office:value-type="float" office:value="23669" calcext:value-type="float">
            <text:p>23669</text:p>
          </table:table-cell>
          <table:table-cell/>
          <table:table-cell table:formula="of:=[.D22]-[.E22]" office:value-type="float" office:value="8.39999999999998" calcext:value-type="float">
            <text:p>8.39999999999998</text:p>
          </table:table-cell>
          <table:table-cell table:formula="of:=ABS([.D22]-[.F21])" office:value-type="float" office:value="0.399999999999977" calcext:value-type="float">
            <text:p>0.399999999999977</text:p>
          </table:table-cell>
          <table:table-cell table:formula="of:=ABS([.E22]-[.F21])" office:value-type="float" office:value="8" calcext:value-type="float">
            <text:p>8</text:p>
          </table:table-cell>
          <table:table-cell table:formula="of:=MAX([.I22:.K22])" office:value-type="float" office:value="8.39999999999998" calcext:value-type="float">
            <text:p>8.39999999999998</text:p>
          </table:table-cell>
          <table:table-cell table:formula="of:=(([.M21]*([.$H$2]-1))+[.L22])/[.$H$2]" office:value-type="float" office:value="9.57729110873688" calcext:value-type="float">
            <text:p>9.57729110873688</text:p>
          </table:table-cell>
          <table:table-cell table:formula="of:=[.D22]-[.D21]" office:value-type="float" office:value="0.399999999999977" calcext:value-type="float">
            <text:p>0.399999999999977</text:p>
          </table:table-cell>
          <table:table-cell table:formula="of:=[.E21]-[.E22]" office:value-type="float" office:value="2" calcext:value-type="float">
            <text:p>2</text:p>
          </table:table-cell>
          <table:table-cell table:formula="of:=IF(AND([.N22]&gt;[.O22];[.N22]&gt;0);[.N22];)" office:value-type="float" office:value="0" calcext:value-type="float">
            <text:p>0</text:p>
          </table:table-cell>
          <table:table-cell table:formula="of:=IF(AND([.O22]&gt;[.N22];[.O22]&gt;0);[.O22];)" office:value-type="float" office:value="2" calcext:value-type="float">
            <text:p>2</text:p>
          </table:table-cell>
          <table:table-cell table:formula="of:=AVERAGE([.P9:.P22])" office:value-type="float" office:value="1.57142857142857" calcext:value-type="float">
            <text:p>1.57142857142857</text:p>
          </table:table-cell>
          <table:table-cell table:formula="of:=AVERAGE([.Q9:.Q22])" office:value-type="float" office:value="1.95714285714286" calcext:value-type="float">
            <text:p>1.95714285714286</text:p>
          </table:table-cell>
          <table:table-cell table:formula="of:=([.R22]/[.M22])*100" office:value-type="float" office:value="16.4078605692066" calcext:value-type="float">
            <text:p>16.4078605692066</text:p>
          </table:table-cell>
          <table:table-cell table:formula="of:=([.S22]/[.M22])*100" office:value-type="float" office:value="20.4352445271028" calcext:value-type="float">
            <text:p>20.4352445271028</text:p>
          </table:table-cell>
          <table:table-cell table:formula="of:=(ABS([.T22]-[.U22])/SUM([.T22:.U22]))*100" office:value-type="float" office:value="10.9311740890688" calcext:value-type="float">
            <text:p>10.9311740890688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2" calcext:value-type="float">
            <text:p>20191122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office:value-type="float" office:value="389.2" calcext:value-type="float">
            <text:p>389.2</text:p>
          </table:table-cell>
          <table:table-cell office:value-type="float" office:value="15900" calcext:value-type="float">
            <text:p>15900</text:p>
          </table:table-cell>
          <table:table-cell/>
          <table:table-cell table:formula="of:=[.D23]-[.E23]" office:value-type="float" office:value="10" calcext:value-type="float">
            <text:p>10</text:p>
          </table:table-cell>
          <table:table-cell table:formula="of:=ABS([.D23]-[.F22])" office:value-type="float" office:value="5.60000000000002" calcext:value-type="float">
            <text:p>5.60000000000002</text:p>
          </table:table-cell>
          <table:table-cell table:formula="of:=ABS([.E23]-[.F22])" office:value-type="float" office:value="4.39999999999998" calcext:value-type="float">
            <text:p>4.39999999999998</text:p>
          </table:table-cell>
          <table:table-cell table:formula="of:=MAX([.I23:.K23])" office:value-type="float" office:value="10" calcext:value-type="float">
            <text:p>10</text:p>
          </table:table-cell>
          <table:table-cell table:formula="of:=(([.M22]*([.$H$2]-1))+[.L23])/[.$H$2]" office:value-type="float" office:value="9.60748460096997" calcext:value-type="float">
            <text:p>9.60748460096997</text:p>
          </table:table-cell>
          <table:table-cell table:formula="of:=[.D23]-[.D22]" office:value-type="float" office:value="2.60000000000002" calcext:value-type="float">
            <text:p>2.60000000000002</text:p>
          </table:table-cell>
          <table:table-cell table:formula="of:=[.E22]-[.E23]" office:value-type="float" office:value="-1" calcext:value-type="float">
            <text:p>-1</text:p>
          </table:table-cell>
          <table:table-cell table:formula="of:=IF(AND([.N23]&gt;[.O23];[.N23]&gt;0);[.N23];)" office:value-type="float" office:value="2.60000000000002" calcext:value-type="float">
            <text:p>2.60000000000002</text:p>
          </table:table-cell>
          <table:table-cell table:formula="of:=IF(AND([.O23]&gt;[.N23];[.O23]&gt;0);[.O23];)" office:value-type="float" office:value="0" calcext:value-type="float">
            <text:p>0</text:p>
          </table:table-cell>
          <table:table-cell table:formula="of:=(([.R22]*([.$H$2]-1))+[.P23])/[.$H$2]" office:value-type="float" office:value="1.64489795918368" calcext:value-type="float">
            <text:p>1.64489795918368</text:p>
          </table:table-cell>
          <table:table-cell table:formula="of:=(([.S22]*([.$H$2]-1))+[.Q23])/[.$H$2]" office:value-type="float" office:value="1.81734693877551" calcext:value-type="float">
            <text:p>1.81734693877551</text:p>
          </table:table-cell>
          <table:table-cell table:formula="of:=([.R23]/[.M23])*100" office:value-type="float" office:value="17.1210054192292" calcext:value-type="float">
            <text:p>17.1210054192292</text:p>
          </table:table-cell>
          <table:table-cell table:formula="of:=([.S23]/[.M23])*100" office:value-type="float" office:value="18.9159495357612" calcext:value-type="float">
            <text:p>18.9159495357612</text:p>
          </table:table-cell>
          <table:table-cell table:formula="of:=(ABS([.T23]-[.U23])/SUM([.T23:.U23]))*100" office:value-type="float" office:value="4.98084291187731" calcext:value-type="float">
            <text:p>4.9808429118773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5" calcext:value-type="float">
            <text:p>20191125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5.6" calcext:value-type="float">
            <text:p>385.6</text:p>
          </table:table-cell>
          <table:table-cell office:value-type="float" office:value="388" calcext:value-type="float">
            <text:p>388</text:p>
          </table:table-cell>
          <table:table-cell office:value-type="float" office:value="11078" calcext:value-type="float">
            <text:p>11078</text:p>
          </table:table-cell>
          <table:table-cell/>
          <table:table-cell table:formula="of:=[.D24]-[.E24]" office:value-type="float" office:value="4.39999999999998" calcext:value-type="float">
            <text:p>4.39999999999998</text:p>
          </table:table-cell>
          <table:table-cell table:formula="of:=ABS([.D24]-[.F23])" office:value-type="float" office:value="0.800000000000011" calcext:value-type="float">
            <text:p>0.800000000000011</text:p>
          </table:table-cell>
          <table:table-cell table:formula="of:=ABS([.E24]-[.F23])" office:value-type="float" office:value="3.59999999999997" calcext:value-type="float">
            <text:p>3.59999999999997</text:p>
          </table:table-cell>
          <table:table-cell table:formula="of:=MAX([.I24:.K24])" office:value-type="float" office:value="4.39999999999998" calcext:value-type="float">
            <text:p>4.39999999999998</text:p>
          </table:table-cell>
          <table:table-cell table:formula="of:=(([.M23]*([.$H$2]-1))+[.L24])/[.$H$2]" office:value-type="float" office:value="9.2355214151864" calcext:value-type="float">
            <text:p>9.2355214151864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[.E23]-[.E24]" office:value-type="float" office:value="-5.60000000000002" calcext:value-type="float">
            <text:p>-5.60000000000002</text:p>
          </table:table-cell>
          <table:table-cell table:formula="of:=IF(AND([.N24]&gt;[.O24];[.N24]&gt;0);[.N24];)" office:value-type="float" office:value="0" calcext:value-type="float">
            <text:p>0</text:p>
          </table:table-cell>
          <table:table-cell table:formula="of:=IF(AND([.O24]&gt;[.N24];[.O24]&gt;0);[.O24];)" office:value-type="float" office:value="0" calcext:value-type="float">
            <text:p>0</text:p>
          </table:table-cell>
          <table:table-cell table:formula="of:=AVERAGE([.P11:.P24])" office:value-type="float" office:value="0.400000000000002" calcext:value-type="float">
            <text:p>0.400000000000002</text:p>
          </table:table-cell>
          <table:table-cell table:formula="of:=AVERAGE([.Q11:.Q24])" office:value-type="float" office:value="1.95714285714286" calcext:value-type="float">
            <text:p>1.95714285714286</text:p>
          </table:table-cell>
          <table:table-cell table:formula="of:=([.R24]/[.M24])*100" office:value-type="float" office:value="4.33110359467375" calcext:value-type="float">
            <text:p>4.33110359467375</text:p>
          </table:table-cell>
          <table:table-cell table:formula="of:=([.S24]/[.M24])*100" office:value-type="float" office:value="21.1914711596536" calcext:value-type="float">
            <text:p>21.1914711596536</text:p>
          </table:table-cell>
          <table:table-cell table:formula="of:=(ABS([.T24]-[.U24])/SUM([.T24:.U24]))*100" office:value-type="float" office:value="66.0606060606059" calcext:value-type="float">
            <text:p>66.060606060605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6" calcext:value-type="float">
            <text:p>20191126</text:p>
          </table:table-cell>
          <table:table-cell office:value-type="float" office:value="383.8" calcext:value-type="float">
            <text:p>383.8</text:p>
          </table:table-cell>
          <table:table-cell office:value-type="float" office:value="388.2" calcext:value-type="float">
            <text:p>388.2</text:p>
          </table:table-cell>
          <table:table-cell office:value-type="float" office:value="378.6" calcext:value-type="float">
            <text:p>378.6</text:p>
          </table:table-cell>
          <table:table-cell office:value-type="float" office:value="381.2" calcext:value-type="float">
            <text:p>381.2</text:p>
          </table:table-cell>
          <table:table-cell office:value-type="float" office:value="57348" calcext:value-type="float">
            <text:p>57348</text:p>
          </table:table-cell>
          <table:table-cell/>
          <table:table-cell table:formula="of:=[.D25]-[.E25]" office:value-type="float" office:value="9.59999999999997" calcext:value-type="float">
            <text:p>9.59999999999997</text:p>
          </table:table-cell>
          <table:table-cell table:formula="of:=ABS([.D25]-[.F24])" office:value-type="float" office:value="0.199999999999989" calcext:value-type="float">
            <text:p>0.199999999999989</text:p>
          </table:table-cell>
          <table:table-cell table:formula="of:=ABS([.E25]-[.F24])" office:value-type="float" office:value="9.39999999999998" calcext:value-type="float">
            <text:p>9.39999999999998</text:p>
          </table:table-cell>
          <table:table-cell table:formula="of:=MAX([.I25:.K25])" office:value-type="float" office:value="9.59999999999997" calcext:value-type="float">
            <text:p>9.59999999999997</text:p>
          </table:table-cell>
          <table:table-cell table:formula="of:=(([.M24]*([.$H$2]-1))+[.L25])/[.$H$2]" office:value-type="float" office:value="9.26155559981594" calcext:value-type="float">
            <text:p>9.26155559981594</text:p>
          </table:table-cell>
          <table:table-cell table:formula="of:=[.D25]-[.D24]" office:value-type="float" office:value="-1.80000000000001" calcext:value-type="float">
            <text:p>-1.80000000000001</text:p>
          </table:table-cell>
          <table:table-cell table:formula="of:=[.E24]-[.E25]" office:value-type="float" office:value="7" calcext:value-type="float">
            <text:p>7</text:p>
          </table:table-cell>
          <table:table-cell table:formula="of:=IF(AND([.N25]&gt;[.O25];[.N25]&gt;0);[.N25];)" office:value-type="float" office:value="0" calcext:value-type="float">
            <text:p>0</text:p>
          </table:table-cell>
          <table:table-cell table:formula="of:=IF(AND([.O25]&gt;[.N25];[.O25]&gt;0);[.O25];)" office:value-type="float" office:value="7" calcext:value-type="float">
            <text:p>7</text:p>
          </table:table-cell>
          <table:table-cell table:formula="of:=(([.R24]*([.$H$2]-1))+[.P25])/[.$H$2]" office:value-type="float" office:value="0.371428571428573" calcext:value-type="float">
            <text:p>0.371428571428573</text:p>
          </table:table-cell>
          <table:table-cell table:formula="of:=(([.S24]*([.$H$2]-1))+[.Q25])/[.$H$2]" office:value-type="float" office:value="2.31734693877551" calcext:value-type="float">
            <text:p>2.31734693877551</text:p>
          </table:table-cell>
          <table:table-cell table:formula="of:=([.R25]/[.M25])*100" office:value-type="float" office:value="4.010433964635" calcext:value-type="float">
            <text:p>4.010433964635</text:p>
          </table:table-cell>
          <table:table-cell table:formula="of:=([.S25]/[.M25])*100" office:value-type="float" office:value="25.0211415760605" calcext:value-type="float">
            <text:p>25.0211415760605</text:p>
          </table:table-cell>
          <table:table-cell table:formula="of:=(ABS([.T25]-[.U25])/SUM([.T25:.U25]))*100" office:value-type="float" office:value="72.3719165085388" calcext:value-type="float">
            <text:p>72.3719165085388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7" calcext:value-type="float">
            <text:p>20191127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71.4" calcext:value-type="float">
            <text:p>371.4</text:p>
          </table:table-cell>
          <table:table-cell office:value-type="float" office:value="374.4" calcext:value-type="float">
            <text:p>374.4</text:p>
          </table:table-cell>
          <table:table-cell office:value-type="float" office:value="14309" calcext:value-type="float">
            <text:p>14309</text:p>
          </table:table-cell>
          <table:table-cell/>
          <table:table-cell table:formula="of:=[.D26]-[.E26]" office:value-type="float" office:value="13.6" calcext:value-type="float">
            <text:p>13.6</text:p>
          </table:table-cell>
          <table:table-cell table:formula="of:=ABS([.D26]-[.F25])" office:value-type="float" office:value="3.80000000000001" calcext:value-type="float">
            <text:p>3.80000000000001</text:p>
          </table:table-cell>
          <table:table-cell table:formula="of:=ABS([.E26]-[.F25])" office:value-type="float" office:value="9.80000000000001" calcext:value-type="float">
            <text:p>9.80000000000001</text:p>
          </table:table-cell>
          <table:table-cell table:formula="of:=MAX([.I26:.K26])" office:value-type="float" office:value="13.6" calcext:value-type="float">
            <text:p>13.6</text:p>
          </table:table-cell>
          <table:table-cell table:formula="of:=(([.M25]*([.$H$2]-1))+[.L26])/[.$H$2]" office:value-type="float" office:value="9.57144448554337" calcext:value-type="float">
            <text:p>9.57144448554337</text:p>
          </table:table-cell>
          <table:table-cell table:formula="of:=[.D26]-[.D25]" office:value-type="float" office:value="-3.19999999999999" calcext:value-type="float">
            <text:p>-3.19999999999999</text:p>
          </table:table-cell>
          <table:table-cell table:formula="of:=[.E25]-[.E26]" office:value-type="float" office:value="7.20000000000005" calcext:value-type="float">
            <text:p>7.20000000000005</text:p>
          </table:table-cell>
          <table:table-cell table:formula="of:=IF(AND([.N26]&gt;[.O26];[.N26]&gt;0);[.N26];)" office:value-type="float" office:value="0" calcext:value-type="float">
            <text:p>0</text:p>
          </table:table-cell>
          <table:table-cell table:formula="of:=IF(AND([.O26]&gt;[.N26];[.O26]&gt;0);[.O26];)" office:value-type="float" office:value="7.20000000000005" calcext:value-type="float">
            <text:p>7.20000000000005</text:p>
          </table:table-cell>
          <table:table-cell table:formula="of:=AVERAGE([.P13:.P26])" office:value-type="float" office:value="0.357142857142857" calcext:value-type="float">
            <text:p>0.357142857142857</text:p>
          </table:table-cell>
          <table:table-cell table:formula="of:=AVERAGE([.Q13:.Q26])" office:value-type="float" office:value="2.97142857142857" calcext:value-type="float">
            <text:p>2.97142857142857</text:p>
          </table:table-cell>
          <table:table-cell table:formula="of:=([.R26]/[.M26])*100" office:value-type="float" office:value="3.73133707960468" calcext:value-type="float">
            <text:p>3.73133707960468</text:p>
          </table:table-cell>
          <table:table-cell table:formula="of:=([.S26]/[.M26])*100" office:value-type="float" office:value="31.0447245023109" calcext:value-type="float">
            <text:p>31.0447245023109</text:p>
          </table:table-cell>
          <table:table-cell table:formula="of:=(ABS([.T26]-[.U26])/SUM([.T26:.U26]))*100" office:value-type="float" office:value="78.5407725321889" calcext:value-type="float">
            <text:p>78.540772532188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8" calcext:value-type="float">
            <text:p>20191128</text:p>
          </table:table-cell>
          <table:table-cell office:value-type="float" office:value="372.2" calcext:value-type="float">
            <text:p>372.2</text:p>
          </table:table-cell>
          <table:table-cell office:value-type="float" office:value="379" calcext:value-type="float">
            <text:p>379</text:p>
          </table:table-cell>
          <table:table-cell office:value-type="float" office:value="370.2" calcext:value-type="float">
            <text:p>370.2</text:p>
          </table:table-cell>
          <table:table-cell office:value-type="float" office:value="373.8" calcext:value-type="float">
            <text:p>373.8</text:p>
          </table:table-cell>
          <table:table-cell office:value-type="float" office:value="9584" calcext:value-type="float">
            <text:p>9584</text:p>
          </table:table-cell>
          <table:table-cell/>
          <table:table-cell table:formula="of:=[.D27]-[.E27]" office:value-type="float" office:value="8.80000000000001" calcext:value-type="float">
            <text:p>8.80000000000001</text:p>
          </table:table-cell>
          <table:table-cell table:formula="of:=ABS([.D27]-[.F26])" office:value-type="float" office:value="4.60000000000002" calcext:value-type="float">
            <text:p>4.60000000000002</text:p>
          </table:table-cell>
          <table:table-cell table:formula="of:=ABS([.E27]-[.F26])" office:value-type="float" office:value="4.19999999999999" calcext:value-type="float">
            <text:p>4.19999999999999</text:p>
          </table:table-cell>
          <table:table-cell table:formula="of:=MAX([.I27:.K27])" office:value-type="float" office:value="8.80000000000001" calcext:value-type="float">
            <text:p>8.80000000000001</text:p>
          </table:table-cell>
          <table:table-cell table:formula="of:=(([.M26]*([.$H$2]-1))+[.L27])/[.$H$2]" office:value-type="float" office:value="9.51634130800456" calcext:value-type="float">
            <text:p>9.51634130800456</text:p>
          </table:table-cell>
          <table:table-cell table:formula="of:=[.D27]-[.D26]" office:value-type="float" office:value="-6" calcext:value-type="float">
            <text:p>-6</text:p>
          </table:table-cell>
          <table:table-cell table:formula="of:=[.E26]-[.E27]" office:value-type="float" office:value="1.19999999999999" calcext:value-type="float">
            <text:p>1.19999999999999</text:p>
          </table:table-cell>
          <table:table-cell table:formula="of:=IF(AND([.N27]&gt;[.O27];[.N27]&gt;0);[.N27];)" office:value-type="float" office:value="0" calcext:value-type="float">
            <text:p>0</text:p>
          </table:table-cell>
          <table:table-cell table:formula="of:=IF(AND([.O27]&gt;[.N27];[.O27]&gt;0);[.O27];)" office:value-type="float" office:value="1.19999999999999" calcext:value-type="float">
            <text:p>1.19999999999999</text:p>
          </table:table-cell>
          <table:table-cell table:formula="of:=(([.R26]*([.$H$2]-1))+[.P27])/[.$H$2]" office:value-type="float" office:value="0.331632653061224" calcext:value-type="float">
            <text:p>0.331632653061224</text:p>
          </table:table-cell>
          <table:table-cell table:formula="of:=(([.S26]*([.$H$2]-1))+[.Q27])/[.$H$2]" office:value-type="float" office:value="2.84489795918367" calcext:value-type="float">
            <text:p>2.84489795918367</text:p>
          </table:table-cell>
          <table:table-cell table:formula="of:=([.R27]/[.M27])*100" office:value-type="float" office:value="3.48487556643513" calcext:value-type="float">
            <text:p>3.48487556643513</text:p>
          </table:table-cell>
          <table:table-cell table:formula="of:=([.S27]/[.M27])*100" office:value-type="float" office:value="29.8948710129882" calcext:value-type="float">
            <text:p>29.8948710129882</text:p>
          </table:table-cell>
          <table:table-cell table:formula="of:=(ABS([.T27]-[.U27])/SUM([.T27:.U27]))*100" office:value-type="float" office:value="79.1198201092194" calcext:value-type="float">
            <text:p>79.1198201092194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129" calcext:value-type="float">
            <text:p>20191129</text:p>
          </table:table-cell>
          <table:table-cell office:value-type="float" office:value="368" calcext:value-type="float">
            <text:p>368</text:p>
          </table:table-cell>
          <table:table-cell office:value-type="float" office:value="376.4" calcext:value-type="float">
            <text:p>376.4</text:p>
          </table:table-cell>
          <table:table-cell office:value-type="float" office:value="367" calcext:value-type="float">
            <text:p>367</text:p>
          </table:table-cell>
          <table:table-cell office:value-type="float" office:value="372.2" calcext:value-type="float">
            <text:p>372.2</text:p>
          </table:table-cell>
          <table:table-cell office:value-type="float" office:value="11171" calcext:value-type="float">
            <text:p>11171</text:p>
          </table:table-cell>
          <table:table-cell/>
          <table:table-cell table:formula="of:=[.D28]-[.E28]" office:value-type="float" office:value="9.39999999999998" calcext:value-type="float">
            <text:p>9.39999999999998</text:p>
          </table:table-cell>
          <table:table-cell table:formula="of:=ABS([.D28]-[.F27])" office:value-type="float" office:value="2.59999999999997" calcext:value-type="float">
            <text:p>2.59999999999997</text:p>
          </table:table-cell>
          <table:table-cell table:formula="of:=ABS([.E28]-[.F27])" office:value-type="float" office:value="6.80000000000001" calcext:value-type="float">
            <text:p>6.80000000000001</text:p>
          </table:table-cell>
          <table:table-cell table:formula="of:=MAX([.I28:.K28])" office:value-type="float" office:value="9.39999999999998" calcext:value-type="float">
            <text:p>9.39999999999998</text:p>
          </table:table-cell>
          <table:table-cell table:formula="of:=(([.M27]*([.$H$2]-1))+[.L28])/[.$H$2]" office:value-type="float" office:value="9.50803121457566" calcext:value-type="float">
            <text:p>9.50803121457566</text:p>
          </table:table-cell>
          <table:table-cell table:formula="of:=[.D28]-[.D27]" office:value-type="float" office:value="-2.60000000000002" calcext:value-type="float">
            <text:p>-2.60000000000002</text:p>
          </table:table-cell>
          <table:table-cell table:formula="of:=[.E27]-[.E28]" office:value-type="float" office:value="3.19999999999999" calcext:value-type="float">
            <text:p>3.19999999999999</text:p>
          </table:table-cell>
          <table:table-cell table:formula="of:=IF(AND([.N28]&gt;[.O28];[.N28]&gt;0);[.N28];)" office:value-type="float" office:value="0" calcext:value-type="float">
            <text:p>0</text:p>
          </table:table-cell>
          <table:table-cell table:formula="of:=IF(AND([.O28]&gt;[.N28];[.O28]&gt;0);[.O28];)" office:value-type="float" office:value="3.19999999999999" calcext:value-type="float">
            <text:p>3.19999999999999</text:p>
          </table:table-cell>
          <table:table-cell table:formula="of:=AVERAGE([.P15:.P28])" office:value-type="float" office:value="0.357142857142857" calcext:value-type="float">
            <text:p>0.357142857142857</text:p>
          </table:table-cell>
          <table:table-cell table:formula="of:=AVERAGE([.Q15:.Q28])" office:value-type="float" office:value="2.51428571428571" calcext:value-type="float">
            <text:p>2.51428571428571</text:p>
          </table:table-cell>
          <table:table-cell table:formula="of:=([.R28]/[.M28])*100" office:value-type="float" office:value="3.75622301907637" calcext:value-type="float">
            <text:p>3.75622301907637</text:p>
          </table:table-cell>
          <table:table-cell table:formula="of:=([.S28]/[.M28])*100" office:value-type="float" office:value="26.4438100542976" calcext:value-type="float">
            <text:p>26.4438100542976</text:p>
          </table:table-cell>
          <table:table-cell table:formula="of:=(ABS([.T28]-[.U28])/SUM([.T28:.U28]))*100" office:value-type="float" office:value="75.1243781094527" calcext:value-type="float">
            <text:p>75.1243781094527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2" calcext:value-type="float">
            <text:p>20191202</text:p>
          </table:table-cell>
          <table:table-cell table:number-columns-repeated="2" office:value-type="float" office:value="379.4" calcext:value-type="float">
            <text:p>379.4</text:p>
          </table:table-cell>
          <table:table-cell office:value-type="float" office:value="359.8" calcext:value-type="float">
            <text:p>359.8</text:p>
          </table:table-cell>
          <table:table-cell office:value-type="float" office:value="362" calcext:value-type="float">
            <text:p>362</text:p>
          </table:table-cell>
          <table:table-cell office:value-type="float" office:value="14088" calcext:value-type="float">
            <text:p>14088</text:p>
          </table:table-cell>
          <table:table-cell/>
          <table:table-cell table:formula="of:=[.D29]-[.E29]" office:value-type="float" office:value="19.6" calcext:value-type="float">
            <text:p>19.6</text:p>
          </table:table-cell>
          <table:table-cell table:formula="of:=ABS([.D29]-[.F28])" office:value-type="float" office:value="7.19999999999999" calcext:value-type="float">
            <text:p>7.19999999999999</text:p>
          </table:table-cell>
          <table:table-cell table:formula="of:=ABS([.E29]-[.F28])" office:value-type="float" office:value="12.4" calcext:value-type="float">
            <text:p>12.4</text:p>
          </table:table-cell>
          <table:table-cell table:formula="of:=MAX([.I29:.K29])" office:value-type="float" office:value="19.6" calcext:value-type="float">
            <text:p>19.6</text:p>
          </table:table-cell>
          <table:table-cell table:formula="of:=(([.M28]*([.$H$2]-1))+[.L29])/[.$H$2]" office:value-type="float" office:value="10.2288861278203" calcext:value-type="float">
            <text:p>10.2288861278203</text:p>
          </table:table-cell>
          <table:table-cell table:formula="of:=[.D29]-[.D28]" office:value-type="float" office:value="3" calcext:value-type="float">
            <text:p>3</text:p>
          </table:table-cell>
          <table:table-cell table:formula="of:=[.E28]-[.E29]" office:value-type="float" office:value="7.19999999999999" calcext:value-type="float">
            <text:p>7.19999999999999</text:p>
          </table:table-cell>
          <table:table-cell table:formula="of:=IF(AND([.N29]&gt;[.O29];[.N29]&gt;0);[.N29];)" office:value-type="float" office:value="0" calcext:value-type="float">
            <text:p>0</text:p>
          </table:table-cell>
          <table:table-cell table:formula="of:=IF(AND([.O29]&gt;[.N29];[.O29]&gt;0);[.O29];)" office:value-type="float" office:value="7.19999999999999" calcext:value-type="float">
            <text:p>7.19999999999999</text:p>
          </table:table-cell>
          <table:table-cell table:formula="of:=(([.R28]*([.$H$2]-1))+[.P29])/[.$H$2]" office:value-type="float" office:value="0.331632653061224" calcext:value-type="float">
            <text:p>0.331632653061224</text:p>
          </table:table-cell>
          <table:table-cell table:formula="of:=(([.S28]*([.$H$2]-1))+[.Q29])/[.$H$2]" office:value-type="float" office:value="2.84897959183673" calcext:value-type="float">
            <text:p>2.84897959183673</text:p>
          </table:table-cell>
          <table:table-cell table:formula="of:=([.R29]/[.M29])*100" office:value-type="float" office:value="3.24211892592351" calcext:value-type="float">
            <text:p>3.24211892592351</text:p>
          </table:table-cell>
          <table:table-cell table:formula="of:=([.S29]/[.M29])*100" office:value-type="float" office:value="27.8522955113182" calcext:value-type="float">
            <text:p>27.8522955113182</text:p>
          </table:table-cell>
          <table:table-cell table:formula="of:=(ABS([.T29]-[.U29])/SUM([.T29:.U29]))*100" office:value-type="float" office:value="79.1466153352583" calcext:value-type="float">
            <text:p>79.1466153352583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3" calcext:value-type="float">
            <text:p>20191203</text:p>
          </table:table-cell>
          <table:table-cell office:value-type="float" office:value="361" calcext:value-type="float">
            <text:p>361</text:p>
          </table:table-cell>
          <table:table-cell office:value-type="float" office:value="369.4" calcext:value-type="float">
            <text:p>369.4</text:p>
          </table:table-cell>
          <table:table-cell office:value-type="float" office:value="357.4" calcext:value-type="float">
            <text:p>357.4</text:p>
          </table:table-cell>
          <table:table-cell office:value-type="float" office:value="358" calcext:value-type="float">
            <text:p>358</text:p>
          </table:table-cell>
          <table:table-cell office:value-type="float" office:value="10369" calcext:value-type="float">
            <text:p>10369</text:p>
          </table:table-cell>
          <table:table-cell/>
          <table:table-cell table:formula="of:=[.D30]-[.E30]" office:value-type="float" office:value="12" calcext:value-type="float">
            <text:p>12</text:p>
          </table:table-cell>
          <table:table-cell table:formula="of:=ABS([.D30]-[.F29])" office:value-type="float" office:value="7.39999999999998" calcext:value-type="float">
            <text:p>7.39999999999998</text:p>
          </table:table-cell>
          <table:table-cell table:formula="of:=ABS([.E30]-[.F29])" office:value-type="float" office:value="4.60000000000002" calcext:value-type="float">
            <text:p>4.60000000000002</text:p>
          </table:table-cell>
          <table:table-cell table:formula="of:=MAX([.I30:.K30])" office:value-type="float" office:value="12" calcext:value-type="float">
            <text:p>12</text:p>
          </table:table-cell>
          <table:table-cell table:formula="of:=(([.M29]*([.$H$2]-1))+[.L30])/[.$H$2]" office:value-type="float" office:value="10.3553942615474" calcext:value-type="float">
            <text:p>10.3553942615474</text:p>
          </table:table-cell>
          <table:table-cell table:formula="of:=[.D30]-[.D29]" office:value-type="float" office:value="-10" calcext:value-type="float">
            <text:p>-10</text:p>
          </table:table-cell>
          <table:table-cell table:formula="of:=[.E29]-[.E30]" office:value-type="float" office:value="2.40000000000003" calcext:value-type="float">
            <text:p>2.40000000000003</text:p>
          </table:table-cell>
          <table:table-cell table:formula="of:=IF(AND([.N30]&gt;[.O30];[.N30]&gt;0);[.N30];)" office:value-type="float" office:value="0" calcext:value-type="float">
            <text:p>0</text:p>
          </table:table-cell>
          <table:table-cell table:formula="of:=IF(AND([.O30]&gt;[.N30];[.O30]&gt;0);[.O30];)" office:value-type="float" office:value="2.40000000000003" calcext:value-type="float">
            <text:p>2.40000000000003</text:p>
          </table:table-cell>
          <table:table-cell table:formula="of:=AVERAGE([.P17:.P30])" office:value-type="float" office:value="0.32857142857143" calcext:value-type="float">
            <text:p>0.32857142857143</text:p>
          </table:table-cell>
          <table:table-cell table:formula="of:=AVERAGE([.Q17:.Q30])" office:value-type="float" office:value="2.95714285714286" calcext:value-type="float">
            <text:p>2.95714285714286</text:p>
          </table:table-cell>
          <table:table-cell table:formula="of:=([.R30]/[.M30])*100" office:value-type="float" office:value="3.17294948190927" calcext:value-type="float">
            <text:p>3.17294948190927</text:p>
          </table:table-cell>
          <table:table-cell table:formula="of:=([.S30]/[.M30])*100" office:value-type="float" office:value="28.5565453371833" calcext:value-type="float">
            <text:p>28.5565453371833</text:p>
          </table:table-cell>
          <table:table-cell table:formula="of:=(ABS([.T30]-[.U30])/SUM([.T30:.U30]))*100" office:value-type="float" office:value="79.9999999999999" calcext:value-type="float">
            <text:p>79.9999999999999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4" calcext:value-type="float">
            <text:p>20191204</text:p>
          </table:table-cell>
          <table:table-cell office:value-type="float" office:value="355.4" calcext:value-type="float">
            <text:p>355.4</text:p>
          </table:table-cell>
          <table:table-cell office:value-type="float" office:value="368.4" calcext:value-type="float">
            <text:p>368.4</text:p>
          </table:table-cell>
          <table:table-cell office:value-type="float" office:value="355.4" calcext:value-type="float">
            <text:p>355.4</text:p>
          </table:table-cell>
          <table:table-cell office:value-type="float" office:value="358.2" calcext:value-type="float">
            <text:p>358.2</text:p>
          </table:table-cell>
          <table:table-cell office:value-type="float" office:value="14983" calcext:value-type="float">
            <text:p>14983</text:p>
          </table:table-cell>
          <table:table-cell/>
          <table:table-cell table:formula="of:=[.D31]-[.E31]" office:value-type="float" office:value="13" calcext:value-type="float">
            <text:p>13</text:p>
          </table:table-cell>
          <table:table-cell table:formula="of:=ABS([.D31]-[.F30])" office:value-type="float" office:value="10.4" calcext:value-type="float">
            <text:p>10.4</text:p>
          </table:table-cell>
          <table:table-cell table:formula="of:=ABS([.E31]-[.F30])" office:value-type="float" office:value="2.60000000000002" calcext:value-type="float">
            <text:p>2.60000000000002</text:p>
          </table:table-cell>
          <table:table-cell table:formula="of:=MAX([.I31:.K31])" office:value-type="float" office:value="13" calcext:value-type="float">
            <text:p>13</text:p>
          </table:table-cell>
          <table:table-cell table:formula="of:=(([.M30]*([.$H$2]-1))+[.L31])/[.$H$2]" office:value-type="float" office:value="10.5442946714369" calcext:value-type="float">
            <text:p>10.5442946714369</text:p>
          </table:table-cell>
          <table:table-cell table:formula="of:=[.D31]-[.D30]" office:value-type="float" office:value="-1" calcext:value-type="float">
            <text:p>-1</text:p>
          </table:table-cell>
          <table:table-cell table:formula="of:=[.E30]-[.E31]" office:value-type="float" office:value="2" calcext:value-type="float">
            <text:p>2</text:p>
          </table:table-cell>
          <table:table-cell table:formula="of:=IF(AND([.N31]&gt;[.O31];[.N31]&gt;0);[.N31];)" office:value-type="float" office:value="0" calcext:value-type="float">
            <text:p>0</text:p>
          </table:table-cell>
          <table:table-cell table:formula="of:=IF(AND([.O31]&gt;[.N31];[.O31]&gt;0);[.O31];)" office:value-type="float" office:value="2" calcext:value-type="float">
            <text:p>2</text:p>
          </table:table-cell>
          <table:table-cell table:formula="of:=(([.R30]*([.$H$2]-1))+[.P31])/[.$H$2]" office:value-type="float" office:value="0.305102040816328" calcext:value-type="float">
            <text:p>0.305102040816328</text:p>
          </table:table-cell>
          <table:table-cell table:formula="of:=(([.S30]*([.$H$2]-1))+[.Q31])/[.$H$2]" office:value-type="float" office:value="2.88877551020408" calcext:value-type="float">
            <text:p>2.88877551020408</text:p>
          </table:table-cell>
          <table:table-cell table:formula="of:=([.R31]/[.M31])*100" office:value-type="float" office:value="2.89352726117196" calcext:value-type="float">
            <text:p>2.89352726117196</text:p>
          </table:table-cell>
          <table:table-cell table:formula="of:=([.S31]/[.M31])*100" office:value-type="float" office:value="27.3965741684876" calcext:value-type="float">
            <text:p>27.3965741684876</text:p>
          </table:table-cell>
          <table:table-cell table:formula="of:=(ABS([.T31]-[.U31])/SUM([.T31:.U31]))*100" office:value-type="float" office:value="80.8945686900958" calcext:value-type="float">
            <text:p>80.8945686900958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5" calcext:value-type="float">
            <text:p>20191205</text:p>
          </table:table-cell>
          <table:table-cell office:value-type="float" office:value="358.2" calcext:value-type="float">
            <text:p>358.2</text:p>
          </table:table-cell>
          <table:table-cell office:value-type="float" office:value="362.4" calcext:value-type="float">
            <text:p>362.4</text:p>
          </table:table-cell>
          <table:table-cell office:value-type="float" office:value="352.6" calcext:value-type="float">
            <text:p>352.6</text:p>
          </table:table-cell>
          <table:table-cell office:value-type="float" office:value="354.8" calcext:value-type="float">
            <text:p>354.8</text:p>
          </table:table-cell>
          <table:table-cell office:value-type="float" office:value="16811" calcext:value-type="float">
            <text:p>16811</text:p>
          </table:table-cell>
          <table:table-cell/>
          <table:table-cell table:formula="of:=[.D32]-[.E32]" office:value-type="float" office:value="9.79999999999995" calcext:value-type="float">
            <text:p>9.79999999999995</text:p>
          </table:table-cell>
          <table:table-cell table:formula="of:=ABS([.D32]-[.F31])" office:value-type="float" office:value="4.19999999999999" calcext:value-type="float">
            <text:p>4.19999999999999</text:p>
          </table:table-cell>
          <table:table-cell table:formula="of:=ABS([.E32]-[.F31])" office:value-type="float" office:value="5.59999999999997" calcext:value-type="float">
            <text:p>5.59999999999997</text:p>
          </table:table-cell>
          <table:table-cell table:formula="of:=MAX([.I32:.K32])" office:value-type="float" office:value="9.79999999999995" calcext:value-type="float">
            <text:p>9.79999999999995</text:p>
          </table:table-cell>
          <table:table-cell table:formula="of:=(([.M31]*([.$H$2]-1))+[.L32])/[.$H$2]" office:value-type="float" office:value="10.4911307663342" calcext:value-type="float">
            <text:p>10.4911307663342</text:p>
          </table:table-cell>
          <table:table-cell table:formula="of:=[.D32]-[.D31]" office:value-type="float" office:value="-6" calcext:value-type="float">
            <text:p>-6</text:p>
          </table:table-cell>
          <table:table-cell table:formula="of:=[.E31]-[.E32]" office:value-type="float" office:value="2.79999999999995" calcext:value-type="float">
            <text:p>2.79999999999995</text:p>
          </table:table-cell>
          <table:table-cell table:formula="of:=IF(AND([.N32]&gt;[.O32];[.N32]&gt;0);[.N32];)" office:value-type="float" office:value="0" calcext:value-type="float">
            <text:p>0</text:p>
          </table:table-cell>
          <table:table-cell table:formula="of:=IF(AND([.O32]&gt;[.N32];[.O32]&gt;0);[.O32];)" office:value-type="float" office:value="2.79999999999995" calcext:value-type="float">
            <text:p>2.79999999999995</text:p>
          </table:table-cell>
          <table:table-cell table:formula="of:=AVERAGE([.P19:.P32])" office:value-type="float" office:value="0.32857142857143" calcext:value-type="float">
            <text:p>0.32857142857143</text:p>
          </table:table-cell>
          <table:table-cell table:formula="of:=AVERAGE([.Q19:.Q32])" office:value-type="float" office:value="2.92857142857143" calcext:value-type="float">
            <text:p>2.92857142857143</text:p>
          </table:table-cell>
          <table:table-cell table:formula="of:=([.R32]/[.M32])*100" office:value-type="float" office:value="3.13189717952814" calcext:value-type="float">
            <text:p>3.13189717952814</text:p>
          </table:table-cell>
          <table:table-cell table:formula="of:=([.S32]/[.M32])*100" office:value-type="float" office:value="27.9147357305767" calcext:value-type="float">
            <text:p>27.9147357305767</text:p>
          </table:table-cell>
          <table:table-cell table:formula="of:=(ABS([.T32]-[.U32])/SUM([.T32:.U32]))*100" office:value-type="float" office:value="79.8245614035087" calcext:value-type="float">
            <text:p>79.8245614035087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06" calcext:value-type="float">
            <text:p>20191206</text:p>
          </table:table-cell>
          <table:table-cell office:value-type="float" office:value="357.6" calcext:value-type="float">
            <text:p>357.6</text:p>
          </table:table-cell>
          <table:table-cell office:value-type="float" office:value="364.4" calcext:value-type="float">
            <text:p>364.4</text:p>
          </table:table-cell>
          <table:table-cell office:value-type="float" office:value="353.2" calcext:value-type="float">
            <text:p>353.2</text:p>
          </table:table-cell>
          <table:table-cell office:value-type="float" office:value="353.4" calcext:value-type="float">
            <text:p>353.4</text:p>
          </table:table-cell>
          <table:table-cell office:value-type="float" office:value="12644" calcext:value-type="float">
            <text:p>12644</text:p>
          </table:table-cell>
          <table:table-cell/>
          <table:table-cell table:formula="of:=[.D33]-[.E33]" office:value-type="float" office:value="11.2" calcext:value-type="float">
            <text:p>11.2</text:p>
          </table:table-cell>
          <table:table-cell table:formula="of:=ABS([.D33]-[.F32])" office:value-type="float" office:value="9.59999999999997" calcext:value-type="float">
            <text:p>9.59999999999997</text:p>
          </table:table-cell>
          <table:table-cell table:formula="of:=ABS([.E33]-[.F32])" office:value-type="float" office:value="1.60000000000002" calcext:value-type="float">
            <text:p>1.60000000000002</text:p>
          </table:table-cell>
          <table:table-cell table:formula="of:=MAX([.I33:.K33])" office:value-type="float" office:value="11.2" calcext:value-type="float">
            <text:p>11.2</text:p>
          </table:table-cell>
          <table:table-cell table:formula="of:=(([.M32]*([.$H$2]-1))+[.L33])/[.$H$2]" office:value-type="float" office:value="10.5417642830246" calcext:value-type="float">
            <text:p>10.5417642830246</text:p>
          </table:table-cell>
          <table:table-cell table:formula="of:=[.D33]-[.D32]" office:value-type="float" office:value="2" calcext:value-type="float">
            <text:p>2</text:p>
          </table:table-cell>
          <table:table-cell table:formula="of:=[.E32]-[.E33]" office:value-type="float" office:value="-0.599999999999966" calcext:value-type="float">
            <text:p>-0.599999999999966</text:p>
          </table:table-cell>
          <table:table-cell table:formula="of:=IF(AND([.N33]&gt;[.O33];[.N33]&gt;0);[.N33];)" office:value-type="float" office:value="2" calcext:value-type="float">
            <text:p>2</text:p>
          </table:table-cell>
          <table:table-cell table:formula="of:=IF(AND([.O33]&gt;[.N33];[.O33]&gt;0);[.O33];)" office:value-type="float" office:value="0" calcext:value-type="float">
            <text:p>0</text:p>
          </table:table-cell>
          <table:table-cell table:formula="of:=(([.R32]*([.$H$2]-1))+[.P33])/[.$H$2]" office:value-type="float" office:value="0.447959183673471" calcext:value-type="float">
            <text:p>0.447959183673471</text:p>
          </table:table-cell>
          <table:table-cell table:formula="of:=(([.S32]*([.$H$2]-1))+[.Q33])/[.$H$2]" office:value-type="float" office:value="2.71938775510204" calcext:value-type="float">
            <text:p>2.71938775510204</text:p>
          </table:table-cell>
          <table:table-cell table:formula="of:=([.R33]/[.M33])*100" office:value-type="float" office:value="4.24937583166053" calcext:value-type="float">
            <text:p>4.24937583166053</text:p>
          </table:table-cell>
          <table:table-cell table:formula="of:=([.S33]/[.M33])*100" office:value-type="float" office:value="25.7963248095109" calcext:value-type="float">
            <text:p>25.7963248095109</text:p>
          </table:table-cell>
          <table:table-cell table:formula="of:=(ABS([.T33]-[.U33])/SUM([.T33:.U33]))*100" office:value-type="float" office:value="71.7139175257731" calcext:value-type="float">
            <text:p>71.7139175257731</text:p>
          </table:table-cell>
          <table:table-cell/>
        </table:table-row>
        <table:table-row table:style-name="ro2">
          <table:table-cell office:value-type="string" calcext:value-type="string">
            <text:p>MBANK</text:p>
          </table:table-cell>
          <table:table-cell table:style-name="ce4" office:value-type="float" office:value="20191209" calcext:value-type="float">
            <text:p>20191209</text:p>
          </table:table-cell>
          <table:table-cell table:style-name="ce4" office:value-type="float" office:value="351" calcext:value-type="float">
            <text:p>351</text:p>
          </table:table-cell>
          <table:table-cell table:style-name="ce14" office:value-type="float" office:value="358.6" calcext:value-type="float">
            <text:p>358.6</text:p>
          </table:table-cell>
          <table:table-cell table:style-name="ce4" office:value-type="float" office:value="347.2" calcext:value-type="float">
            <text:p>347.2</text:p>
          </table:table-cell>
          <table:table-cell table:style-name="ce5" office:value-type="float" office:value="355" calcext:value-type="float">
            <text:p>355</text:p>
          </table:table-cell>
          <table:table-cell table:style-name="ce4" office:value-type="float" office:value="11470" calcext:value-type="float">
            <text:p>11470</text:p>
          </table:table-cell>
          <table:table-cell table:style-name="ce6"/>
          <table:table-cell table:style-name="ce6" table:formula="of:=[.D34]-[.E34]" office:value-type="float" office:value="11.4" calcext:value-type="float">
            <text:p>11.4</text:p>
          </table:table-cell>
          <table:table-cell table:style-name="ce6" table:formula="of:=ABS([.D34]-[.F33])" office:value-type="float" office:value="5.20000000000005" calcext:value-type="float">
            <text:p>5.20000000000005</text:p>
          </table:table-cell>
          <table:table-cell table:style-name="ce6" table:formula="of:=ABS([.E34]-[.F33])" office:value-type="float" office:value="6.19999999999999" calcext:value-type="float">
            <text:p>6.19999999999999</text:p>
          </table:table-cell>
          <table:table-cell table:style-name="ce6" table:formula="of:=MAX([.I34:.K34])" office:value-type="float" office:value="11.4" calcext:value-type="float">
            <text:p>11.4</text:p>
          </table:table-cell>
          <table:table-cell table:style-name="ce8" table:formula="of:=AVERAGE([.L21:.L34])" office:value-type="float" office:value="10.5142857142857" calcext:value-type="float">
            <text:p>10.5142857142857</text:p>
          </table:table-cell>
          <table:table-cell table:style-name="ce6" table:formula="of:=[.D34]-[.D33]" office:value-type="float" office:value="-5.79999999999995" calcext:value-type="float">
            <text:p>-5.79999999999995</text:p>
          </table:table-cell>
          <table:table-cell table:style-name="ce6" table:formula="of:=[.E33]-[.E34]" office:value-type="float" office:value="6" calcext:value-type="float">
            <text:p>6</text:p>
          </table:table-cell>
          <table:table-cell table:style-name="ce10" table:formula="of:=IF(AND([.N34]&gt;[.O34];[.N34]&gt;0);[.N34];)" office:value-type="float" office:value="0" calcext:value-type="float">
            <text:p>0</text:p>
          </table:table-cell>
          <table:table-cell table:style-name="ce6" table:formula="of:=IF(AND([.O34]&gt;[.N34];[.O34]&gt;0);[.O34];)" office:value-type="float" office:value="6" calcext:value-type="float">
            <text:p>6</text:p>
          </table:table-cell>
          <table:table-cell table:style-name="ce7" table:formula="of:=SUM([.P21:.P34])-(AVERAGE([.P21:.P34]))+[.P34]" office:value-type="float" office:value="4.27142857142859" calcext:value-type="float">
            <text:p>4.27142857142859</text:p>
          </table:table-cell>
          <table:table-cell table:style-name="ce7" table:formula="of:=SUM([.Q21:.Q34])-(AVERAGE([.Q21:.Q34]))+[.Q34]" office:value-type="float" office:value="44.0714285714286" calcext:value-type="float">
            <text:p>44.0714285714286</text:p>
          </table:table-cell>
          <table:table-cell table:style-name="ce6" table:formula="of:=([.R34]/[.M34])*100" office:value-type="float" office:value="40.6250000000002" calcext:value-type="float">
            <text:p>40.6250000000002</text:p>
          </table:table-cell>
          <table:table-cell table:style-name="ce6" table:formula="of:=([.S34]/[.M34])*100" office:value-type="float" office:value="419.157608695653" calcext:value-type="float">
            <text:p>419.157608695653</text:p>
          </table:table-cell>
          <table:table-cell table:style-name="ce6" table:formula="of:=(ABS([.T34]-[.U34])/SUM([.T34:.U34]))*100" office:value-type="float" office:value="82.3286052009455" calcext:value-type="float">
            <text:p>82.3286052009455</text:p>
          </table:table-cell>
          <table:table-cell table:formula="of:=AVERAGE([.V21:.V34])" office:value-type="float" office:value="61.8260376748376" calcext:value-type="float">
            <text:p>61.8260376748376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0" calcext:value-type="float">
            <text:p>20191210</text:p>
          </table:table-cell>
          <table:table-cell office:value-type="float" office:value="361.4" calcext:value-type="float">
            <text:p>361.4</text:p>
          </table:table-cell>
          <table:table-cell office:value-type="float" office:value="368" calcext:value-type="float">
            <text:p>368</text:p>
          </table:table-cell>
          <table:table-cell office:value-type="float" office:value="353.6" calcext:value-type="float">
            <text:p>353.6</text:p>
          </table:table-cell>
          <table:table-cell office:value-type="float" office:value="367.8" calcext:value-type="float">
            <text:p>367.8</text:p>
          </table:table-cell>
          <table:table-cell office:value-type="float" office:value="8209" calcext:value-type="float">
            <text:p>8209</text:p>
          </table:table-cell>
          <table:table-cell/>
          <table:table-cell table:formula="of:=[.D35]-[.E35]" office:value-type="float" office:value="14.4" calcext:value-type="float">
            <text:p>14.4</text:p>
          </table:table-cell>
          <table:table-cell table:formula="of:=ABS([.D35]-[.F34])" office:value-type="float" office:value="13" calcext:value-type="float">
            <text:p>13</text:p>
          </table:table-cell>
          <table:table-cell table:formula="of:=ABS([.E35]-[.F34])" office:value-type="float" office:value="1.39999999999998" calcext:value-type="float">
            <text:p>1.39999999999998</text:p>
          </table:table-cell>
          <table:table-cell table:formula="of:=MAX([.I35:.K35])" office:value-type="float" office:value="14.4" calcext:value-type="float">
            <text:p>14.4</text:p>
          </table:table-cell>
          <table:table-cell table:formula="of:=(([.M34]*([.$H$2]-1))+[.L35])/[.$H$2]" office:value-type="float" office:value="10.7918367346939" calcext:value-type="float">
            <text:p>10.7918367346939</text:p>
          </table:table-cell>
          <table:table-cell table:formula="of:=[.D35]-[.D34]" office:value-type="float" office:value="9.39999999999998" calcext:value-type="float">
            <text:p>9.39999999999998</text:p>
          </table:table-cell>
          <table:table-cell table:formula="of:=[.E34]-[.E35]" office:value-type="float" office:value="-6.40000000000003" calcext:value-type="float">
            <text:p>-6.40000000000003</text:p>
          </table:table-cell>
          <table:table-cell table:formula="of:=IF(AND([.N35]&gt;[.O35];[.N35]&gt;0);[.N35];)" office:value-type="float" office:value="9.39999999999998" calcext:value-type="float">
            <text:p>9.39999999999998</text:p>
          </table:table-cell>
          <table:table-cell table:formula="of:=IF(AND([.O35]&gt;[.N35];[.O35]&gt;0);[.O35];)" office:value-type="float" office:value="0" calcext:value-type="float">
            <text:p>0</text:p>
          </table:table-cell>
          <table:table-cell table:style-name="ce7" table:formula="of:=SUM([.P22:.P35])-(AVERAGE([.P22:.P35]))+[.P35]" office:value-type="float" office:value="22.4" calcext:value-type="float">
            <text:p>22.4</text:p>
          </table:table-cell>
          <table:table-cell table:style-name="ce7" table:formula="of:=SUM([.Q22:.Q35])-(AVERAGE([.Q22:.Q35]))+[.Q35]" office:value-type="float" office:value="38.0714285714286" calcext:value-type="float">
            <text:p>38.0714285714286</text:p>
          </table:table-cell>
          <table:table-cell table:formula="of:=([.R35]/[.M35])*100" office:value-type="float" office:value="207.564296520424" calcext:value-type="float">
            <text:p>207.564296520424</text:p>
          </table:table-cell>
          <table:table-cell table:formula="of:=([.S35]/[.M35])*100" office:value-type="float" office:value="352.779878971256" calcext:value-type="float">
            <text:p>352.779878971256</text:p>
          </table:table-cell>
          <table:table-cell table:formula="of:=(ABS([.T35]-[.U35])/SUM([.T35:.U35]))*100" office:value-type="float" office:value="25.9154264115285" calcext:value-type="float">
            <text:p>25.9154264115285</text:p>
          </table:table-cell>
          <table:table-cell table:formula="of:=AVERAGE([.V22:.V35])" office:value-type="float" office:value="63.3538003491473" calcext:value-type="float">
            <text:p>63.3538003491473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1" calcext:value-type="float">
            <text:p>20191211</text:p>
          </table:table-cell>
          <table:table-cell office:value-type="float" office:value="365.6" calcext:value-type="float">
            <text:p>365.6</text:p>
          </table:table-cell>
          <table:table-cell office:value-type="float" office:value="371" calcext:value-type="float">
            <text:p>371</text:p>
          </table:table-cell>
          <table:table-cell office:value-type="float" office:value="359.8" calcext:value-type="float">
            <text:p>359.8</text:p>
          </table:table-cell>
          <table:table-cell office:value-type="float" office:value="360" calcext:value-type="float">
            <text:p>360</text:p>
          </table:table-cell>
          <table:table-cell office:value-type="float" office:value="8636" calcext:value-type="float">
            <text:p>8636</text:p>
          </table:table-cell>
          <table:table-cell/>
          <table:table-cell table:formula="of:=[.D36]-[.E36]" office:value-type="float" office:value="11.2" calcext:value-type="float">
            <text:p>11.2</text:p>
          </table:table-cell>
          <table:table-cell table:formula="of:=ABS([.D36]-[.F35])" office:value-type="float" office:value="3.19999999999999" calcext:value-type="float">
            <text:p>3.19999999999999</text:p>
          </table:table-cell>
          <table:table-cell table:formula="of:=ABS([.E36]-[.F35])" office:value-type="float" office:value="8" calcext:value-type="float">
            <text:p>8</text:p>
          </table:table-cell>
          <table:table-cell table:formula="of:=MAX([.I36:.K36])" office:value-type="float" office:value="11.2" calcext:value-type="float">
            <text:p>11.2</text:p>
          </table:table-cell>
          <table:table-cell table:formula="of:=(([.M35]*([.$H$2]-1))+[.L36])/[.$H$2]" office:value-type="float" office:value="10.8209912536443" calcext:value-type="float">
            <text:p>10.8209912536443</text:p>
          </table:table-cell>
          <table:table-cell table:formula="of:=[.D36]-[.D35]" office:value-type="float" office:value="3" calcext:value-type="float">
            <text:p>3</text:p>
          </table:table-cell>
          <table:table-cell table:formula="of:=[.E35]-[.E36]" office:value-type="float" office:value="-6.19999999999999" calcext:value-type="float">
            <text:p>-6.19999999999999</text:p>
          </table:table-cell>
          <table:table-cell table:formula="of:=IF(AND([.N36]&gt;[.O36];[.N36]&gt;0);[.N36];)" office:value-type="float" office:value="3" calcext:value-type="float">
            <text:p>3</text:p>
          </table:table-cell>
          <table:table-cell table:formula="of:=IF(AND([.O36]&gt;[.N36];[.O36]&gt;0);[.O36];)" office:value-type="float" office:value="0" calcext:value-type="float">
            <text:p>0</text:p>
          </table:table-cell>
          <table:table-cell table:style-name="ce7" table:formula="of:=SUM([.P23:.P36])-(AVERAGE([.P23:.P36]))+[.P36]" office:value-type="float" office:value="18.7857142857143" calcext:value-type="float">
            <text:p>18.7857142857143</text:p>
          </table:table-cell>
          <table:table-cell table:style-name="ce7" table:formula="of:=SUM([.Q23:.Q36])-(AVERAGE([.Q23:.Q36]))+[.Q36]" office:value-type="float" office:value="36.2142857142857" calcext:value-type="float">
            <text:p>36.2142857142857</text:p>
          </table:table-cell>
          <table:table-cell table:formula="of:=([.R36]/[.M36])*100" office:value-type="float" office:value="173.604375471495" calcext:value-type="float">
            <text:p>173.604375471495</text:p>
          </table:table-cell>
          <table:table-cell table:formula="of:=([.S36]/[.M36])*100" office:value-type="float" office:value="334.666989977369" calcext:value-type="float">
            <text:p>334.666989977369</text:p>
          </table:table-cell>
          <table:table-cell table:formula="of:=(ABS([.T36]-[.U36])/SUM([.T36:.U36]))*100" office:value-type="float" office:value="31.6883116883116" calcext:value-type="float">
            <text:p>31.6883116883116</text:p>
          </table:table-cell>
          <table:table-cell table:formula="of:=AVERAGE([.V23:.V36])" office:value-type="float" office:value="64.8364530348074" calcext:value-type="float">
            <text:p>64.8364530348074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2" calcext:value-type="float">
            <text:p>20191212</text:p>
          </table:table-cell>
          <table:table-cell office:value-type="float" office:value="358.4" calcext:value-type="float">
            <text:p>358.4</text:p>
          </table:table-cell>
          <table:table-cell office:value-type="float" office:value="371.6" calcext:value-type="float">
            <text:p>371.6</text:p>
          </table:table-cell>
          <table:table-cell office:value-type="float" office:value="358.4" calcext:value-type="float">
            <text:p>358.4</text:p>
          </table:table-cell>
          <table:table-cell office:value-type="float" office:value="371" calcext:value-type="float">
            <text:p>371</text:p>
          </table:table-cell>
          <table:table-cell office:value-type="float" office:value="15483" calcext:value-type="float">
            <text:p>15483</text:p>
          </table:table-cell>
          <table:table-cell/>
          <table:table-cell table:formula="of:=[.D37]-[.E37]" office:value-type="float" office:value="13.2" calcext:value-type="float">
            <text:p>13.2</text:p>
          </table:table-cell>
          <table:table-cell table:formula="of:=ABS([.D37]-[.F36])" office:value-type="float" office:value="11.6" calcext:value-type="float">
            <text:p>11.6</text:p>
          </table:table-cell>
          <table:table-cell table:formula="of:=ABS([.E37]-[.F36])" office:value-type="float" office:value="1.60000000000002" calcext:value-type="float">
            <text:p>1.60000000000002</text:p>
          </table:table-cell>
          <table:table-cell table:formula="of:=MAX([.I37:.K37])" office:value-type="float" office:value="13.2" calcext:value-type="float">
            <text:p>13.2</text:p>
          </table:table-cell>
          <table:table-cell table:formula="of:=(([.M36]*([.$H$2]-1))+[.L37])/[.$H$2]" office:value-type="float" office:value="10.9909204498126" calcext:value-type="float">
            <text:p>10.9909204498126</text:p>
          </table:table-cell>
          <table:table-cell table:formula="of:=[.D37]-[.D36]" office:value-type="float" office:value="0.600000000000023" calcext:value-type="float">
            <text:p>0.600000000000023</text:p>
          </table:table-cell>
          <table:table-cell table:formula="of:=[.E36]-[.E37]" office:value-type="float" office:value="1.40000000000003" calcext:value-type="float">
            <text:p>1.40000000000003</text:p>
          </table:table-cell>
          <table:table-cell table:formula="of:=IF(AND([.N37]&gt;[.O37];[.N37]&gt;0);[.N37];)" office:value-type="float" office:value="0" calcext:value-type="float">
            <text:p>0</text:p>
          </table:table-cell>
          <table:table-cell table:formula="of:=IF(AND([.O37]&gt;[.N37];[.O37]&gt;0);[.O37];)" office:value-type="float" office:value="1.40000000000003" calcext:value-type="float">
            <text:p>1.40000000000003</text:p>
          </table:table-cell>
          <table:table-cell table:style-name="ce7" table:formula="of:=SUM([.P24:.P37])-(AVERAGE([.P24:.P37]))+[.P37]" office:value-type="float" office:value="13.3714285714286" calcext:value-type="float">
            <text:p>13.3714285714286</text:p>
          </table:table-cell>
          <table:table-cell table:style-name="ce7" table:formula="of:=SUM([.Q24:.Q37])-(AVERAGE([.Q24:.Q37]))+[.Q37]" office:value-type="float" office:value="38.9142857142858" calcext:value-type="float">
            <text:p>38.9142857142858</text:p>
          </table:table-cell>
          <table:table-cell table:formula="of:=([.R37]/[.M37])*100" office:value-type="float" office:value="121.658860442909" calcext:value-type="float">
            <text:p>121.658860442909</text:p>
          </table:table-cell>
          <table:table-cell table:formula="of:=([.S37]/[.M37])*100" office:value-type="float" office:value="354.058478468466" calcext:value-type="float">
            <text:p>354.058478468466</text:p>
          </table:table-cell>
          <table:table-cell table:formula="of:=(ABS([.T37]-[.U37])/SUM([.T37:.U37]))*100" office:value-type="float" office:value="48.8524590163934" calcext:value-type="float">
            <text:p>48.8524590163934</text:p>
          </table:table-cell>
          <table:table-cell table:formula="of:=AVERAGE([.V24:.V37])" office:value-type="float" office:value="67.9701398994157" calcext:value-type="float">
            <text:p>67.9701398994157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3" calcext:value-type="float">
            <text:p>20191213</text:p>
          </table:table-cell>
          <table:table-cell office:value-type="float" office:value="375" calcext:value-type="float">
            <text:p>375</text:p>
          </table:table-cell>
          <table:table-cell office:value-type="float" office:value="381.8" calcext:value-type="float">
            <text:p>381.8</text:p>
          </table:table-cell>
          <table:table-cell office:value-type="float" office:value="372" calcext:value-type="float">
            <text:p>372</text:p>
          </table:table-cell>
          <table:table-cell office:value-type="float" office:value="380.8" calcext:value-type="float">
            <text:p>380.8</text:p>
          </table:table-cell>
          <table:table-cell office:value-type="float" office:value="14670" calcext:value-type="float">
            <text:p>14670</text:p>
          </table:table-cell>
          <table:table-cell/>
          <table:table-cell table:formula="of:=[.D38]-[.E38]" office:value-type="float" office:value="9.80000000000001" calcext:value-type="float">
            <text:p>9.80000000000001</text:p>
          </table:table-cell>
          <table:table-cell table:formula="of:=ABS([.D38]-[.F37])" office:value-type="float" office:value="10.8" calcext:value-type="float">
            <text:p>10.8</text:p>
          </table:table-cell>
          <table:table-cell table:formula="of:=ABS([.E38]-[.F37])" office:value-type="float" office:value="1" calcext:value-type="float">
            <text:p>1</text:p>
          </table:table-cell>
          <table:table-cell table:formula="of:=MAX([.I38:.K38])" office:value-type="float" office:value="10.8" calcext:value-type="float">
            <text:p>10.8</text:p>
          </table:table-cell>
          <table:table-cell table:formula="of:=(([.M37]*([.$H$2]-1))+[.L38])/[.$H$2]" office:value-type="float" office:value="10.977283274826" calcext:value-type="float">
            <text:p>10.977283274826</text:p>
          </table:table-cell>
          <table:table-cell table:formula="of:=[.D38]-[.D37]" office:value-type="float" office:value="10.2" calcext:value-type="float">
            <text:p>10.2</text:p>
          </table:table-cell>
          <table:table-cell table:formula="of:=[.E37]-[.E38]" office:value-type="float" office:value="-13.6" calcext:value-type="float">
            <text:p>-13.6</text:p>
          </table:table-cell>
          <table:table-cell table:formula="of:=IF(AND([.N38]&gt;[.O38];[.N38]&gt;0);[.N38];)" office:value-type="float" office:value="10.2" calcext:value-type="float">
            <text:p>10.2</text:p>
          </table:table-cell>
          <table:table-cell table:formula="of:=IF(AND([.O38]&gt;[.N38];[.O38]&gt;0);[.O38];)" office:value-type="float" office:value="0" calcext:value-type="float">
            <text:p>0</text:p>
          </table:table-cell>
          <table:table-cell table:style-name="ce7" table:formula="of:=SUM([.P25:.P38])-(AVERAGE([.P25:.P38]))+[.P38]" office:value-type="float" office:value="33.0428571428571" calcext:value-type="float">
            <text:p>33.0428571428571</text:p>
          </table:table-cell>
          <table:table-cell table:style-name="ce7" table:formula="of:=SUM([.Q25:.Q38])-(AVERAGE([.Q25:.Q38]))+[.Q38]" office:value-type="float" office:value="37.5142857142857" calcext:value-type="float">
            <text:p>37.5142857142857</text:p>
          </table:table-cell>
          <table:table-cell table:formula="of:=([.R38]/[.M38])*100" office:value-type="float" office:value="301.011245821029" calcext:value-type="float">
            <text:p>301.011245821029</text:p>
          </table:table-cell>
          <table:table-cell table:formula="of:=([.S38]/[.M38])*100" office:value-type="float" office:value="341.744717477745" calcext:value-type="float">
            <text:p>341.744717477745</text:p>
          </table:table-cell>
          <table:table-cell table:formula="of:=(ABS([.T38]-[.U38])/SUM([.T38:.U38]))*100" office:value-type="float" office:value="6.33731524600125" calcext:value-type="float">
            <text:p>6.33731524600125</text:p>
          </table:table-cell>
          <table:table-cell table:formula="of:=AVERAGE([.V25:.V38])" office:value-type="float" office:value="63.7041905555154" calcext:value-type="float">
            <text:p>63.7041905555154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6" calcext:value-type="float">
            <text:p>20191216</text:p>
          </table:table-cell>
          <table:table-cell office:value-type="float" office:value="383" calcext:value-type="float">
            <text:p>383</text:p>
          </table:table-cell>
          <table:table-cell office:value-type="float" office:value="384.8" calcext:value-type="float">
            <text:p>384.8</text:p>
          </table:table-cell>
          <table:table-cell office:value-type="float" office:value="363.6" calcext:value-type="float">
            <text:p>363.6</text:p>
          </table:table-cell>
          <table:table-cell office:value-type="float" office:value="367.4" calcext:value-type="float">
            <text:p>367.4</text:p>
          </table:table-cell>
          <table:table-cell office:value-type="float" office:value="13670" calcext:value-type="float">
            <text:p>13670</text:p>
          </table:table-cell>
          <table:table-cell/>
          <table:table-cell table:formula="of:=[.D39]-[.E39]" office:value-type="float" office:value="21.2" calcext:value-type="float">
            <text:p>21.2</text:p>
          </table:table-cell>
          <table:table-cell table:formula="of:=ABS([.D39]-[.F38])" office:value-type="float" office:value="4" calcext:value-type="float">
            <text:p>4</text:p>
          </table:table-cell>
          <table:table-cell table:formula="of:=ABS([.E39]-[.F38])" office:value-type="float" office:value="17.2" calcext:value-type="float">
            <text:p>17.2</text:p>
          </table:table-cell>
          <table:table-cell table:formula="of:=MAX([.I39:.K39])" office:value-type="float" office:value="21.2" calcext:value-type="float">
            <text:p>21.2</text:p>
          </table:table-cell>
          <table:table-cell table:formula="of:=(([.M38]*([.$H$2]-1))+[.L39])/[.$H$2]" office:value-type="float" office:value="11.7074773266241" calcext:value-type="float">
            <text:p>11.7074773266241</text:p>
          </table:table-cell>
          <table:table-cell table:formula="of:=[.D39]-[.D38]" office:value-type="float" office:value="3" calcext:value-type="float">
            <text:p>3</text:p>
          </table:table-cell>
          <table:table-cell table:formula="of:=[.E38]-[.E39]" office:value-type="float" office:value="8.39999999999998" calcext:value-type="float">
            <text:p>8.39999999999998</text:p>
          </table:table-cell>
          <table:table-cell table:formula="of:=IF(AND([.N39]&gt;[.O39];[.N39]&gt;0);[.N39];)" office:value-type="float" office:value="0" calcext:value-type="float">
            <text:p>0</text:p>
          </table:table-cell>
          <table:table-cell table:formula="of:=IF(AND([.O39]&gt;[.N39];[.O39]&gt;0);[.O39];)" office:value-type="float" office:value="8.39999999999998" calcext:value-type="float">
            <text:p>8.39999999999998</text:p>
          </table:table-cell>
          <table:table-cell table:style-name="ce7" table:formula="of:=SUM([.P26:.P39])-(AVERAGE([.P26:.P39]))+[.P39]" office:value-type="float" office:value="22.8428571428571" calcext:value-type="float">
            <text:p>22.8428571428571</text:p>
          </table:table-cell>
          <table:table-cell table:style-name="ce7" table:formula="of:=SUM([.Q26:.Q39])-(AVERAGE([.Q26:.Q39]))+[.Q39]" office:value-type="float" office:value="47.2142857142857" calcext:value-type="float">
            <text:p>47.2142857142857</text:p>
          </table:table-cell>
          <table:table-cell table:formula="of:=([.R39]/[.M39])*100" office:value-type="float" office:value="195.113400654724" calcext:value-type="float">
            <text:p>195.113400654724</text:p>
          </table:table-cell>
          <table:table-cell table:formula="of:=([.S39]/[.M39])*100" office:value-type="float" office:value="403.283170208796" calcext:value-type="float">
            <text:p>403.283170208796</text:p>
          </table:table-cell>
          <table:table-cell table:formula="of:=(ABS([.T39]-[.U39])/SUM([.T39:.U39]))*100" office:value-type="float" office:value="34.7879282218598" calcext:value-type="float">
            <text:p>34.7879282218598</text:p>
          </table:table-cell>
          <table:table-cell table:formula="of:=AVERAGE([.V26:.V39])" office:value-type="float" office:value="61.0196199636098" calcext:value-type="float">
            <text:p>61.0196199636098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7" calcext:value-type="float">
            <text:p>20191217</text:p>
          </table:table-cell>
          <table:table-cell office:value-type="float" office:value="373.8" calcext:value-type="float">
            <text:p>373.8</text:p>
          </table:table-cell>
          <table:table-cell office:value-type="float" office:value="374.2" calcext:value-type="float">
            <text:p>374.2</text:p>
          </table:table-cell>
          <table:table-cell office:value-type="float" office:value="364.4" calcext:value-type="float">
            <text:p>364.4</text:p>
          </table:table-cell>
          <table:table-cell office:value-type="float" office:value="368.2" calcext:value-type="float">
            <text:p>368.2</text:p>
          </table:table-cell>
          <table:table-cell office:value-type="float" office:value="20976" calcext:value-type="float">
            <text:p>20976</text:p>
          </table:table-cell>
          <table:table-cell/>
          <table:table-cell table:formula="of:=[.D40]-[.E40]" office:value-type="float" office:value="9.80000000000001" calcext:value-type="float">
            <text:p>9.80000000000001</text:p>
          </table:table-cell>
          <table:table-cell table:formula="of:=ABS([.D40]-[.F39])" office:value-type="float" office:value="6.80000000000001" calcext:value-type="float">
            <text:p>6.80000000000001</text:p>
          </table:table-cell>
          <table:table-cell table:formula="of:=ABS([.E40]-[.F39])" office:value-type="float" office:value="3" calcext:value-type="float">
            <text:p>3</text:p>
          </table:table-cell>
          <table:table-cell table:formula="of:=MAX([.I40:.K40])" office:value-type="float" office:value="9.80000000000001" calcext:value-type="float">
            <text:p>9.80000000000001</text:p>
          </table:table-cell>
          <table:table-cell table:formula="of:=(([.M39]*([.$H$2]-1))+[.L40])/[.$H$2]" office:value-type="float" office:value="11.571228946151" calcext:value-type="float">
            <text:p>11.571228946151</text:p>
          </table:table-cell>
          <table:table-cell table:formula="of:=[.D40]-[.D39]" office:value-type="float" office:value="-10.6" calcext:value-type="float">
            <text:p>-10.6</text:p>
          </table:table-cell>
          <table:table-cell table:formula="of:=[.E39]-[.E40]" office:value-type="float" office:value="-0.799999999999955" calcext:value-type="float">
            <text:p>-0.799999999999955</text:p>
          </table:table-cell>
          <table:table-cell table:formula="of:=IF(AND([.N40]&gt;[.O40];[.N40]&gt;0);[.N40];)" office:value-type="float" office:value="0" calcext:value-type="float">
            <text:p>0</text:p>
          </table:table-cell>
          <table:table-cell table:formula="of:=IF(AND([.O40]&gt;[.N40]);[.O40];)" office:value-type="float" office:value="-0.799999999999955" calcext:value-type="float">
            <text:p>-0.799999999999955</text:p>
          </table:table-cell>
          <table:table-cell table:style-name="ce7" table:formula="of:=SUM([.P27:.P40])-(AVERAGE([.P27:.P40]))+[.P40]" office:value-type="float" office:value="22.8428571428571" calcext:value-type="float">
            <text:p>22.8428571428571</text:p>
          </table:table-cell>
          <table:table-cell table:style-name="ce7" table:formula="of:=SUM([.Q27:.Q40])-(AVERAGE([.Q27:.Q40]))+[.Q40]" office:value-type="float" office:value="30.5857142857143" calcext:value-type="float">
            <text:p>30.5857142857143</text:p>
          </table:table-cell>
          <table:table-cell table:formula="of:=([.R40]/[.M40])*100" office:value-type="float" office:value="197.410813053315" calcext:value-type="float">
            <text:p>197.410813053315</text:p>
          </table:table-cell>
          <table:table-cell table:formula="of:=([.S40]/[.M40])*100" office:value-type="float" office:value="264.32554768427" calcext:value-type="float">
            <text:p>264.32554768427</text:p>
          </table:table-cell>
          <table:table-cell table:formula="of:=(ABS([.T40]-[.U40])/SUM([.T40:.U40]))*100" office:value-type="float" office:value="14.4919786096258" calcext:value-type="float">
            <text:p>14.4919786096258</text:p>
          </table:table-cell>
          <table:table-cell table:formula="of:=AVERAGE([.V27:.V40])" office:value-type="float" office:value="56.4447061119981" calcext:value-type="float">
            <text:p>56.4447061119981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8" calcext:value-type="float">
            <text:p>20191218</text:p>
          </table:table-cell>
          <table:table-cell office:value-type="float" office:value="369.6" calcext:value-type="float">
            <text:p>369.6</text:p>
          </table:table-cell>
          <table:table-cell office:value-type="float" office:value="371.8" calcext:value-type="float">
            <text:p>371.8</text:p>
          </table:table-cell>
          <table:table-cell office:value-type="float" office:value="363.2" calcext:value-type="float">
            <text:p>363.2</text:p>
          </table:table-cell>
          <table:table-cell office:value-type="float" office:value="371.8" calcext:value-type="float">
            <text:p>371.8</text:p>
          </table:table-cell>
          <table:table-cell office:value-type="float" office:value="17778" calcext:value-type="float">
            <text:p>17778</text:p>
          </table:table-cell>
          <table:table-cell/>
          <table:table-cell table:formula="of:=[.D41]-[.E41]" office:value-type="float" office:value="8.60000000000002" calcext:value-type="float">
            <text:p>8.60000000000002</text:p>
          </table:table-cell>
          <table:table-cell table:formula="of:=ABS([.D41]-[.F40])" office:value-type="float" office:value="3.60000000000002" calcext:value-type="float">
            <text:p>3.60000000000002</text:p>
          </table:table-cell>
          <table:table-cell table:formula="of:=ABS([.E41]-[.F40])" office:value-type="float" office:value="5" calcext:value-type="float">
            <text:p>5</text:p>
          </table:table-cell>
          <table:table-cell table:formula="of:=MAX([.I41:.K41])" office:value-type="float" office:value="8.60000000000002" calcext:value-type="float">
            <text:p>8.60000000000002</text:p>
          </table:table-cell>
          <table:table-cell table:formula="of:=(([.M40]*([.$H$2]-1))+[.L41])/[.$H$2]" office:value-type="float" office:value="11.3589983071402" calcext:value-type="float">
            <text:p>11.3589983071402</text:p>
          </table:table-cell>
          <table:table-cell table:formula="of:=[.D41]-[.D40]" office:value-type="float" office:value="-2.39999999999998" calcext:value-type="float">
            <text:p>-2.39999999999998</text:p>
          </table:table-cell>
          <table:table-cell table:formula="of:=[.E40]-[.E41]" office:value-type="float" office:value="1.19999999999999" calcext:value-type="float">
            <text:p>1.19999999999999</text:p>
          </table:table-cell>
          <table:table-cell table:formula="of:=IF(AND([.N41]&gt;[.O41];[.N41]&gt;0);[.N41];)" office:value-type="float" office:value="0" calcext:value-type="float">
            <text:p>0</text:p>
          </table:table-cell>
          <table:table-cell table:formula="of:=IF(AND([.O41]&gt;[.N41]);[.O41];)" office:value-type="float" office:value="1.19999999999999" calcext:value-type="float">
            <text:p>1.19999999999999</text:p>
          </table:table-cell>
          <table:table-cell table:style-name="ce7" table:formula="of:=SUM([.P28:.P41])-(AVERAGE([.P28:.P41]))+[.P41]" office:value-type="float" office:value="22.8428571428571" calcext:value-type="float">
            <text:p>22.8428571428571</text:p>
          </table:table-cell>
          <table:table-cell table:style-name="ce7" table:formula="of:=SUM([.Q28:.Q41])-(AVERAGE([.Q28:.Q41]))+[.Q41]" office:value-type="float" office:value="32.5857142857143" calcext:value-type="float">
            <text:p>32.5857142857143</text:p>
          </table:table-cell>
          <table:table-cell table:formula="of:=([.R41]/[.M41])*100" office:value-type="float" office:value="201.099221297518" calcext:value-type="float">
            <text:p>201.099221297518</text:p>
          </table:table-cell>
          <table:table-cell table:formula="of:=([.S41]/[.M41])*100" office:value-type="float" office:value="286.871371969755" calcext:value-type="float">
            <text:p>286.871371969755</text:p>
          </table:table-cell>
          <table:table-cell table:formula="of:=(ABS([.T41]-[.U41])/SUM([.T41:.U41]))*100" office:value-type="float" office:value="17.577319587629" calcext:value-type="float">
            <text:p>17.577319587629</text:p>
          </table:table-cell>
          <table:table-cell table:formula="of:=AVERAGE([.V28:.V41])" office:value-type="float" office:value="52.0488132175988" calcext:value-type="float">
            <text:p>52.0488132175988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19" calcext:value-type="float">
            <text:p>20191219</text:p>
          </table:table-cell>
          <table:table-cell office:value-type="float" office:value="371.8" calcext:value-type="float">
            <text:p>371.8</text:p>
          </table:table-cell>
          <table:table-cell office:value-type="float" office:value="376" calcext:value-type="float">
            <text:p>376</text:p>
          </table:table-cell>
          <table:table-cell office:value-type="float" office:value="370.6" calcext:value-type="float">
            <text:p>370.6</text:p>
          </table:table-cell>
          <table:table-cell office:value-type="float" office:value="376" calcext:value-type="float">
            <text:p>376</text:p>
          </table:table-cell>
          <table:table-cell office:value-type="float" office:value="13748" calcext:value-type="float">
            <text:p>13748</text:p>
          </table:table-cell>
          <table:table-cell/>
          <table:table-cell table:formula="of:=[.D42]-[.E42]" office:value-type="float" office:value="5.39999999999998" calcext:value-type="float">
            <text:p>5.39999999999998</text:p>
          </table:table-cell>
          <table:table-cell table:formula="of:=ABS([.D42]-[.F41])" office:value-type="float" office:value="4.19999999999999" calcext:value-type="float">
            <text:p>4.19999999999999</text:p>
          </table:table-cell>
          <table:table-cell table:formula="of:=ABS([.E42]-[.F41])" office:value-type="float" office:value="1.19999999999999" calcext:value-type="float">
            <text:p>1.19999999999999</text:p>
          </table:table-cell>
          <table:table-cell table:formula="of:=MAX([.I42:.K42])" office:value-type="float" office:value="5.39999999999998" calcext:value-type="float">
            <text:p>5.39999999999998</text:p>
          </table:table-cell>
          <table:table-cell table:formula="of:=(([.M41]*([.$H$2]-1))+[.L42])/[.$H$2]" office:value-type="float" office:value="10.9333555709159" calcext:value-type="float">
            <text:p>10.9333555709159</text:p>
          </table:table-cell>
          <table:table-cell table:formula="of:=[.D42]-[.D41]" office:value-type="float" office:value="4.19999999999999" calcext:value-type="float">
            <text:p>4.19999999999999</text:p>
          </table:table-cell>
          <table:table-cell table:formula="of:=[.E41]-[.E42]" office:value-type="float" office:value="-7.40000000000003" calcext:value-type="float">
            <text:p>-7.40000000000003</text:p>
          </table:table-cell>
          <table:table-cell table:formula="of:=IF(AND([.N42]&gt;[.O42];[.N42]&gt;0);[.N42];)" office:value-type="float" office:value="4.19999999999999" calcext:value-type="float">
            <text:p>4.19999999999999</text:p>
          </table:table-cell>
          <table:table-cell table:formula="of:=IF(AND([.O42]&gt;[.N42]);[.O42];)" office:value-type="float" office:value="0" calcext:value-type="float">
            <text:p>0</text:p>
          </table:table-cell>
          <table:table-cell table:style-name="ce7" table:formula="of:=SUM([.P29:.P42])-(AVERAGE([.P29:.P42]))+[.P42]" office:value-type="float" office:value="30.9428571428571" calcext:value-type="float">
            <text:p>30.9428571428571</text:p>
          </table:table-cell>
          <table:table-cell table:style-name="ce7" table:formula="of:=SUM([.Q29:.Q42])-(AVERAGE([.Q29:.Q42]))+[.Q42]" office:value-type="float" office:value="28.4142857142857" calcext:value-type="float">
            <text:p>28.4142857142857</text:p>
          </table:table-cell>
          <table:table-cell table:formula="of:=([.R42]/[.M42])*100" office:value-type="float" office:value="283.013361654212" calcext:value-type="float">
            <text:p>283.013361654212</text:p>
          </table:table-cell>
          <table:table-cell table:formula="of:=([.S42]/[.M42])*100" office:value-type="float" office:value="259.886230992719" calcext:value-type="float">
            <text:p>259.886230992719</text:p>
          </table:table-cell>
          <table:table-cell table:formula="of:=(ABS([.T42]-[.U42])/SUM([.T42:.U42]))*100" office:value-type="float" office:value="4.25992779783388" calcext:value-type="float">
            <text:p>4.25992779783388</text:p>
          </table:table-cell>
          <table:table-cell table:formula="of:=AVERAGE([.V29:.V42])" office:value-type="float" office:value="46.9870667667689" calcext:value-type="float">
            <text:p>46.9870667667689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20" calcext:value-type="float">
            <text:p>20191220</text:p>
          </table:table-cell>
          <table:table-cell office:value-type="float" office:value="368.6" calcext:value-type="float">
            <text:p>368.6</text:p>
          </table:table-cell>
          <table:table-cell office:value-type="float" office:value="379.8" calcext:value-type="float">
            <text:p>379.8</text:p>
          </table:table-cell>
          <table:table-cell office:value-type="float" office:value="366" calcext:value-type="float">
            <text:p>366</text:p>
          </table:table-cell>
          <table:table-cell office:value-type="float" office:value="374.2" calcext:value-type="float">
            <text:p>374.2</text:p>
          </table:table-cell>
          <table:table-cell office:value-type="float" office:value="57404" calcext:value-type="float">
            <text:p>57404</text:p>
          </table:table-cell>
          <table:table-cell/>
          <table:table-cell table:formula="of:=[.D43]-[.E43]" office:value-type="float" office:value="13.8" calcext:value-type="float">
            <text:p>13.8</text:p>
          </table:table-cell>
          <table:table-cell table:formula="of:=ABS([.D43]-[.F42])" office:value-type="float" office:value="3.80000000000001" calcext:value-type="float">
            <text:p>3.80000000000001</text:p>
          </table:table-cell>
          <table:table-cell table:formula="of:=ABS([.E43]-[.F42])" office:value-type="float" office:value="10" calcext:value-type="float">
            <text:p>10</text:p>
          </table:table-cell>
          <table:table-cell table:formula="of:=MAX([.I43:.K43])" office:value-type="float" office:value="13.8" calcext:value-type="float">
            <text:p>13.8</text:p>
          </table:table-cell>
          <table:table-cell table:formula="of:=(([.M42]*([.$H$2]-1))+[.L43])/[.$H$2]" office:value-type="float" office:value="11.138115887279" calcext:value-type="float">
            <text:p>11.138115887279</text:p>
          </table:table-cell>
          <table:table-cell table:formula="of:=[.D43]-[.D42]" office:value-type="float" office:value="3.80000000000001" calcext:value-type="float">
            <text:p>3.80000000000001</text:p>
          </table:table-cell>
          <table:table-cell table:formula="of:=[.E42]-[.E43]" office:value-type="float" office:value="4.60000000000002" calcext:value-type="float">
            <text:p>4.60000000000002</text:p>
          </table:table-cell>
          <table:table-cell table:formula="of:=IF(AND([.N43]&gt;[.O43];[.N43]&gt;0);[.N43];)" office:value-type="float" office:value="0" calcext:value-type="float">
            <text:p>0</text:p>
          </table:table-cell>
          <table:table-cell table:formula="of:=IF(AND([.O43]&gt;[.N43]);[.O43];)" office:value-type="float" office:value="4.60000000000002" calcext:value-type="float">
            <text:p>4.60000000000002</text:p>
          </table:table-cell>
          <table:table-cell table:style-name="ce7" table:formula="of:=SUM([.P30:.P43])-(AVERAGE([.P30:.P43]))+[.P43]" office:value-type="float" office:value="26.7428571428571" calcext:value-type="float">
            <text:p>26.7428571428571</text:p>
          </table:table-cell>
          <table:table-cell table:style-name="ce7" table:formula="of:=SUM([.Q30:.Q43])-(AVERAGE([.Q30:.Q43]))+[.Q43]" office:value-type="float" office:value="30.6000000000001" calcext:value-type="float">
            <text:p>30.6000000000001</text:p>
          </table:table-cell>
          <table:table-cell table:formula="of:=([.R43]/[.M43])*100" office:value-type="float" office:value="240.102162820917" calcext:value-type="float">
            <text:p>240.102162820917</text:p>
          </table:table-cell>
          <table:table-cell table:formula="of:=([.S43]/[.M43])*100" office:value-type="float" office:value="274.732282458551" calcext:value-type="float">
            <text:p>274.732282458551</text:p>
          </table:table-cell>
          <table:table-cell table:formula="of:=(ABS([.T43]-[.U43])/SUM([.T43:.U43]))*100" office:value-type="float" office:value="6.72645739910339" calcext:value-type="float">
            <text:p>6.72645739910339</text:p>
          </table:table-cell>
          <table:table-cell table:formula="of:=AVERAGE([.V30:.V43])" office:value-type="float" office:value="41.8141983427578" calcext:value-type="float">
            <text:p>41.8141983427578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23" calcext:value-type="float">
            <text:p>20191223</text:p>
          </table:table-cell>
          <table:table-cell office:value-type="float" office:value="373" calcext:value-type="float">
            <text:p>373</text:p>
          </table:table-cell>
          <table:table-cell office:value-type="float" office:value="389.8" calcext:value-type="float">
            <text:p>389.8</text:p>
          </table:table-cell>
          <table:table-cell office:value-type="float" office:value="373" calcext:value-type="float">
            <text:p>373</text:p>
          </table:table-cell>
          <table:table-cell office:value-type="float" office:value="389.8" calcext:value-type="float">
            <text:p>389.8</text:p>
          </table:table-cell>
          <table:table-cell office:value-type="float" office:value="23130" calcext:value-type="float">
            <text:p>23130</text:p>
          </table:table-cell>
          <table:table-cell/>
          <table:table-cell table:formula="of:=[.D44]-[.E44]" office:value-type="float" office:value="16.8" calcext:value-type="float">
            <text:p>16.8</text:p>
          </table:table-cell>
          <table:table-cell table:formula="of:=ABS([.D44]-[.F43])" office:value-type="float" office:value="15.6" calcext:value-type="float">
            <text:p>15.6</text:p>
          </table:table-cell>
          <table:table-cell table:formula="of:=ABS([.E44]-[.F43])" office:value-type="float" office:value="1.19999999999999" calcext:value-type="float">
            <text:p>1.19999999999999</text:p>
          </table:table-cell>
          <table:table-cell table:formula="of:=MAX([.I44:.K44])" office:value-type="float" office:value="16.8" calcext:value-type="float">
            <text:p>16.8</text:p>
          </table:table-cell>
          <table:table-cell table:formula="of:=(([.M43]*([.$H$2]-1))+[.L44])/[.$H$2]" office:value-type="float" office:value="11.5425361810448" calcext:value-type="float">
            <text:p>11.5425361810448</text:p>
          </table:table-cell>
          <table:table-cell table:formula="of:=[.D44]-[.D43]" office:value-type="float" office:value="10" calcext:value-type="float">
            <text:p>10</text:p>
          </table:table-cell>
          <table:table-cell table:formula="of:=[.E43]-[.E44]" office:value-type="float" office:value="-7" calcext:value-type="float">
            <text:p>-7</text:p>
          </table:table-cell>
          <table:table-cell table:formula="of:=IF(AND([.N44]&gt;[.O44];[.N44]&gt;0);[.N44];)" office:value-type="float" office:value="10" calcext:value-type="float">
            <text:p>10</text:p>
          </table:table-cell>
          <table:table-cell table:formula="of:=IF(AND([.O44]&gt;[.N44]);[.O44];)" office:value-type="float" office:value="0" calcext:value-type="float">
            <text:p>0</text:p>
          </table:table-cell>
          <table:table-cell table:style-name="ce7" table:formula="of:=SUM([.P31:.P44])-(AVERAGE([.P31:.P44]))+[.P44]" office:value-type="float" office:value="46.0285714285714" calcext:value-type="float">
            <text:p>46.0285714285714</text:p>
          </table:table-cell>
          <table:table-cell table:style-name="ce7" table:formula="of:=SUM([.Q31:.Q44])-(AVERAGE([.Q31:.Q44]))+[.Q44]" office:value-type="float" office:value="23.7714285714286" calcext:value-type="float">
            <text:p>23.7714285714286</text:p>
          </table:table-cell>
          <table:table-cell table:formula="of:=([.R44]/[.M44])*100" office:value-type="float" office:value="398.773464571501" calcext:value-type="float">
            <text:p>398.773464571501</text:p>
          </table:table-cell>
          <table:table-cell table:formula="of:=([.S44]/[.M44])*100" office:value-type="float" office:value="205.946320622898" calcext:value-type="float">
            <text:p>205.946320622898</text:p>
          </table:table-cell>
          <table:table-cell table:formula="of:=(ABS([.T44]-[.U44])/SUM([.T44:.U44]))*100" office:value-type="float" office:value="31.8870241506344" calcext:value-type="float">
            <text:p>31.8870241506344</text:p>
          </table:table-cell>
          <table:table-cell table:formula="of:=AVERAGE([.V31:.V44])" office:value-type="float" office:value="38.3775572106603" calcext:value-type="float">
            <text:p>38.3775572106603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27" calcext:value-type="float">
            <text:p>20191227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88.2" calcext:value-type="float">
            <text:p>388.2</text:p>
          </table:table-cell>
          <table:table-cell office:value-type="float" office:value="8411" calcext:value-type="float">
            <text:p>8411</text:p>
          </table:table-cell>
          <table:table-cell/>
          <table:table-cell table:formula="of:=[.D45]-[.E45]" office:value-type="float" office:value="8" calcext:value-type="float">
            <text:p>8</text:p>
          </table:table-cell>
          <table:table-cell table:formula="of:=ABS([.D45]-[.F44])" office:value-type="float" office:value="2.19999999999999" calcext:value-type="float">
            <text:p>2.19999999999999</text:p>
          </table:table-cell>
          <table:table-cell table:formula="of:=ABS([.E45]-[.F44])" office:value-type="float" office:value="5.80000000000001" calcext:value-type="float">
            <text:p>5.80000000000001</text:p>
          </table:table-cell>
          <table:table-cell table:formula="of:=MAX([.I45:.K45])" office:value-type="float" office:value="8" calcext:value-type="float">
            <text:p>8</text:p>
          </table:table-cell>
          <table:table-cell table:formula="of:=(([.M44]*([.$H$2]-1))+[.L45])/[.$H$2]" office:value-type="float" office:value="11.2894978823988" calcext:value-type="float">
            <text:p>11.2894978823988</text:p>
          </table:table-cell>
          <table:table-cell table:formula="of:=[.D45]-[.D44]" office:value-type="float" office:value="2.19999999999999" calcext:value-type="float">
            <text:p>2.19999999999999</text:p>
          </table:table-cell>
          <table:table-cell table:formula="of:=[.E44]-[.E45]" office:value-type="float" office:value="-11" calcext:value-type="float">
            <text:p>-11</text:p>
          </table:table-cell>
          <table:table-cell table:formula="of:=IF(AND([.N45]&gt;[.O45];[.N45]&gt;0);[.N45];)" office:value-type="float" office:value="2.19999999999999" calcext:value-type="float">
            <text:p>2.19999999999999</text:p>
          </table:table-cell>
          <table:table-cell table:formula="of:=IF(AND([.O45]&gt;[.N45]);[.O45];)" office:value-type="float" office:value="0" calcext:value-type="float">
            <text:p>0</text:p>
          </table:table-cell>
          <table:table-cell table:style-name="ce7" table:formula="of:=SUM([.P32:.P45])-(AVERAGE([.P32:.P45]))+[.P45]" office:value-type="float" office:value="40.2714285714285" calcext:value-type="float">
            <text:p>40.2714285714285</text:p>
          </table:table-cell>
          <table:table-cell table:style-name="ce7" table:formula="of:=SUM([.Q32:.Q45])-(AVERAGE([.Q32:.Q45]))+[.Q45]" office:value-type="float" office:value="21.9142857142857" calcext:value-type="float">
            <text:p>21.9142857142857</text:p>
          </table:table-cell>
          <table:table-cell table:formula="of:=([.R45]/[.M45])*100" office:value-type="float" office:value="356.715852121421" calcext:value-type="float">
            <text:p>356.715852121421</text:p>
          </table:table-cell>
          <table:table-cell table:formula="of:=([.S45]/[.M45])*100" office:value-type="float" office:value="194.112138046918" calcext:value-type="float">
            <text:p>194.112138046918</text:p>
          </table:table-cell>
          <table:table-cell table:formula="of:=(ABS([.T45]-[.U45])/SUM([.T45:.U45]))*100" office:value-type="float" office:value="29.5198713530898" calcext:value-type="float">
            <text:p>29.5198713530898</text:p>
          </table:table-cell>
          <table:table-cell table:formula="of:=AVERAGE([.V32:.V45])" office:value-type="float" office:value="34.7079359723027" calcext:value-type="float">
            <text:p>34.7079359723027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191230" calcext:value-type="float">
            <text:p>20191230</text:p>
          </table:table-cell>
          <table:table-cell office:value-type="float" office:value="387.2" calcext:value-type="float">
            <text:p>387.2</text:p>
          </table:table-cell>
          <table:table-cell office:value-type="float" office:value="392" calcext:value-type="float">
            <text:p>392</text:p>
          </table:table-cell>
          <table:table-cell office:value-type="float" office:value="387.2" calcext:value-type="float">
            <text:p>387.2</text:p>
          </table:table-cell>
          <table:table-cell office:value-type="float" office:value="389.4" calcext:value-type="float">
            <text:p>389.4</text:p>
          </table:table-cell>
          <table:table-cell office:value-type="float" office:value="21330" calcext:value-type="float">
            <text:p>21330</text:p>
          </table:table-cell>
          <table:table-cell/>
          <table:table-cell table:formula="of:=[.D46]-[.E46]" office:value-type="float" office:value="4.80000000000001" calcext:value-type="float">
            <text:p>4.80000000000001</text:p>
          </table:table-cell>
          <table:table-cell table:formula="of:=ABS([.D46]-[.F45])" office:value-type="float" office:value="3.80000000000001" calcext:value-type="float">
            <text:p>3.80000000000001</text:p>
          </table:table-cell>
          <table:table-cell table:formula="of:=ABS([.E46]-[.F45])" office:value-type="float" office:value="1" calcext:value-type="float">
            <text:p>1</text:p>
          </table:table-cell>
          <table:table-cell table:formula="of:=MAX([.I46:.K46])" office:value-type="float" office:value="4.80000000000001" calcext:value-type="float">
            <text:p>4.80000000000001</text:p>
          </table:table-cell>
          <table:table-cell table:formula="of:=(([.M45]*([.$H$2]-1))+[.L46])/[.$H$2]" office:value-type="float" office:value="10.8259623193703" calcext:value-type="float">
            <text:p>10.8259623193703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[.E45]-[.E46]" office:value-type="float" office:value="-3.19999999999999" calcext:value-type="float">
            <text:p>-3.19999999999999</text:p>
          </table:table-cell>
          <table:table-cell table:formula="of:=IF(AND([.N46]&gt;[.O46];[.N46]&gt;0);[.N46];)" office:value-type="float" office:value="0" calcext:value-type="float">
            <text:p>0</text:p>
          </table:table-cell>
          <table:table-cell table:formula="of:=IF(AND([.O46]&gt;[.N46]);[.O46];)" office:value-type="float" office:value="0" calcext:value-type="float">
            <text:p>0</text:p>
          </table:table-cell>
          <table:table-cell table:style-name="ce7" table:formula="of:=SUM([.P33:.P46])-(AVERAGE([.P33:.P46]))+[.P46]" office:value-type="float" office:value="38.0714285714285" calcext:value-type="float">
            <text:p>38.0714285714285</text:p>
          </table:table-cell>
          <table:table-cell table:style-name="ce7" table:formula="of:=SUM([.Q33:.Q46])-(AVERAGE([.Q33:.Q46]))+[.Q46]" office:value-type="float" office:value="19.3142857142858" calcext:value-type="float">
            <text:p>19.3142857142858</text:p>
          </table:table-cell>
          <table:table-cell table:formula="of:=([.R46]/[.M46])*100" office:value-type="float" office:value="351.667846684719" calcext:value-type="float">
            <text:p>351.667846684719</text:p>
          </table:table-cell>
          <table:table-cell table:formula="of:=([.S46]/[.M46])*100" office:value-type="float" office:value="178.407102708346" calcext:value-type="float">
            <text:p>178.407102708346</text:p>
          </table:table-cell>
          <table:table-cell table:formula="of:=(ABS([.T46]-[.U46])/SUM([.T46:.U46]))*100" office:value-type="float" office:value="32.6860841423945" calcext:value-type="float">
            <text:p>32.6860841423945</text:p>
          </table:table-cell>
          <table:table-cell table:formula="of:=AVERAGE([.V33:.V46])" office:value-type="float" office:value="31.3409018822231" calcext:value-type="float">
            <text:p>31.3409018822231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2" calcext:value-type="float">
            <text:p>20200102</text:p>
          </table:table-cell>
          <table:table-cell office:value-type="float" office:value="385" calcext:value-type="float">
            <text:p>385</text:p>
          </table:table-cell>
          <table:table-cell office:value-type="float" office:value="397.8" calcext:value-type="float">
            <text:p>397.8</text:p>
          </table:table-cell>
          <table:table-cell office:value-type="float" office:value="385" calcext:value-type="float">
            <text:p>385</text:p>
          </table:table-cell>
          <table:table-cell office:value-type="float" office:value="394.4" calcext:value-type="float">
            <text:p>394.4</text:p>
          </table:table-cell>
          <table:table-cell office:value-type="float" office:value="12711" calcext:value-type="float">
            <text:p>12711</text:p>
          </table:table-cell>
          <table:table-cell/>
          <table:table-cell table:formula="of:=[.D47]-[.E47]" office:value-type="float" office:value="12.8" calcext:value-type="float">
            <text:p>12.8</text:p>
          </table:table-cell>
          <table:table-cell table:formula="of:=ABS([.D47]-[.F46])" office:value-type="float" office:value="8.40000000000003" calcext:value-type="float">
            <text:p>8.40000000000003</text:p>
          </table:table-cell>
          <table:table-cell table:formula="of:=ABS([.E47]-[.F46])" office:value-type="float" office:value="4.39999999999998" calcext:value-type="float">
            <text:p>4.39999999999998</text:p>
          </table:table-cell>
          <table:table-cell table:formula="of:=MAX([.I47:.K47])" office:value-type="float" office:value="12.8" calcext:value-type="float">
            <text:p>12.8</text:p>
          </table:table-cell>
          <table:table-cell table:formula="of:=(([.M46]*([.$H$2]-1))+[.L47])/[.$H$2]" office:value-type="float" office:value="10.9669650108438" calcext:value-type="float">
            <text:p>10.9669650108438</text:p>
          </table:table-cell>
          <table:table-cell table:formula="of:=[.D47]-[.D46]" office:value-type="float" office:value="5.80000000000001" calcext:value-type="float">
            <text:p>5.80000000000001</text:p>
          </table:table-cell>
          <table:table-cell table:formula="of:=[.E46]-[.E47]" office:value-type="float" office:value="2.19999999999999" calcext:value-type="float">
            <text:p>2.19999999999999</text:p>
          </table:table-cell>
          <table:table-cell table:formula="of:=IF(AND([.N47]&gt;[.O47];[.N47]&gt;0);[.N47];)" office:value-type="float" office:value="5.80000000000001" calcext:value-type="float">
            <text:p>5.80000000000001</text:p>
          </table:table-cell>
          <table:table-cell table:formula="of:=IF(AND([.O47]&gt;[.N47]);[.O47];)" office:value-type="float" office:value="0" calcext:value-type="float">
            <text:p>0</text:p>
          </table:table-cell>
          <table:table-cell table:style-name="ce7" table:formula="of:=SUM([.P34:.P47])-(AVERAGE([.P34:.P47]))+[.P47]" office:value-type="float" office:value="47.4" calcext:value-type="float">
            <text:p>47.4</text:p>
          </table:table-cell>
          <table:table-cell table:style-name="ce7" table:formula="of:=SUM([.Q34:.Q47])-(AVERAGE([.Q34:.Q47]))+[.Q47]" office:value-type="float" office:value="19.3142857142858" calcext:value-type="float">
            <text:p>19.3142857142858</text:p>
          </table:table-cell>
          <table:table-cell table:formula="of:=([.R47]/[.M47])*100" office:value-type="float" office:value="432.207086948233" calcext:value-type="float">
            <text:p>432.207086948233</text:p>
          </table:table-cell>
          <table:table-cell table:formula="of:=([.S47]/[.M47])*100" office:value-type="float" office:value="176.113315718509" calcext:value-type="float">
            <text:p>176.113315718509</text:p>
          </table:table-cell>
          <table:table-cell table:formula="of:=(ABS([.T47]-[.U47])/SUM([.T47:.U47]))*100" office:value-type="float" office:value="42.0985010706636" calcext:value-type="float">
            <text:p>42.0985010706636</text:p>
          </table:table-cell>
          <table:table-cell table:formula="of:=AVERAGE([.V34:.V47])" office:value-type="float" office:value="29.2255149925725" calcext:value-type="float">
            <text:p>29.2255149925725</text:p>
          </table:table-cell>
        </table:table-row>
        <table:table-row table:style-name="ro2">
          <table:table-cell table:style-name="ce3" office:value-type="string" calcext:value-type="string">
            <text:p>MBANK</text:p>
          </table:table-cell>
          <table:table-cell table:style-name="ce3" office:value-type="float" office:value="20200103" calcext:value-type="float">
            <text:p>2020010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96.4" calcext:value-type="float">
            <text:p>396.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96.4" calcext:value-type="float">
            <text:p>396.4</text:p>
          </table:table-cell>
          <table:table-cell table:style-name="ce3" office:value-type="float" office:value="17102" calcext:value-type="float">
            <text:p>17102</text:p>
          </table:table-cell>
          <table:table-cell table:style-name="ce7"/>
          <table:table-cell table:style-name="ce7" table:formula="of:=[.D48]-[.E48]" office:value-type="float" office:value="11.4" calcext:value-type="float">
            <text:p>11.4</text:p>
          </table:table-cell>
          <table:table-cell table:style-name="ce7" table:formula="of:=ABS([.D48]-[.F47])" office:value-type="float" office:value="2" calcext:value-type="float">
            <text:p>2</text:p>
          </table:table-cell>
          <table:table-cell table:style-name="ce7" table:formula="of:=ABS([.E48]-[.F47])" office:value-type="float" office:value="9.39999999999998" calcext:value-type="float">
            <text:p>9.39999999999998</text:p>
          </table:table-cell>
          <table:table-cell table:style-name="ce7" table:formula="of:=MAX([.I48:.K48])" office:value-type="float" office:value="11.4" calcext:value-type="float">
            <text:p>11.4</text:p>
          </table:table-cell>
          <table:table-cell table:style-name="ce8" table:formula="of:=AVERAGE([.L35:.L48])" office:value-type="float" office:value="11.5857142857143" calcext:value-type="float">
            <text:p>11.5857142857143</text:p>
          </table:table-cell>
          <table:table-cell table:style-name="ce7" table:formula="of:=[.D48]-[.D47]" office:value-type="float" office:value="-1.40000000000003" calcext:value-type="float">
            <text:p>-1.40000000000003</text:p>
          </table:table-cell>
          <table:table-cell table:style-name="ce7" table:formula="of:=[.E47]-[.E48]" office:value-type="float" office:value="0" calcext:value-type="float">
            <text:p>0</text:p>
          </table:table-cell>
          <table:table-cell table:style-name="ce7" table:formula="of:=IF(AND([.N48]&gt;[.O48];[.N48]&gt;0);[.N48];)" office:value-type="float" office:value="0" calcext:value-type="float">
            <text:p>0</text:p>
          </table:table-cell>
          <table:table-cell table:style-name="ce7" table:formula="of:=IF(AND([.O48]&gt;[.N48]);[.O48];)" office:value-type="float" office:value="0" calcext:value-type="float">
            <text:p>0</text:p>
          </table:table-cell>
          <table:table-cell table:style-name="ce7" table:formula="of:=SUM([.P35:.P48])-(AVERAGE([.P35:.P48]))+[.P48]" office:value-type="float" office:value="41.6" calcext:value-type="float">
            <text:p>41.6</text:p>
          </table:table-cell>
          <table:table-cell table:style-name="ce7" table:formula="of:=SUM([.Q35:.Q48])-(AVERAGE([.Q35:.Q48]))+[.Q48]" office:value-type="float" office:value="13.7428571428572" calcext:value-type="float">
            <text:p>13.7428571428572</text:p>
          </table:table-cell>
          <table:table-cell table:style-name="ce7" table:formula="of:=([.R48]/[.M48])*100" office:value-type="float" office:value="359.062885326757" calcext:value-type="float">
            <text:p>359.062885326757</text:p>
          </table:table-cell>
          <table:table-cell table:style-name="ce7" table:formula="of:=([.S48]/[.M48])*100" office:value-type="float" office:value="118.61898890259" calcext:value-type="float">
            <text:p>118.61898890259</text:p>
          </table:table-cell>
          <table:table-cell table:style-name="ce7" table:formula="of:=(ABS([.T48]-[.U48])/SUM([.T48:.U48]))*100" office:value-type="float" office:value="50.3355704697985" calcext:value-type="float">
            <text:p>50.3355704697985</text:p>
          </table:table-cell>
          <table:table-cell table:style-name="ce7" table:formula="of:=AVERAGE([.V35:.V48])" office:value-type="float" office:value="26.940298226062" calcext:value-type="float">
            <text:p>26.940298226062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7" calcext:value-type="float">
            <text:p>20200107</text:p>
          </table:table-cell>
          <table:table-cell office:value-type="float" office:value="396" calcext:value-type="float">
            <text:p>396</text:p>
          </table:table-cell>
          <table:table-cell office:value-type="float" office:value="398.2" calcext:value-type="float">
            <text:p>398.2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13167" calcext:value-type="float">
            <text:p>13167</text:p>
          </table:table-cell>
          <table:table-cell/>
          <table:table-cell table:formula="of:=[.D49]-[.E49]" office:value-type="float" office:value="9.19999999999999" calcext:value-type="float">
            <text:p>9.19999999999999</text:p>
          </table:table-cell>
          <table:table-cell table:formula="of:=ABS([.D49]-[.F48])" office:value-type="float" office:value="1.80000000000001" calcext:value-type="float">
            <text:p>1.80000000000001</text:p>
          </table:table-cell>
          <table:table-cell table:formula="of:=ABS([.E49]-[.F48])" office:value-type="float" office:value="7.39999999999998" calcext:value-type="float">
            <text:p>7.39999999999998</text:p>
          </table:table-cell>
          <table:table-cell table:formula="of:=MAX([.I49:.K49])" office:value-type="float" office:value="9.19999999999999" calcext:value-type="float">
            <text:p>9.19999999999999</text:p>
          </table:table-cell>
          <table:table-cell table:style-name="ce8" table:formula="of:=AVERAGE([.L36:.L49])" office:value-type="float" office:value="11.2142857142857" calcext:value-type="float">
            <text:p>11.2142857142857</text:p>
          </table:table-cell>
          <table:table-cell table:formula="of:=[.D49]-[.D48]" office:value-type="float" office:value="1.80000000000001" calcext:value-type="float">
            <text:p>1.80000000000001</text:p>
          </table:table-cell>
          <table:table-cell table:formula="of:=[.E48]-[.E49]" office:value-type="float" office:value="-4" calcext:value-type="float">
            <text:p>-4</text:p>
          </table:table-cell>
          <table:table-cell table:formula="of:=IF(AND([.N49]&gt;[.O49];[.N49]&gt;0);[.N49];)" office:value-type="float" office:value="1.80000000000001" calcext:value-type="float">
            <text:p>1.80000000000001</text:p>
          </table:table-cell>
          <table:table-cell table:formula="of:=IF(AND([.O49]&gt;[.N49]);[.O49];)" office:value-type="float" office:value="0" calcext:value-type="float">
            <text:p>0</text:p>
          </table:table-cell>
          <table:table-cell table:style-name="ce7" table:formula="of:=SUM([.P36:.P49])-(AVERAGE([.P36:.P49]))+[.P49]" office:value-type="float" office:value="36.3428571428571" calcext:value-type="float">
            <text:p>36.3428571428571</text:p>
          </table:table-cell>
          <table:table-cell table:style-name="ce7" table:formula="of:=SUM([.Q36:.Q49])-(AVERAGE([.Q36:.Q49]))+[.Q49]" office:value-type="float" office:value="13.7428571428572" calcext:value-type="float">
            <text:p>13.7428571428572</text:p>
          </table:table-cell>
          <table:table-cell table:formula="of:=([.R49]/[.M49])*100" office:value-type="float" office:value="324.076433121019" calcext:value-type="float">
            <text:p>324.076433121019</text:p>
          </table:table-cell>
          <table:table-cell table:formula="of:=([.S49]/[.M49])*100" office:value-type="float" office:value="122.547770700638" calcext:value-type="float">
            <text:p>122.547770700638</text:p>
          </table:table-cell>
          <table:table-cell table:formula="of:=(ABS([.T49]-[.U49])/SUM([.T49:.U49]))*100" office:value-type="float" office:value="45.1226468910437" calcext:value-type="float">
            <text:p>45.1226468910437</text:p>
          </table:table-cell>
          <table:table-cell table:style-name="ce21" table:formula="of:=AVERAGE([.V36:.V49])" office:value-type="float" office:value="28.3122425460273" calcext:value-type="float">
            <text:p>28.3122425460273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8" calcext:value-type="float">
            <text:p>20200108</text:p>
          </table:table-cell>
          <table:table-cell office:value-type="float" office:value="393.4" calcext:value-type="float">
            <text:p>393.4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  <table:table-cell office:value-type="float" office:value="392.4" calcext:value-type="float">
            <text:p>392.4</text:p>
          </table:table-cell>
          <table:table-cell office:value-type="float" office:value="8732" calcext:value-type="float">
            <text:p>8732</text:p>
          </table:table-cell>
          <table:table-cell/>
          <table:table-cell table:formula="of:=[.D50]-[.E50]" office:value-type="float" office:value="7" calcext:value-type="float">
            <text:p>7</text:p>
          </table:table-cell>
          <table:table-cell table:formula="of:=ABS([.D50]-[.F49])" office:value-type="float" office:value="2" calcext:value-type="float">
            <text:p>2</text:p>
          </table:table-cell>
          <table:table-cell table:formula="of:=ABS([.E50]-[.F49])" office:value-type="float" office:value="5" calcext:value-type="float">
            <text:p>5</text:p>
          </table:table-cell>
          <table:table-cell table:formula="of:=MAX([.I50:.K50])" office:value-type="float" office:value="7" calcext:value-type="float">
            <text:p>7</text:p>
          </table:table-cell>
          <table:table-cell table:style-name="ce8" table:formula="of:=AVERAGE([.L37:.L50])" office:value-type="float" office:value="10.9142857142857" calcext:value-type="float">
            <text:p>10.9142857142857</text:p>
          </table:table-cell>
          <table:table-cell table:formula="of:=[.D50]-[.D49]" office:value-type="float" office:value="-4.19999999999999" calcext:value-type="float">
            <text:p>-4.19999999999999</text:p>
          </table:table-cell>
          <table:table-cell table:formula="of:=[.E49]-[.E50]" office:value-type="float" office:value="2" calcext:value-type="float">
            <text:p>2</text:p>
          </table:table-cell>
          <table:table-cell table:formula="of:=IF(AND([.N50]&gt;[.O50];[.N50]&gt;0);[.N50];)" office:value-type="float" office:value="0" calcext:value-type="float">
            <text:p>0</text:p>
          </table:table-cell>
          <table:table-cell table:formula="of:=IF(AND([.O50]&gt;[.N50]);[.O50];)" office:value-type="float" office:value="2" calcext:value-type="float">
            <text:p>2</text:p>
          </table:table-cell>
          <table:table-cell table:style-name="ce7" table:formula="of:=SUM([.P37:.P50])-(AVERAGE([.P37:.P50]))+[.P50]" office:value-type="float" office:value="31.7571428571428" calcext:value-type="float">
            <text:p>31.7571428571428</text:p>
          </table:table-cell>
          <table:table-cell table:style-name="ce7" table:formula="of:=SUM([.Q37:.Q50])-(AVERAGE([.Q37:.Q50]))+[.Q50]" office:value-type="float" office:value="17.6000000000001" calcext:value-type="float">
            <text:p>17.6000000000001</text:p>
          </table:table-cell>
          <table:table-cell table:formula="of:=([.R50]/[.M50])*100" office:value-type="float" office:value="290.968586387434" calcext:value-type="float">
            <text:p>290.968586387434</text:p>
          </table:table-cell>
          <table:table-cell table:formula="of:=([.S50]/[.M50])*100" office:value-type="float" office:value="161.256544502619" calcext:value-type="float">
            <text:p>161.256544502619</text:p>
          </table:table-cell>
          <table:table-cell table:formula="of:=(ABS([.T50]-[.U50])/SUM([.T50:.U50]))*100" office:value-type="float" office:value="28.6830680173658" calcext:value-type="float">
            <text:p>28.6830680173658</text:p>
          </table:table-cell>
          <table:table-cell table:style-name="ce21" table:formula="of:=AVERAGE([.V37:.V50])" office:value-type="float" office:value="28.0975822838169" calcext:value-type="float">
            <text:p>28.0975822838169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09" calcext:value-type="float">
            <text:p>20200109</text:p>
          </table:table-cell>
          <table:table-cell office:value-type="float" office:value="397.6" calcext:value-type="float">
            <text:p>397.6</text:p>
          </table:table-cell>
          <table:table-cell office:value-type="float" office:value="404.8" calcext:value-type="float">
            <text:p>404.8</text:p>
          </table:table-cell>
          <table:table-cell office:value-type="float" office:value="395.8" calcext:value-type="float">
            <text:p>395.8</text:p>
          </table:table-cell>
          <table:table-cell office:value-type="float" office:value="400" calcext:value-type="float">
            <text:p>400</text:p>
          </table:table-cell>
          <table:table-cell office:value-type="float" office:value="23232" calcext:value-type="float">
            <text:p>23232</text:p>
          </table:table-cell>
          <table:table-cell/>
          <table:table-cell table:formula="of:=[.D51]-[.E51]" office:value-type="float" office:value="9" calcext:value-type="float">
            <text:p>9</text:p>
          </table:table-cell>
          <table:table-cell table:formula="of:=ABS([.D51]-[.F50])" office:value-type="float" office:value="12.4" calcext:value-type="float">
            <text:p>12.4</text:p>
          </table:table-cell>
          <table:table-cell table:formula="of:=ABS([.E51]-[.F50])" office:value-type="float" office:value="3.40000000000003" calcext:value-type="float">
            <text:p>3.40000000000003</text:p>
          </table:table-cell>
          <table:table-cell table:formula="of:=MAX([.I51:.K51])" office:value-type="float" office:value="12.4" calcext:value-type="float">
            <text:p>12.4</text:p>
          </table:table-cell>
          <table:table-cell table:style-name="ce8" table:formula="of:=AVERAGE([.L38:.L51])" office:value-type="float" office:value="10.8571428571429" calcext:value-type="float">
            <text:p>10.8571428571429</text:p>
          </table:table-cell>
          <table:table-cell table:formula="of:=[.D51]-[.D50]" office:value-type="float" office:value="10.8" calcext:value-type="float">
            <text:p>10.8</text:p>
          </table:table-cell>
          <table:table-cell table:formula="of:=[.E50]-[.E51]" office:value-type="float" office:value="-8.80000000000001" calcext:value-type="float">
            <text:p>-8.80000000000001</text:p>
          </table:table-cell>
          <table:table-cell table:formula="of:=IF(AND([.N51]&gt;[.O51];[.N51]&gt;0);[.N51];)" office:value-type="float" office:value="10.8" calcext:value-type="float">
            <text:p>10.8</text:p>
          </table:table-cell>
          <table:table-cell table:formula="of:=IF(AND([.O51]&gt;[.N51]);[.O51];)" office:value-type="float" office:value="0" calcext:value-type="float">
            <text:p>0</text:p>
          </table:table-cell>
          <table:table-cell table:style-name="ce7" table:formula="of:=SUM([.P38:.P51])-(AVERAGE([.P38:.P51]))+[.P51]" office:value-type="float" office:value="52.5857142857143" calcext:value-type="float">
            <text:p>52.5857142857143</text:p>
          </table:table-cell>
          <table:table-cell table:style-name="ce7" table:formula="of:=SUM([.Q38:.Q51])-(AVERAGE([.Q38:.Q51]))+[.Q51]" office:value-type="float" office:value="14.3" calcext:value-type="float">
            <text:p>14.3</text:p>
          </table:table-cell>
          <table:table-cell table:formula="of:=([.R51]/[.M51])*100" office:value-type="float" office:value="484.342105263156" calcext:value-type="float">
            <text:p>484.342105263156</text:p>
          </table:table-cell>
          <table:table-cell table:formula="of:=([.S51]/[.M51])*100" office:value-type="float" office:value="131.710526315789" calcext:value-type="float">
            <text:p>131.710526315789</text:p>
          </table:table-cell>
          <table:table-cell table:formula="of:=(ABS([.T51]-[.U51])/SUM([.T51:.U51]))*100" office:value-type="float" office:value="57.2404955147373" calcext:value-type="float">
            <text:p>57.2404955147373</text:p>
          </table:table-cell>
          <table:table-cell table:style-name="ce21" table:formula="of:=AVERAGE([.V38:.V51])" office:value-type="float" office:value="28.6967277479843" calcext:value-type="float">
            <text:p>28.6967277479843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10" calcext:value-type="float">
            <text:p>20200110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382.4" calcext:value-type="float">
            <text:p>382.4</text:p>
          </table:table-cell>
          <table:table-cell office:value-type="float" office:value="383.6" calcext:value-type="float">
            <text:p>383.6</text:p>
          </table:table-cell>
          <table:table-cell office:value-type="float" office:value="14948" calcext:value-type="float">
            <text:p>14948</text:p>
          </table:table-cell>
          <table:table-cell/>
          <table:table-cell table:formula="of:=[.D52]-[.E52]" office:value-type="float" office:value="22.6" calcext:value-type="float">
            <text:p>22.6</text:p>
          </table:table-cell>
          <table:table-cell table:formula="of:=ABS([.D52]-[.F51])" office:value-type="float" office:value="5" calcext:value-type="float">
            <text:p>5</text:p>
          </table:table-cell>
          <table:table-cell table:formula="of:=ABS([.E52]-[.F51])" office:value-type="float" office:value="17.6" calcext:value-type="float">
            <text:p>17.6</text:p>
          </table:table-cell>
          <table:table-cell table:formula="of:=MAX([.I52:.K52])" office:value-type="float" office:value="22.6" calcext:value-type="float">
            <text:p>22.6</text:p>
          </table:table-cell>
          <table:table-cell table:style-name="ce8" table:formula="of:=AVERAGE([.L39:.L52])" office:value-type="float" office:value="11.7" calcext:value-type="float">
            <text:p>11.7</text:p>
          </table:table-cell>
          <table:table-cell table:formula="of:=[.D52]-[.D51]" office:value-type="float" office:value="0.199999999999989" calcext:value-type="float">
            <text:p>0.199999999999989</text:p>
          </table:table-cell>
          <table:table-cell table:formula="of:=[.E51]-[.E52]" office:value-type="float" office:value="13.4" calcext:value-type="float">
            <text:p>13.4</text:p>
          </table:table-cell>
          <table:table-cell table:formula="of:=IF(AND([.N52]&gt;[.O52];[.N52]&gt;0);[.N52];)" office:value-type="float" office:value="0" calcext:value-type="float">
            <text:p>0</text:p>
          </table:table-cell>
          <table:table-cell table:formula="of:=IF(AND([.O52]&gt;[.N52]);[.O52];)" office:value-type="float" office:value="13.4" calcext:value-type="float">
            <text:p>13.4</text:p>
          </table:table-cell>
          <table:table-cell table:style-name="ce7" table:formula="of:=SUM([.P39:.P52])-(AVERAGE([.P39:.P52]))+[.P52]" office:value-type="float" office:value="32.3142857142857" calcext:value-type="float">
            <text:p>32.3142857142857</text:p>
          </table:table-cell>
          <table:table-cell table:style-name="ce7" table:formula="of:=SUM([.Q39:.Q52])-(AVERAGE([.Q39:.Q52]))+[.Q52]" office:value-type="float" office:value="40.1428571428572" calcext:value-type="float">
            <text:p>40.1428571428572</text:p>
          </table:table-cell>
          <table:table-cell table:formula="of:=([.R52]/[.M52])*100" office:value-type="float" office:value="276.190476190476" calcext:value-type="float">
            <text:p>276.190476190476</text:p>
          </table:table-cell>
          <table:table-cell table:formula="of:=([.S52]/[.M52])*100" office:value-type="float" office:value="343.101343101344" calcext:value-type="float">
            <text:p>343.101343101344</text:p>
          </table:table-cell>
          <table:table-cell table:formula="of:=(ABS([.T52]-[.U52])/SUM([.T52:.U52]))*100" office:value-type="float" office:value="10.8044164037856" calcext:value-type="float">
            <text:p>10.8044164037856</text:p>
          </table:table-cell>
          <table:table-cell table:style-name="ce21" table:formula="of:=AVERAGE([.V39:.V52])" office:value-type="float" office:value="29.0158064021118" calcext:value-type="float">
            <text:p>29.0158064021118</text:p>
          </table:table-cell>
        </table:table-row>
        <table:table-row table:style-name="ro2">
          <table:table-cell office:value-type="string" calcext:value-type="string">
            <text:p>MBANK</text:p>
          </table:table-cell>
          <table:table-cell office:value-type="float" office:value="20200113" calcext:value-type="float">
            <text:p>20200113</text:p>
          </table:table-cell>
          <table:table-cell office:value-type="float" office:value="383" calcext:value-type="float">
            <text:p>383</text:p>
          </table:table-cell>
          <table:table-cell office:value-type="float" office:value="385.8" calcext:value-type="float">
            <text:p>385.8</text:p>
          </table:table-cell>
          <table:table-cell office:value-type="float" office:value="375" calcext:value-type="float">
            <text:p>375</text:p>
          </table:table-cell>
          <table:table-cell office:value-type="float" office:value="377.6" calcext:value-type="float">
            <text:p>377.6</text:p>
          </table:table-cell>
          <table:table-cell office:value-type="float" office:value="16327" calcext:value-type="float">
            <text:p>16327</text:p>
          </table:table-cell>
          <table:table-cell/>
          <table:table-cell table:formula="of:=[.D53]-[.E53]" office:value-type="float" office:value="10.8" calcext:value-type="float">
            <text:p>10.8</text:p>
          </table:table-cell>
          <table:table-cell table:formula="of:=ABS([.D53]-[.F52])" office:value-type="float" office:value="2.19999999999999" calcext:value-type="float">
            <text:p>2.19999999999999</text:p>
          </table:table-cell>
          <table:table-cell table:formula="of:=ABS([.E53]-[.F52])" office:value-type="float" office:value="8.60000000000002" calcext:value-type="float">
            <text:p>8.60000000000002</text:p>
          </table:table-cell>
          <table:table-cell table:formula="of:=MAX([.I53:.K53])" office:value-type="float" office:value="10.8" calcext:value-type="float">
            <text:p>10.8</text:p>
          </table:table-cell>
          <table:table-cell table:style-name="ce8" table:formula="of:=AVERAGE([.L40:.L53])" office:value-type="float" office:value="10.9571428571429" calcext:value-type="float">
            <text:p>10.9571428571429</text:p>
          </table:table-cell>
          <table:table-cell table:formula="of:=[.D53]-[.D52]" office:value-type="float" office:value="-19.2" calcext:value-type="float">
            <text:p>-19.2</text:p>
          </table:table-cell>
          <table:table-cell table:formula="of:=[.E52]-[.E53]" office:value-type="float" office:value="7.39999999999998" calcext:value-type="float">
            <text:p>7.39999999999998</text:p>
          </table:table-cell>
          <table:table-cell table:formula="of:=IF(AND([.N53]&gt;[.O53];[.N53]&gt;0);[.N53];)" office:value-type="float" office:value="0" calcext:value-type="float">
            <text:p>0</text:p>
          </table:table-cell>
          <table:table-cell table:formula="of:=IF(AND([.O53]&gt;[.N53]);[.O53];)" office:value-type="float" office:value="7.39999999999998" calcext:value-type="float">
            <text:p>7.39999999999998</text:p>
          </table:table-cell>
          <table:table-cell table:style-name="ce7" table:formula="of:=SUM([.P40:.P53])-(AVERAGE([.P40:.P53]))+[.P53]" office:value-type="float" office:value="32.3142857142857" calcext:value-type="float">
            <text:p>32.3142857142857</text:p>
          </table:table-cell>
          <table:table-cell table:style-name="ce7" table:formula="of:=SUM([.Q40:.Q53])-(AVERAGE([.Q40:.Q53]))+[.Q53]" office:value-type="float" office:value="33.2142857142858" calcext:value-type="float">
            <text:p>33.2142857142858</text:p>
          </table:table-cell>
          <table:table-cell table:formula="of:=([.R53]/[.M53])*100" office:value-type="float" office:value="294.915254237287" calcext:value-type="float">
            <text:p>294.915254237287</text:p>
          </table:table-cell>
          <table:table-cell table:formula="of:=([.S53]/[.M53])*100" office:value-type="float" office:value="303.129074315515" calcext:value-type="float">
            <text:p>303.129074315515</text:p>
          </table:table-cell>
          <table:table-cell table:formula="of:=(ABS([.T53]-[.U53])/SUM([.T53:.U53]))*100" office:value-type="float" office:value="1.37344669718786" calcext:value-type="float">
            <text:p>1.37344669718786</text:p>
          </table:table-cell>
          <table:table-cell table:style-name="ce21" table:formula="of:=AVERAGE([.V40:.V53])" office:value-type="float" office:value="26.6290577217781" calcext:value-type="float">
            <text:p>26.6290577217781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4" calcext:value-type="float">
            <text:p>20200114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386.8" calcext:value-type="float">
            <text:p>386.8</text:p>
          </table:table-cell>
          <table:table-cell table:style-name="Default" office:value-type="float" office:value="369.2" calcext:value-type="float">
            <text:p>369.2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22238" calcext:value-type="float">
            <text:p>22238</text:p>
          </table:table-cell>
          <table:table-cell/>
          <table:table-cell table:formula="of:=[.D54]-[.E54]" office:value-type="float" office:value="17.6" calcext:value-type="float">
            <text:p>17.6</text:p>
          </table:table-cell>
          <table:table-cell table:formula="of:=ABS([.D54]-[.F53])" office:value-type="float" office:value="9.19999999999999" calcext:value-type="float">
            <text:p>9.19999999999999</text:p>
          </table:table-cell>
          <table:table-cell table:formula="of:=ABS([.E54]-[.F53])" office:value-type="float" office:value="8.40000000000003" calcext:value-type="float">
            <text:p>8.40000000000003</text:p>
          </table:table-cell>
          <table:table-cell table:formula="of:=MAX([.I54:.K54])" office:value-type="float" office:value="17.6" calcext:value-type="float">
            <text:p>17.6</text:p>
          </table:table-cell>
          <table:table-cell table:style-name="ce8" table:formula="of:=AVERAGE([.L41:.L54])" office:value-type="float" office:value="11.5142857142857" calcext:value-type="float">
            <text:p>11.5142857142857</text:p>
          </table:table-cell>
          <table:table-cell table:formula="of:=[.D54]-[.D53]" office:value-type="float" office:value="1" calcext:value-type="float">
            <text:p>1</text:p>
          </table:table-cell>
          <table:table-cell table:formula="of:=[.E53]-[.E54]" office:value-type="float" office:value="5.80000000000001" calcext:value-type="float">
            <text:p>5.80000000000001</text:p>
          </table:table-cell>
          <table:table-cell table:formula="of:=IF(AND([.N54]&gt;[.O54];[.N54]&gt;0);[.N54];)" office:value-type="float" office:value="0" calcext:value-type="float">
            <text:p>0</text:p>
          </table:table-cell>
          <table:table-cell table:formula="of:=IF(AND([.O54]&gt;[.N54]);[.O54];)" office:value-type="float" office:value="5.80000000000001" calcext:value-type="float">
            <text:p>5.80000000000001</text:p>
          </table:table-cell>
          <table:table-cell table:style-name="ce7" table:formula="of:=SUM([.P41:.P54])-(AVERAGE([.P41:.P54]))+[.P54]" office:value-type="float" office:value="32.3142857142857" calcext:value-type="float">
            <text:p>32.3142857142857</text:p>
          </table:table-cell>
          <table:table-cell table:style-name="ce7" table:formula="of:=SUM([.Q41:.Q54])-(AVERAGE([.Q41:.Q54]))+[.Q54]" office:value-type="float" office:value="37.7428571428572" calcext:value-type="float">
            <text:p>37.7428571428572</text:p>
          </table:table-cell>
          <table:table-cell table:formula="of:=([.R54]/[.M54])*100" office:value-type="float" office:value="280.645161290323" calcext:value-type="float">
            <text:p>280.645161290323</text:p>
          </table:table-cell>
          <table:table-cell table:formula="of:=([.S54]/[.M54])*100" office:value-type="float" office:value="327.791563275435" calcext:value-type="float">
            <text:p>327.791563275435</text:p>
          </table:table-cell>
          <table:table-cell table:formula="of:=(ABS([.T54]-[.U54])/SUM([.T54:.U54]))*100" office:value-type="float" office:value="7.74877650897236" calcext:value-type="float">
            <text:p>7.74877650897236</text:p>
          </table:table-cell>
          <table:table-cell table:style-name="ce21" table:formula="of:=AVERAGE([.V41:.V54])" office:value-type="float" office:value="26.1474004288743" calcext:value-type="float">
            <text:p>26.1474004288743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5" calcext:value-type="float">
            <text:p>20200115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393.6" calcext:value-type="float">
            <text:p>393.6</text:p>
          </table:table-cell>
          <table:table-cell table:style-name="Default" office:value-type="float" office:value="382.2" calcext:value-type="float">
            <text:p>382.2</text:p>
          </table:table-cell>
          <table:table-cell table:style-name="Default" office:value-type="float" office:value="390.4" calcext:value-type="float">
            <text:p>390.4</text:p>
          </table:table-cell>
          <table:table-cell table:style-name="Default" office:value-type="float" office:value="15927" calcext:value-type="float">
            <text:p>15927</text:p>
          </table:table-cell>
          <table:table-cell/>
          <table:table-cell table:formula="of:=[.D55]-[.E55]" office:value-type="float" office:value="11.4" calcext:value-type="float">
            <text:p>11.4</text:p>
          </table:table-cell>
          <table:table-cell table:formula="of:=ABS([.D55]-[.F54])" office:value-type="float" office:value="8.60000000000002" calcext:value-type="float">
            <text:p>8.60000000000002</text:p>
          </table:table-cell>
          <table:table-cell table:formula="of:=ABS([.E55]-[.F54])" office:value-type="float" office:value="2.80000000000001" calcext:value-type="float">
            <text:p>2.80000000000001</text:p>
          </table:table-cell>
          <table:table-cell table:formula="of:=MAX([.I55:.K55])" office:value-type="float" office:value="11.4" calcext:value-type="float">
            <text:p>11.4</text:p>
          </table:table-cell>
          <table:table-cell table:style-name="ce8" table:formula="of:=AVERAGE([.L42:.L55])" office:value-type="float" office:value="11.7142857142857" calcext:value-type="float">
            <text:p>11.7142857142857</text:p>
          </table:table-cell>
          <table:table-cell table:formula="of:=[.D55]-[.D54]" office:value-type="float" office:value="6.80000000000001" calcext:value-type="float">
            <text:p>6.80000000000001</text:p>
          </table:table-cell>
          <table:table-cell table:formula="of:=[.E54]-[.E55]" office:value-type="float" office:value="-13" calcext:value-type="float">
            <text:p>-13</text:p>
          </table:table-cell>
          <table:table-cell table:formula="of:=IF(AND([.N55]&gt;[.O55];[.N55]&gt;0);[.N55];)" office:value-type="float" office:value="6.80000000000001" calcext:value-type="float">
            <text:p>6.80000000000001</text:p>
          </table:table-cell>
          <table:table-cell table:formula="of:=IF(AND([.O55]&gt;[.N55]);[.O55];)" office:value-type="float" office:value="0" calcext:value-type="float">
            <text:p>0</text:p>
          </table:table-cell>
          <table:table-cell table:style-name="ce7" table:formula="of:=SUM([.P42:.P55])-(AVERAGE([.P42:.P55]))+[.P55]" office:value-type="float" office:value="45.4285714285715" calcext:value-type="float">
            <text:p>45.4285714285715</text:p>
          </table:table-cell>
          <table:table-cell table:style-name="ce7" table:formula="of:=SUM([.Q42:.Q55])-(AVERAGE([.Q42:.Q55]))+[.Q55]" office:value-type="float" office:value="30.8285714285715" calcext:value-type="float">
            <text:p>30.8285714285715</text:p>
          </table:table-cell>
          <table:table-cell table:formula="of:=([.R55]/[.M55])*100" office:value-type="float" office:value="387.804878048782" calcext:value-type="float">
            <text:p>387.804878048782</text:p>
          </table:table-cell>
          <table:table-cell table:formula="of:=([.S55]/[.M55])*100" office:value-type="float" office:value="263.170731707318" calcext:value-type="float">
            <text:p>263.170731707318</text:p>
          </table:table-cell>
          <table:table-cell table:formula="of:=(ABS([.T55]-[.U55])/SUM([.T55:.U55]))*100" office:value-type="float" office:value="19.1457474709629" calcext:value-type="float">
            <text:p>19.1457474709629</text:p>
          </table:table-cell>
          <table:table-cell table:style-name="ce21" table:formula="of:=AVERAGE([.V42:.V55])" office:value-type="float" office:value="26.2594309919695" calcext:value-type="float">
            <text:p>26.2594309919695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6" calcext:value-type="float">
            <text:p>20200116</text:p>
          </table:table-cell>
          <table:table-cell table:number-columns-repeated="2" table:style-name="Default" office:value-type="float" office:value="390.4" calcext:value-type="float">
            <text:p>390.4</text:p>
          </table:table-cell>
          <table:table-cell table:style-name="Default" office:value-type="float" office:value="377.6" calcext:value-type="float">
            <text:p>377.6</text:p>
          </table:table-cell>
          <table:table-cell table:style-name="Default" office:value-type="float" office:value="389.4" calcext:value-type="float">
            <text:p>389.4</text:p>
          </table:table-cell>
          <table:table-cell table:style-name="Default" office:value-type="float" office:value="12355" calcext:value-type="float">
            <text:p>12355</text:p>
          </table:table-cell>
          <table:table-cell/>
          <table:table-cell table:formula="of:=[.D56]-[.E56]" office:value-type="float" office:value="12.8" calcext:value-type="float">
            <text:p>12.8</text:p>
          </table:table-cell>
          <table:table-cell table:formula="of:=ABS([.D56]-[.F55])" office:value-type="float" office:value="0" calcext:value-type="float">
            <text:p>0</text:p>
          </table:table-cell>
          <table:table-cell table:formula="of:=ABS([.E56]-[.F55])" office:value-type="float" office:value="12.8" calcext:value-type="float">
            <text:p>12.8</text:p>
          </table:table-cell>
          <table:table-cell table:formula="of:=MAX([.I56:.K56])" office:value-type="float" office:value="12.8" calcext:value-type="float">
            <text:p>12.8</text:p>
          </table:table-cell>
          <table:table-cell table:style-name="ce8" table:formula="of:=AVERAGE([.L43:.L56])" office:value-type="float" office:value="12.2428571428571" calcext:value-type="float">
            <text:p>12.2428571428571</text:p>
          </table:table-cell>
          <table:table-cell table:formula="of:=[.D56]-[.D55]" office:value-type="float" office:value="-3.20000000000005" calcext:value-type="float">
            <text:p>-3.20000000000005</text:p>
          </table:table-cell>
          <table:table-cell table:formula="of:=[.E55]-[.E56]" office:value-type="float" office:value="4.59999999999997" calcext:value-type="float">
            <text:p>4.59999999999997</text:p>
          </table:table-cell>
          <table:table-cell table:formula="of:=IF(AND([.N56]&gt;[.O56];[.N56]&gt;0);[.N56];)" office:value-type="float" office:value="0" calcext:value-type="float">
            <text:p>0</text:p>
          </table:table-cell>
          <table:table-cell table:formula="of:=IF(AND([.O56]&gt;[.N56]);[.O56];)" office:value-type="float" office:value="4.59999999999997" calcext:value-type="float">
            <text:p>4.59999999999997</text:p>
          </table:table-cell>
          <table:table-cell table:style-name="ce7" table:formula="of:=SUM([.P43:.P56])-(AVERAGE([.P43:.P56]))+[.P56]" office:value-type="float" office:value="34.7285714285715" calcext:value-type="float">
            <text:p>34.7285714285715</text:p>
          </table:table-cell>
          <table:table-cell table:style-name="ce7" table:formula="of:=SUM([.Q43:.Q56])-(AVERAGE([.Q43:.Q56]))+[.Q56]" office:value-type="float" office:value="39.7" calcext:value-type="float">
            <text:p>39.7</text:p>
          </table:table-cell>
          <table:table-cell table:formula="of:=([.R56]/[.M56])*100" office:value-type="float" office:value="283.663943990667" calcext:value-type="float">
            <text:p>283.663943990667</text:p>
          </table:table-cell>
          <table:table-cell table:formula="of:=([.S56]/[.M56])*100" office:value-type="float" office:value="324.270711785299" calcext:value-type="float">
            <text:p>324.270711785299</text:p>
          </table:table-cell>
          <table:table-cell table:formula="of:=(ABS([.T56]-[.U56])/SUM([.T56:.U56]))*100" office:value-type="float" office:value="6.67946257197686" calcext:value-type="float">
            <text:p>6.67946257197686</text:p>
          </table:table-cell>
          <table:table-cell table:style-name="ce21" table:formula="of:=AVERAGE([.V43:.V56])" office:value-type="float" office:value="26.4322549044083" calcext:value-type="float">
            <text:p>26.4322549044083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17" calcext:value-type="float">
            <text:p>20200117</text:p>
          </table:table-cell>
          <table:table-cell table:style-name="Default" office:value-type="float" office:value="382.2" calcext:value-type="float">
            <text:p>382.2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382.2" calcext:value-type="float">
            <text:p>382.2</text:p>
          </table:table-cell>
          <table:table-cell table:style-name="Default" office:value-type="float" office:value="384.8" calcext:value-type="float">
            <text:p>384.8</text:p>
          </table:table-cell>
          <table:table-cell table:style-name="Default" office:value-type="float" office:value="11860" calcext:value-type="float">
            <text:p>11860</text:p>
          </table:table-cell>
          <table:table-cell/>
          <table:table-cell table:formula="of:=[.D57]-[.E57]" office:value-type="float" office:value="9.80000000000001" calcext:value-type="float">
            <text:p>9.80000000000001</text:p>
          </table:table-cell>
          <table:table-cell table:formula="of:=ABS([.D57]-[.F56])" office:value-type="float" office:value="2.60000000000002" calcext:value-type="float">
            <text:p>2.60000000000002</text:p>
          </table:table-cell>
          <table:table-cell table:formula="of:=ABS([.E57]-[.F56])" office:value-type="float" office:value="7.19999999999999" calcext:value-type="float">
            <text:p>7.19999999999999</text:p>
          </table:table-cell>
          <table:table-cell table:formula="of:=MAX([.I57:.K57])" office:value-type="float" office:value="9.80000000000001" calcext:value-type="float">
            <text:p>9.80000000000001</text:p>
          </table:table-cell>
          <table:table-cell table:style-name="ce8" table:formula="of:=AVERAGE([.L44:.L57])" office:value-type="float" office:value="11.9571428571429" calcext:value-type="float">
            <text:p>11.9571428571429</text:p>
          </table:table-cell>
          <table:table-cell table:formula="of:=[.D57]-[.D56]" office:value-type="float" office:value="1.60000000000002" calcext:value-type="float">
            <text:p>1.60000000000002</text:p>
          </table:table-cell>
          <table:table-cell table:formula="of:=[.E56]-[.E57]" office:value-type="float" office:value="-4.59999999999997" calcext:value-type="float">
            <text:p>-4.59999999999997</text:p>
          </table:table-cell>
          <table:table-cell table:formula="of:=IF(AND([.N57]&gt;[.O57];[.N57]&gt;0);[.N57];)" office:value-type="float" office:value="1.60000000000002" calcext:value-type="float">
            <text:p>1.60000000000002</text:p>
          </table:table-cell>
          <table:table-cell table:formula="of:=IF(AND([.O57]&gt;[.N57]);[.O57];)" office:value-type="float" office:value="0" calcext:value-type="float">
            <text:p>0</text:p>
          </table:table-cell>
          <table:table-cell table:style-name="ce7" table:formula="of:=SUM([.P44:.P57])-(AVERAGE([.P44:.P57]))+[.P57]" office:value-type="float" office:value="37.8142857142858" calcext:value-type="float">
            <text:p>37.8142857142858</text:p>
          </table:table-cell>
          <table:table-cell table:style-name="ce7" table:formula="of:=SUM([.Q44:.Q57])-(AVERAGE([.Q44:.Q57]))+[.Q57]" office:value-type="float" office:value="30.8285714285714" calcext:value-type="float">
            <text:p>30.8285714285714</text:p>
          </table:table-cell>
          <table:table-cell table:formula="of:=([.R57]/[.M57])*100" office:value-type="float" office:value="316.248506571087" calcext:value-type="float">
            <text:p>316.248506571087</text:p>
          </table:table-cell>
          <table:table-cell table:formula="of:=([.S57]/[.M57])*100" office:value-type="float" office:value="257.825567502986" calcext:value-type="float">
            <text:p>257.825567502986</text:p>
          </table:table-cell>
          <table:table-cell table:formula="of:=(ABS([.T57]-[.U57])/SUM([.T57:.U57]))*100" office:value-type="float" office:value="10.1768990634757" calcext:value-type="float">
            <text:p>10.1768990634757</text:p>
          </table:table-cell>
          <table:table-cell table:style-name="ce21" table:formula="of:=AVERAGE([.V44:.V57])" office:value-type="float" office:value="26.6787150232921" calcext:value-type="float">
            <text:p>26.6787150232921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0" calcext:value-type="float">
            <text:p>20200120</text:p>
          </table:table-cell>
          <table:table-cell table:style-name="Default" office:value-type="float" office:value="378.6" calcext:value-type="float">
            <text:p>378.6</text:p>
          </table:table-cell>
          <table:table-cell table:style-name="Default" office:value-type="float" office:value="386.6" calcext:value-type="float">
            <text:p>386.6</text:p>
          </table:table-cell>
          <table:table-cell table:style-name="Default" office:value-type="float" office:value="378.6" calcext:value-type="float">
            <text:p>378.6</text:p>
          </table:table-cell>
          <table:table-cell table:style-name="Default" office:value-type="float" office:value="382.8" calcext:value-type="float">
            <text:p>382.8</text:p>
          </table:table-cell>
          <table:table-cell table:style-name="Default" office:value-type="float" office:value="4834" calcext:value-type="float">
            <text:p>4834</text:p>
          </table:table-cell>
          <table:table-cell/>
          <table:table-cell table:formula="of:=[.D58]-[.E58]" office:value-type="float" office:value="8" calcext:value-type="float">
            <text:p>8</text:p>
          </table:table-cell>
          <table:table-cell table:formula="of:=ABS([.D58]-[.F57])" office:value-type="float" office:value="1.80000000000001" calcext:value-type="float">
            <text:p>1.80000000000001</text:p>
          </table:table-cell>
          <table:table-cell table:formula="of:=ABS([.E58]-[.F57])" office:value-type="float" office:value="6.19999999999999" calcext:value-type="float">
            <text:p>6.19999999999999</text:p>
          </table:table-cell>
          <table:table-cell table:formula="of:=MAX([.I58:.K58])" office:value-type="float" office:value="8" calcext:value-type="float">
            <text:p>8</text:p>
          </table:table-cell>
          <table:table-cell table:style-name="ce8" table:formula="of:=AVERAGE([.L45:.L58])" office:value-type="float" office:value="11.3285714285714" calcext:value-type="float">
            <text:p>11.3285714285714</text:p>
          </table:table-cell>
          <table:table-cell table:formula="of:=[.D58]-[.D57]" office:value-type="float" office:value="-5.39999999999998" calcext:value-type="float">
            <text:p>-5.39999999999998</text:p>
          </table:table-cell>
          <table:table-cell table:formula="of:=[.E57]-[.E58]" office:value-type="float" office:value="3.59999999999997" calcext:value-type="float">
            <text:p>3.59999999999997</text:p>
          </table:table-cell>
          <table:table-cell table:formula="of:=IF(AND([.N58]&gt;[.O58];[.N58]&gt;0);[.N58];)" office:value-type="float" office:value="0" calcext:value-type="float">
            <text:p>0</text:p>
          </table:table-cell>
          <table:table-cell table:formula="of:=IF(AND([.O58]&gt;[.N58]);[.O58];)" office:value-type="float" office:value="3.59999999999997" calcext:value-type="float">
            <text:p>3.59999999999997</text:p>
          </table:table-cell>
          <table:table-cell table:style-name="ce7" table:formula="of:=SUM([.P45:.P58])-(AVERAGE([.P45:.P58]))+[.P58]" office:value-type="float" office:value="26.9285714285715" calcext:value-type="float">
            <text:p>26.9285714285715</text:p>
          </table:table-cell>
          <table:table-cell table:style-name="ce7" table:formula="of:=SUM([.Q45:.Q58])-(AVERAGE([.Q45:.Q58]))+[.Q58]" office:value-type="float" office:value="37.7714285714285" calcext:value-type="float">
            <text:p>37.7714285714285</text:p>
          </table:table-cell>
          <table:table-cell table:formula="of:=([.R58]/[.M58])*100" office:value-type="float" office:value="237.704918032788" calcext:value-type="float">
            <text:p>237.704918032788</text:p>
          </table:table-cell>
          <table:table-cell table:formula="of:=([.S58]/[.M58])*100" office:value-type="float" office:value="333.417402269861" calcext:value-type="float">
            <text:p>333.417402269861</text:p>
          </table:table-cell>
          <table:table-cell table:formula="of:=(ABS([.T58]-[.U58])/SUM([.T58:.U58]))*100" office:value-type="float" office:value="16.7586663722674" calcext:value-type="float">
            <text:p>16.7586663722674</text:p>
          </table:table-cell>
          <table:table-cell table:style-name="ce21" table:formula="of:=AVERAGE([.V45:.V58])" office:value-type="float" office:value="25.598118039123" calcext:value-type="float">
            <text:p>25.598118039123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1" calcext:value-type="float">
            <text:p>20200121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389.8" calcext:value-type="float">
            <text:p>389.8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387.2" calcext:value-type="float">
            <text:p>387.2</text:p>
          </table:table-cell>
          <table:table-cell table:style-name="Default" office:value-type="float" office:value="7126" calcext:value-type="float">
            <text:p>7126</text:p>
          </table:table-cell>
          <table:table-cell/>
          <table:table-cell table:formula="of:=[.D59]-[.E59]" office:value-type="float" office:value="14.8" calcext:value-type="float">
            <text:p>14.8</text:p>
          </table:table-cell>
          <table:table-cell table:formula="of:=ABS([.D59]-[.F58])" office:value-type="float" office:value="7" calcext:value-type="float">
            <text:p>7</text:p>
          </table:table-cell>
          <table:table-cell table:formula="of:=ABS([.E59]-[.F58])" office:value-type="float" office:value="7.80000000000001" calcext:value-type="float">
            <text:p>7.80000000000001</text:p>
          </table:table-cell>
          <table:table-cell table:formula="of:=MAX([.I59:.K59])" office:value-type="float" office:value="14.8" calcext:value-type="float">
            <text:p>14.8</text:p>
          </table:table-cell>
          <table:table-cell table:style-name="ce8" table:formula="of:=AVERAGE([.L46:.L59])" office:value-type="float" office:value="11.8142857142857" calcext:value-type="float">
            <text:p>11.8142857142857</text:p>
          </table:table-cell>
          <table:table-cell table:formula="of:=[.D59]-[.D58]" office:value-type="float" office:value="3.19999999999999" calcext:value-type="float">
            <text:p>3.19999999999999</text:p>
          </table:table-cell>
          <table:table-cell table:formula="of:=[.E58]-[.E59]" office:value-type="float" office:value="3.60000000000002" calcext:value-type="float">
            <text:p>3.60000000000002</text:p>
          </table:table-cell>
          <table:table-cell table:formula="of:=IF(AND([.N59]&gt;[.O59];[.N59]&gt;0);[.N59];)" office:value-type="float" office:value="0" calcext:value-type="float">
            <text:p>0</text:p>
          </table:table-cell>
          <table:table-cell table:formula="of:=IF(AND([.O59]&gt;[.N59]);[.O59];)" office:value-type="float" office:value="3.60000000000002" calcext:value-type="float">
            <text:p>3.60000000000002</text:p>
          </table:table-cell>
          <table:table-cell table:style-name="ce7" table:formula="of:=SUM([.P46:.P59])-(AVERAGE([.P46:.P59]))+[.P59]" office:value-type="float" office:value="24.8857142857143" calcext:value-type="float">
            <text:p>24.8857142857143</text:p>
          </table:table-cell>
          <table:table-cell table:style-name="ce7" table:formula="of:=SUM([.Q46:.Q59])-(AVERAGE([.Q46:.Q59]))+[.Q59]" office:value-type="float" office:value="41.1142857142857" calcext:value-type="float">
            <text:p>41.1142857142857</text:p>
          </table:table-cell>
          <table:table-cell table:formula="of:=([.R59]/[.M59])*100" office:value-type="float" office:value="210.640870616687" calcext:value-type="float">
            <text:p>210.640870616687</text:p>
          </table:table-cell>
          <table:table-cell table:formula="of:=([.S59]/[.M59])*100" office:value-type="float" office:value="348.004836759372" calcext:value-type="float">
            <text:p>348.004836759372</text:p>
          </table:table-cell>
          <table:table-cell table:formula="of:=(ABS([.T59]-[.U59])/SUM([.T59:.U59]))*100" office:value-type="float" office:value="24.5887445887445" calcext:value-type="float">
            <text:p>24.5887445887445</text:p>
          </table:table-cell>
          <table:table-cell table:style-name="ce21" table:formula="of:=AVERAGE([.V46:.V59])" office:value-type="float" office:value="25.2458946988126" calcext:value-type="float">
            <text:p>25.2458946988126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2" calcext:value-type="float">
            <text:p>20200122</text:p>
          </table:table-cell>
          <table:table-cell table:number-columns-repeated="2" table:style-name="Default" office:value-type="float" office:value="389.8" calcext:value-type="float">
            <text:p>389.8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380.6" calcext:value-type="float">
            <text:p>380.6</text:p>
          </table:table-cell>
          <table:table-cell table:style-name="Default" office:value-type="float" office:value="15420" calcext:value-type="float">
            <text:p>15420</text:p>
          </table:table-cell>
          <table:table-cell/>
          <table:table-cell table:formula="of:=[.D60]-[.E60]" office:value-type="float" office:value="13.8" calcext:value-type="float">
            <text:p>13.8</text:p>
          </table:table-cell>
          <table:table-cell table:formula="of:=ABS([.D60]-[.F59])" office:value-type="float" office:value="2.60000000000002" calcext:value-type="float">
            <text:p>2.60000000000002</text:p>
          </table:table-cell>
          <table:table-cell table:formula="of:=ABS([.E60]-[.F59])" office:value-type="float" office:value="11.2" calcext:value-type="float">
            <text:p>11.2</text:p>
          </table:table-cell>
          <table:table-cell table:formula="of:=MAX([.I60:.K60])" office:value-type="float" office:value="13.8" calcext:value-type="float">
            <text:p>13.8</text:p>
          </table:table-cell>
          <table:table-cell table:style-name="ce8" table:formula="of:=AVERAGE([.L47:.L60])" office:value-type="float" office:value="12.4571428571429" calcext:value-type="float">
            <text:p>12.4571428571429</text:p>
          </table:table-cell>
          <table:table-cell table:formula="of:=[.D60]-[.D59]" office:value-type="float" office:value="0" calcext:value-type="float">
            <text:p>0</text:p>
          </table:table-cell>
          <table:table-cell table:formula="of:=[.E59]-[.E60]" office:value-type="float" office:value="-1" calcext:value-type="float">
            <text:p>-1</text:p>
          </table:table-cell>
          <table:table-cell table:formula="of:=IF(AND([.N60]&gt;[.O60];[.N60]&gt;0);[.N60];)" office:value-type="float" office:value="0" calcext:value-type="float">
            <text:p>0</text:p>
          </table:table-cell>
          <table:table-cell table:formula="of:=IF(AND([.O60]&gt;[.N60]);[.O60];)" office:value-type="float" office:value="0" calcext:value-type="float">
            <text:p>0</text:p>
          </table:table-cell>
          <table:table-cell table:style-name="ce7" table:formula="of:=SUM([.P47:.P60])-(AVERAGE([.P47:.P60]))+[.P60]" office:value-type="float" office:value="24.8857142857143" calcext:value-type="float">
            <text:p>24.8857142857143</text:p>
          </table:table-cell>
          <table:table-cell table:style-name="ce7" table:formula="of:=SUM([.Q47:.Q60])-(AVERAGE([.Q47:.Q60]))+[.Q60]" office:value-type="float" office:value="37.5142857142857" calcext:value-type="float">
            <text:p>37.5142857142857</text:p>
          </table:table-cell>
          <table:table-cell table:formula="of:=([.R60]/[.M60])*100" office:value-type="float" office:value="199.770642201834" calcext:value-type="float">
            <text:p>199.770642201834</text:p>
          </table:table-cell>
          <table:table-cell table:formula="of:=([.S60]/[.M60])*100" office:value-type="float" office:value="301.146788990824" calcext:value-type="float">
            <text:p>301.146788990824</text:p>
          </table:table-cell>
          <table:table-cell table:formula="of:=(ABS([.T60]-[.U60])/SUM([.T60:.U60]))*100" office:value-type="float" office:value="20.2380952380952" calcext:value-type="float">
            <text:p>20.2380952380952</text:p>
          </table:table-cell>
          <table:table-cell table:style-name="ce21" table:formula="of:=AVERAGE([.V47:.V60])" office:value-type="float" office:value="24.3567526342198" calcext:value-type="float">
            <text:p>24.3567526342198</text:p>
          </table:table-cell>
        </table:table-row>
        <table:table-row table:style-name="ro2">
          <table:table-cell table:style-name="Default" office:value-type="string" calcext:value-type="string">
            <text:p>MBANK</text:p>
          </table:table-cell>
          <table:table-cell table:style-name="Default" office:value-type="float" office:value="20200123" calcext:value-type="float">
            <text:p>20200123</text:p>
          </table:table-cell>
          <table:table-cell table:number-columns-repeated="2" table:style-name="Default" office:value-type="float" office:value="383.4" calcext:value-type="float">
            <text:p>383.4</text:p>
          </table:table-cell>
          <table:table-cell table:style-name="Default" office:value-type="float" office:value="376.2" calcext:value-type="float">
            <text:p>376.2</text:p>
          </table:table-cell>
          <table:table-cell table:style-name="Default" office:value-type="float" office:value="378.4" calcext:value-type="float">
            <text:p>378.4</text:p>
          </table:table-cell>
          <table:table-cell table:style-name="Default" office:value-type="float" office:value="8430" calcext:value-type="float">
            <text:p>8430</text:p>
          </table:table-cell>
          <table:table-cell/>
          <table:table-cell table:formula="of:=[.D61]-[.E61]" office:value-type="float" office:value="7.19999999999999" calcext:value-type="float">
            <text:p>7.19999999999999</text:p>
          </table:table-cell>
          <table:table-cell table:formula="of:=ABS([.D61]-[.F60])" office:value-type="float" office:value="2.79999999999995" calcext:value-type="float">
            <text:p>2.79999999999995</text:p>
          </table:table-cell>
          <table:table-cell table:formula="of:=ABS([.E61]-[.F60])" office:value-type="float" office:value="4.40000000000003" calcext:value-type="float">
            <text:p>4.40000000000003</text:p>
          </table:table-cell>
          <table:table-cell table:formula="of:=MAX([.I61:.K61])" office:value-type="float" office:value="7.19999999999999" calcext:value-type="float">
            <text:p>7.19999999999999</text:p>
          </table:table-cell>
          <table:table-cell table:style-name="ce8" table:formula="of:=AVERAGE([.L48:.L61])" office:value-type="float" office:value="12.0571428571429" calcext:value-type="float">
            <text:p>12.0571428571429</text:p>
          </table:table-cell>
          <table:table-cell table:formula="of:=[.D61]-[.D60]" office:value-type="float" office:value="-6.40000000000003" calcext:value-type="float">
            <text:p>-6.40000000000003</text:p>
          </table:table-cell>
          <table:table-cell table:formula="of:=[.E60]-[.E61]" office:value-type="float" office:value="-0.199999999999989" calcext:value-type="float">
            <text:p>-0.199999999999989</text:p>
          </table:table-cell>
          <table:table-cell table:formula="of:=IF(AND([.N61]&gt;[.O61];[.N61]&gt;0);[.N61];)" office:value-type="float" office:value="0" calcext:value-type="float">
            <text:p>0</text:p>
          </table:table-cell>
          <table:table-cell table:formula="of:=IF(AND([.O61]&gt;[.N61]);[.O61];)" office:value-type="float" office:value="-0.199999999999989" calcext:value-type="float">
            <text:p>-0.199999999999989</text:p>
          </table:table-cell>
          <table:table-cell table:style-name="ce7" table:formula="of:=SUM([.P48:.P61])-(AVERAGE([.P48:.P61]))+[.P61]" office:value-type="float" office:value="19.5000000000001" calcext:value-type="float">
            <text:p>19.5000000000001</text:p>
          </table:table-cell>
          <table:table-cell table:style-name="ce7" table:formula="of:=SUM([.Q48:.Q61])-(AVERAGE([.Q48:.Q61]))+[.Q61]" office:value-type="float" office:value="37.1285714285714" calcext:value-type="float">
            <text:p>37.1285714285714</text:p>
          </table:table-cell>
          <table:table-cell table:formula="of:=([.R61]/[.M61])*100" office:value-type="float" office:value="161.729857819905" calcext:value-type="float">
            <text:p>161.729857819905</text:p>
          </table:table-cell>
          <table:table-cell table:formula="of:=([.S61]/[.M61])*100" office:value-type="float" office:value="307.938388625591" calcext:value-type="float">
            <text:p>307.938388625591</text:p>
          </table:table-cell>
          <table:table-cell table:formula="of:=(ABS([.T61]-[.U61])/SUM([.T61:.U61]))*100" office:value-type="float" office:value="31.1301715438948" calcext:value-type="float">
            <text:p>31.1301715438948</text:p>
          </table:table-cell>
          <table:table-cell table:style-name="ce10" table:formula="of:=AVERAGE([.V48:.V61])" office:value-type="float" office:value="23.5733005251649" calcext:value-type="float">
            <text:p>23.5733005251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8:06:08.614491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23:57:15.557873705</meta:creation-date>
    <dc:date>2020-02-11T18:08:28.124038557</dc:date>
    <meta:editing-duration>PT11M6S</meta:editing-duration>
    <meta:editing-cycles>5</meta:editing-cycles>
    <meta:generator>LibreOffice/6.1.3.2$Linux_X86_64 LibreOffice_project/86daf60bf00efa86ad547e59e09d6bb77c699acb</meta:generator>
    <meta:document-statistic meta:table-count="3" meta:cell-count="2449" meta:object-count="0"/>
  </office:meta>
</office:document-meta>
</file>